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Lucida Sans1" svg:font-family="'Lucida 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1" fo:font-size="12pt" fo:language="en" fo:country="CA" fo:font-style="normal" fo:font-weight="normal" officeooo:rsid="00ad2984" officeooo:paragraph-rsid="00105158" style:font-size-asian="10.5pt" style:font-style-asian="normal" style:font-weight-asian="normal" style:font-size-complex="12pt" style:font-style-complex="normal" style:font-weight-complex="normal"/>
    </style:style>
    <style:style style:name="P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ab-stops>
          <style:tab-stop style:position="4.3008in"/>
        </style:tab-stops>
      </style:paragraph-properties>
      <style:text-properties style:font-name="Times New Roman1" fo:font-size="12pt" fo:language="en" fo:country="CA" fo:font-style="normal" fo:font-weight="normal" officeooo:rsid="00a6cc34" officeooo:paragraph-rsid="0090ea99" style:font-size-asian="10.5pt" style:font-style-asian="normal" style:font-weight-asian="normal" style:font-size-complex="12pt" style:font-style-complex="normal" style:font-weight-complex="normal"/>
    </style:style>
    <style:style style:name="P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1" fo:font-size="12pt" fo:language="en" fo:country="CA" fo:font-style="normal" fo:font-weight="normal" officeooo:rsid="010094e3" officeooo:paragraph-rsid="00935fb0" style:font-size-asian="10.5pt" style:font-style-asian="normal" style:font-weight-asian="normal" style:font-size-complex="12pt" style:font-style-complex="normal" style:font-weight-complex="normal"/>
    </style:style>
    <style:style style:name="P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ab-stops>
          <style:tab-stop style:position="0.6319in"/>
        </style:tab-stops>
      </style:paragraph-properties>
      <style:text-properties style:font-name="Times New Roman1" fo:font-size="12pt" officeooo:paragraph-rsid="00572319"/>
    </style:style>
    <style:style style:name="P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officeooo:paragraph-rsid="00531cb1"/>
    </style:style>
    <style:style style:name="P7"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0.6319in"/>
        </style:tab-stops>
      </style:paragraph-properties>
      <style:text-properties style:font-name="Times New Roman1" fo:font-size="12pt" officeooo:paragraph-rsid="000f2d74"/>
    </style:style>
    <style:style style:name="P8"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4.3008in"/>
        </style:tab-stops>
      </style:paragraph-properties>
      <style:text-properties style:font-name="Times New Roman1" fo:font-size="12pt" fo:language="en" fo:country="CA" fo:font-style="normal" fo:font-weight="normal" officeooo:rsid="00a6cc34" officeooo:paragraph-rsid="0090ea99" style:font-size-asian="10.5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1" fo:font-size="12pt" fo:language="en" fo:country="CA" fo:font-weight="normal" officeooo:rsid="006dc4af" officeooo:paragraph-rsid="000f2d74" style:font-size-asian="10.5pt" style:font-weight-asian="normal" style:font-size-complex="12pt" style:font-weight-complex="normal"/>
    </style:style>
    <style:style style:name="P10"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1" fo:font-size="12pt" fo:language="en" fo:country="CA" fo:font-weight="normal" officeooo:rsid="00ba48d3" officeooo:paragraph-rsid="000f2d74" style:font-size-asian="10.5pt" style:font-weight-asian="normal" style:font-size-complex="12pt" style:font-weight-complex="normal"/>
    </style:style>
    <style:style style:name="P11"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1" fo:font-size="12pt" fo:language="en" fo:country="CA" fo:font-weight="normal" officeooo:rsid="00b9097d" officeooo:paragraph-rsid="000f2d74" style:font-size-asian="10.5pt" style:font-weight-asian="normal" style:font-size-complex="12pt" style:font-weight-complex="normal"/>
    </style:style>
    <style:style style:name="P1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0b647f2" officeooo:paragraph-rsid="000f2d74" style:font-size-asian="10.5pt" style:font-style-asian="normal" style:font-weight-asian="bold" style:font-size-complex="12pt" style:font-style-complex="normal" style:font-weight-complex="bold"/>
    </style:style>
    <style:style style:name="P1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0b79fad" officeooo:paragraph-rsid="000f2d74" style:font-size-asian="10.5pt" style:font-style-asian="normal" style:font-weight-asian="bold" style:font-size-complex="12pt" style:font-style-complex="normal" style:font-weight-complex="bold"/>
    </style:style>
    <style:style style:name="P1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0983029" officeooo:paragraph-rsid="000f2d74" style:font-size-asian="10.5pt" style:font-style-asian="normal" style:font-weight-asian="bold" style:font-size-complex="12pt" style:font-style-complex="normal" style:font-weight-complex="bold"/>
    </style:style>
    <style:style style:name="P1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11d4a4a" officeooo:paragraph-rsid="000f2d74" style:font-size-asian="10.5pt" style:font-style-asian="normal" style:font-weight-asian="bold" style:font-size-complex="12pt" style:font-style-complex="normal" style:font-weight-complex="bold"/>
    </style:style>
    <style:style style:name="P1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103b0b9" officeooo:paragraph-rsid="000f2d74" style:font-size-asian="10.5pt" style:font-style-asian="normal" style:font-weight-asian="bold" style:font-size-complex="12pt" style:font-style-complex="normal" style:font-weight-complex="bold"/>
    </style:style>
    <style:style style:name="P1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04f5f20" officeooo:paragraph-rsid="004f5f20" style:font-size-asian="10.5pt" style:font-style-asian="normal" style:font-weight-asian="bold" style:font-size-complex="12pt" style:font-style-complex="normal" style:font-weight-complex="bold"/>
    </style:style>
    <style:style style:name="P18" style:family="paragraph" style:parent-style-name="Text_20_body">
      <loext:graphic-properties draw:fill="none"/>
      <style:paragraph-properties fo:margin-left="0in" fo:margin-right="0in" fo:margin-top="0in" fo:margin-bottom="0.0972in" loext:contextual-spacing="false" fo:line-height="200%" fo:text-align="center" style:justify-single-word="false" fo:text-indent="0in" style:auto-text-indent="false" fo:break-before="page" fo:background-color="transparent">
        <style:tab-stops>
          <style:tab-stop style:position="0.6319in"/>
        </style:tab-stops>
      </style:paragraph-properties>
      <style:text-properties style:font-name="Times New Roman1" fo:font-size="12pt" officeooo:rsid="00703b0e" officeooo:paragraph-rsid="00703b0e"/>
    </style:style>
    <style:style style:name="P1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weight="normal" officeooo:rsid="006ee93d" officeooo:paragraph-rsid="000f2d74" style:font-size-asian="10.5pt" style:font-weight-asian="normal" style:font-size-complex="12pt" style:font-weight-complex="normal"/>
    </style:style>
    <style:style style:name="P2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weight="normal" officeooo:rsid="006ee93d" officeooo:paragraph-rsid="0071a973" style:font-size-asian="10.5pt" style:font-weight-asian="normal" style:font-size-complex="12pt" style:font-weight-complex="normal"/>
    </style:style>
    <style:style style:name="P2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weight="normal" officeooo:rsid="006ee93d" officeooo:paragraph-rsid="007460cc" style:font-size-asian="10.5pt" style:font-weight-asian="normal" style:font-size-complex="12pt" style:font-weight-complex="normal"/>
    </style:style>
    <style:style style:name="P2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cceab0" officeooo:paragraph-rsid="000f2d74" style:font-size-asian="10.5pt" style:font-style-asian="normal" style:font-weight-asian="normal" style:font-size-complex="12pt" style:font-style-complex="normal" style:font-weight-complex="normal"/>
    </style:style>
    <style:style style:name="P2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d034f8" officeooo:paragraph-rsid="003926fa" style:font-size-asian="10.5pt" style:font-style-asian="normal" style:font-weight-asian="normal" style:font-size-complex="12pt" style:font-style-complex="normal" style:font-weight-complex="normal"/>
    </style:style>
    <style:style style:name="P2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d034f8" officeooo:paragraph-rsid="008600ef" style:font-size-asian="10.5pt" style:font-style-asian="normal" style:font-weight-asian="normal" style:font-size-complex="12pt" style:font-style-complex="normal" style:font-weight-complex="normal"/>
    </style:style>
    <style:style style:name="P2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940d0" officeooo:paragraph-rsid="007e8865" style:font-size-asian="10.5pt" style:font-style-asian="normal" style:font-weight-asian="normal" style:font-size-complex="12pt" style:font-style-complex="normal" style:font-weight-complex="normal"/>
    </style:style>
    <style:style style:name="P2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a9637" officeooo:paragraph-rsid="007f8dda" style:font-size-asian="10.5pt" style:font-style-asian="normal" style:font-weight-asian="normal" style:font-size-complex="12pt" style:font-style-complex="normal" style:font-weight-complex="normal"/>
    </style:style>
    <style:style style:name="P2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a9637" officeooo:paragraph-rsid="009fbb48" style:font-size-asian="10.5pt" style:font-style-asian="normal" style:font-weight-asian="normal" style:font-size-complex="12pt" style:font-style-complex="normal" style:font-weight-complex="normal"/>
    </style:style>
    <style:style style:name="P2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7f8dda" officeooo:paragraph-rsid="007f8dda" style:font-size-asian="10.5pt" style:font-style-asian="normal" style:font-weight-asian="normal" style:font-size-complex="12pt" style:font-style-complex="normal" style:font-weight-complex="normal"/>
    </style:style>
    <style:style style:name="P2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9f8436" officeooo:paragraph-rsid="0084d5f0" style:font-size-asian="10.5pt" style:font-style-asian="normal" style:font-weight-asian="normal" style:font-size-complex="12pt" style:font-style-complex="normal" style:font-weight-complex="normal"/>
    </style:style>
    <style:style style:name="P3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81444" officeooo:paragraph-rsid="00881444" style:font-size-asian="10.5pt" style:font-style-asian="normal" style:font-weight-asian="normal" style:font-size-complex="12pt" style:font-style-complex="normal" style:font-weight-complex="normal"/>
    </style:style>
    <style:style style:name="P3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a5453f" officeooo:paragraph-rsid="008cc6c8" style:font-size-asian="10.5pt" style:font-style-asian="normal" style:font-weight-asian="normal" style:font-size-complex="12pt" style:font-style-complex="normal" style:font-weight-complex="normal"/>
    </style:style>
    <style:style style:name="P3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ea5fc" officeooo:paragraph-rsid="008ea5fc" style:font-size-asian="10.5pt" style:font-style-asian="normal" style:font-weight-asian="normal" style:font-size-complex="12pt" style:font-style-complex="normal" style:font-weight-complex="normal"/>
    </style:style>
    <style:style style:name="P3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officeooo:rsid="007a0387" officeooo:paragraph-rsid="007c3353"/>
    </style:style>
    <style:style style:name="P3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officeooo:rsid="007a0387" officeooo:paragraph-rsid="007c3b2c"/>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1" fo:font-size="12pt" fo:language="en" fo:country="CA" fo:font-weight="bold" officeooo:rsid="007a0387" officeooo:paragraph-rsid="000f2d74" style:font-size-asian="10.5pt" style:font-weight-asian="bold" style:font-size-complex="12pt" style:font-weight-complex="bold"/>
    </style:style>
    <style:style style:name="P36"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1" fo:font-size="12pt" fo:language="en" fo:country="CA" fo:font-style="normal" fo:font-weight="normal" officeooo:rsid="008940d0" officeooo:paragraph-rsid="000f2d74" style:font-size-asian="10.5pt" style:font-style-asian="normal" style:font-weight-asian="normal" style:font-size-complex="12pt" style:font-style-complex="normal" style:font-weight-complex="normal"/>
    </style:style>
    <style:style style:name="P37"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1" fo:font-size="12pt" fo:language="en" fo:country="CA" fo:font-style="normal" fo:font-weight="normal" officeooo:rsid="00a5453f" officeooo:paragraph-rsid="0050ccb9" style:font-size-asian="10.5pt" style:font-style-asian="normal" style:font-weight-asian="normal" style:font-size-complex="12pt" style:font-style-complex="normal" style:font-weight-complex="normal"/>
    </style:style>
    <style:style style:name="P38"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1" fo:font-size="12pt" fo:language="en" fo:country="CA" fo:font-style="normal" fo:font-weight="normal" officeooo:rsid="009f8436" officeooo:paragraph-rsid="0084d5f0" style:font-size-asian="10.5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font-name="Times New Roman1" fo:font-size="12pt" fo:language="en" fo:country="CA" fo:font-weight="normal" officeooo:rsid="006dc4af" officeooo:paragraph-rsid="0041873c" style:font-size-asian="10.5pt" style:font-weight-asian="normal" style:font-size-complex="12pt" style:font-weight-complex="normal"/>
    </style:style>
    <style:style style:name="P4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41"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Times New Roman" fo:font-size="12pt"/>
    </style:style>
    <style:style style:name="P42" style:family="paragraph" style:parent-style-name="Text_20_body"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style:font-name="Times New Roman1" fo:font-size="12pt" fo:language="en" fo:country="CA" fo:font-weight="normal" officeooo:rsid="00cbbda7" officeooo:paragraph-rsid="000f2d74" style:font-size-asian="10.5pt" style:font-weight-asian="normal" style:font-size-complex="12pt" style:font-weight-complex="normal"/>
    </style:style>
    <style:style style:name="T1" style:family="text">
      <style:text-properties fo:language="en" fo:country="CA" fo:font-style="normal" fo:font-weight="normal" style:font-size-asian="10.5pt" style:font-style-asian="normal" style:font-weight-asian="normal" style:font-size-complex="12pt" style:font-style-complex="normal" style:font-weight-complex="normal"/>
    </style:style>
    <style:style style:name="T2" style:family="text">
      <style:text-properties fo:language="en" fo:country="CA" fo:font-style="normal" fo:font-weight="normal" officeooo:rsid="011e4b71" style:font-size-asian="10.5pt" style:font-style-asian="normal" style:font-weight-asian="normal" style:font-size-complex="12pt" style:font-style-complex="normal" style:font-weight-complex="normal"/>
    </style:style>
    <style:style style:name="T3" style:family="text">
      <style:text-properties fo:language="en" fo:country="CA" fo:font-style="normal" fo:font-weight="normal" officeooo:rsid="011f7c04" style:font-size-asian="10.5pt" style:font-style-asian="normal" style:font-weight-asian="normal" style:font-size-complex="12pt" style:font-style-complex="normal" style:font-weight-complex="normal"/>
    </style:style>
    <style:style style:name="T4" style:family="text">
      <style:text-properties fo:language="en" fo:country="CA" fo:font-style="normal" fo:font-weight="normal" officeooo:rsid="011fb69b" style:font-size-asian="10.5pt" style:font-style-asian="normal" style:font-weight-asian="normal" style:font-size-complex="12pt" style:font-style-complex="normal" style:font-weight-complex="normal"/>
    </style:style>
    <style:style style:name="T5" style:family="text">
      <style:text-properties fo:language="en" fo:country="CA" fo:font-style="normal" fo:font-weight="normal" officeooo:rsid="01207660" style:font-size-asian="10.5pt" style:font-style-asian="normal" style:font-weight-asian="normal" style:font-size-complex="12pt" style:font-style-complex="normal" style:font-weight-complex="normal"/>
    </style:style>
    <style:style style:name="T6" style:family="text">
      <style:text-properties fo:language="en" fo:country="CA" fo:font-style="normal" fo:font-weight="normal" officeooo:rsid="010eb548" style:font-size-asian="10.5pt" style:font-style-asian="normal" style:font-weight-asian="normal" style:font-size-complex="12pt" style:font-style-complex="normal" style:font-weight-complex="normal"/>
    </style:style>
    <style:style style:name="T7" style:family="text">
      <style:text-properties fo:language="en" fo:country="CA" fo:font-style="normal" fo:font-weight="normal" officeooo:rsid="010b847b" style:font-size-asian="10.5pt" style:font-style-asian="normal" style:font-weight-asian="normal" style:font-size-complex="12pt" style:font-style-complex="normal" style:font-weight-complex="normal"/>
    </style:style>
    <style:style style:name="T8" style:family="text">
      <style:text-properties fo:language="en" fo:country="CA" fo:font-style="normal" fo:font-weight="normal" officeooo:rsid="0110444f" style:font-size-asian="10.5pt" style:font-style-asian="normal" style:font-weight-asian="normal" style:font-size-complex="12pt" style:font-style-complex="normal" style:font-weight-complex="normal"/>
    </style:style>
    <style:style style:name="T9" style:family="text">
      <style:text-properties fo:language="en" fo:country="CA" fo:font-style="normal" fo:font-weight="normal" officeooo:rsid="010db656" style:font-size-asian="10.5pt" style:font-style-asian="normal" style:font-weight-asian="normal" style:font-size-complex="12pt" style:font-style-complex="normal" style:font-weight-complex="normal"/>
    </style:style>
    <style:style style:name="T10" style:family="text">
      <style:text-properties fo:language="en" fo:country="CA" fo:font-style="normal" fo:font-weight="normal" officeooo:rsid="010c727c" style:font-size-asian="10.5pt" style:font-style-asian="normal" style:font-weight-asian="normal" style:font-size-complex="12pt" style:font-style-complex="normal" style:font-weight-complex="normal"/>
    </style:style>
    <style:style style:name="T11" style:family="text">
      <style:text-properties fo:language="en" fo:country="CA" fo:font-style="normal" fo:font-weight="normal" officeooo:rsid="011fadd9" style:font-size-asian="10.5pt" style:font-style-asian="normal" style:font-weight-asian="normal" style:font-size-complex="12pt" style:font-style-complex="normal" style:font-weight-complex="normal"/>
    </style:style>
    <style:style style:name="T12" style:family="text">
      <style:text-properties fo:language="en" fo:country="CA" fo:font-style="normal" fo:font-weight="normal" officeooo:rsid="001b3ca3" style:font-size-asian="10.5pt" style:font-style-asian="normal" style:font-weight-asian="normal" style:font-size-complex="12pt" style:font-style-complex="normal" style:font-weight-complex="normal"/>
    </style:style>
    <style:style style:name="T13" style:family="text">
      <style:text-properties fo:language="en" fo:country="CA" fo:font-style="normal" fo:font-weight="normal" officeooo:rsid="001c44bf" style:font-size-asian="10.5pt" style:font-style-asian="normal" style:font-weight-asian="normal" style:font-size-complex="12pt" style:font-style-complex="normal" style:font-weight-complex="normal"/>
    </style:style>
    <style:style style:name="T14" style:family="text">
      <style:text-properties fo:language="en" fo:country="CA" fo:font-style="normal" fo:font-weight="normal" officeooo:rsid="0055aa32" style:font-size-asian="10.5pt" style:font-style-asian="normal" style:font-weight-asian="normal" style:font-size-complex="12pt" style:font-style-complex="normal" style:font-weight-complex="normal"/>
    </style:style>
    <style:style style:name="T15" style:family="text">
      <style:text-properties fo:language="en" fo:country="CA" fo:font-style="normal" fo:font-weight="normal" officeooo:rsid="00572319" style:font-size-asian="10.5pt" style:font-style-asian="normal" style:font-weight-asian="normal" style:font-size-complex="12pt" style:font-style-complex="normal" style:font-weight-complex="normal"/>
    </style:style>
    <style:style style:name="T16" style:family="text">
      <style:text-properties fo:language="en" fo:country="CA" fo:font-style="normal" fo:font-weight="normal" officeooo:rsid="005c28a1" style:font-size-asian="10.5pt" style:font-style-asian="normal" style:font-weight-asian="normal" style:font-size-complex="12pt" style:font-style-complex="normal" style:font-weight-complex="normal"/>
    </style:style>
    <style:style style:name="T17" style:family="text">
      <style:text-properties fo:language="en" fo:country="CA" fo:font-style="normal" fo:font-weight="normal" officeooo:rsid="0064cd86" style:font-size-asian="10.5pt" style:font-style-asian="normal" style:font-weight-asian="normal" style:font-size-complex="12pt" style:font-style-complex="normal" style:font-weight-complex="normal"/>
    </style:style>
    <style:style style:name="T18" style:family="text">
      <style:text-properties fo:language="en" fo:country="CA" fo:font-style="normal" fo:font-weight="normal" officeooo:rsid="0065e59a" style:font-size-asian="10.5pt" style:font-style-asian="normal" style:font-weight-asian="normal" style:font-size-complex="12pt" style:font-style-complex="normal" style:font-weight-complex="normal"/>
    </style:style>
    <style:style style:name="T19" style:family="text">
      <style:text-properties fo:language="en" fo:country="CA" fo:font-style="normal" fo:font-weight="normal" officeooo:rsid="0068e344" style:font-size-asian="10.5pt" style:font-style-asian="normal" style:font-weight-asian="normal" style:font-size-complex="12pt" style:font-style-complex="normal" style:font-weight-complex="normal"/>
    </style:style>
    <style:style style:name="T20" style:family="text">
      <style:text-properties fo:language="en" fo:country="CA" fo:font-style="normal" fo:font-weight="normal" officeooo:rsid="006ec0ff" style:font-size-asian="10.5pt" style:font-style-asian="normal" style:font-weight-asian="normal" style:font-size-complex="12pt" style:font-style-complex="normal" style:font-weight-complex="normal"/>
    </style:style>
    <style:style style:name="T21" style:family="text">
      <style:text-properties fo:language="en" fo:country="CA" fo:font-style="normal" fo:font-weight="normal" officeooo:rsid="00955597" style:font-size-asian="10.5pt" style:font-style-asian="normal" style:font-weight-asian="normal" style:font-size-complex="12pt" style:font-style-complex="normal" style:font-weight-complex="normal"/>
    </style:style>
    <style:style style:name="T22" style:family="text">
      <style:text-properties fo:language="en" fo:country="CA" fo:font-style="normal" fo:font-weight="normal" officeooo:rsid="00a17f7e" style:font-size-asian="10.5pt" style:font-style-asian="normal" style:font-weight-asian="normal" style:font-size-complex="12pt" style:font-style-complex="normal" style:font-weight-complex="normal"/>
    </style:style>
    <style:style style:name="T23" style:family="text">
      <style:text-properties officeooo:rsid="01212a71"/>
    </style:style>
    <style:style style:name="T24" style:family="text">
      <style:text-properties officeooo:rsid="015d3779"/>
    </style:style>
    <style:style style:name="T25" style:family="text">
      <style:text-properties style:text-position="0% 100%"/>
    </style:style>
    <style:style style:name="T26" style:family="text">
      <style:text-properties style:text-position="0% 100%" officeooo:rsid="0070cd29"/>
    </style:style>
    <style:style style:name="T27" style:family="text">
      <style:text-properties style:text-position="0% 100%" fo:font-style="italic" officeooo:rsid="0070cd29"/>
    </style:style>
    <style:style style:name="T28" style:family="text">
      <style:text-properties style:text-position="0% 100%" officeooo:rsid="00bacc4d"/>
    </style:style>
    <style:style style:name="T29" style:family="text">
      <style:text-properties style:text-position="0% 100%" officeooo:rsid="0071ee25"/>
    </style:style>
    <style:style style:name="T30" style:family="text">
      <style:text-properties style:text-position="0% 100%" fo:font-style="normal" officeooo:rsid="00266d10" style:font-style-asian="normal" style:font-style-complex="normal"/>
    </style:style>
    <style:style style:name="T31" style:family="text">
      <style:text-properties style:text-position="0% 100%" fo:font-style="normal" officeooo:rsid="007460cc" style:font-style-asian="normal" style:font-style-complex="normal"/>
    </style:style>
    <style:style style:name="T32" style:family="text">
      <style:text-properties style:text-position="0% 100%" fo:font-style="normal" officeooo:rsid="0076f270" style:font-style-asian="normal" style:font-style-complex="normal"/>
    </style:style>
    <style:style style:name="T33" style:family="text">
      <style:text-properties style:text-position="0% 100%" fo:font-style="normal" fo:font-weight="normal" officeooo:rsid="00b5090e" style:font-style-asian="normal" style:font-weight-asian="normal" style:font-style-complex="normal" style:font-weight-complex="normal"/>
    </style:style>
    <style:style style:name="T34" style:family="text">
      <style:text-properties style:text-position="0% 100%" fo:font-style="normal" fo:font-weight="normal" officeooo:rsid="013f9f5d" style:font-style-asian="normal" style:font-weight-asian="normal" style:font-style-complex="normal" style:font-weight-complex="normal"/>
    </style:style>
    <style:style style:name="T35" style:family="text">
      <style:text-properties style:text-position="0% 100%" fo:font-style="normal" fo:font-weight="normal" officeooo:rsid="013c40c6" style:font-style-asian="normal" style:font-weight-asian="normal" style:font-style-complex="normal" style:font-weight-complex="normal"/>
    </style:style>
    <style:style style:name="T36" style:family="text">
      <style:text-properties style:text-position="0% 100%" fo:font-style="normal" fo:font-weight="normal" officeooo:rsid="00b335de" style:font-style-asian="normal" style:font-weight-asian="normal" style:font-style-complex="normal" style:font-weight-complex="normal"/>
    </style:style>
    <style:style style:name="T37" style:family="text">
      <style:text-properties style:text-position="0% 100%" fo:font-style="normal" fo:font-weight="normal" officeooo:rsid="0021d826" style:font-style-asian="normal" style:font-weight-asian="normal" style:font-style-complex="normal" style:font-weight-complex="normal"/>
    </style:style>
    <style:style style:name="T38" style:family="text">
      <style:text-properties style:text-position="0% 100%" fo:font-style="normal" fo:font-weight="normal" officeooo:rsid="002ecfac" style:font-style-asian="normal" style:font-weight-asian="normal" style:font-style-complex="normal" style:font-weight-complex="normal"/>
    </style:style>
    <style:style style:name="T39" style:family="text">
      <style:text-properties style:text-position="0% 100%" fo:font-style="normal" fo:font-weight="normal" officeooo:rsid="00608598" style:font-style-asian="normal" style:font-weight-asian="normal" style:font-style-complex="normal" style:font-weight-complex="normal"/>
    </style:style>
    <style:style style:name="T40" style:family="text">
      <style:text-properties style:text-position="0% 100%" fo:font-style="normal" fo:font-weight="normal" officeooo:rsid="006b87f4" style:font-style-asian="normal" style:font-weight-asian="normal" style:font-style-complex="normal" style:font-weight-complex="normal"/>
    </style:style>
    <style:style style:name="T41" style:family="text">
      <style:text-properties style:text-position="0% 100%"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42" style:family="text">
      <style:text-properties style:text-position="0% 100%"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43" style:family="text">
      <style:text-properties style:text-position="0% 100%"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44" style:family="text">
      <style:text-properties style:text-position="0% 100%"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45" style:family="text">
      <style:text-properties style:text-position="0% 100%"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46" style:family="text">
      <style:text-properties style:text-position="0% 100%"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47" style:family="text">
      <style:text-properties style:text-position="0% 100%" fo:font-size="12pt" fo:language="en" fo:country="CA" fo:font-style="normal" fo:font-weight="normal" officeooo:rsid="014462d0" style:font-size-asian="10.5pt" style:font-style-asian="normal" style:font-weight-asian="normal" style:font-size-complex="12pt" style:font-style-complex="normal" style:font-weight-complex="normal"/>
    </style:style>
    <style:style style:name="T48" style:family="text">
      <style:text-properties style:text-position="0% 100%" fo:font-size="12pt" fo:language="en" fo:country="CA" fo:font-style="normal" fo:font-weight="normal" officeooo:rsid="0140d5a8" style:font-size-asian="10.5pt" style:font-style-asian="normal" style:font-weight-asian="normal" style:font-size-complex="12pt" style:font-style-complex="normal" style:font-weight-complex="normal"/>
    </style:style>
    <style:style style:name="T49" style:family="text">
      <style:text-properties style:text-position="0% 100%" fo:font-size="12pt" fo:language="en" fo:country="CA" fo:font-style="normal" fo:font-weight="normal" officeooo:rsid="00b5090e" style:font-size-asian="10.5pt" style:font-style-asian="normal" style:font-weight-asian="normal" style:font-size-complex="12pt" style:font-style-complex="normal" style:font-weight-complex="normal"/>
    </style:style>
    <style:style style:name="T50" style:family="text">
      <style:text-properties style:text-position="0% 100%" fo:font-size="12pt" fo:language="en" fo:country="CA" fo:font-style="normal" fo:font-weight="normal" officeooo:rsid="00b5c7a6" style:font-size-asian="10.5pt" style:font-style-asian="normal" style:font-weight-asian="normal" style:font-size-complex="12pt" style:font-style-complex="normal" style:font-weight-complex="normal"/>
    </style:style>
    <style:style style:name="T51" style:family="text">
      <style:text-properties style:text-position="0% 100%" fo:font-size="12pt" fo:language="en" fo:country="CA" fo:font-style="normal" fo:font-weight="normal" officeooo:rsid="00295490" style:font-size-asian="10.5pt" style:font-style-asian="normal" style:font-weight-asian="normal" style:font-size-complex="12pt" style:font-style-complex="normal" style:font-weight-complex="normal"/>
    </style:style>
    <style:style style:name="T52" style:family="text">
      <style:text-properties style:text-position="0% 100%" fo:font-size="12pt" fo:language="en" fo:country="CA" fo:font-style="normal" fo:font-weight="normal" officeooo:rsid="00297c1f" style:font-size-asian="10.5pt" style:font-style-asian="normal" style:font-weight-asian="normal" style:font-size-complex="12pt" style:font-style-complex="normal" style:font-weight-complex="normal"/>
    </style:style>
    <style:style style:name="T53" style:family="text">
      <style:text-properties style:text-position="0% 100%" fo:font-size="12pt" fo:language="en" fo:country="CA" fo:font-style="normal" fo:font-weight="normal" officeooo:rsid="002af394" style:font-size-asian="10.5pt" style:font-style-asian="normal" style:font-weight-asian="normal" style:font-size-complex="12pt" style:font-style-complex="normal" style:font-weight-complex="normal"/>
    </style:style>
    <style:style style:name="T54" style:family="text">
      <style:text-properties style:text-position="0% 100%" fo:font-size="12pt" fo:language="en" fo:country="CA" fo:font-style="normal" fo:font-weight="normal" officeooo:rsid="002bccbc" style:font-size-asian="10.5pt" style:font-style-asian="normal" style:font-weight-asian="normal" style:font-size-complex="12pt" style:font-style-complex="normal" style:font-weight-complex="normal"/>
    </style:style>
    <style:style style:name="T55" style:family="text">
      <style:text-properties style:text-position="0% 100%" fo:font-size="12pt" fo:language="en" fo:country="CA" fo:font-style="normal" fo:font-weight="normal" officeooo:rsid="002ecfac" style:font-size-asian="10.5pt" style:font-style-asian="normal" style:font-weight-asian="normal" style:font-size-complex="12pt" style:font-style-complex="normal" style:font-weight-complex="normal"/>
    </style:style>
    <style:style style:name="T56" style:family="text">
      <style:text-properties style:text-position="0% 100%" fo:font-size="12pt" fo:language="en" fo:country="CA" fo:font-style="normal" fo:font-weight="normal" officeooo:rsid="00470677" style:font-size-asian="10.5pt" style:font-style-asian="normal" style:font-weight-asian="normal" style:font-size-complex="12pt" style:font-style-complex="normal" style:font-weight-complex="normal"/>
    </style:style>
    <style:style style:name="T57" style:family="text">
      <style:text-properties style:text-position="0% 100%" fo:font-size="12pt" fo:language="en" fo:country="CA" fo:font-style="normal" fo:font-weight="normal" officeooo:rsid="0061e892" style:font-size-asian="10.5pt" style:font-style-asian="normal" style:font-weight-asian="normal" style:font-size-complex="12pt" style:font-style-complex="normal" style:font-weight-complex="normal"/>
    </style:style>
    <style:style style:name="T58" style:family="text">
      <style:text-properties style:text-position="0% 100%" fo:font-size="12pt" fo:language="en" fo:country="CA" fo:font-style="normal" fo:font-weight="normal" officeooo:rsid="00630a73" style:font-size-asian="10.5pt" style:font-style-asian="normal" style:font-weight-asian="normal" style:font-size-complex="12pt" style:font-style-complex="normal" style:font-weight-complex="normal"/>
    </style:style>
    <style:style style:name="T59" style:family="text">
      <style:text-properties style:text-position="0% 100%" fo:font-size="12pt" fo:language="en" fo:country="CA" fo:font-style="normal" fo:font-weight="normal" officeooo:rsid="006b87f4" style:font-size-asian="10.5pt" style:font-style-asian="normal" style:font-weight-asian="normal" style:font-size-complex="12pt" style:font-style-complex="normal" style:font-weight-complex="normal"/>
    </style:style>
    <style:style style:name="T60" style:family="text">
      <style:text-properties style:text-position="0% 100%" fo:font-size="12pt" fo:language="en" fo:country="CA" fo:font-style="normal" fo:font-weight="normal" officeooo:rsid="007c3353" style:font-size-asian="10.5pt" style:font-style-asian="normal" style:font-weight-asian="normal" style:font-size-complex="12pt" style:font-style-complex="normal" style:font-weight-complex="normal"/>
    </style:style>
    <style:style style:name="T61" style:family="text">
      <style:text-properties style:text-position="0% 100%" fo:font-size="12pt" fo:language="en" fo:country="CA" fo:font-style="normal" fo:font-weight="normal" officeooo:rsid="007c3b2c" style:font-size-asian="10.5pt" style:font-style-asian="normal" style:font-weight-asian="normal" style:font-size-complex="12pt" style:font-style-complex="normal" style:font-weight-complex="normal"/>
    </style:style>
    <style:style style:name="T62" style:family="text">
      <style:text-properties style:text-position="0% 100%" fo:font-size="12pt" fo:language="en" fo:country="CA" fo:font-style="normal" fo:font-weight="normal" officeooo:rsid="009dd4c2" style:font-size-asian="10.5pt" style:font-style-asian="normal" style:font-weight-asian="normal" style:font-size-complex="12pt" style:font-style-complex="normal" style:font-weight-complex="normal"/>
    </style:style>
    <style:style style:name="T63" style:family="text">
      <style:text-properties style:text-position="0% 100%" officeooo:rsid="008b4e9b"/>
    </style:style>
    <style:style style:name="T64" style:family="text">
      <style:text-properties style:text-position="0% 100%" officeooo:rsid="00a0477a"/>
    </style:style>
    <style:style style:name="T65" style:family="text">
      <style:text-properties style:text-position="0% 100%" officeooo:rsid="00ddb04a"/>
    </style:style>
    <style:style style:name="T66" style:family="text">
      <style:text-properties style:text-position="0% 100%" officeooo:rsid="00e57382"/>
    </style:style>
    <style:style style:name="T67" style:family="text">
      <style:text-properties style:text-position="0% 100%" officeooo:rsid="00a5a477"/>
    </style:style>
    <style:style style:name="T68" style:family="text">
      <style:text-properties style:text-position="0% 100%" officeooo:rsid="00e68f43"/>
    </style:style>
    <style:style style:name="T69" style:family="text">
      <style:text-properties style:text-position="0% 100%" officeooo:rsid="00a987f2"/>
    </style:style>
    <style:style style:name="T70" style:family="text">
      <style:text-properties style:text-position="0% 100%" officeooo:rsid="00ffb2dd"/>
    </style:style>
    <style:style style:name="T71" style:family="text">
      <style:text-properties style:text-position="0% 100%" fo:language="en" fo:country="CA" fo:font-style="normal" fo:font-weight="normal" officeooo:rsid="010eb548" style:font-size-asian="10.5pt" style:font-style-asian="normal" style:font-weight-asian="normal" style:font-size-complex="12pt" style:font-style-complex="normal" style:font-weight-complex="normal"/>
    </style:style>
    <style:style style:name="T72" style:family="text">
      <style:text-properties style:text-position="0% 100%" style:font-name="Times New Roman1"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73" style:family="text">
      <style:text-properties style:text-position="0% 100%" officeooo:rsid="007d0a38"/>
    </style:style>
    <style:style style:name="T74" style:family="text">
      <style:text-properties style:text-position="0% 100%" officeooo:rsid="00896e95"/>
    </style:style>
    <style:style style:name="T75" style:family="text">
      <style:text-properties style:text-position="0% 100%" officeooo:rsid="008f7ae4"/>
    </style:style>
    <style:style style:name="T76" style:family="text">
      <style:text-properties officeooo:rsid="0114fc6e"/>
    </style:style>
    <style:style style:name="T77" style:family="text">
      <style:text-properties officeooo:rsid="006ee93d"/>
    </style:style>
    <style:style style:name="T78" style:family="text">
      <style:text-properties officeooo:rsid="012b7bdf"/>
    </style:style>
    <style:style style:name="T79" style:family="text">
      <style:text-properties officeooo:rsid="0071ee25"/>
    </style:style>
    <style:style style:name="T80" style:family="text">
      <style:text-properties fo:font-style="normal" style:font-style-asian="normal" style:font-style-complex="normal"/>
    </style:style>
    <style:style style:name="T81" style:family="text">
      <style:text-properties fo:font-style="normal" officeooo:rsid="0073c21a" style:font-style-asian="normal" style:font-style-complex="normal"/>
    </style:style>
    <style:style style:name="T82" style:family="text">
      <style:text-properties fo:font-style="normal" officeooo:rsid="012cc604" style:font-style-asian="normal" style:font-style-complex="normal"/>
    </style:style>
    <style:style style:name="T83" style:family="text">
      <style:text-properties fo:font-style="normal" officeooo:rsid="007751d6" style:font-style-asian="normal" style:font-style-complex="normal"/>
    </style:style>
    <style:style style:name="T84" style:family="text">
      <style:text-properties fo:font-style="normal" officeooo:rsid="00759c04" style:font-style-asian="normal" style:font-style-complex="normal"/>
    </style:style>
    <style:style style:name="T85" style:family="text">
      <style:text-properties fo:font-style="normal" officeooo:rsid="00b083df" style:font-style-asian="normal" style:font-style-complex="normal"/>
    </style:style>
    <style:style style:name="T86" style:family="text">
      <style:text-properties fo:font-style="normal" officeooo:rsid="0086bf9f" style:font-style-asian="normal" style:font-style-complex="normal"/>
    </style:style>
    <style:style style:name="T87" style:family="text">
      <style:text-properties fo:font-style="normal" officeooo:rsid="007830bc" style:font-style-asian="normal" style:font-style-complex="normal"/>
    </style:style>
    <style:style style:name="T88" style:family="text">
      <style:text-properties fo:font-style="normal" officeooo:rsid="0136a540" style:font-style-asian="normal" style:font-style-complex="normal"/>
    </style:style>
    <style:style style:name="T89" style:family="text">
      <style:text-properties fo:font-style="normal" officeooo:rsid="00b0a986" style:font-style-asian="normal" style:font-style-complex="normal"/>
    </style:style>
    <style:style style:name="T90" style:family="text">
      <style:text-properties fo:font-style="normal" officeooo:rsid="01396b29" style:font-style-asian="normal" style:font-style-complex="normal"/>
    </style:style>
    <style:style style:name="T91" style:family="text">
      <style:text-properties fo:font-style="normal" officeooo:rsid="0137bc7c" style:font-style-asian="normal" style:font-style-complex="normal"/>
    </style:style>
    <style:style style:name="T92" style:family="text">
      <style:text-properties fo:font-style="normal" officeooo:rsid="013a1f3c" style:font-style-asian="normal" style:font-style-complex="normal"/>
    </style:style>
    <style:style style:name="T93" style:family="text">
      <style:text-properties fo:font-style="normal" officeooo:rsid="015d3779" style:font-style-asian="normal" style:font-style-complex="normal"/>
    </style:style>
    <style:style style:name="T94" style:family="text">
      <style:text-properties fo:font-style="normal" officeooo:rsid="00266d10" style:font-style-asian="normal" style:font-style-complex="normal"/>
    </style:style>
    <style:style style:name="T95" style:family="text">
      <style:text-properties fo:font-style="normal" officeooo:rsid="0046c93c" style:font-style-asian="normal" style:font-style-complex="normal"/>
    </style:style>
    <style:style style:name="T96" style:family="text">
      <style:text-properties fo:font-style="normal" officeooo:rsid="005f8453" style:font-style-asian="normal" style:font-style-complex="normal"/>
    </style:style>
    <style:style style:name="T97" style:family="text">
      <style:text-properties fo:font-style="normal" officeooo:rsid="00608598" style:font-style-asian="normal" style:font-style-complex="normal"/>
    </style:style>
    <style:style style:name="T98" style:family="text">
      <style:text-properties fo:font-style="normal" officeooo:rsid="006a3ffb" style:font-style-asian="normal" style:font-style-complex="normal"/>
    </style:style>
    <style:style style:name="T99" style:family="text">
      <style:text-properties fo:font-style="normal" officeooo:rsid="011e4b71" style:font-style-asian="normal" style:font-style-complex="normal"/>
    </style:style>
    <style:style style:name="T100" style:family="text">
      <style:text-properties fo:font-style="normal" officeooo:rsid="0055aa32" style:font-style-asian="normal" style:font-style-complex="normal"/>
    </style:style>
    <style:style style:name="T101" style:family="text">
      <style:text-properties fo:font-style="normal" officeooo:rsid="0071a973" style:font-style-asian="normal" style:font-style-complex="normal"/>
    </style:style>
    <style:style style:name="T102" style:family="text">
      <style:text-properties fo:font-style="normal" officeooo:rsid="00736f6a" style:font-style-asian="normal" style:font-style-complex="normal"/>
    </style:style>
    <style:style style:name="T103" style:family="text">
      <style:text-properties fo:font-style="normal" officeooo:rsid="007460cc" style:font-style-asian="normal" style:font-style-complex="normal"/>
    </style:style>
    <style:style style:name="T104" style:family="text">
      <style:text-properties fo:font-style="normal" officeooo:rsid="00762b47" style:font-style-asian="normal" style:font-style-complex="normal"/>
    </style:style>
    <style:style style:name="T105" style:family="text">
      <style:text-properties fo:font-style="normal" officeooo:rsid="0076f270" style:font-style-asian="normal" style:font-style-complex="normal"/>
    </style:style>
    <style:style style:name="T106" style:family="text">
      <style:text-properties fo:font-style="normal" officeooo:rsid="00782778" style:font-style-asian="normal" style:font-style-complex="normal"/>
    </style:style>
    <style:style style:name="T107" style:family="text">
      <style:text-properties fo:font-style="normal" officeooo:rsid="0078bf71" style:font-style-asian="normal" style:font-style-complex="normal"/>
    </style:style>
    <style:style style:name="T108" style:family="text">
      <style:text-properties fo:font-style="normal" officeooo:rsid="0078ca5b" style:font-style-asian="normal" style:font-style-complex="normal"/>
    </style:style>
    <style:style style:name="T109" style:family="text">
      <style:text-properties fo:font-style="normal" officeooo:rsid="007a4e5d" style:font-style-asian="normal" style:font-style-complex="normal"/>
    </style:style>
    <style:style style:name="T110" style:family="text">
      <style:text-properties fo:font-style="normal" officeooo:rsid="00a17f7e" style:font-style-asian="normal" style:font-style-complex="normal"/>
    </style:style>
    <style:style style:name="T111" style:family="text">
      <style:text-properties fo:font-style="normal" officeooo:rsid="00a214b8"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12d6988" style:font-style-asian="normal" style:font-weight-asian="normal" style:font-style-complex="normal" style:font-weight-complex="normal"/>
    </style:style>
    <style:style style:name="T114" style:family="text">
      <style:text-properties fo:font-style="normal" fo:font-weight="normal" officeooo:rsid="012cc604" style:font-style-asian="normal" style:font-weight-asian="normal" style:font-style-complex="normal" style:font-weight-complex="normal"/>
    </style:style>
    <style:style style:name="T115" style:family="text">
      <style:text-properties fo:font-style="normal" fo:font-weight="normal" officeooo:rsid="00bc7ded" style:font-style-asian="normal" style:font-weight-asian="normal" style:font-style-complex="normal" style:font-weight-complex="normal"/>
    </style:style>
    <style:style style:name="T116" style:family="text">
      <style:text-properties fo:font-style="normal" fo:font-weight="normal" officeooo:rsid="0086bf9f" style:font-style-asian="normal" style:font-weight-asian="normal" style:font-style-complex="normal" style:font-weight-complex="normal"/>
    </style:style>
    <style:style style:name="T117" style:family="text">
      <style:text-properties fo:font-style="normal" fo:font-weight="normal" officeooo:rsid="00b291eb" style:font-style-asian="normal" style:font-weight-asian="normal" style:font-style-complex="normal" style:font-weight-complex="normal"/>
    </style:style>
    <style:style style:name="T118" style:family="text">
      <style:text-properties fo:font-style="normal" fo:font-weight="normal" officeooo:rsid="007b6b16" style:font-style-asian="normal" style:font-weight-asian="normal" style:font-style-complex="normal" style:font-weight-complex="normal"/>
    </style:style>
    <style:style style:name="T119" style:family="text">
      <style:text-properties fo:font-style="normal" fo:font-weight="normal" officeooo:rsid="013bedbb" style:font-style-asian="normal" style:font-weight-asian="normal" style:font-style-complex="normal" style:font-weight-complex="normal"/>
    </style:style>
    <style:style style:name="T120" style:family="text">
      <style:text-properties fo:font-style="normal" fo:font-weight="normal" officeooo:rsid="013c40c6" style:font-style-asian="normal" style:font-weight-asian="normal" style:font-style-complex="normal" style:font-weight-complex="normal"/>
    </style:style>
    <style:style style:name="T121" style:family="text">
      <style:text-properties fo:font-style="normal" fo:font-weight="normal" officeooo:rsid="00b5090e" style:font-style-asian="normal" style:font-weight-asian="normal" style:font-style-complex="normal" style:font-weight-complex="normal"/>
    </style:style>
    <style:style style:name="T122" style:family="text">
      <style:text-properties fo:font-style="italic" style:font-style-asian="italic"/>
    </style:style>
    <style:style style:name="T123" style:family="text">
      <style:text-properties fo:font-style="italic" officeooo:rsid="00759c04" style:font-style-asian="italic" style:font-style-complex="italic"/>
    </style:style>
    <style:style style:name="T124" style:family="text">
      <style:text-properties fo:font-style="italic" officeooo:rsid="0071ee25" style:font-style-asian="italic" style:font-style-complex="italic"/>
    </style:style>
    <style:style style:name="T125" style:family="text">
      <style:text-properties fo:font-style="italic" officeooo:rsid="0076f270" style:font-style-asian="italic" style:font-style-complex="italic"/>
    </style:style>
    <style:style style:name="T126" style:family="text">
      <style:text-properties fo:font-size="12pt" fo:language="en" fo:country="CA" fo:font-style="normal" fo:font-weight="normal" style:font-size-asian="10.5pt" style:font-style-asian="normal" style:font-weight-asian="normal" style:font-size-complex="12pt" style:font-style-complex="normal" style:font-weight-complex="normal"/>
    </style:style>
    <style:style style:name="T127" style:family="text">
      <style:text-properties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128" style:family="text">
      <style:text-properties fo:font-size="12pt" fo:language="en" fo:country="CA" fo:font-style="normal" fo:font-weight="normal" officeooo:rsid="00bc7ded" style:font-size-asian="10.5pt" style:font-style-asian="normal" style:font-weight-asian="normal" style:font-size-complex="12pt" style:font-style-complex="normal" style:font-weight-complex="normal"/>
    </style:style>
    <style:style style:name="T129" style:family="text">
      <style:text-properties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130" style:family="text">
      <style:text-properties fo:font-size="12pt" fo:language="en" fo:country="CA" fo:font-style="normal" fo:font-weight="normal" officeooo:rsid="012d6988" style:font-size-asian="10.5pt" style:font-style-asian="normal" style:font-weight-asian="normal" style:font-size-complex="12pt" style:font-style-complex="normal" style:font-weight-complex="normal"/>
    </style:style>
    <style:style style:name="T131" style:family="text">
      <style:text-properties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132" style:family="text">
      <style:text-properties fo:font-size="12pt" fo:language="en" fo:country="CA" fo:font-style="normal" fo:font-weight="normal" officeooo:rsid="013c40c6" style:font-size-asian="10.5pt" style:font-style-asian="normal" style:font-weight-asian="normal" style:font-size-complex="12pt" style:font-style-complex="normal" style:font-weight-complex="normal"/>
    </style:style>
    <style:style style:name="T133" style:family="text">
      <style:text-properties fo:font-size="12pt" fo:language="en" fo:country="CA" fo:font-style="normal" fo:font-weight="normal" officeooo:rsid="007e5046" style:font-size-asian="10.5pt" style:font-style-asian="normal" style:font-weight-asian="normal" style:font-size-complex="12pt" style:font-style-complex="normal" style:font-weight-complex="normal"/>
    </style:style>
    <style:style style:name="T134" style:family="text">
      <style:text-properties fo:font-size="12pt" fo:language="en" fo:country="CA" fo:font-style="normal" fo:font-weight="normal" officeooo:rsid="0084c561" style:font-size-asian="10.5pt" style:font-style-asian="normal" style:font-weight-asian="normal" style:font-size-complex="12pt" style:font-style-complex="normal" style:font-weight-complex="normal"/>
    </style:style>
    <style:style style:name="T135" style:family="text">
      <style:text-properties fo:font-size="12pt" fo:language="en" fo:country="CA" fo:font-style="normal" fo:font-weight="normal" officeooo:rsid="013f9f5d" style:font-size-asian="10.5pt" style:font-style-asian="normal" style:font-weight-asian="normal" style:font-size-complex="12pt" style:font-style-complex="normal" style:font-weight-complex="normal"/>
    </style:style>
    <style:style style:name="T136" style:family="text">
      <style:text-properties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137" style:family="text">
      <style:text-properties fo:font-size="12pt" fo:language="en" fo:country="CA" fo:font-style="normal" fo:font-weight="normal" officeooo:rsid="0116031c" style:font-size-asian="10.5pt" style:font-style-asian="normal" style:font-weight-asian="normal" style:font-size-complex="12pt" style:font-style-complex="normal" style:font-weight-complex="normal"/>
    </style:style>
    <style:style style:name="T138" style:family="text">
      <style:text-properties fo:font-size="12pt" fo:language="en" fo:country="CA" fo:font-style="normal" fo:font-weight="normal" officeooo:rsid="015d3779" style:font-size-asian="10.5pt" style:font-style-asian="normal" style:font-weight-asian="normal" style:font-size-complex="12pt" style:font-style-complex="normal" style:font-weight-complex="normal"/>
    </style:style>
    <style:style style:name="T139" style:family="text">
      <style:text-properties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140" style:family="text">
      <style:text-properties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141" style:family="text">
      <style:text-properties fo:font-size="12pt" fo:language="en" fo:country="CA" fo:font-style="normal" fo:font-weight="normal" officeooo:rsid="01230ffc" style:font-size-asian="10.5pt" style:font-style-asian="normal" style:font-weight-asian="normal" style:font-size-complex="12pt" style:font-style-complex="normal" style:font-weight-complex="normal"/>
    </style:style>
    <style:style style:name="T142" style:family="text">
      <style:text-properties fo:font-size="12pt" fo:language="en" fo:country="CA" fo:font-style="normal" fo:font-weight="normal" officeooo:rsid="00295490" style:font-size-asian="10.5pt" style:font-style-asian="normal" style:font-weight-asian="normal" style:font-size-complex="12pt" style:font-style-complex="normal" style:font-weight-complex="normal"/>
    </style:style>
    <style:style style:name="T143" style:family="text">
      <style:text-properties fo:font-size="12pt" fo:language="en" fo:country="CA" fo:font-style="normal" fo:font-weight="normal" officeooo:rsid="00297c1f" style:font-size-asian="10.5pt" style:font-style-asian="normal" style:font-weight-asian="normal" style:font-size-complex="12pt" style:font-style-complex="normal" style:font-weight-complex="normal"/>
    </style:style>
    <style:style style:name="T144" style:family="text">
      <style:text-properties fo:font-size="12pt" fo:language="en" fo:country="CA" fo:font-style="normal" fo:font-weight="normal" officeooo:rsid="002af394" style:font-size-asian="10.5pt" style:font-style-asian="normal" style:font-weight-asian="normal" style:font-size-complex="12pt" style:font-style-complex="normal" style:font-weight-complex="normal"/>
    </style:style>
    <style:style style:name="T145" style:family="text">
      <style:text-properties fo:font-size="12pt" fo:language="en" fo:country="CA" fo:font-style="normal" fo:font-weight="normal" officeooo:rsid="0061e892" style:font-size-asian="10.5pt" style:font-style-asian="normal" style:font-weight-asian="normal" style:font-size-complex="12pt" style:font-style-complex="normal" style:font-weight-complex="normal"/>
    </style:style>
    <style:style style:name="T146" style:family="text">
      <style:text-properties fo:font-size="12pt" fo:language="en" fo:country="CA" fo:font-style="normal" fo:font-weight="normal" officeooo:rsid="006b87f4" style:font-size-asian="10.5pt" style:font-style-asian="normal" style:font-weight-asian="normal" style:font-size-complex="12pt" style:font-style-complex="normal" style:font-weight-complex="normal"/>
    </style:style>
    <style:style style:name="T147" style:family="text">
      <style:text-properties fo:font-size="12pt" fo:language="en" fo:country="CA" fo:font-style="normal" fo:font-weight="normal" officeooo:rsid="007c3353" style:font-size-asian="10.5pt" style:font-style-asian="normal" style:font-weight-asian="normal" style:font-size-complex="12pt" style:font-style-complex="normal" style:font-weight-complex="normal"/>
    </style:style>
    <style:style style:name="T148" style:family="text">
      <style:text-properties fo:font-size="12pt" fo:language="en" fo:country="CA" fo:font-style="normal" fo:font-weight="normal" officeooo:rsid="013c40c6" fo:background-color="transparent" loext:char-shading-value="0" style:font-size-asian="10.5pt" style:font-style-asian="normal" style:font-weight-asian="normal" style:font-size-complex="12pt" style:font-style-complex="normal" style:font-weight-complex="normal"/>
    </style:style>
    <style:style style:name="T149" style:family="text">
      <style:text-properties fo:font-size="12pt" fo:language="en" fo:country="CA" fo:font-style="normal" fo:font-weight="normal" officeooo:rsid="0116031c" fo:background-color="transparent" loext:char-shading-value="0" style:font-size-asian="10.5pt" style:font-style-asian="normal" style:font-weight-asian="normal" style:font-size-complex="12pt" style:font-style-complex="normal" style:font-weight-complex="normal"/>
    </style:style>
    <style:style style:name="T150" style:family="text">
      <style:text-properties officeooo:rsid="00896e95"/>
    </style:style>
    <style:style style:name="T151" style:family="text">
      <style:text-properties officeooo:rsid="012404d5"/>
    </style:style>
    <style:style style:name="T152" style:family="text">
      <style:text-properties officeooo:rsid="00969f9f"/>
    </style:style>
    <style:style style:name="T153" style:family="text">
      <style:text-properties style:text-line-through-style="none" style:text-line-through-type="none"/>
    </style:style>
    <style:style style:name="T154" style:family="text">
      <style:text-properties style:text-line-through-style="none" style:text-line-through-type="none" officeooo:rsid="01463c24"/>
    </style:style>
    <style:style style:name="T155" style:family="text">
      <style:text-properties style:text-line-through-style="none" style:text-line-through-type="none" officeooo:rsid="00945407"/>
    </style:style>
    <style:style style:name="T156" style:family="text">
      <style:text-properties style:text-line-through-style="none" style:text-line-through-type="none" style:text-position="0% 100%" officeooo:rsid="00945407"/>
    </style:style>
    <style:style style:name="T157" style:family="text">
      <style:text-properties style:text-line-through-style="none" style:text-line-through-type="none" style:text-position="0% 100%" officeooo:rsid="00c285b0"/>
    </style:style>
    <style:style style:name="T158" style:family="text">
      <style:text-properties style:text-line-through-style="none" style:text-line-through-type="none" officeooo:rsid="008fc9e5"/>
    </style:style>
    <style:style style:name="T159" style:family="text">
      <style:text-properties style:text-line-through-style="none" style:text-line-through-type="none" officeooo:rsid="012578d0"/>
    </style:style>
    <style:style style:name="T160" style:family="text">
      <style:text-properties style:text-line-through-style="none" style:text-line-through-type="none" officeooo:rsid="00c0d165"/>
    </style:style>
    <style:style style:name="T161" style:family="text">
      <style:text-properties style:text-line-through-style="none" style:text-line-through-type="none" officeooo:rsid="01307bae"/>
    </style:style>
    <style:style style:name="T162" style:family="text">
      <style:text-properties style:text-line-through-style="none" style:text-line-through-type="none" officeooo:rsid="009139f3"/>
    </style:style>
    <style:style style:name="T163" style:family="text">
      <style:text-properties style:text-line-through-style="none" style:text-line-through-type="none" officeooo:rsid="01162a29"/>
    </style:style>
    <style:style style:name="T164" style:family="text">
      <style:text-properties style:text-line-through-style="none" style:text-line-through-type="none" officeooo:rsid="01476ed1"/>
    </style:style>
    <style:style style:name="T165" style:family="text">
      <style:text-properties style:text-line-through-style="none" style:text-line-through-type="none" officeooo:rsid="00c285b0"/>
    </style:style>
    <style:style style:name="T166" style:family="text">
      <style:text-properties style:text-line-through-style="none" style:text-line-through-type="none" officeooo:rsid="00c29dbb"/>
    </style:style>
    <style:style style:name="T167" style:family="text">
      <style:text-properties style:text-line-through-style="none" style:text-line-through-type="none" officeooo:rsid="0148ae68"/>
    </style:style>
    <style:style style:name="T168" style:family="text">
      <style:text-properties style:text-line-through-style="none" style:text-line-through-type="none" officeooo:rsid="011997ba"/>
    </style:style>
    <style:style style:name="T169" style:family="text">
      <style:text-properties style:text-line-through-style="none" style:text-line-through-type="none" officeooo:rsid="00310e23"/>
    </style:style>
    <style:style style:name="T170" style:family="text">
      <style:text-properties style:text-line-through-style="none" style:text-line-through-type="none" officeooo:rsid="0048b87b"/>
    </style:style>
    <style:style style:name="T171" style:family="text">
      <style:text-properties style:text-line-through-style="none" style:text-line-through-type="none" officeooo:rsid="00496ac7"/>
    </style:style>
    <style:style style:name="T172" style:family="text">
      <style:text-properties style:text-line-through-style="none" style:text-line-through-type="none" officeooo:rsid="007d0a38"/>
    </style:style>
    <style:style style:name="T173" style:family="text">
      <style:text-properties style:text-line-through-style="none" style:text-line-through-type="none" officeooo:rsid="007e8865"/>
    </style:style>
    <style:style style:name="T174" style:family="text">
      <style:text-properties style:text-line-through-style="none" style:text-line-through-type="none" officeooo:rsid="009dd4c2"/>
    </style:style>
    <style:style style:name="T175" style:family="text">
      <style:text-properties style:text-line-through-style="none" style:text-line-through-type="none" officeooo:rsid="009fbb48"/>
    </style:style>
    <style:style style:name="T176" style:family="text">
      <style:text-properties officeooo:rsid="012578d0"/>
    </style:style>
    <style:style style:name="T177" style:family="text">
      <style:text-properties officeooo:rsid="008b4e9b"/>
    </style:style>
    <style:style style:name="T178" style:family="text">
      <style:text-properties officeooo:rsid="01310a3a"/>
    </style:style>
    <style:style style:name="T179" style:family="text">
      <style:text-properties officeooo:rsid="00cbbda7"/>
    </style:style>
    <style:style style:name="T180" style:family="text">
      <style:text-properties officeooo:rsid="00a0477a"/>
    </style:style>
    <style:style style:name="T181" style:family="text">
      <style:text-properties officeooo:rsid="00d6ff8c"/>
    </style:style>
    <style:style style:name="T182" style:family="text">
      <style:text-properties officeooo:rsid="01273364"/>
    </style:style>
    <style:style style:name="T183" style:family="text">
      <style:text-properties officeooo:rsid="014cd7dc"/>
    </style:style>
    <style:style style:name="T184" style:family="text">
      <style:text-properties officeooo:rsid="014e82cd"/>
    </style:style>
    <style:style style:name="T185" style:family="text">
      <style:text-properties officeooo:rsid="00db16b7"/>
    </style:style>
    <style:style style:name="T186" style:family="text">
      <style:text-properties officeooo:rsid="00ddb04a"/>
    </style:style>
    <style:style style:name="T187" style:family="text">
      <style:text-properties officeooo:rsid="00e066ed"/>
    </style:style>
    <style:style style:name="T188" style:family="text">
      <style:text-properties officeooo:rsid="01329bc4"/>
    </style:style>
    <style:style style:name="T189" style:family="text">
      <style:text-properties officeooo:rsid="01582b72"/>
    </style:style>
    <style:style style:name="T190" style:family="text">
      <style:text-properties officeooo:rsid="00e9d4f6"/>
    </style:style>
    <style:style style:name="T191" style:family="text">
      <style:text-properties officeooo:rsid="015aa876"/>
    </style:style>
    <style:style style:name="T192" style:family="text">
      <style:text-properties style:font-name="Times New Roman1"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193" style:family="text">
      <style:text-properties style:font-name="Times New Roman1" fo:font-size="12pt" fo:language="en" fo:country="CA" fo:font-style="normal" fo:font-weight="normal" officeooo:rsid="00105158" style:font-size-asian="10.5pt" style:font-style-asian="normal" style:font-weight-asian="normal" style:font-size-complex="12pt" style:font-style-complex="normal" style:font-weight-complex="normal"/>
    </style:style>
    <style:style style:name="T194" style:family="text">
      <style:text-properties style:font-name="Times New Roman1" fo:font-size="12pt" fo:language="en" fo:country="CA" fo:font-style="normal" fo:font-weight="normal" officeooo:rsid="0052184c" style:font-size-asian="10.5pt" style:font-style-asian="normal" style:font-weight-asian="normal" style:font-size-complex="12pt" style:font-style-complex="normal" style:font-weight-complex="normal"/>
    </style:style>
    <style:style style:name="T195" style:family="text">
      <style:text-properties style:font-name="Times New Roman1" fo:font-size="12pt" fo:language="en" fo:country="CA" fo:font-style="normal" fo:font-weight="normal" officeooo:rsid="00531cb1" style:font-size-asian="10.5pt" style:font-style-asian="normal" style:font-weight-asian="normal" style:font-size-complex="12pt" style:font-style-complex="normal" style:font-weight-complex="normal"/>
    </style:style>
    <style:style style:name="T196" style:family="text">
      <style:text-properties style:font-name="Times New Roman1" fo:font-size="12pt" fo:language="en" fo:country="CA" fo:font-style="normal" fo:font-weight="normal" officeooo:rsid="00923d93" style:font-size-asian="10.5pt" style:font-style-asian="normal" style:font-weight-asian="normal" style:font-size-complex="12pt" style:font-style-complex="normal" style:font-weight-complex="normal"/>
    </style:style>
    <style:style style:name="T197" style:family="text">
      <style:text-properties style:font-name="Times New Roman1" fo:font-size="12pt" fo:language="en" fo:country="CA" fo:font-style="normal" fo:font-weight="normal" officeooo:rsid="00a17f7e" style:font-size-asian="10.5pt" style:font-style-asian="normal" style:font-weight-asian="normal" style:font-size-complex="12pt" style:font-style-complex="normal" style:font-weight-complex="normal"/>
    </style:style>
    <style:style style:name="T198" style:family="text">
      <style:text-properties officeooo:rsid="012686f3"/>
    </style:style>
    <style:style style:name="T199" style:family="text">
      <style:text-properties officeooo:rsid="00ffb2dd"/>
    </style:style>
    <style:style style:name="T200" style:family="text">
      <style:text-properties officeooo:rsid="00179a27"/>
    </style:style>
    <style:style style:name="T201" style:family="text">
      <style:text-properties officeooo:rsid="00280d9b"/>
    </style:style>
    <style:style style:name="T202" style:family="text">
      <style:text-properties officeooo:rsid="0041f3cd"/>
    </style:style>
    <style:style style:name="T203" style:family="text">
      <style:text-properties officeooo:rsid="00455538"/>
    </style:style>
    <style:style style:name="T204" style:family="text">
      <style:text-properties officeooo:rsid="0048b87b"/>
    </style:style>
    <style:style style:name="T205" style:family="text">
      <style:text-properties officeooo:rsid="004ecf2d"/>
    </style:style>
    <style:style style:name="T206" style:family="text">
      <style:text-properties officeooo:rsid="004ffc6b"/>
    </style:style>
    <style:style style:name="T207" style:family="text">
      <style:text-properties officeooo:rsid="005030c6"/>
    </style:style>
    <style:style style:name="T208" style:family="text">
      <style:text-properties officeooo:rsid="005e7cbb"/>
    </style:style>
    <style:style style:name="T209" style:family="text">
      <style:text-properties officeooo:rsid="00ddb04a" fo:background-color="transparent" loext:char-shading-value="0"/>
    </style:style>
    <style:style style:name="T210" style:family="text">
      <style:text-properties officeooo:rsid="006a3ffb"/>
    </style:style>
    <style:style style:name="T211" style:family="text">
      <style:text-properties officeooo:rsid="007d0a38"/>
    </style:style>
    <style:style style:name="T212" style:family="text">
      <style:text-properties officeooo:rsid="007e8865"/>
    </style:style>
    <style:style style:name="T213" style:family="text">
      <style:text-properties officeooo:rsid="008184ac"/>
    </style:style>
    <style:style style:name="T214" style:family="text">
      <style:text-properties officeooo:rsid="0084d5f0"/>
    </style:style>
    <style:style style:name="T215" style:family="text">
      <style:text-properties officeooo:rsid="0088bb5e"/>
    </style:style>
    <style:style style:name="T216" style:family="text">
      <style:text-properties officeooo:rsid="008c16fe"/>
    </style:style>
    <style:style style:name="T217" style:family="text">
      <style:text-properties officeooo:rsid="008f7ae4"/>
    </style:style>
    <style:style style:name="T218" style:family="text">
      <style:text-properties officeooo:rsid="0090ea99"/>
    </style:style>
    <style:style style:name="T219" style:family="text">
      <style:text-properties officeooo:rsid="00923d93"/>
    </style:style>
    <style:style style:name="T220" style:family="text">
      <style:text-properties officeooo:rsid="0092f7f5"/>
    </style:style>
    <style:style style:name="T221" style:family="text">
      <style:text-properties officeooo:rsid="00935fb0"/>
    </style:style>
    <style:style style:name="T222" style:family="text">
      <style:text-properties officeooo:rsid="00955597"/>
    </style:style>
    <style:style style:name="T223" style:family="text">
      <style:text-properties officeooo:rsid="009626b5"/>
    </style:style>
    <style:style style:name="T224" style:family="text">
      <style:text-properties style:font-name="Times New Roman2" officeooo:rsid="008b4e9b"/>
    </style:style>
    <style:style style:name="T225" style:family="text">
      <style:text-properties officeooo:rsid="00a2440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9"/>
      <text:p text:style-name="P9"/>
      <text:p text:style-name="P9"/>
      <text:p text:style-name="P9"/>
      <text:p text:style-name="P9"/>
      <text:p text:style-name="P9"/>
      <text:p text:style-name="P9"/>
      <text:p text:style-name="P10">The effects of background music on cognitive functioning</text:p>
      <text:p text:style-name="P11">Comprehensive <text:span text:style-name="T23">e</text:span>xam <text:span text:style-name="T23">p</text:span>aper</text:p>
      <text:p text:style-name="P11">Avital Sternin</text:p>
      <text:p text:style-name="P11"><text:span text:style-name="T201">May</text:span> <text:span text:style-name="T203">15</text:span>, 201<text:span text:style-name="T24">7</text:span></text:p>
      <text:p text:style-name="P39"><text:span text:style-name="T208">Listening closely in almost any public space reveals how background music, unobtrusive music in the environment, is especially present in day-to-day life. While the human ear is regularly stimulated by auditory stimuli that are inevitable products of the environment (background noise), background music is added to the environment with a goal in mind, like setting a mood or impacting human behaviour. In commercial settings, background music is used to influence the things you buy </text:span><text:reference-mark-start text:name="ADDIN CSL_CITATION {&quot;mendeley&quot;: {&quot;formattedCitation&quot;: &quot;(Areni &amp; Kim, 1993; North, 1999)&quot;, &quot;previouslyFormattedCitation&quot;: &quot;(Areni &amp; Kim, 1993; North, 1999)&quot;, &quot;plainTextFormattedCitation&quot;: &quot;(Areni &amp; Kim, 1993; North, 1999)&quot;}, &quot;schema&quot;: &quot;https://github.com/citation-style-language/schema/raw/master/csl-citation.json&quot;, &quot;citationItems&quot;: [{&quot;uris&quot;: [&quot;http://www.mendeley.com/documents/?uuid=135446a7-c7eb-4297-a06b-8b70ef7149a5&quot;, &quot;http://www.mendeley.com/documents/?uuid=76ff57ab-4b10-4dc9-99d7-f7b49b10351a&quot;], &quot;itemData&quot;: {&quot;title&quot;: &quot;The influence of background music on shopping behavior: Classical versus top-forty music in a wine store&quot;, &quot;id&quot;: &quot;ITEM-1&quot;, &quot;editor&quot;: [{&quot;non-dropping-particle&quot;: &quot;&quot;, &quot;given&quot;: &quot;Leigh&quot;, &quot;dropping-particle&quot;: &quot;&quot;, &quot;parse-names&quot;: false, &quot;family&quot;: &quot;McAlister&quot;, &quot;suffix&quot;: &quot;&quot;}, {&quot;non-dropping-particle&quot;: &quot;&quot;, &quot;given&quot;: &quot;Michael L.&quot;, &quot;dropping-particle&quot;: &quot;&quot;, &quot;parse-names&quot;: false, &quot;family&quot;: &quot;Rothschild&quot;, &quot;suffix&quot;: &quot;&quot;}], &quot;issued&quot;: {&quot;date-parts&quot;: [[&quot;1993&quot;]]}, &quot;container-title&quot;: &quot;Advances in Consumer Research&quot;, &quot;author&quot;: [{&quot;non-dropping-particle&quot;: &quot;&quot;, &quot;given&quot;: &quot;Charles S.&quot;, &quot;dropping-particle&quot;: &quot;&quot;, &quot;parse-names&quot;: false, &quot;family&quot;: &quot;Areni&quot;, &quot;suffix&quot;: &quot;&quot;}, {&quot;non-dropping-particle&quot;: &quot;&quot;, &quot;given&quot;: &quot;David&quot;, &quot;dropping-particle&quot;: &quot;&quot;, &quot;parse-names&quot;: false, &quot;family&quot;: &quot;Kim&quot;, &quot;suffix&quot;: &quot;&quot;}], &quot;type&quot;: &quot;chapter&quot;, &quot;note&quot;: &quot;NULL&quot;, &quot;page&quot;: &quot;336-340&quot;, &quot;publisher&quot;: &quot;Provo, UT : Association for Consumer Research&quot;}, &quot;id&quot;: &quot;ITEM-1&quot;}, {&quot;uris&quot;: [&quot;http://www.mendeley.com/documents/?uuid=f16baadf-7377-4f46-8ef4-d3de68a872ff&quot;, &quot;http://www.mendeley.com/documents/?uuid=2a055db0-1297-4684-861a-58679dbf78e9&quot;], &quot;itemData&quot;: {&quot;id&quot;: &quot;ITEM-2&quot;, &quot;issued&quot;: {&quot;date-parts&quot;: [[&quot;1999&quot;]]}, &quot;author&quot;: [{&quot;non-dropping-particle&quot;: &quot;&quot;, &quot;given&quot;: &quot;Adrian C&quot;, &quot;dropping-particle&quot;: &quot;&quot;, &quot;parse-names&quot;: false, &quot;family&quot;: &quot;North&quot;, &quot;suffix&quot;: &quot;&quot;}], &quot;type&quot;: &quot;article-journal&quot;, &quot;ISSN&quot;: &quot;0021-9010&quot;, &quot;title&quot;: &quot;The influence of in-store music on wine selections.&quot;, &quot;volume&quot;: &quot;84&quot;, &quot;issue&quot;: &quot;2&quot;, &quot;container-title&quot;: &quot;Journal of applied psychology&quot;, &quot;DOI&quot;: &quot;10.1037/0021-9010.84.2.271&quot;, &quot;note&quot;: &quot;NULL&quot;, &quot;page&quot;: &quot;271-276&quot;, &quot;publisher&quot;: &quot;American Psychological Association&quot;}, &quot;id&quot;: &quot;ITEM-2&quot;}], &quot;properties&quot;: {&quot;noteIndex&quot;: 0}} RNDSU7ZbQLs4A"/><text:span text:style-name="T26">(Areni &amp; Kim, 1993; North, 1999)</text:span><text:reference-mark-end text:name="ADDIN CSL_CITATION {&quot;mendeley&quot;: {&quot;formattedCitation&quot;: &quot;(Areni &amp; Kim, 1993; North, 1999)&quot;, &quot;previouslyFormattedCitation&quot;: &quot;(Areni &amp; Kim, 1993; North, 1999)&quot;, &quot;plainTextFormattedCitation&quot;: &quot;(Areni &amp; Kim, 1993; North, 1999)&quot;}, &quot;schema&quot;: &quot;https://github.com/citation-style-language/schema/raw/master/csl-citation.json&quot;, &quot;citationItems&quot;: [{&quot;uris&quot;: [&quot;http://www.mendeley.com/documents/?uuid=135446a7-c7eb-4297-a06b-8b70ef7149a5&quot;, &quot;http://www.mendeley.com/documents/?uuid=76ff57ab-4b10-4dc9-99d7-f7b49b10351a&quot;], &quot;itemData&quot;: {&quot;title&quot;: &quot;The influence of background music on shopping behavior: Classical versus top-forty music in a wine store&quot;, &quot;id&quot;: &quot;ITEM-1&quot;, &quot;editor&quot;: [{&quot;non-dropping-particle&quot;: &quot;&quot;, &quot;given&quot;: &quot;Leigh&quot;, &quot;dropping-particle&quot;: &quot;&quot;, &quot;parse-names&quot;: false, &quot;family&quot;: &quot;McAlister&quot;, &quot;suffix&quot;: &quot;&quot;}, {&quot;non-dropping-particle&quot;: &quot;&quot;, &quot;given&quot;: &quot;Michael L.&quot;, &quot;dropping-particle&quot;: &quot;&quot;, &quot;parse-names&quot;: false, &quot;family&quot;: &quot;Rothschild&quot;, &quot;suffix&quot;: &quot;&quot;}], &quot;issued&quot;: {&quot;date-parts&quot;: [[&quot;1993&quot;]]}, &quot;container-title&quot;: &quot;Advances in Consumer Research&quot;, &quot;author&quot;: [{&quot;non-dropping-particle&quot;: &quot;&quot;, &quot;given&quot;: &quot;Charles S.&quot;, &quot;dropping-particle&quot;: &quot;&quot;, &quot;parse-names&quot;: false, &quot;family&quot;: &quot;Areni&quot;, &quot;suffix&quot;: &quot;&quot;}, {&quot;non-dropping-particle&quot;: &quot;&quot;, &quot;given&quot;: &quot;David&quot;, &quot;dropping-particle&quot;: &quot;&quot;, &quot;parse-names&quot;: false, &quot;family&quot;: &quot;Kim&quot;, &quot;suffix&quot;: &quot;&quot;}], &quot;type&quot;: &quot;chapter&quot;, &quot;note&quot;: &quot;NULL&quot;, &quot;page&quot;: &quot;336-340&quot;, &quot;publisher&quot;: &quot;Provo, UT : Association for Consumer Research&quot;}, &quot;id&quot;: &quot;ITEM-1&quot;}, {&quot;uris&quot;: [&quot;http://www.mendeley.com/documents/?uuid=f16baadf-7377-4f46-8ef4-d3de68a872ff&quot;, &quot;http://www.mendeley.com/documents/?uuid=2a055db0-1297-4684-861a-58679dbf78e9&quot;], &quot;itemData&quot;: {&quot;id&quot;: &quot;ITEM-2&quot;, &quot;issued&quot;: {&quot;date-parts&quot;: [[&quot;1999&quot;]]}, &quot;author&quot;: [{&quot;non-dropping-particle&quot;: &quot;&quot;, &quot;given&quot;: &quot;Adrian C&quot;, &quot;dropping-particle&quot;: &quot;&quot;, &quot;parse-names&quot;: false, &quot;family&quot;: &quot;North&quot;, &quot;suffix&quot;: &quot;&quot;}], &quot;type&quot;: &quot;article-journal&quot;, &quot;ISSN&quot;: &quot;0021-9010&quot;, &quot;title&quot;: &quot;The influence of in-store music on wine selections.&quot;, &quot;volume&quot;: &quot;84&quot;, &quot;issue&quot;: &quot;2&quot;, &quot;container-title&quot;: &quot;Journal of applied psychology&quot;, &quot;DOI&quot;: &quot;10.1037/0021-9010.84.2.271&quot;, &quot;note&quot;: &quot;NULL&quot;, &quot;page&quot;: &quot;271-276&quot;, &quot;publisher&quot;: &quot;American Psychological Association&quot;}, &quot;id&quot;: &quot;ITEM-2&quot;}], &quot;properties&quot;: {&quot;noteIndex&quot;: 0}} RNDSU7ZbQLs4A"/><text:span text:style-name="T208">, the type of food you order </text:span><text:reference-mark-start text:name="ADDIN CSL_CITATION {&quot;mendeley&quot;: {&quot;formattedCitation&quot;: &quot;(North, 1998)&quot;, &quot;previouslyFormattedCitation&quot;: &quot;(North, 1998)&quot;, &quot;plainTextFormattedCitation&quot;: &quot;(North, 1998)&quot;}, &quot;schema&quot;: &quot;https://github.com/citation-style-language/schema/raw/master/csl-citation.json&quot;, &quot;citationItems&quot;: [{&quot;uris&quot;: [&quot;http://www.mendeley.com/documents/?uuid=e1ea0ef5-75c4-45a9-aaf2-0ce377bcfd83&quot;, &quot;http://www.mendeley.com/documents/?uuid=87f88d28-45b8-41a2-a0c9-3fe9969ba09b&quot;], &quot;itemData&quot;: {&quot;id&quot;: &quot;ITEM-1&quot;, &quot;issued&quot;: {&quot;date-parts&quot;: [[&quot;1998&quot;, &quot;12&quot;]]}, &quot;author&quot;: [{&quot;non-dropping-particle&quot;: &quot;&quot;, &quot;given&quot;: &quot;Adrian C&quot;, &quot;dropping-particle&quot;: &quot;&quot;, &quot;parse-names&quot;: false, &quot;family&quot;: &quot;North&quot;, &quot;suffix&quot;: &quot;&quot;}], &quot;type&quot;: &quot;article-journal&quot;, &quot;ISSN&quot;: &quot;0021-9029&quot;, &quot;title&quot;: &quot;The Effect of Music on Atmosphere and Purchase Intentions in a Cafeteria1&quot;, &quot;volume&quot;: &quot;28&quot;, &quot;issue&quot;: &quot;24&quot;, &quot;container-title&quot;: &quot;Journal of applied social psychology&quot;, &quot;DOI&quot;: &quot;10.1111/j.1559-1816.1998.tb01370.x&quot;, &quot;note&quot;: &quot;NULL&quot;, &quot;page&quot;: &quot;2254-2273&quot;, &quot;publisher&quot;: &quot;Bellwether Publishing Ltd&quot;}, &quot;id&quot;: &quot;ITEM-1&quot;}], &quot;properties&quot;: {&quot;noteIndex&quot;: 0}} RNDAaCENh50g0"/><text:span text:style-name="T26">(North, 1998)</text:span><text:reference-mark-end text:name="ADDIN CSL_CITATION {&quot;mendeley&quot;: {&quot;formattedCitation&quot;: &quot;(North, 1998)&quot;, &quot;previouslyFormattedCitation&quot;: &quot;(North, 1998)&quot;, &quot;plainTextFormattedCitation&quot;: &quot;(North, 1998)&quot;}, &quot;schema&quot;: &quot;https://github.com/citation-style-language/schema/raw/master/csl-citation.json&quot;, &quot;citationItems&quot;: [{&quot;uris&quot;: [&quot;http://www.mendeley.com/documents/?uuid=e1ea0ef5-75c4-45a9-aaf2-0ce377bcfd83&quot;, &quot;http://www.mendeley.com/documents/?uuid=87f88d28-45b8-41a2-a0c9-3fe9969ba09b&quot;], &quot;itemData&quot;: {&quot;id&quot;: &quot;ITEM-1&quot;, &quot;issued&quot;: {&quot;date-parts&quot;: [[&quot;1998&quot;, &quot;12&quot;]]}, &quot;author&quot;: [{&quot;non-dropping-particle&quot;: &quot;&quot;, &quot;given&quot;: &quot;Adrian C&quot;, &quot;dropping-particle&quot;: &quot;&quot;, &quot;parse-names&quot;: false, &quot;family&quot;: &quot;North&quot;, &quot;suffix&quot;: &quot;&quot;}], &quot;type&quot;: &quot;article-journal&quot;, &quot;ISSN&quot;: &quot;0021-9029&quot;, &quot;title&quot;: &quot;The Effect of Music on Atmosphere and Purchase Intentions in a Cafeteria1&quot;, &quot;volume&quot;: &quot;28&quot;, &quot;issue&quot;: &quot;24&quot;, &quot;container-title&quot;: &quot;Journal of applied social psychology&quot;, &quot;DOI&quot;: &quot;10.1111/j.1559-1816.1998.tb01370.x&quot;, &quot;note&quot;: &quot;NULL&quot;, &quot;page&quot;: &quot;2254-2273&quot;, &quot;publisher&quot;: &quot;Bellwether Publishing Ltd&quot;}, &quot;id&quot;: &quot;ITEM-1&quot;}], &quot;properties&quot;: {&quot;noteIndex&quot;: 0}} RNDAaCENh50g0"/><text:span text:style-name="T208">⁠, and how much money you spend </text:span><text:reference-mark-start text:name="ADDIN CSL_CITATION {&quot;mendeley&quot;: {&quot;formattedCitation&quot;: &quot;(Donovan &amp; Rossiter, 1994)&quot;, &quot;previouslyFormattedCitation&quot;: &quot;(Donovan &amp; Rossiter, 1994)&quot;, &quot;plainTextFormattedCitation&quot;: &quot;(Donovan &amp; Rossiter, 1994)&quot;}, &quot;schema&quot;: &quot;https://github.com/citation-style-language/schema/raw/master/csl-citation.json&quot;, &quot;citationItems&quot;: [{&quot;uris&quot;: [&quot;http://www.mendeley.com/documents/?uuid=88bbc788-3763-483e-8812-1888bebce080&quot;], &quot;itemData&quot;: {&quot;id&quot;: &quot;ITEM-1&quot;, &quot;issued&quot;: {&quot;date-parts&quot;: [[&quot;1994&quot;]]}, &quot;author&quot;: [{&quot;non-dropping-particle&quot;: &quot;&quot;, &quot;given&quot;: &quot;Robert J&quot;, &quot;dropping-particle&quot;: &quot;&quot;, &quot;parse-names&quot;: false, &quot;family&quot;: &quot;Donovan&quot;, &quot;suffix&quot;: &quot;&quot;}, {&quot;non-dropping-particle&quot;: &quot;&quot;, &quot;given&quot;: &quot;John R&quot;, &quot;dropping-particle&quot;: &quot;&quot;, &quot;parse-names&quot;: false, &quot;family&quot;: &quot;Rossiter&quot;, &quot;suffix&quot;: &quot;&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type&quot;: &quot;article-journal&quot;, &quot;title&quot;: &quot;Store Atmosphere and Purchasing Behavior&quot;, &quot;volume&quot;: &quot;70&quot;, &quot;issue&quot;: &quot;3&quot;, &quot;PMID&quot;: &quot;9503160770&quot;, &quot;container-title&quot;: &quot;Journal of Retailing&quot;, &quot;DOI&quot;: &quot;10.1016/0022-4359(94)90037-X&quot;, &quot;ISBN&quot;: &quot;00224359&quot;, &quot;page&quot;: &quot;283-294&quot;}, &quot;id&quot;: &quot;ITEM-1&quot;}], &quot;properties&quot;: {&quot;noteIndex&quot;: 0}} RNDQXNYMKJ8kp"/><text:span text:style-name="T26">(Donovan &amp; Rossiter, 1994)</text:span><text:reference-mark-end text:name="ADDIN CSL_CITATION {&quot;mendeley&quot;: {&quot;formattedCitation&quot;: &quot;(Donovan &amp; Rossiter, 1994)&quot;, &quot;previouslyFormattedCitation&quot;: &quot;(Donovan &amp; Rossiter, 1994)&quot;, &quot;plainTextFormattedCitation&quot;: &quot;(Donovan &amp; Rossiter, 1994)&quot;}, &quot;schema&quot;: &quot;https://github.com/citation-style-language/schema/raw/master/csl-citation.json&quot;, &quot;citationItems&quot;: [{&quot;uris&quot;: [&quot;http://www.mendeley.com/documents/?uuid=88bbc788-3763-483e-8812-1888bebce080&quot;], &quot;itemData&quot;: {&quot;id&quot;: &quot;ITEM-1&quot;, &quot;issued&quot;: {&quot;date-parts&quot;: [[&quot;1994&quot;]]}, &quot;author&quot;: [{&quot;non-dropping-particle&quot;: &quot;&quot;, &quot;given&quot;: &quot;Robert J&quot;, &quot;dropping-particle&quot;: &quot;&quot;, &quot;parse-names&quot;: false, &quot;family&quot;: &quot;Donovan&quot;, &quot;suffix&quot;: &quot;&quot;}, {&quot;non-dropping-particle&quot;: &quot;&quot;, &quot;given&quot;: &quot;John R&quot;, &quot;dropping-particle&quot;: &quot;&quot;, &quot;parse-names&quot;: false, &quot;family&quot;: &quot;Rossiter&quot;, &quot;suffix&quot;: &quot;&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type&quot;: &quot;article-journal&quot;, &quot;title&quot;: &quot;Store Atmosphere and Purchasing Behavior&quot;, &quot;volume&quot;: &quot;70&quot;, &quot;issue&quot;: &quot;3&quot;, &quot;PMID&quot;: &quot;9503160770&quot;, &quot;container-title&quot;: &quot;Journal of Retailing&quot;, &quot;DOI&quot;: &quot;10.1016/0022-4359(94)90037-X&quot;, &quot;ISBN&quot;: &quot;00224359&quot;, &quot;page&quot;: &quot;283-294&quot;}, &quot;id&quot;: &quot;ITEM-1&quot;}], &quot;properties&quot;: {&quot;noteIndex&quot;: 0}} RNDQXNYMKJ8kp"/><text:span text:style-name="T208">⁠. People also choose to listen to music on a regular basis. Americans over the age of 13, spend an average of four hours per day listening to music from a variety of sources </text:span><text:reference-mark-start text:name="ADDIN CSL_CITATION {&quot;mendeley&quot;: {&quot;formattedCitation&quot;: &quot;(&lt;i&gt;Share of Ear&lt;/i&gt;, 2014)&quot;, &quot;previouslyFormattedCitation&quot;: &quot;(&lt;i&gt;Share of Ear&lt;/i&gt;, 2014)&quot;, &quot;plainTextFormattedCitation&quot;: &quot;(Share of Ear, 2014)&quot;}, &quot;schema&quot;: &quot;https://github.com/citation-style-language/schema/raw/master/csl-citation.json&quot;, &quot;citationItems&quot;: [{&quot;uris&quot;: [&quot;http://www.mendeley.com/documents/?uuid=b0a39bf1-34b2-46bc-9d06-90d910128538&quot;, &quot;http://www.mendeley.com/documents/?uuid=ff605f75-ce82-4f95-996e-1ba71da6c2c9&quot;], &quot;itemData&quot;: {&quot;type&quot;: &quot;report&quot;, &quot;title&quot;: &quot;Share of Ear&quot;, &quot;id&quot;: &quot;ITEM-1&quot;, &quot;note&quot;: &quot;NULL&quot;, &quot;issued&quot;: {&quot;date-parts&quot;: [[&quot;2014&quot;]]}}, &quot;id&quot;: &quot;ITEM-1&quot;}], &quot;properties&quot;: {&quot;noteIndex&quot;: 0}} RNDrTv70j2eML"/><text:span text:style-name="T26">(</text:span><text:span text:style-name="T27">Share of Ear</text:span><text:span text:style-name="T26">, 2014)</text:span><text:reference-mark-end text:name="ADDIN CSL_CITATION {&quot;mendeley&quot;: {&quot;formattedCitation&quot;: &quot;(&lt;i&gt;Share of Ear&lt;/i&gt;, 2014)&quot;, &quot;previouslyFormattedCitation&quot;: &quot;(&lt;i&gt;Share of Ear&lt;/i&gt;, 2014)&quot;, &quot;plainTextFormattedCitation&quot;: &quot;(Share of Ear, 2014)&quot;}, &quot;schema&quot;: &quot;https://github.com/citation-style-language/schema/raw/master/csl-citation.json&quot;, &quot;citationItems&quot;: [{&quot;uris&quot;: [&quot;http://www.mendeley.com/documents/?uuid=b0a39bf1-34b2-46bc-9d06-90d910128538&quot;, &quot;http://www.mendeley.com/documents/?uuid=ff605f75-ce82-4f95-996e-1ba71da6c2c9&quot;], &quot;itemData&quot;: {&quot;type&quot;: &quot;report&quot;, &quot;title&quot;: &quot;Share of Ear&quot;, &quot;id&quot;: &quot;ITEM-1&quot;, &quot;note&quot;: &quot;NULL&quot;, &quot;issued&quot;: {&quot;date-parts&quot;: [[&quot;2014&quot;]]}}, &quot;id&quot;: &quot;ITEM-1&quot;}], &quot;properties&quot;: {&quot;noteIndex&quot;: 0}} RNDrTv70j2eML"/><text:span text:style-name="T208">⁠. Many will choose to listen to that music</text:span> while performing cognitively demanding tasks such as driving a car, <text:span text:style-name="T76">working</text:span>, <text:span text:style-name="T77">or</text:span> <text:span text:style-name="T76">studying</text:span>. <text:span text:style-name="T210">However, background music affects a person’s abilities to perform these tasks. For example, listening to music while driving can affect speed, traffic violations, and steering movements </text:span><text:reference-mark-start text:name="ADDIN CSL_CITATION {&quot;mendeley&quot;: {&quot;formattedCitation&quot;: &quot;(Brodsky, 2002, 2013; Konz &amp; Mcdougal, 1968)&quot;, &quot;previouslyFormattedCitation&quot;: &quot;(Brodsky, 2002, 2013; Konz &amp; Mcdougal, 1968)&quot;, &quot;plainTextFormattedCitation&quot;: &quot;(Brodsky, 2002, 2013; Konz &amp; Mcdougal, 1968)&quot;}, &quot;schema&quot;: &quot;https://github.com/citation-style-language/schema/raw/master/csl-citation.json&quot;, &quot;citationItems&quot;: [{&quot;uris&quot;: [&quot;http://www.mendeley.com/documents/?uuid=176e6100-e245-4a65-88ed-b63f0adad83f&quot;, &quot;http://www.mendeley.com/documents/?uuid=39a42d41-0573-43d3-b36f-259c3eb18a85&quot;], &quot;itemData&quot;: {&quot;id&quot;: &quot;ITEM-1&quot;, &quot;author&quot;: [{&quot;non-dropping-particle&quot;: &quot;&quot;, &quot;given&quot;: &quot;Warren&quot;, &quot;dropping-particle&quot;: &quot;&quot;, &quot;parse-names&quot;: false, &quot;family&quot;: &quot;Brodsky&quot;, &quot;suffix&quot;: &quot;&quot;}], &quot;issued&quot;: {&quot;date-parts&quot;: [[&quot;2013&quot;, &quot;10&quot;]]}, &quot;type&quot;: &quot;article-journal&quot;, &quot;ISSN&quot;: &quot;0001-4575&quot;, &quot;title&quot;: &quot;Background music as a risk factor for distraction among young-novice drivers&quot;, &quot;volume&quot;: &quot;59&quot;, &quot;publisher&quot;: &quot;Elsevier&quot;, &quot;container-title&quot;: &quot;Accident analysis and prevention&quot;, &quot;DOI&quot;: &quot;10.1016/j.aap.2013.06.022&quot;, &quot;note&quot;: &quot;NULL&quot;, &quot;page&quot;: &quot;382-393&quot;}, &quot;id&quot;: &quot;ITEM-1&quot;}, {&quot;uris&quot;: [&quot;http://www.mendeley.com/documents/?uuid=d17279a2-864e-428b-9153-67a7f3211a49&quot;, &quot;http://www.mendeley.com/documents/?uuid=4f28ff26-56ce-4391-ae44-72d638df2253&quot;], &quot;itemData&quot;: {&quot;id&quot;: &quot;ITEM-2&quot;, &quot;issued&quot;: {&quot;date-parts&quot;: [[&quot;2002&quot;, &quot;12&quot;]]}, &quot;author&quot;: [{&quot;non-dropping-particle&quot;: &quot;&quot;, &quot;given&quot;: &quot;Warren&quot;, &quot;dropping-particle&quot;: &quot;&quot;, &quot;parse-names&quot;: false, &quot;family&quot;: &quot;Brodsky&quot;, &quot;suffix&quot;: &quot;&quot;}], &quot;type&quot;: &quot;article-journal&quot;, &quot;ISSN&quot;: &quot;1369-8478&quot;, &quot;title&quot;: &quot;The effects of music tempo on simulated driving performance and vehicular control&quot;, &quot;volume&quot;: &quot;4&quot;, &quot;issue&quot;: &quot;4&quot;, &quot;container-title&quot;: &quot;Transportation research. Part F, Traffic psychology and behaviour&quot;, &quot;DOI&quot;: &quot;10.1016/S1369-8478(01)00025-0&quot;, &quot;note&quot;: &quot;NULL&quot;, &quot;page&quot;: &quot;219-241&quot;, &quot;publisher&quot;: &quot;Pergamon&quot;}, &quot;id&quot;: &quot;ITEM-2&quot;}, {&quot;uris&quot;: [&quot;http://www.mendeley.com/documents/?uuid=1a8f3b86-98f4-41ac-8b5c-fab1505868e5&quot;, &quot;http://www.mendeley.com/documents/?uuid=a44366be-5c6e-4adf-8bed-38200a79c772&quot;], &quot;itemData&quot;: {&quot;id&quot;: &quot;ITEM-3&quot;, &quot;issued&quot;: {&quot;date-parts&quot;: [[&quot;1968&quot;]]}, &quot;author&quot;: [{&quot;non-dropping-particle&quot;: &quot;&quot;, &quot;given&quot;: &quot;Stephan&quot;, &quot;dropping-particle&quot;: &quot;&quot;, &quot;parse-names&quot;: false, &quot;family&quot;: &quot;Konz&quot;, &quot;suffix&quot;: &quot;&quot;}, {&quot;non-dropping-particle&quot;: &quot;&quot;, &quot;given&quot;: &quot;David&quot;, &quot;dropping-particle&quot;: &quot;&quot;, &quot;parse-names&quot;: false, &quot;family&quot;: &quot;Mcdougal&quot;, &quot;suffix&quot;: &quot;&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type&quot;: &quot;article-journal&quot;, &quot;title&quot;: &quot;The Effect of Background Music on the Control Activity of an Automobile Driver&quot;, &quot;volume&quot;: &quot;10&quot;, &quot;issue&quot;: &quot;3&quot;, &quot;container-title&quot;: &quot;Human Factors&quot;, &quot;DOI&quot;: &quot;10.1177/001872086801000305&quot;, &quot;note&quot;: &quot;PMID: 5674359&quot;, &quot;page&quot;: &quot;233-243&quot;}, &quot;id&quot;: &quot;ITEM-3&quot;}], &quot;properties&quot;: {&quot;noteIndex&quot;: 0}} RNDs71IXp12Ik"/><text:span text:style-name="T28">(Brodsky, 2002, 2013; Konz &amp; Mcdougal, 1968)</text:span><text:reference-mark-end text:name="ADDIN CSL_CITATION {&quot;mendeley&quot;: {&quot;formattedCitation&quot;: &quot;(Brodsky, 2002, 2013; Konz &amp; Mcdougal, 1968)&quot;, &quot;previouslyFormattedCitation&quot;: &quot;(Brodsky, 2002, 2013; Konz &amp; Mcdougal, 1968)&quot;, &quot;plainTextFormattedCitation&quot;: &quot;(Brodsky, 2002, 2013; Konz &amp; Mcdougal, 1968)&quot;}, &quot;schema&quot;: &quot;https://github.com/citation-style-language/schema/raw/master/csl-citation.json&quot;, &quot;citationItems&quot;: [{&quot;uris&quot;: [&quot;http://www.mendeley.com/documents/?uuid=176e6100-e245-4a65-88ed-b63f0adad83f&quot;, &quot;http://www.mendeley.com/documents/?uuid=39a42d41-0573-43d3-b36f-259c3eb18a85&quot;], &quot;itemData&quot;: {&quot;id&quot;: &quot;ITEM-1&quot;, &quot;author&quot;: [{&quot;non-dropping-particle&quot;: &quot;&quot;, &quot;given&quot;: &quot;Warren&quot;, &quot;dropping-particle&quot;: &quot;&quot;, &quot;parse-names&quot;: false, &quot;family&quot;: &quot;Brodsky&quot;, &quot;suffix&quot;: &quot;&quot;}], &quot;issued&quot;: {&quot;date-parts&quot;: [[&quot;2013&quot;, &quot;10&quot;]]}, &quot;type&quot;: &quot;article-journal&quot;, &quot;ISSN&quot;: &quot;0001-4575&quot;, &quot;title&quot;: &quot;Background music as a risk factor for distraction among young-novice drivers&quot;, &quot;volume&quot;: &quot;59&quot;, &quot;publisher&quot;: &quot;Elsevier&quot;, &quot;container-title&quot;: &quot;Accident analysis and prevention&quot;, &quot;DOI&quot;: &quot;10.1016/j.aap.2013.06.022&quot;, &quot;note&quot;: &quot;NULL&quot;, &quot;page&quot;: &quot;382-393&quot;}, &quot;id&quot;: &quot;ITEM-1&quot;}, {&quot;uris&quot;: [&quot;http://www.mendeley.com/documents/?uuid=d17279a2-864e-428b-9153-67a7f3211a49&quot;, &quot;http://www.mendeley.com/documents/?uuid=4f28ff26-56ce-4391-ae44-72d638df2253&quot;], &quot;itemData&quot;: {&quot;id&quot;: &quot;ITEM-2&quot;, &quot;issued&quot;: {&quot;date-parts&quot;: [[&quot;2002&quot;, &quot;12&quot;]]}, &quot;author&quot;: [{&quot;non-dropping-particle&quot;: &quot;&quot;, &quot;given&quot;: &quot;Warren&quot;, &quot;dropping-particle&quot;: &quot;&quot;, &quot;parse-names&quot;: false, &quot;family&quot;: &quot;Brodsky&quot;, &quot;suffix&quot;: &quot;&quot;}], &quot;type&quot;: &quot;article-journal&quot;, &quot;ISSN&quot;: &quot;1369-8478&quot;, &quot;title&quot;: &quot;The effects of music tempo on simulated driving performance and vehicular control&quot;, &quot;volume&quot;: &quot;4&quot;, &quot;issue&quot;: &quot;4&quot;, &quot;container-title&quot;: &quot;Transportation research. Part F, Traffic psychology and behaviour&quot;, &quot;DOI&quot;: &quot;10.1016/S1369-8478(01)00025-0&quot;, &quot;note&quot;: &quot;NULL&quot;, &quot;page&quot;: &quot;219-241&quot;, &quot;publisher&quot;: &quot;Pergamon&quot;}, &quot;id&quot;: &quot;ITEM-2&quot;}, {&quot;uris&quot;: [&quot;http://www.mendeley.com/documents/?uuid=1a8f3b86-98f4-41ac-8b5c-fab1505868e5&quot;, &quot;http://www.mendeley.com/documents/?uuid=a44366be-5c6e-4adf-8bed-38200a79c772&quot;], &quot;itemData&quot;: {&quot;id&quot;: &quot;ITEM-3&quot;, &quot;issued&quot;: {&quot;date-parts&quot;: [[&quot;1968&quot;]]}, &quot;author&quot;: [{&quot;non-dropping-particle&quot;: &quot;&quot;, &quot;given&quot;: &quot;Stephan&quot;, &quot;dropping-particle&quot;: &quot;&quot;, &quot;parse-names&quot;: false, &quot;family&quot;: &quot;Konz&quot;, &quot;suffix&quot;: &quot;&quot;}, {&quot;non-dropping-particle&quot;: &quot;&quot;, &quot;given&quot;: &quot;David&quot;, &quot;dropping-particle&quot;: &quot;&quot;, &quot;parse-names&quot;: false, &quot;family&quot;: &quot;Mcdougal&quot;, &quot;suffix&quot;: &quot;&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type&quot;: &quot;article-journal&quot;, &quot;title&quot;: &quot;The Effect of Background Music on the Control Activity of an Automobile Driver&quot;, &quot;volume&quot;: &quot;10&quot;, &quot;issue&quot;: &quot;3&quot;, &quot;container-title&quot;: &quot;Human Factors&quot;, &quot;DOI&quot;: &quot;10.1177/001872086801000305&quot;, &quot;note&quot;: &quot;PMID: 5674359&quot;, &quot;page&quot;: &quot;233-243&quot;}, &quot;id&quot;: &quot;ITEM-3&quot;}], &quot;properties&quot;: {&quot;noteIndex&quot;: 0}} RNDs71IXp12Ik"/><text:span text:style-name="T210">⁠. Previous research has shown that tasks involving complex cognitive processes such as working memory, spatial manipulation, and recall are susceptible to music’s influence, but the mechanisms through which background music specifically affects these processes remains unclear.</text:span></text:p>
      <text:p text:style-name="P19">Over the last 60 years, numerous studies <text:span text:style-name="T78">have </text:span>investiga<text:span text:style-name="T78">ted</text:span> whether background music <text:span text:style-name="T78">enhances or impairs</text:span> performance during <text:span text:style-name="T79">cognitively demanding</text:span> tasks. <text:span text:style-name="T79">Many of these studies investigated how music affects skills important for classroom learning, such as reading rate and comprehension </text:span><text:reference-mark-start text:name="ADDIN CSL_CITATION {&quot;mendeley&quot;: {&quot;formattedCitation&quot;: &quot;(Freeburne &amp; Fleischer, 1952)&quot;, &quot;previouslyFormattedCitation&quot;: &quot;(Freeburne &amp; Fleischer, 1952)&quot;, &quot;plainTextFormattedCitation&quot;: &quot;(Freeburne &amp; Fleischer, 1952)&quot;}, &quot;schema&quot;: &quot;https://github.com/citation-style-language/schema/raw/master/csl-citation.json&quot;, &quot;citationItems&quot;: [{&quot;uris&quot;: [&quot;http://www.mendeley.com/documents/?uuid=a60dfe14-0ca9-4266-b204-764ac081a264&quot;], &quot;itemData&quot;: {&quot;id&quot;: &quot;ITEM-1&quot;, &quot;issued&quot;: {&quot;date-parts&quot;: [[&quot;1952&quot;]]}, &quot;author&quot;: [{&quot;non-dropping-particle&quot;: &quot;&quot;, &quot;given&quot;: &quot;Cecil M.&quot;, &quot;dropping-particle&quot;: &quot;&quot;, &quot;parse-names&quot;: false, &quot;family&quot;: &quot;Freeburne&quot;, &quot;suffix&quot;: &quot;&quot;}, {&quot;non-dropping-particle&quot;: &quot;&quot;, &quot;given&quot;: &quot;Murray S.&quot;, &quot;dropping-particle&quot;: &quot;&quot;, &quot;parse-names&quot;: false, &quot;family&quot;: &quot;Fleischer&quot;, &quot;suffix&quot;: &quot;&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SSN&quot;: &quot;0022-0663&quot;, &quot;title&quot;: &quot;The effect of music distraction upon reading rate and comprehension.&quot;, &quot;volume&quot;: &quot;43&quot;, &quot;issue&quot;: &quot;2&quot;, &quot;container-title&quot;: &quot;Journal of Educational Psychology&quot;, &quot;DOI&quot;: &quot;10.1037/h0054219&quot;, &quot;page&quot;: &quot;101-109&quot;}, &quot;id&quot;: &quot;ITEM-1&quot;}], &quot;properties&quot;: {&quot;noteIndex&quot;: 0}} RNDTHGiaxbO7t"/><text:span text:style-name="T29">(Freeburne &amp; Fleischer, 1952)</text:span><text:reference-mark-end text:name="ADDIN CSL_CITATION {&quot;mendeley&quot;: {&quot;formattedCitation&quot;: &quot;(Freeburne &amp; Fleischer, 1952)&quot;, &quot;previouslyFormattedCitation&quot;: &quot;(Freeburne &amp; Fleischer, 1952)&quot;, &quot;plainTextFormattedCitation&quot;: &quot;(Freeburne &amp; Fleischer, 1952)&quot;}, &quot;schema&quot;: &quot;https://github.com/citation-style-language/schema/raw/master/csl-citation.json&quot;, &quot;citationItems&quot;: [{&quot;uris&quot;: [&quot;http://www.mendeley.com/documents/?uuid=a60dfe14-0ca9-4266-b204-764ac081a264&quot;], &quot;itemData&quot;: {&quot;id&quot;: &quot;ITEM-1&quot;, &quot;issued&quot;: {&quot;date-parts&quot;: [[&quot;1952&quot;]]}, &quot;author&quot;: [{&quot;non-dropping-particle&quot;: &quot;&quot;, &quot;given&quot;: &quot;Cecil M.&quot;, &quot;dropping-particle&quot;: &quot;&quot;, &quot;parse-names&quot;: false, &quot;family&quot;: &quot;Freeburne&quot;, &quot;suffix&quot;: &quot;&quot;}, {&quot;non-dropping-particle&quot;: &quot;&quot;, &quot;given&quot;: &quot;Murray S.&quot;, &quot;dropping-particle&quot;: &quot;&quot;, &quot;parse-names&quot;: false, &quot;family&quot;: &quot;Fleischer&quot;, &quot;suffix&quot;: &quot;&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SSN&quot;: &quot;0022-0663&quot;, &quot;title&quot;: &quot;The effect of music distraction upon reading rate and comprehension.&quot;, &quot;volume&quot;: &quot;43&quot;, &quot;issue&quot;: &quot;2&quot;, &quot;container-title&quot;: &quot;Journal of Educational Psychology&quot;, &quot;DOI&quot;: &quot;10.1037/h0054219&quot;, &quot;page&quot;: &quot;101-109&quot;}, &quot;id&quot;: &quot;ITEM-1&quot;}], &quot;properties&quot;: {&quot;noteIndex&quot;: 0}} RNDTHGiaxbO7t"/><text:span text:style-name="T79">⁠, short-term memory </text:span><text:reference-mark-start text:name="ADDIN CSL_CITATION {&quot;mendeley&quot;: {&quot;formattedCitation&quot;: &quot;(Salam\u00e9 &amp; Baddeley, 1989)&quot;, &quot;previouslyFormattedCitation&quot;: &quot;(Salam\u00e9 &amp; Baddeley, 1989)&quot;, &quot;plainTextFormattedCitation&quot;: &quot;(Salam\u00e9 &amp; Baddeley, 1989)&quot;}, &quot;schema&quot;: &quot;https://github.com/citation-style-language/schema/raw/master/csl-citation.json&quot;, &quot;citationItems&quot;: [{&quot;uris&quot;: [&quot;http://www.mendeley.com/documents/?uuid=2e8a1e9b-df85-4bb1-9d54-8546a1391bf2&quot;], &quot;itemData&quot;: {&quot;id&quot;: &quot;ITEM-1&quot;, &quot;issued&quot;: {&quot;date-parts&quot;: [[&quot;1989&quot;, &quot;2&quot;]]}, &quot;author&quot;: [{&quot;non-dropping-particle&quot;: &quot;&quot;, &quot;given&quot;: &quot;Pierre&quot;, &quot;dropping-particle&quot;: &quot;&quot;, &quot;parse-names&quot;: false, &quot;family&quot;: &quot;Salam\u00e9&quot;, &quot;suffix&quot;: &quot;&quot;}, {&quot;non-dropping-particle&quot;: &quot;&quot;, &quot;given&quot;: &quot;Alan&quot;, &quot;dropping-particle&quot;: &quot;&quot;, &quot;parse-names&quot;: false, &quot;family&quot;: &quot;Baddeley&quot;, &quot;suffix&quot;: &quot;&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SSN&quot;: &quot;0272-4987&quot;, &quot;title&quot;: &quot;Effects of background music on phonological short-term memory&quot;, &quot;volume&quot;: &quot;41&quot;, &quot;issue&quot;: &quot;1&quot;, &quot;container-title&quot;: &quot;The Quarterly Journal of Experimental Psychology Section A&quot;, &quot;DOI&quot;: &quot;10.1080/14640748908402355&quot;, &quot;ISBN&quot;: &quot;1464-0740 0272-4987&quot;, &quot;page&quot;: &quot;107-122&quot;}, &quot;id&quot;: &quot;ITEM-1&quot;}], &quot;properties&quot;: {&quot;noteIndex&quot;: 0}} RNDUkPvHAZKUy"/><text:span text:style-name="T29">(Salamé &amp; Baddeley, 1989)</text:span><text:reference-mark-end text:name="ADDIN CSL_CITATION {&quot;mendeley&quot;: {&quot;formattedCitation&quot;: &quot;(Salam\u00e9 &amp; Baddeley, 1989)&quot;, &quot;previouslyFormattedCitation&quot;: &quot;(Salam\u00e9 &amp; Baddeley, 1989)&quot;, &quot;plainTextFormattedCitation&quot;: &quot;(Salam\u00e9 &amp; Baddeley, 1989)&quot;}, &quot;schema&quot;: &quot;https://github.com/citation-style-language/schema/raw/master/csl-citation.json&quot;, &quot;citationItems&quot;: [{&quot;uris&quot;: [&quot;http://www.mendeley.com/documents/?uuid=2e8a1e9b-df85-4bb1-9d54-8546a1391bf2&quot;], &quot;itemData&quot;: {&quot;id&quot;: &quot;ITEM-1&quot;, &quot;issued&quot;: {&quot;date-parts&quot;: [[&quot;1989&quot;, &quot;2&quot;]]}, &quot;author&quot;: [{&quot;non-dropping-particle&quot;: &quot;&quot;, &quot;given&quot;: &quot;Pierre&quot;, &quot;dropping-particle&quot;: &quot;&quot;, &quot;parse-names&quot;: false, &quot;family&quot;: &quot;Salam\u00e9&quot;, &quot;suffix&quot;: &quot;&quot;}, {&quot;non-dropping-particle&quot;: &quot;&quot;, &quot;given&quot;: &quot;Alan&quot;, &quot;dropping-particle&quot;: &quot;&quot;, &quot;parse-names&quot;: false, &quot;family&quot;: &quot;Baddeley&quot;, &quot;suffix&quot;: &quot;&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SSN&quot;: &quot;0272-4987&quot;, &quot;title&quot;: &quot;Effects of background music on phonological short-term memory&quot;, &quot;volume&quot;: &quot;41&quot;, &quot;issue&quot;: &quot;1&quot;, &quot;container-title&quot;: &quot;The Quarterly Journal of Experimental Psychology Section A&quot;, &quot;DOI&quot;: &quot;10.1080/14640748908402355&quot;, &quot;ISBN&quot;: &quot;1464-0740 0272-4987&quot;, &quot;page&quot;: &quot;107-122&quot;}, &quot;id&quot;: &quot;ITEM-1&quot;}], &quot;properties&quot;: {&quot;noteIndex&quot;: 0}} RNDUkPvHAZKUy"/><text:span text:style-name="T79">⁠, and spatial manipulation tasks </text:span><text:reference-mark-start text:name="ADDIN CSL_CITATION {&quot;mendeley&quot;: {&quot;formattedCitation&quot;: &quot;(Patston &amp; Tippett, 2011)&quot;, &quot;previouslyFormattedCitation&quot;: &quot;(Patston &amp; Tippett, 2011)&quot;, &quot;plainTextFormattedCitation&quot;: &quot;(Patston &amp; Tippett, 2011)&quot;}, &quot;schema&quot;: &quot;https://github.com/citation-style-language/schema/raw/master/csl-citation.json&quot;, &quot;citationItems&quot;: [{&quot;uris&quot;: [&quot;http://www.mendeley.com/documents/?uuid=90709e96-9b35-4592-8008-a14b99f35bad&quot;], &quot;itemData&quot;: {&quot;id&quot;: &quot;ITEM-1&quot;, &quot;issued&quot;: {&quot;date-parts&quot;: [[&quot;2011&quot;, &quot;12&quot;]]}, &quot;author&quot;: [{&quot;non-dropping-particle&quot;: &quot;&quot;, &quot;given&quot;: &quot;Lucy L. M.&quot;, &quot;dropping-particle&quot;: &quot;&quot;, &quot;parse-names&quot;: false, &quot;family&quot;: &quot;Patston&quot;, &quot;suffix&quot;: &quot;&quot;}, {&quot;non-dropping-particle&quot;: &quot;&quot;, &quot;given&quot;: &quot;Lynette J.&quot;, &quot;dropping-particle&quot;: &quot;&quot;, &quot;parse-names&quot;: false, &quot;family&quot;: &quot;Tippett&quot;, &quot;suffix&quot;: &quot;&quot;}], &quot;type&quot;: &quot;article-journal&quot;, &quot;ISSN&quot;: &quot;07307829&quot;, &quot;title&quot;: &quot;The Effect of Background Music on Cognitive Performance in Musicians and Nonmusicians&quot;, &quot;volume&quot;: &quot;29&quot;, &quot;issue&quot;: &quot;2&quot;, &quot;container-title&quot;: &quot;Music Perception: An Interdisciplinary Journal&quot;, &quot;DOI&quot;: &quot;10.1525/mp.2011.29.2.173&quot;, &quot;ISBN&quot;: &quot;0520057295&quot;, &quot;page&quot;: &quot;173-183&quot;}, &quot;id&quot;: &quot;ITEM-1&quot;}], &quot;properties&quot;: {&quot;noteIndex&quot;: 0}} RNDY2r7OIEhkb"/><text:span text:style-name="T29">(Patston &amp; Tippett, 2011)</text:span><text:reference-mark-end text:name="ADDIN CSL_CITATION {&quot;mendeley&quot;: {&quot;formattedCitation&quot;: &quot;(Patston &amp; Tippett, 2011)&quot;, &quot;previouslyFormattedCitation&quot;: &quot;(Patston &amp; Tippett, 2011)&quot;, &quot;plainTextFormattedCitation&quot;: &quot;(Patston &amp; Tippett, 2011)&quot;}, &quot;schema&quot;: &quot;https://github.com/citation-style-language/schema/raw/master/csl-citation.json&quot;, &quot;citationItems&quot;: [{&quot;uris&quot;: [&quot;http://www.mendeley.com/documents/?uuid=90709e96-9b35-4592-8008-a14b99f35bad&quot;], &quot;itemData&quot;: {&quot;id&quot;: &quot;ITEM-1&quot;, &quot;issued&quot;: {&quot;date-parts&quot;: [[&quot;2011&quot;, &quot;12&quot;]]}, &quot;author&quot;: [{&quot;non-dropping-particle&quot;: &quot;&quot;, &quot;given&quot;: &quot;Lucy L. M.&quot;, &quot;dropping-particle&quot;: &quot;&quot;, &quot;parse-names&quot;: false, &quot;family&quot;: &quot;Patston&quot;, &quot;suffix&quot;: &quot;&quot;}, {&quot;non-dropping-particle&quot;: &quot;&quot;, &quot;given&quot;: &quot;Lynette J.&quot;, &quot;dropping-particle&quot;: &quot;&quot;, &quot;parse-names&quot;: false, &quot;family&quot;: &quot;Tippett&quot;, &quot;suffix&quot;: &quot;&quot;}], &quot;type&quot;: &quot;article-journal&quot;, &quot;ISSN&quot;: &quot;07307829&quot;, &quot;title&quot;: &quot;The Effect of Background Music on Cognitive Performance in Musicians and Nonmusicians&quot;, &quot;volume&quot;: &quot;29&quot;, &quot;issue&quot;: &quot;2&quot;, &quot;container-title&quot;: &quot;Music Perception: An Interdisciplinary Journal&quot;, &quot;DOI&quot;: &quot;10.1525/mp.2011.29.2.173&quot;, &quot;ISBN&quot;: &quot;0520057295&quot;, &quot;page&quot;: &quot;173-183&quot;}, &quot;id&quot;: &quot;ITEM-1&quot;}], &quot;properties&quot;: {&quot;noteIndex&quot;: 0}} RNDY2r7OIEhkb"/><text:span text:style-name="T79">⁠. One of the most influential findings in the field was the discovery of ‘The Mozart Effect’ (</text:span><text:reference-mark-start text:name="ADDIN CSL_CITATION {&quot;mendeley&quot;: {&quot;formattedCitation&quot;: &quot;(Rauscher, Shaw, &amp; Ky, 1993)&quot;, &quot;manualFormatting&quot;: &quot;Rauscher et al. 1993)&quot;, &quot;previouslyFormattedCitation&quot;: &quot;(Rauscher, Shaw, &amp; Ky, 1993)&quot;, &quot;plainTextFormattedCitation&quot;: &quot;(Rauscher, Shaw, &amp; Ky, 1993)&quot;}, &quot;schema&quot;: &quot;https://github.com/citation-style-language/schema/raw/master/csl-citation.json&quot;, &quot;citationItems&quot;: [{&quot;uris&quot;: [&quot;http://www.mendeley.com/documents/?uuid=e91ed3ba-5f13-4254-bd68-3b43bf4341ec&quot;], &quot;itemData&quot;: {&quot;id&quot;: &quot;ITEM-1&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1&quot;}], &quot;properties&quot;: {&quot;noteIndex&quot;: 0}} RNDiHMs0wt2TS"/><text:span text:style-name="T29">Rauscher et al. 1993)</text:span><text:reference-mark-end text:name="ADDIN CSL_CITATION {&quot;mendeley&quot;: {&quot;formattedCitation&quot;: &quot;(Rauscher, Shaw, &amp; Ky, 1993)&quot;, &quot;manualFormatting&quot;: &quot;Rauscher et al. 1993)&quot;, &quot;previouslyFormattedCitation&quot;: &quot;(Rauscher, Shaw, &amp; Ky, 1993)&quot;, &quot;plainTextFormattedCitation&quot;: &quot;(Rauscher, Shaw, &amp; Ky, 1993)&quot;}, &quot;schema&quot;: &quot;https://github.com/citation-style-language/schema/raw/master/csl-citation.json&quot;, &quot;citationItems&quot;: [{&quot;uris&quot;: [&quot;http://www.mendeley.com/documents/?uuid=e91ed3ba-5f13-4254-bd68-3b43bf4341ec&quot;], &quot;itemData&quot;: {&quot;id&quot;: &quot;ITEM-1&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1&quot;}], &quot;properties&quot;: {&quot;noteIndex&quot;: 0}} RNDiHMs0wt2TS"/><text:span text:style-name="T79">⁠. Participants listened to Mozart music for 10 minutes before completing a series of spatial-temporal tasks. Participants performed better after listening to Mozart’s music compared to when the task was completed following a period of relaxation </text:span><text:soft-page-break/><text:span text:style-name="T79">or silence. These results inspired research into the use of music to bolster cognitive abilities and many commercial products such as the </text:span><text:span text:style-name="T124">Baby Einstein – </text:span><text:span text:style-name="T125">Baby Mozart</text:span><text:span text:style-name="T105"> video series aimed at </text:span><text:span text:style-name="T106">stimulating</text:span><text:span text:style-name="T105"> infant development </text:span><text:reference-mark-start text:name="ADDIN CSL_CITATION {&quot;mendeley&quot;: {&quot;formattedCitation&quot;: &quot;(Birch, 2015)&quot;, &quot;previouslyFormattedCitation&quot;: &quot;(Birch, 2015)&quot;, &quot;plainTextFormattedCitation&quot;: &quot;(Birch, 2015)&quot;}, &quot;schema&quot;: &quot;https://github.com/citation-style-language/schema/raw/master/csl-citation.json&quot;, &quot;citationItems&quot;: [{&quot;uris&quot;: [&quot;http://www.mendeley.com/documents/?uuid=c49ba829-20b0-4d5c-8868-8b4c2e4144d5&quot;], &quot;itemData&quot;: {&quot;title&quot;: &quot;How to Raise a Cultured Baby&quot;, &quot;id&quot;: &quot;ITEM-1&quot;, &quot;author&quot;: [{&quot;non-dropping-particle&quot;: &quot;&quot;, &quot;given&quot;: &quot;Jenna&quot;, &quot;dropping-particle&quot;: &quot;&quot;, &quot;parse-names&quot;: false, &quot;family&quot;: &quot;Birch&quot;, &quot;suffix&quot;: &quot;&quot;}], &quot;issued&quot;: {&quot;date-parts&quot;: [[&quot;2015&quot;, &quot;10&quot;]]}, &quot;container-title&quot;: &quot;New Parent&quot;, &quot;type&quot;: &quot;article-magazine&quot;}, &quot;id&quot;: &quot;ITEM-1&quot;}], &quot;properties&quot;: {&quot;noteIndex&quot;: 0}} RNDKBKcyqjmuT"/><text:span text:style-name="T32">(Birch, 2015)</text:span><text:reference-mark-end text:name="ADDIN CSL_CITATION {&quot;mendeley&quot;: {&quot;formattedCitation&quot;: &quot;(Birch, 2015)&quot;, &quot;previouslyFormattedCitation&quot;: &quot;(Birch, 2015)&quot;, &quot;plainTextFormattedCitation&quot;: &quot;(Birch, 2015)&quot;}, &quot;schema&quot;: &quot;https://github.com/citation-style-language/schema/raw/master/csl-citation.json&quot;, &quot;citationItems&quot;: [{&quot;uris&quot;: [&quot;http://www.mendeley.com/documents/?uuid=c49ba829-20b0-4d5c-8868-8b4c2e4144d5&quot;], &quot;itemData&quot;: {&quot;title&quot;: &quot;How to Raise a Cultured Baby&quot;, &quot;id&quot;: &quot;ITEM-1&quot;, &quot;author&quot;: [{&quot;non-dropping-particle&quot;: &quot;&quot;, &quot;given&quot;: &quot;Jenna&quot;, &quot;dropping-particle&quot;: &quot;&quot;, &quot;parse-names&quot;: false, &quot;family&quot;: &quot;Birch&quot;, &quot;suffix&quot;: &quot;&quot;}], &quot;issued&quot;: {&quot;date-parts&quot;: [[&quot;2015&quot;, &quot;10&quot;]]}, &quot;container-title&quot;: &quot;New Parent&quot;, &quot;type&quot;: &quot;article-magazine&quot;}, &quot;id&quot;: &quot;ITEM-1&quot;}], &quot;properties&quot;: {&quot;noteIndex&quot;: 0}} RNDKBKcyqjmuT"/><text:span text:style-name="T105">⁠</text:span><text:span text:style-name="T79">. However, like the Rauscher et al. (1993) study, in many of these studies participants listened to music before completing a task. In a real-world setting, people tend to listen to music while driving, working, or studying. T</text:span><text:span text:style-name="T81">his paper </text:span><text:span text:style-name="T82">reviews</text:span><text:span text:style-name="T83"> </text:span><text:span text:style-name="T81">studies </text:span><text:span text:style-name="T82">in which</text:span><text:span text:style-name="T84"> music was played </text:span><text:span text:style-name="T123">during</text:span><text:span text:style-name="T84"> cognitive task performance </text:span><text:span text:style-name="T96">in an effort to understand </text:span><text:span text:style-name="T105">the effect of background</text:span><text:span text:style-name="T96"> music </text:span><text:span text:style-name="T105">on cognitive task performance</text:span><text:span text:style-name="T96"> in real-world situations. </text:span></text:p>
      <text:p text:style-name="P20"><text:span text:style-name="T85">A recent review </text:span><text:span text:style-name="T94">by </text:span><text:reference-mark-start text:name="ADDIN CSL_CITATION {&quot;mendeley&quot;: {&quot;formattedCitation&quot;: &quot;(Schellenberg &amp; Weiss, 2013)&quot;, &quot;manualFormatting&quot;: &quot;Schellenberg and Weiss (2013)&quot;, &quot;previouslyFormattedCitation&quot;: &quot;(Schellenberg &amp; Weiss, 2013)&quot;, &quot;plainTextFormattedCitation&quot;: &quot;(Schellenberg &amp; Weiss, 2013)&quot;}, &quot;schema&quot;: &quot;https://github.com/citation-style-language/schema/raw/master/csl-citation.json&quot;, &quot;citationItems&quot;: [{&quot;uris&quot;: [&quot;http://www.mendeley.com/documents/?uuid=af223491-b6d2-4368-9157-647adaf744f8&quot;], &quot;itemData&quot;: {&quot;number-of-pages&quot;: &quot;499-550&quot;, &quot;id&quot;: &quot;ITEM-1&quot;, &quot;issued&quot;: {&quot;date-parts&quot;: [[&quot;2013&quot;]]}, &quot;author&quot;: [{&quot;non-dropping-particle&quot;: &quot;&quot;, &quot;given&quot;: &quot;E. Glenn&quot;, &quot;dropping-particle&quot;: &quot;&quot;, &quot;parse-names&quot;: false, &quot;family&quot;: &quot;Schellenberg&quot;, &quot;suffix&quot;: &quot;&quot;}, {&quot;non-dropping-particle&quot;: &quot;&quot;, &quot;given&quot;: &quot;Michael W.&quot;, &quot;dropping-particle&quot;: &quot;&quot;, &quot;parse-names&quot;: false, &quot;family&quot;: &quot;Weiss&quot;, &quot;suffix&quot;: &quot;&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SSN&quot;: &quot;0963-7214&quot;, &quot;title&quot;: &quot;Music and Cognitive Abilities&quot;, &quot;issue&quot;: &quot;September 2016&quot;, &quot;container-title&quot;: &quot;The Psychology of Music (Third Edition)&quot;, &quot;DOI&quot;: &quot;10.1016/B978-0-12-381460-9.00012-2&quot;, &quot;ISBN&quot;: &quot;9780123814609&quot;, &quot;note&quot;: &quot;NULL&quot;}, &quot;id&quot;: &quot;ITEM-1&quot;}], &quot;properties&quot;: {&quot;noteIndex&quot;: 0}} RNDHP342WDBDU"/><text:span text:style-name="T30">Schellenberg and Weiss (2013)</text:span><text:reference-mark-end text:name="ADDIN CSL_CITATION {&quot;mendeley&quot;: {&quot;formattedCitation&quot;: &quot;(Schellenberg &amp; Weiss, 2013)&quot;, &quot;manualFormatting&quot;: &quot;Schellenberg and Weiss (2013)&quot;, &quot;previouslyFormattedCitation&quot;: &quot;(Schellenberg &amp; Weiss, 2013)&quot;, &quot;plainTextFormattedCitation&quot;: &quot;(Schellenberg &amp; Weiss, 2013)&quot;}, &quot;schema&quot;: &quot;https://github.com/citation-style-language/schema/raw/master/csl-citation.json&quot;, &quot;citationItems&quot;: [{&quot;uris&quot;: [&quot;http://www.mendeley.com/documents/?uuid=af223491-b6d2-4368-9157-647adaf744f8&quot;], &quot;itemData&quot;: {&quot;number-of-pages&quot;: &quot;499-550&quot;, &quot;id&quot;: &quot;ITEM-1&quot;, &quot;issued&quot;: {&quot;date-parts&quot;: [[&quot;2013&quot;]]}, &quot;author&quot;: [{&quot;non-dropping-particle&quot;: &quot;&quot;, &quot;given&quot;: &quot;E. Glenn&quot;, &quot;dropping-particle&quot;: &quot;&quot;, &quot;parse-names&quot;: false, &quot;family&quot;: &quot;Schellenberg&quot;, &quot;suffix&quot;: &quot;&quot;}, {&quot;non-dropping-particle&quot;: &quot;&quot;, &quot;given&quot;: &quot;Michael W.&quot;, &quot;dropping-particle&quot;: &quot;&quot;, &quot;parse-names&quot;: false, &quot;family&quot;: &quot;Weiss&quot;, &quot;suffix&quot;: &quot;&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SSN&quot;: &quot;0963-7214&quot;, &quot;title&quot;: &quot;Music and Cognitive Abilities&quot;, &quot;issue&quot;: &quot;September 2016&quot;, &quot;container-title&quot;: &quot;The Psychology of Music (Third Edition)&quot;, &quot;DOI&quot;: &quot;10.1016/B978-0-12-381460-9.00012-2&quot;, &quot;ISBN&quot;: &quot;9780123814609&quot;, &quot;note&quot;: &quot;NULL&quot;}, &quot;id&quot;: &quot;ITEM-1&quot;}], &quot;properties&quot;: {&quot;noteIndex&quot;: 0}} RNDHP342WDBDU"/><text:span text:style-name="T94">⁠ </text:span><text:span text:style-name="T85">covered many aspects of the research on </text:span><text:span text:style-name="T95">the effects of </text:span><text:span text:style-name="T85">music </text:span><text:span text:style-name="T95">on</text:span><text:span text:style-name="T85"> cognitive abilities </text:span><text:span text:style-name="T96">including:</text:span><text:span text:style-name="T94"> emotional responses and cognitive capacity; </text:span><text:span text:style-name="T96">t</text:span><text:span text:style-name="T94">he effect of background music on mathematics, memory, and reading comprehension; and the role of individual differences in personality. H</text:span><text:span text:style-name="T85">owever,</text:span><text:span text:style-name="T84"> </text:span><text:span text:style-name="T96">important</text:span><text:span text:style-name="T85"> areas </text:span><text:span text:style-name="T94">of research </text:span><text:span text:style-name="T96">on the effects of background music</text:span><text:span text:style-name="T85"> were not discusse</text:span><text:span text:style-name="T98">d </text:span><text:span text:style-name="T105">in that review,</text:span><text:span text:style-name="T96"> and this paper will tackle those </text:span><text:span text:style-name="T105">gaps</text:span><text:span text:style-name="T96">. I will review research</text:span><text:span text:style-name="T88"> manipulating </text:span><text:span text:style-name="T109">the </text:span><text:span text:style-name="T89">music</text:span><text:span text:style-name="T88">al</text:span><text:span text:style-name="T89"> </text:span><text:span text:style-name="T88">characteristics </text:span><text:span text:style-name="T105">of background music during task performance</text:span><text:span text:style-name="T88">, such as</text:span><text:span text:style-name="T89"> preference </text:span><text:span text:style-name="T88">and t</text:span><text:span text:style-name="T82">he</text:span><text:span text:style-name="T89"> presence </text:span><text:span text:style-name="T82">or absence of lyrics,</text:span><text:span text:style-name="T88"> </text:span><text:span text:style-name="T96">to</text:span><text:span text:style-name="T88"> gain a clearer understanding of the effects these characteristics </text:span><text:span text:style-name="T91">have </text:span><text:span text:style-name="T88">on cognitive task performance. </text:span><text:span text:style-name="T96">L</text:span><text:span text:style-name="T91">istener age and musical training </text:span><text:span text:style-name="T96">have been shown to affect cognitive task performance, </text:span><text:span text:style-name="T91">and </text:span><text:span text:style-name="T96">I will review</text:span><text:span text:style-name="T91"> </text:span><text:span text:style-name="T97">t</text:span><text:span text:style-name="T96">he</text:span><text:span text:style-name="T97">se individual</text:span><text:span text:style-name="T96"> </text:span><text:span text:style-name="T97">differences to examine the</text:span><text:span text:style-name="T96"> effects of </text:span><text:span text:style-name="T97">background music across</text:span><text:span text:style-name="T96"> </text:span><text:span text:style-name="T97">listeners</text:span><text:span text:style-name="T86">.</text:span><text:span text:style-name="T87"> </text:span><text:span text:style-name="T96">Fully understanding the mechanism of music’s effects requires exploring why</text:span><text:span text:style-name="T91"> music</text:span><text:span text:style-name="T90">ians and non-musicians perform differently on cognitive tasks in the presence of music. </text:span><text:span text:style-name="T96">I will review studies r</text:span><text:span text:style-name="T90">egarding how </text:span><text:span text:style-name="T105">musicians and non-musicians</text:span><text:span text:style-name="T90"> interp</text:span><text:span text:style-name="T93">r</text:span><text:span text:style-name="T90">et musical information </text:span><text:span text:style-name="T97">and how this </text:span><text:span text:style-name="T105">difference in musical training</text:span><text:span text:style-name="T97"> might affect their task performance</text:span><text:span text:style-name="T90">.</text:span><text:span text:style-name="T87"> </text:span><text:span text:style-name="T104">Understanding how these different factors interact may be useful for creating cognitively supportive personalized environments by optimally combining listener, music, and task characteristics. </text:span></text:p>
      <text:p text:style-name="P21"><text:soft-page-break/><text:span text:style-name="T101">In this paper, I will </text:span><text:span text:style-name="T99">present </text:span><text:span text:style-name="T110">two</text:span><text:span text:style-name="T99"> hypotheses regarding why differences in task performance may occur </text:span><text:span text:style-name="T101">in the presence of background music</text:span><text:span text:style-name="T99">. First, </text:span><text:span text:style-name="T102">the brain’s ability to process competing inputs may depend on the degree of similarity between the two inputs. If the background music and the task depend on similar brain mechanisms to be understood, then their simultaneous processing </text:span><text:span text:style-name="T103">will</text:span><text:span text:style-name="T102"> result in competition between the inputs </text:span><text:span text:style-name="T109">resulting in</text:span><text:span text:style-name="T102"> poor task performance. </text:span><text:span text:style-name="T103">S</text:span><text:span text:style-name="T99">econd, the </text:span><text:span text:style-name="T100">listener’s</text:span><text:span text:style-name="T99"> </text:span><text:span text:style-name="T109">amount</text:span><text:span text:style-name="T103"> of exposure to the music or the task may affect how each is processed. According to the schema theory of learning </text:span><text:reference-mark-start text:name="ADDIN CSL_CITATION {&quot;mendeley&quot;: {&quot;formattedCitation&quot;: &quot;(Rumelhart, 1978)&quot;, &quot;previouslyFormattedCitation&quot;: &quot;(Rumelhart, 1978)&quot;, &quot;plainTextFormattedCitation&quot;: &quot;(Rumelhart, 1978)&quot;}, &quot;schema&quot;: &quot;https://github.com/citation-style-language/schema/raw/master/csl-citation.json&quot;, &quot;citationItems&quot;: [{&quot;uris&quot;: [&quot;http://www.mendeley.com/documents/?uuid=0ff6112a-1014-4568-aca5-ab2602d07e26&quot;], &quot;itemData&quot;: {&quot;title&quot;: &quot;Schemata: The building blocks of cognition&quot;, &quot;id&quot;: &quot;ITEM-1&quot;, &quot;author&quot;: [{&quot;non-dropping-particle&quot;: &quot;&quot;, &quot;given&quot;: &quot;David E&quot;, &quot;dropping-particle&quot;: &quot;&quot;, &quot;parse-names&quot;: false, &quot;family&quot;: &quot;Rumelhart&quot;, &quot;suffix&quot;: &quot;&quot;}], &quot;issued&quot;: {&quot;date-parts&quot;: [[&quot;1978&quot;]]}, &quot;type&quot;: &quot;book&quot;, &quot;publisher&quot;: &quot;Center for Human Information Processing, University of California, San Diego San Diego, CA&quot;}, &quot;id&quot;: &quot;ITEM-1&quot;}], &quot;properties&quot;: {&quot;noteIndex&quot;: 0}} RNDX3Qv764dcG"/><text:span text:style-name="T31">(Rumelhart, 1978)</text:span><text:reference-mark-end text:name="ADDIN CSL_CITATION {&quot;mendeley&quot;: {&quot;formattedCitation&quot;: &quot;(Rumelhart, 1978)&quot;, &quot;previouslyFormattedCitation&quot;: &quot;(Rumelhart, 1978)&quot;, &quot;plainTextFormattedCitation&quot;: &quot;(Rumelhart, 1978)&quot;}, &quot;schema&quot;: &quot;https://github.com/citation-style-language/schema/raw/master/csl-citation.json&quot;, &quot;citationItems&quot;: [{&quot;uris&quot;: [&quot;http://www.mendeley.com/documents/?uuid=0ff6112a-1014-4568-aca5-ab2602d07e26&quot;], &quot;itemData&quot;: {&quot;title&quot;: &quot;Schemata: The building blocks of cognition&quot;, &quot;id&quot;: &quot;ITEM-1&quot;, &quot;author&quot;: [{&quot;non-dropping-particle&quot;: &quot;&quot;, &quot;given&quot;: &quot;David E&quot;, &quot;dropping-particle&quot;: &quot;&quot;, &quot;parse-names&quot;: false, &quot;family&quot;: &quot;Rumelhart&quot;, &quot;suffix&quot;: &quot;&quot;}], &quot;issued&quot;: {&quot;date-parts&quot;: [[&quot;1978&quot;]]}, &quot;type&quot;: &quot;book&quot;, &quot;publisher&quot;: &quot;Center for Human Information Processing, University of California, San Diego San Diego, CA&quot;}, &quot;id&quot;: &quot;ITEM-1&quot;}], &quot;properties&quot;: {&quot;noteIndex&quot;: 0}} RNDX3Qv764dcG"/><text:span text:style-name="T103">⁠, all inputs are grouped into meaningful patterns, called schemas, that allow for efficient processing of new, incoming information. The more one is exposed to a stimulus, the stronger and more efficient the schema for processing that stimulus becomes. An overlap in the schemas for processing music and a task would create competition </text:span><text:span text:style-name="T109">resulting</text:span><text:span text:style-name="T103"> in poorer performance on the task. </text:span></text:p>
      <text:p text:style-name="P20"><text:span text:style-name="T104">Lastly</text:span><text:span text:style-name="T96">, a</text:span><text:span text:style-name="T91">ll of the studies discussed above</text:span><text:span text:style-name="T88"> use behavioural tasks to measure cognitive performance, </text:span><text:span text:style-name="T91">but recently</text:span><text:span text:style-name="T88"> researchers have begun to use </text:span><text:span text:style-name="T91">el</text:span><text:span text:style-name="T88">ectroencephalography (EEG) to examine </text:span><text:span text:style-name="T90">the </text:span><text:span text:style-name="T91">neural basis </text:span><text:span text:style-name="T92">for</text:span><text:span text:style-name="T88"> </text:span><text:span text:style-name="T92">the </text:span><text:span text:style-name="T88">relationship between </text:span><text:span text:style-name="T87">music and cognitive task ability. </text:span><text:span text:style-name="T96">To paint a more complete picture than previously offered in the literature, I will review this important new are</text:span><text:span text:style-name="T98">a</text:span><text:span text:style-name="T96"> of EEG-based research. </text:span><text:span text:style-name="T107">U</text:span><text:span text:style-name="T111">sing EEG allows us to probe the relationship between neural oscillations induced by music and by cognitive task performance and to observe how they interact. U</text:span><text:span text:style-name="T107">nderstanding the neural basis for the effect of background music on task performance will bring clarity to </text:span><text:span text:style-name="T108">the mechanisms behind the effect that background music has on cognitive task performance. </text:span></text:p>
      <text:p text:style-name="P12">Effect of Preference</text:p>
      <text:p text:style-name="P35"><text:span text:style-name="T113">O</text:span><text:span text:style-name="T112">ne of the first approaches to </text:span><text:span text:style-name="T114">further exploring the</text:span><text:span text:style-name="T115"> </text:span><text:span text:style-name="T113">Mozart Effect was an</text:span><text:span text:style-name="T112"> </text:span><text:span text:style-name="T113">investigation into </text:span><text:span text:style-name="T112">whether </text:span><text:span text:style-name="T116">a participant’s</text:span><text:span text:style-name="T112"> preference</text:span><text:span text:style-name="T117"> </text:span><text:span text:style-name="T115">for the music </text:span><text:span text:style-name="T118">modulated </text:span><text:span text:style-name="T119">the</text:span><text:span text:style-name="T115"> </text:span><text:span text:style-name="T118">music’s</text:span><text:span text:style-name="T112"> effect on cognition.</text:span><text:span text:style-name="T80"> </text:span><text:span text:style-name="T120">T</text:span><text:span text:style-name="T121">here is evidence to show that people choose to listen to music because of the way it makes them feel </text:span><text:reference-mark-start text:name="ADDIN CSL_CITATION {&quot;mendeley&quot;: {&quot;formattedCitation&quot;: &quot;(Juslin &amp; V\u00e4stfj\u00e4ll, 2008; Lonsdale &amp; North, 2011; Sloboda, 1992)&quot;, &quot;previouslyFormattedCitation&quot;: &quot;(Juslin &amp; V\u00e4stfj\u00e4ll, 2008; Lonsdale &amp; North, 2011; Sloboda, 1992)&quot;, &quot;plainTextFormattedCitation&quot;: &quot;(Juslin &amp; V\u00e4stfj\u00e4ll, 2008; Lonsdale &amp; North, 2011; Sloboda, 1992)&quot;}, &quot;schema&quot;: &quot;https://github.com/citation-style-language/schema/raw/master/csl-citation.json&quot;, &quot;citationItems&quot;: [{&quot;uris&quot;: [&quot;http://www.mendeley.com/documents/?uuid=55770216-413d-448f-8469-7654342b267f&quot;], &quot;itemData&quot;: {&quot;id&quot;: &quot;ITEM-1&quot;, &quot;issued&quot;: {&quot;date-parts&quot;: [[&quot;2008&quot;, &quot;10&quot;]]}, &quot;author&quot;: [{&quot;non-dropping-particle&quot;: &quot;&quot;, &quot;given&quot;: &quot;Patrik N&quot;, &quot;dropping-particle&quot;: &quot;&quot;, &quot;parse-names&quot;: false, &quot;family&quot;: &quot;Juslin&quot;, &quot;suffix&quot;: &quot;&quot;}, {&quot;non-dropping-particle&quot;: &quot;&quot;, &quot;given&quot;: &quot;Daniel&quot;, &quot;dropping-particle&quot;: &quot;&quot;, &quot;parse-names&quot;: false, &quot;family&quot;: &quot;V\u00e4stfj\u00e4ll&quot;, &quot;suffix&quot;: &quot;&quot;}], &quot;type&quot;: &quot;article-journal&quot;, &quot;ISSN&quot;: &quot;0140-525X&quot;, &quot;title&quot;: &quot;Emotional responses to music: The need to consider underlying mechanisms&quot;, &quot;volume&quot;: &quot;31&quot;, &quot;issue&quot;: &quot;05&quot;, &quot;container-title&quot;: &quot;The Behavioral and brain sciences&quot;, &quot;DOI&quot;: &quot;10.1017/S0140525X08005293&quot;, &quot;note&quot;: &quot;NULL&quot;, &quot;page&quot;: &quot;559&quot;, &quot;publisher&quot;: &quot;Cambridge University Press&quot;}, &quot;id&quot;: &quot;ITEM-1&quot;}, {&quot;uris&quot;: [&quot;http://www.mendeley.com/documents/?uuid=3a655953-46e9-4e5c-9c0e-43f12d1888bd&quot;], &quot;itemData&quot;: {&quot;id&quot;: &quot;ITEM-2&quot;, &quot;issued&quot;: {&quot;date-parts&quot;: [[&quot;2011&quot;, &quot;2&quot;]]}, &quot;author&quot;: [{&quot;non-dropping-particle&quot;: &quot;&quot;, &quot;given&quot;: &quot;Adam J&quot;, &quot;dropping-particle&quot;: &quot;&quot;, &quot;parse-names&quot;: false, &quot;family&quot;: &quot;Lonsdale&quot;, &quot;suffix&quot;: &quot;&quot;}, {&quot;non-dropping-particle&quot;: &quot;&quot;, &quot;given&quot;: &quot;Adrian C.&quot;, &quot;dropping-particle&quot;: &quot;&quot;, &quot;parse-names&quot;: false, &quot;family&quot;: &quot;North&quot;, &quot;suffix&quot;: &quot;&quot;}], &quot;type&quot;: &quot;article-journal&quot;, &quot;ISSN&quot;: &quot;0007-1269&quot;, &quot;title&quot;: &quot;Why do we listen to music? A uses and gratifications analysis&quot;, &quot;volume&quot;: &quot;102&quot;, &quot;issue&quot;: &quot;1&quot;, &quot;container-title&quot;: &quot;The British journal of psychology&quot;, &quot;DOI&quot;: &quot;10.1348/000712610X506831&quot;, &quot;note&quot;: &quot;NULL&quot;, &quot;page&quot;: &quot;108-134&quot;, &quot;publisher&quot;: &quot;British Psychological Society&quot;}, &quot;id&quot;: &quot;ITEM-2&quot;}, {&quot;uris&quot;: [&quot;http://www.mendeley.com/documents/?uuid=d2a2734f-6e2e-4263-8dd6-3f6b434a35de&quot;], &quot;itemData&quot;: {&quot;title&quot;: &quot;Empirical studies of emotional response to music.&quot;, &quot;id&quot;: &quot;ITEM-3&quot;, &quot;author&quot;: [{&quot;non-dropping-particle&quot;: &quot;&quot;, &quot;given&quot;: &quot;John A&quot;, &quot;dropping-particle&quot;: &quot;&quot;, &quot;parse-names&quot;: false, &quot;family&quot;: &quot;Sloboda&quot;, &quot;suffix&quot;: &quot;&quot;}], &quot;issued&quot;: {&quot;date-parts&quot;: [[&quot;1992&quot;]]}, &quot;type&quot;: &quot;article-journal&quot;, &quot;ISSN&quot;: &quot;1557981272&quot;, &quot;publisher&quot;: &quot;American Psychological Association&quot;}, &quot;id&quot;: &quot;ITEM-3&quot;}], &quot;properties&quot;: {&quot;noteIndex&quot;: 0}} RNDgd0KtrIv5r"/><text:span text:style-name="T33">(Juslin &amp; </text:span><text:soft-page-break/><text:span text:style-name="T33">Västfjäll, 2008; Lonsdale &amp; North, 2011; Sloboda, 1992)</text:span><text:reference-mark-end text:name="ADDIN CSL_CITATION {&quot;mendeley&quot;: {&quot;formattedCitation&quot;: &quot;(Juslin &amp; V\u00e4stfj\u00e4ll, 2008; Lonsdale &amp; North, 2011; Sloboda, 1992)&quot;, &quot;previouslyFormattedCitation&quot;: &quot;(Juslin &amp; V\u00e4stfj\u00e4ll, 2008; Lonsdale &amp; North, 2011; Sloboda, 1992)&quot;, &quot;plainTextFormattedCitation&quot;: &quot;(Juslin &amp; V\u00e4stfj\u00e4ll, 2008; Lonsdale &amp; North, 2011; Sloboda, 1992)&quot;}, &quot;schema&quot;: &quot;https://github.com/citation-style-language/schema/raw/master/csl-citation.json&quot;, &quot;citationItems&quot;: [{&quot;uris&quot;: [&quot;http://www.mendeley.com/documents/?uuid=55770216-413d-448f-8469-7654342b267f&quot;], &quot;itemData&quot;: {&quot;id&quot;: &quot;ITEM-1&quot;, &quot;issued&quot;: {&quot;date-parts&quot;: [[&quot;2008&quot;, &quot;10&quot;]]}, &quot;author&quot;: [{&quot;non-dropping-particle&quot;: &quot;&quot;, &quot;given&quot;: &quot;Patrik N&quot;, &quot;dropping-particle&quot;: &quot;&quot;, &quot;parse-names&quot;: false, &quot;family&quot;: &quot;Juslin&quot;, &quot;suffix&quot;: &quot;&quot;}, {&quot;non-dropping-particle&quot;: &quot;&quot;, &quot;given&quot;: &quot;Daniel&quot;, &quot;dropping-particle&quot;: &quot;&quot;, &quot;parse-names&quot;: false, &quot;family&quot;: &quot;V\u00e4stfj\u00e4ll&quot;, &quot;suffix&quot;: &quot;&quot;}], &quot;type&quot;: &quot;article-journal&quot;, &quot;ISSN&quot;: &quot;0140-525X&quot;, &quot;title&quot;: &quot;Emotional responses to music: The need to consider underlying mechanisms&quot;, &quot;volume&quot;: &quot;31&quot;, &quot;issue&quot;: &quot;05&quot;, &quot;container-title&quot;: &quot;The Behavioral and brain sciences&quot;, &quot;DOI&quot;: &quot;10.1017/S0140525X08005293&quot;, &quot;note&quot;: &quot;NULL&quot;, &quot;page&quot;: &quot;559&quot;, &quot;publisher&quot;: &quot;Cambridge University Press&quot;}, &quot;id&quot;: &quot;ITEM-1&quot;}, {&quot;uris&quot;: [&quot;http://www.mendeley.com/documents/?uuid=3a655953-46e9-4e5c-9c0e-43f12d1888bd&quot;], &quot;itemData&quot;: {&quot;id&quot;: &quot;ITEM-2&quot;, &quot;issued&quot;: {&quot;date-parts&quot;: [[&quot;2011&quot;, &quot;2&quot;]]}, &quot;author&quot;: [{&quot;non-dropping-particle&quot;: &quot;&quot;, &quot;given&quot;: &quot;Adam J&quot;, &quot;dropping-particle&quot;: &quot;&quot;, &quot;parse-names&quot;: false, &quot;family&quot;: &quot;Lonsdale&quot;, &quot;suffix&quot;: &quot;&quot;}, {&quot;non-dropping-particle&quot;: &quot;&quot;, &quot;given&quot;: &quot;Adrian C.&quot;, &quot;dropping-particle&quot;: &quot;&quot;, &quot;parse-names&quot;: false, &quot;family&quot;: &quot;North&quot;, &quot;suffix&quot;: &quot;&quot;}], &quot;type&quot;: &quot;article-journal&quot;, &quot;ISSN&quot;: &quot;0007-1269&quot;, &quot;title&quot;: &quot;Why do we listen to music? A uses and gratifications analysis&quot;, &quot;volume&quot;: &quot;102&quot;, &quot;issue&quot;: &quot;1&quot;, &quot;container-title&quot;: &quot;The British journal of psychology&quot;, &quot;DOI&quot;: &quot;10.1348/000712610X506831&quot;, &quot;note&quot;: &quot;NULL&quot;, &quot;page&quot;: &quot;108-134&quot;, &quot;publisher&quot;: &quot;British Psychological Society&quot;}, &quot;id&quot;: &quot;ITEM-2&quot;}, {&quot;uris&quot;: [&quot;http://www.mendeley.com/documents/?uuid=d2a2734f-6e2e-4263-8dd6-3f6b434a35de&quot;], &quot;itemData&quot;: {&quot;title&quot;: &quot;Empirical studies of emotional response to music.&quot;, &quot;id&quot;: &quot;ITEM-3&quot;, &quot;author&quot;: [{&quot;non-dropping-particle&quot;: &quot;&quot;, &quot;given&quot;: &quot;John A&quot;, &quot;dropping-particle&quot;: &quot;&quot;, &quot;parse-names&quot;: false, &quot;family&quot;: &quot;Sloboda&quot;, &quot;suffix&quot;: &quot;&quot;}], &quot;issued&quot;: {&quot;date-parts&quot;: [[&quot;1992&quot;]]}, &quot;type&quot;: &quot;article-journal&quot;, &quot;ISSN&quot;: &quot;1557981272&quot;, &quot;publisher&quot;: &quot;American Psychological Association&quot;}, &quot;id&quot;: &quot;ITEM-3&quot;}], &quot;properties&quot;: {&quot;noteIndex&quot;: 0}} RNDgd0KtrIv5r"/><text:span text:style-name="T121">⁠</text:span><text:span text:style-name="T33"> </text:span><text:span text:style-name="T38">and</text:span><text:span text:style-name="T34"> studies have shown</text:span><text:span text:style-name="T35"> that changes in mood and arousal may affect cognitive task performance </text:span><text:reference-mark-start text:name="ADDIN CSL_CITATION {&quot;mendeley&quot;: {&quot;formattedCitation&quot;: &quot;(Husain, Thompson, &amp; Schellenberg, 2002; Thompson, Schellenberg, &amp; Husain, 2001)&quot;, &quot;previouslyFormattedCitation&quot;: &quot;(Husain, Thompson, &amp; Schellenberg, 2002; Thompson, Schellenberg, &amp; Husain, 2001)&quot;, &quot;plainTextFormattedCitation&quot;: &quot;(Husain, Thompson, &amp; Schellenberg, 2002; Thompson, Schellenberg, &amp; Husain, 2001)&quot;}, &quot;schema&quot;: &quot;https://github.com/citation-style-language/schema/raw/master/csl-citation.json&quot;, &quot;citationItems&quot;: [{&quot;uris&quot;: [&quot;http://www.mendeley.com/documents/?uuid=aa71f269-3c47-4cf0-96fe-b6bf631314bc&quot;], &quot;itemData&quot;: {&quot;id&quot;: &quot;ITEM-1&quot;, &quot;issued&quot;: {&quot;date-parts&quot;: [[&quot;2001&quot;, &quot;5&quot;, &quot;1&quot;]]}, &quot;author&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non-dropping-particle&quot;: &quot;&quot;, &quot;given&quot;: &quot;Gabriela&quot;, &quot;dropping-particle&quot;: &quot;&quot;, &quot;parse-names&quot;: false, &quot;family&quot;: &quot;Husain&quot;, &quot;suffix&quot;: &quot;&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type&quot;: &quot;article-journal&quot;, &quot;ISSN&quot;: &quot;0956-7976&quot;, &quot;title&quot;: &quot;Arousal, Mood, and The Mozart Effect&quot;, &quot;volume&quot;: &quot;12&quot;, &quot;issue&quot;: &quot;3&quot;, &quot;PMID&quot;: &quot;11437309&quot;, &quot;container-title&quot;: &quot;Psychological Science&quot;, &quot;DOI&quot;: &quot;10.1111/1467-9280.00345&quot;, &quot;ISBN&quot;: &quot;1467-9280&quot;, &quot;page&quot;: &quot;248-251&quot;}, &quot;id&quot;: &quot;ITEM-1&quot;}, {&quot;uris&quot;: [&quot;http://www.mendeley.com/documents/?uuid=316bf791-0105-4b85-a3ec-3101d4d765ab&quot;], &quot;itemData&quot;: {&quot;volume&quot;: &quot;20&quot;, &quot;title&quot;: &quot;Effects of Musical Tempo and Mode on Arousal, Mood, and Spatial Abilities&quot;, &quot;id&quot;: &quot;ITEM-2&quot;, &quot;issue&quot;: &quot;2&quot;, &quot;issued&quot;: {&quot;date-parts&quot;: [[&quot;2002&quot;]]}, &quot;container-title&quot;: &quot;Music Perception: An Interdisciplinary Journal&quot;, &quot;author&quot;: [{&quot;non-dropping-particle&quot;: &quot;&quot;, &quot;given&quot;: &quot;Gabriela&quot;, &quot;dropping-particle&quot;: &quot;&quot;, &quot;parse-names&quot;: false, &quot;family&quot;: &quot;Husain&quot;, &quot;suffix&quot;: &quot;&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type&quot;: &quot;article-journal&quot;, &quot;page&quot;: &quot;151-171&quot;}, &quot;id&quot;: &quot;ITEM-2&quot;}], &quot;properties&quot;: {&quot;noteIndex&quot;: 0}} RNDcs9VqTxKgn"/><text:span text:style-name="T35">(Husain, Thompson, &amp; Schellenberg, 2002; Thompson, Schellenberg, &amp; Husain, 2001)</text:span><text:reference-mark-end text:name="ADDIN CSL_CITATION {&quot;mendeley&quot;: {&quot;formattedCitation&quot;: &quot;(Husain, Thompson, &amp; Schellenberg, 2002; Thompson, Schellenberg, &amp; Husain, 2001)&quot;, &quot;previouslyFormattedCitation&quot;: &quot;(Husain, Thompson, &amp; Schellenberg, 2002; Thompson, Schellenberg, &amp; Husain, 2001)&quot;, &quot;plainTextFormattedCitation&quot;: &quot;(Husain, Thompson, &amp; Schellenberg, 2002; Thompson, Schellenberg, &amp; Husain, 2001)&quot;}, &quot;schema&quot;: &quot;https://github.com/citation-style-language/schema/raw/master/csl-citation.json&quot;, &quot;citationItems&quot;: [{&quot;uris&quot;: [&quot;http://www.mendeley.com/documents/?uuid=aa71f269-3c47-4cf0-96fe-b6bf631314bc&quot;], &quot;itemData&quot;: {&quot;id&quot;: &quot;ITEM-1&quot;, &quot;issued&quot;: {&quot;date-parts&quot;: [[&quot;2001&quot;, &quot;5&quot;, &quot;1&quot;]]}, &quot;author&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non-dropping-particle&quot;: &quot;&quot;, &quot;given&quot;: &quot;Gabriela&quot;, &quot;dropping-particle&quot;: &quot;&quot;, &quot;parse-names&quot;: false, &quot;family&quot;: &quot;Husain&quot;, &quot;suffix&quot;: &quot;&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type&quot;: &quot;article-journal&quot;, &quot;ISSN&quot;: &quot;0956-7976&quot;, &quot;title&quot;: &quot;Arousal, Mood, and The Mozart Effect&quot;, &quot;volume&quot;: &quot;12&quot;, &quot;issue&quot;: &quot;3&quot;, &quot;PMID&quot;: &quot;11437309&quot;, &quot;container-title&quot;: &quot;Psychological Science&quot;, &quot;DOI&quot;: &quot;10.1111/1467-9280.00345&quot;, &quot;ISBN&quot;: &quot;1467-9280&quot;, &quot;page&quot;: &quot;248-251&quot;}, &quot;id&quot;: &quot;ITEM-1&quot;}, {&quot;uris&quot;: [&quot;http://www.mendeley.com/documents/?uuid=316bf791-0105-4b85-a3ec-3101d4d765ab&quot;], &quot;itemData&quot;: {&quot;volume&quot;: &quot;20&quot;, &quot;title&quot;: &quot;Effects of Musical Tempo and Mode on Arousal, Mood, and Spatial Abilities&quot;, &quot;id&quot;: &quot;ITEM-2&quot;, &quot;issue&quot;: &quot;2&quot;, &quot;issued&quot;: {&quot;date-parts&quot;: [[&quot;2002&quot;]]}, &quot;container-title&quot;: &quot;Music Perception: An Interdisciplinary Journal&quot;, &quot;author&quot;: [{&quot;non-dropping-particle&quot;: &quot;&quot;, &quot;given&quot;: &quot;Gabriela&quot;, &quot;dropping-particle&quot;: &quot;&quot;, &quot;parse-names&quot;: false, &quot;family&quot;: &quot;Husain&quot;, &quot;suffix&quot;: &quot;&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type&quot;: &quot;article-journal&quot;, &quot;page&quot;: &quot;151-171&quot;}, &quot;id&quot;: &quot;ITEM-2&quot;}], &quot;properties&quot;: {&quot;noteIndex&quot;: 0}} RNDcs9VqTxKgn"/><text:span text:style-name="T35">⁠.</text:span><text:span text:style-name="T36"> </text:span><text:span text:style-name="T35">For example, </text:span><text:reference-mark-start text:name="ADDIN CSL_CITATION {&quot;mendeley&quot;: {&quot;formattedCitation&quot;: &quot;(Husain et al., 2002)&quot;, &quot;manualFormatting&quot;: &quot;Husain et al. (2002)&quot;, &quot;previouslyFormattedCitation&quot;: &quot;(Husain et al., 2002)&quot;, &quot;plainTextFormattedCitation&quot;: &quot;(Husain et al., 2002)&quot;}, &quot;schema&quot;: &quot;https://github.com/citation-style-language/schema/raw/master/csl-citation.json&quot;, &quot;citationItems&quot;: [{&quot;uris&quot;: [&quot;http://www.mendeley.com/documents/?uuid=316bf791-0105-4b85-a3ec-3101d4d765ab&quot;], &quot;itemData&quot;: {&quot;volume&quot;: &quot;20&quot;, &quot;title&quot;: &quot;Effects of Musical Tempo and Mode on Arousal, Mood, and Spatial Abilities&quot;, &quot;id&quot;: &quot;ITEM-1&quot;, &quot;issue&quot;: &quot;2&quot;, &quot;issued&quot;: {&quot;date-parts&quot;: [[&quot;2002&quot;]]}, &quot;container-title&quot;: &quot;Music Perception: An Interdisciplinary Journal&quot;, &quot;author&quot;: [{&quot;non-dropping-particle&quot;: &quot;&quot;, &quot;given&quot;: &quot;Gabriela&quot;, &quot;dropping-particle&quot;: &quot;&quot;, &quot;parse-names&quot;: false, &quot;family&quot;: &quot;Husain&quot;, &quot;suffix&quot;: &quot;&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type&quot;: &quot;article-journal&quot;, &quot;page&quot;: &quot;151-171&quot;}, &quot;id&quot;: &quot;ITEM-1&quot;}], &quot;properties&quot;: {&quot;noteIndex&quot;: 0}} RNDPnA3To7Tkk"/><text:span text:style-name="T35">Husain et al. (2002)</text:span><text:reference-mark-end text:name="ADDIN CSL_CITATION {&quot;mendeley&quot;: {&quot;formattedCitation&quot;: &quot;(Husain et al., 2002)&quot;, &quot;manualFormatting&quot;: &quot;Husain et al. (2002)&quot;, &quot;previouslyFormattedCitation&quot;: &quot;(Husain et al., 2002)&quot;, &quot;plainTextFormattedCitation&quot;: &quot;(Husain et al., 2002)&quot;}, &quot;schema&quot;: &quot;https://github.com/citation-style-language/schema/raw/master/csl-citation.json&quot;, &quot;citationItems&quot;: [{&quot;uris&quot;: [&quot;http://www.mendeley.com/documents/?uuid=316bf791-0105-4b85-a3ec-3101d4d765ab&quot;], &quot;itemData&quot;: {&quot;volume&quot;: &quot;20&quot;, &quot;title&quot;: &quot;Effects of Musical Tempo and Mode on Arousal, Mood, and Spatial Abilities&quot;, &quot;id&quot;: &quot;ITEM-1&quot;, &quot;issue&quot;: &quot;2&quot;, &quot;issued&quot;: {&quot;date-parts&quot;: [[&quot;2002&quot;]]}, &quot;container-title&quot;: &quot;Music Perception: An Interdisciplinary Journal&quot;, &quot;author&quot;: [{&quot;non-dropping-particle&quot;: &quot;&quot;, &quot;given&quot;: &quot;Gabriela&quot;, &quot;dropping-particle&quot;: &quot;&quot;, &quot;parse-names&quot;: false, &quot;family&quot;: &quot;Husain&quot;, &quot;suffix&quot;: &quot;&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type&quot;: &quot;article-journal&quot;, &quot;page&quot;: &quot;151-171&quot;}, &quot;id&quot;: &quot;ITEM-1&quot;}], &quot;properties&quot;: {&quot;noteIndex&quot;: 0}} RNDPnA3To7Tkk"/><text:span text:style-name="T35">⁠ </text:span><text:span text:style-name="T37">found that increased levels of arousal account for 60% of the variance in scores on a spatial manipulation task.</text:span><text:span text:style-name="T39"> This change in arousal, </text:span><text:span text:style-name="T40">driven by preference,</text:span><text:span text:style-name="T39"> may be related to how music affects cognition. </text:span></text:p>
      <text:p text:style-name="P33"><text:span text:style-name="T147">Some research into the effect of musical preference on cognitive task performance has shown that, in some cases, musical preference aids cognitive task performance.</text:span><text:span text:style-name="T126"> </text:span><text:reference-mark-start text:name="ADDIN CSL_CITATION {&quot;mendeley&quot;: {&quot;formattedCitation&quot;: &quot;(Nantais &amp; Schellenberg, 1999)&quot;, &quot;manualFormatting&quot;: &quot;Nantais and Schellenberg (1999)&quot;, &quot;previouslyFormattedCitation&quot;: &quot;(Nantais &amp; Schellenberg, 1999)&quot;, &quot;plainTextFormattedCitation&quot;: &quot;(Nantais &amp; Schellenberg, 1999)&quot;}, &quot;schema&quot;: &quot;https://github.com/citation-style-language/schema/raw/master/csl-citation.json&quot;, &quot;citationItems&quot;: [{&quot;uris&quot;: [&quot;http://www.mendeley.com/documents/?uuid=9555a093-5844-44f0-b729-e80d91c30f6e&quot;], &quot;itemData&quot;: {&quot;id&quot;: &quot;ITEM-1&quot;, &quot;issued&quot;: {&quot;date-parts&quot;: [[&quot;1999&quot;, &quot;7&quot;, &quot;1&quot;]]}, &quot;author&quot;: [{&quot;non-dropping-particle&quot;: &quot;&quot;, &quot;given&quot;: &quot;Kristin M&quot;, &quot;dropping-particle&quot;: &quot;&quot;, &quot;parse-names&quot;: false, &quot;family&quot;: &quot;Nantais&quot;, &quot;suffix&quot;: &quot;&quot;}, {&quot;non-dropping-particle&quot;: &quot;&quot;, &quot;given&quot;: &quot;E. Glenn&quot;, &quot;dropping-particle&quot;: &quot;&quot;, &quot;parse-names&quot;: false, &quot;family&quot;: &quot;Schellenberg&quot;, &quot;suffix&quot;: &quot;&quot;}], &quot;type&quot;: &quot;article-journal&quot;, &quot;ISSN&quot;: &quot;0956-7976&quot;, &quot;title&quot;: &quot;The Mozart Effect: An Artifact of Preference&quot;, &quot;volume&quot;: &quot;10&quot;, &quot;issue&quot;: &quot;4&quot;, &quot;container-title&quot;: &quot;Psychological Science&quot;, &quot;DOI&quot;: &quot;10.1111/1467-9280.00170&quot;, &quot;note&quot;: &quot;NULL&quot;, &quot;page&quot;: &quot;370-373&quot;}, &quot;id&quot;: &quot;ITEM-1&quot;}], &quot;properties&quot;: {&quot;noteIndex&quot;: 0}} RNDND22K1pUah"/><text:span text:style-name="T41">Nantais and Schellenberg (1999)</text:span><text:reference-mark-end text:name="ADDIN CSL_CITATION {&quot;mendeley&quot;: {&quot;formattedCitation&quot;: &quot;(Nantais &amp; Schellenberg, 1999)&quot;, &quot;manualFormatting&quot;: &quot;Nantais and Schellenberg (1999)&quot;, &quot;previouslyFormattedCitation&quot;: &quot;(Nantais &amp; Schellenberg, 1999)&quot;, &quot;plainTextFormattedCitation&quot;: &quot;(Nantais &amp; Schellenberg, 1999)&quot;}, &quot;schema&quot;: &quot;https://github.com/citation-style-language/schema/raw/master/csl-citation.json&quot;, &quot;citationItems&quot;: [{&quot;uris&quot;: [&quot;http://www.mendeley.com/documents/?uuid=9555a093-5844-44f0-b729-e80d91c30f6e&quot;], &quot;itemData&quot;: {&quot;id&quot;: &quot;ITEM-1&quot;, &quot;issued&quot;: {&quot;date-parts&quot;: [[&quot;1999&quot;, &quot;7&quot;, &quot;1&quot;]]}, &quot;author&quot;: [{&quot;non-dropping-particle&quot;: &quot;&quot;, &quot;given&quot;: &quot;Kristin M&quot;, &quot;dropping-particle&quot;: &quot;&quot;, &quot;parse-names&quot;: false, &quot;family&quot;: &quot;Nantais&quot;, &quot;suffix&quot;: &quot;&quot;}, {&quot;non-dropping-particle&quot;: &quot;&quot;, &quot;given&quot;: &quot;E. Glenn&quot;, &quot;dropping-particle&quot;: &quot;&quot;, &quot;parse-names&quot;: false, &quot;family&quot;: &quot;Schellenberg&quot;, &quot;suffix&quot;: &quot;&quot;}], &quot;type&quot;: &quot;article-journal&quot;, &quot;ISSN&quot;: &quot;0956-7976&quot;, &quot;title&quot;: &quot;The Mozart Effect: An Artifact of Preference&quot;, &quot;volume&quot;: &quot;10&quot;, &quot;issue&quot;: &quot;4&quot;, &quot;container-title&quot;: &quot;Psychological Science&quot;, &quot;DOI&quot;: &quot;10.1111/1467-9280.00170&quot;, &quot;note&quot;: &quot;NULL&quot;, &quot;page&quot;: &quot;370-373&quot;}, &quot;id&quot;: &quot;ITEM-1&quot;}], &quot;properties&quot;: {&quot;noteIndex&quot;: 0}} RNDND22K1pUah"/><text:span text:style-name="T127">⁠ showed that if participants liked the music they </text:span><text:span text:style-name="T128">were listening</text:span><text:span text:style-name="T127"> to (regardless of composer) then they performed better on </text:span><text:span text:style-name="T129">the same</text:span><text:span text:style-name="T127"> spatial-temporal task </text:span><text:span text:style-name="T129">used in the </text:span><text:reference-mark-start text:name="ADDIN CSL_CITATION {&quot;mendeley&quot;: {&quot;formattedCitation&quot;: &quot;(Rauscher et al., 1993)&quot;, &quot;manualFormatting&quot;: &quot;Rauscher et al., (1993)&quot;, &quot;previouslyFormattedCitation&quot;: &quot;(Rauscher et al., 1993)&quot;, &quot;plainTextFormattedCitation&quot;: &quot;(Rauscher et al., 1993)&quot;}, &quot;schema&quot;: &quot;https://github.com/citation-style-language/schema/raw/master/csl-citation.json&quot;, &quot;citationItems&quot;: [{&quot;uris&quot;: [&quot;http://www.mendeley.com/documents/?uuid=e91ed3ba-5f13-4254-bd68-3b43bf4341ec&quot;], &quot;itemData&quot;: {&quot;id&quot;: &quot;ITEM-1&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1&quot;}], &quot;properties&quot;: {&quot;noteIndex&quot;: 0}} RNDIO4XwJCvYS"/><text:span text:style-name="T42">Rauscher et al., (1993)</text:span><text:reference-mark-end text:name="ADDIN CSL_CITATION {&quot;mendeley&quot;: {&quot;formattedCitation&quot;: &quot;(Rauscher et al., 1993)&quot;, &quot;manualFormatting&quot;: &quot;Rauscher et al., (1993)&quot;, &quot;previouslyFormattedCitation&quot;: &quot;(Rauscher et al., 1993)&quot;, &quot;plainTextFormattedCitation&quot;: &quot;(Rauscher et al., 1993)&quot;}, &quot;schema&quot;: &quot;https://github.com/citation-style-language/schema/raw/master/csl-citation.json&quot;, &quot;citationItems&quot;: [{&quot;uris&quot;: [&quot;http://www.mendeley.com/documents/?uuid=e91ed3ba-5f13-4254-bd68-3b43bf4341ec&quot;], &quot;itemData&quot;: {&quot;id&quot;: &quot;ITEM-1&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1&quot;}], &quot;properties&quot;: {&quot;noteIndex&quot;: 0}} RNDIO4XwJCvYS"/><text:span text:style-name="T129">⁠</text:span><text:span text:style-name="T127"> </text:span><text:span text:style-name="T129">study </text:span><text:span text:style-name="T128">than</text:span><text:span text:style-name="T127"> if they didn’t like the music. </text:span><text:span text:style-name="T147">The preferred music could have caused an</text:span><text:span text:style-name="T146"> increased level of arousal </text:span><text:span text:style-name="T147">that bolstered the cognitive performance through an increase in attention and vigilance to the task</text:span><text:span text:style-name="T146">. </text:span><text:span text:style-name="T142">This </text:span><text:span text:style-name="T145">musical preference result</text:span><text:span text:style-name="T142"> was replicated by </text:span><text:reference-mark-start text:name="ADDIN CSL_CITATION {&quot;mendeley&quot;: {&quot;formattedCitation&quot;: &quot;(Perham &amp; Withey, 2012)&quot;, &quot;manualFormatting&quot;: &quot;Perham and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mMKvkbi96N"/><text:span text:style-name="T51">Perham and Withey (2012)</text:span><text:reference-mark-end text:name="ADDIN CSL_CITATION {&quot;mendeley&quot;: {&quot;formattedCitation&quot;: &quot;(Perham &amp; Withey, 2012)&quot;, &quot;manualFormatting&quot;: &quot;Perham and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mMKvkbi96N"/><text:span text:style-name="T142">⁠ when participants performed better on a similar spatial-temporal task when listening to liked music than when listening to disliked music. </text:span></text:p>
      <text:p text:style-name="P33"><text:span text:style-name="T145">Studies e</text:span><text:span text:style-name="T142">xploring th</text:span><text:span text:style-name="T145">e preference</text:span><text:span text:style-name="T142"> effect on other cognitive tasks</text:span><text:span text:style-name="T146"> </text:span><text:span text:style-name="T145">have found results </text:span><text:span text:style-name="T147">that conflict with those from studies using spatial-temporal tasks </text:span><text:reference-mark-start text:name="ADDIN CSL_CITATION {&quot;mendeley&quot;: {&quot;formattedCitation&quot;: &quot;(Nantais &amp; Schellenberg, 1999; Perham &amp; Withey, 2012)&quot;, &quot;previouslyFormattedCitation&quot;: &quot;(Nantais &amp; Schellenberg, 1999; Perham &amp; Withey, 2012)&quot;, &quot;plainTextFormattedCitation&quot;: &quot;(Nantais &amp; Schellenberg, 1999; Perham &amp; Withey, 2012)&quot;}, &quot;schema&quot;: &quot;https://github.com/citation-style-language/schema/raw/master/csl-citation.json&quot;, &quot;citationItems&quot;: [{&quot;uris&quot;: [&quot;http://www.mendeley.com/documents/?uuid=9555a093-5844-44f0-b729-e80d91c30f6e&quot;], &quot;itemData&quot;: {&quot;id&quot;: &quot;ITEM-1&quot;, &quot;issued&quot;: {&quot;date-parts&quot;: [[&quot;1999&quot;, &quot;7&quot;, &quot;1&quot;]]}, &quot;author&quot;: [{&quot;non-dropping-particle&quot;: &quot;&quot;, &quot;given&quot;: &quot;Kristin M&quot;, &quot;dropping-particle&quot;: &quot;&quot;, &quot;parse-names&quot;: false, &quot;family&quot;: &quot;Nantais&quot;, &quot;suffix&quot;: &quot;&quot;}, {&quot;non-dropping-particle&quot;: &quot;&quot;, &quot;given&quot;: &quot;E. Glenn&quot;, &quot;dropping-particle&quot;: &quot;&quot;, &quot;parse-names&quot;: false, &quot;family&quot;: &quot;Schellenberg&quot;, &quot;suffix&quot;: &quot;&quot;}], &quot;type&quot;: &quot;article-journal&quot;, &quot;ISSN&quot;: &quot;0956-7976&quot;, &quot;title&quot;: &quot;The Mozart Effect: An Artifact of Preference&quot;, &quot;volume&quot;: &quot;10&quot;, &quot;issue&quot;: &quot;4&quot;, &quot;container-title&quot;: &quot;Psychological Science&quot;, &quot;DOI&quot;: &quot;10.1111/1467-9280.00170&quot;, &quot;note&quot;: &quot;NULL&quot;, &quot;page&quot;: &quot;370-373&quot;}, &quot;id&quot;: &quot;ITEM-1&quot;}, {&quot;uris&quot;: [&quot;http://www.mendeley.com/documents/?uuid=66725fa3-2246-49f4-8ceb-2dd534352e39&quot;], &quot;itemData&quot;: {&quot;id&quot;: &quot;ITEM-2&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2&quot;}], &quot;properties&quot;: {&quot;noteIndex&quot;: 0}} RNDodSlLIM1E7"/><text:span text:style-name="T60">(Nantais &amp; Schellenberg, 1999; Perham &amp; Withey, 2012)</text:span><text:reference-mark-end text:name="ADDIN CSL_CITATION {&quot;mendeley&quot;: {&quot;formattedCitation&quot;: &quot;(Nantais &amp; Schellenberg, 1999; Perham &amp; Withey, 2012)&quot;, &quot;previouslyFormattedCitation&quot;: &quot;(Nantais &amp; Schellenberg, 1999; Perham &amp; Withey, 2012)&quot;, &quot;plainTextFormattedCitation&quot;: &quot;(Nantais &amp; Schellenberg, 1999; Perham &amp; Withey, 2012)&quot;}, &quot;schema&quot;: &quot;https://github.com/citation-style-language/schema/raw/master/csl-citation.json&quot;, &quot;citationItems&quot;: [{&quot;uris&quot;: [&quot;http://www.mendeley.com/documents/?uuid=9555a093-5844-44f0-b729-e80d91c30f6e&quot;], &quot;itemData&quot;: {&quot;id&quot;: &quot;ITEM-1&quot;, &quot;issued&quot;: {&quot;date-parts&quot;: [[&quot;1999&quot;, &quot;7&quot;, &quot;1&quot;]]}, &quot;author&quot;: [{&quot;non-dropping-particle&quot;: &quot;&quot;, &quot;given&quot;: &quot;Kristin M&quot;, &quot;dropping-particle&quot;: &quot;&quot;, &quot;parse-names&quot;: false, &quot;family&quot;: &quot;Nantais&quot;, &quot;suffix&quot;: &quot;&quot;}, {&quot;non-dropping-particle&quot;: &quot;&quot;, &quot;given&quot;: &quot;E. Glenn&quot;, &quot;dropping-particle&quot;: &quot;&quot;, &quot;parse-names&quot;: false, &quot;family&quot;: &quot;Schellenberg&quot;, &quot;suffix&quot;: &quot;&quot;}], &quot;type&quot;: &quot;article-journal&quot;, &quot;ISSN&quot;: &quot;0956-7976&quot;, &quot;title&quot;: &quot;The Mozart Effect: An Artifact of Preference&quot;, &quot;volume&quot;: &quot;10&quot;, &quot;issue&quot;: &quot;4&quot;, &quot;container-title&quot;: &quot;Psychological Science&quot;, &quot;DOI&quot;: &quot;10.1111/1467-9280.00170&quot;, &quot;note&quot;: &quot;NULL&quot;, &quot;page&quot;: &quot;370-373&quot;}, &quot;id&quot;: &quot;ITEM-1&quot;}, {&quot;uris&quot;: [&quot;http://www.mendeley.com/documents/?uuid=66725fa3-2246-49f4-8ceb-2dd534352e39&quot;], &quot;itemData&quot;: {&quot;id&quot;: &quot;ITEM-2&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2&quot;}], &quot;properties&quot;: {&quot;noteIndex&quot;: 0}} RNDodSlLIM1E7"/><text:span text:style-name="T147">⁠</text:span><text:span text:style-name="T142">.</text:span><text:span text:style-name="T129"> </text:span><text:span text:style-name="T130">In a reading task, m</text:span><text:span text:style-name="T131">usic preference had no effect on reading comprehension performance </text:span><text:reference-mark-start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SgR53ouVOv"/><text:span text:style-name="T43">(Perham &amp; Currie, 2014)</text:span><text:reference-mark-end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SgR53ouVOv"/><text:span text:style-name="T131">⁠. </text:span><text:span text:style-name="T130">Instead, </text:span><text:span text:style-name="T133">performance was mediated by the presence of lyrics </text:span><text:span text:style-name="T130">as participants performed worse when lyrics were present in the music</text:span><text:span text:style-name="T134">. </text:span><text:span text:style-name="T132">The effects of lyric presence will be discussed further in the </text:span><text:span text:style-name="T135">following</text:span><text:span text:style-name="T132"> section</text:span><text:span text:style-name="T136">. </text:span><text:span text:style-name="T148">W</text:span><text:span text:style-name="T149">hen </text:span><text:span text:style-name="T137">investigating </text:span><text:span text:style-name="T136">the effe</text:span><text:span text:style-name="T138">c</text:span><text:span text:style-name="T136">t of music preference on </text:span><text:span text:style-name="T137">s</text:span><text:span text:style-name="T139">erial recall, </text:span><text:span text:style-name="T132">the ability to </text:span><text:span text:style-name="T136">store and recall a list of items,</text:span><text:span text:style-name="T139"> </text:span><text:span text:style-name="T132">one study showed </text:span><text:span text:style-name="T144">that</text:span><text:span text:style-name="T140"> both </text:span><text:span text:style-name="T144">liked and disliked music</text:span><text:span text:style-name="T140"> resulted in worse </text:span><text:span text:style-name="T141">performance </text:span><text:span text:style-name="T144">on the task </text:span><text:span text:style-name="T143">than when </text:span><text:span text:style-name="T144">it was</text:span><text:span text:style-name="T143"> performed</text:span><text:span text:style-name="T141"> </text:span><text:span text:style-name="T143">in</text:span><text:span text:style-name="T140"> silence, </text:span><text:span text:style-name="T144">but the two music conditions did not differ from each other</text:span><text:span text:style-name="T140"> </text:span><text:reference-mark-start text:name="ADDIN CSL_CITATION {&quot;mendeley&quot;: {&quot;formattedCitation&quot;: &quot;(Perham &amp; Vizard, 2011)&quot;, &quot;manualFormatting&quot;: &quot;(Perham &amp; Vizard, 2011).&quot;, &quot;previouslyFormattedCitation&quot;: &quot;(Perham &amp; Vizard, 2011)&quot;, &quot;plainTextFormattedCitation&quot;: &quot;(Perham &amp; Vizard, 2011)&quot;}, &quot;schema&quot;: &quot;https://github.com/citation-style-language/schema/raw/master/csl-citation.json&quot;, &quot;citationItems&quot;: [{&quot;uris&quot;: [&quot;http://www.mendeley.com/documents/?uuid=bea94f48-e532-4829-8fe4-6c6f0e879664&quot;], &quot;itemData&quot;: {&quot;id&quot;: &quot;ITEM-1&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1&quot;}], &quot;properties&quot;: {&quot;noteIndex&quot;: 0}} RNDMP6E4psibF"/><text:span text:style-name="T44">(Perham &amp; Vizard, 2011).</text:span><text:reference-mark-end text:name="ADDIN CSL_CITATION {&quot;mendeley&quot;: {&quot;formattedCitation&quot;: &quot;(Perham &amp; Vizard, 2011)&quot;, &quot;manualFormatting&quot;: &quot;(Perham &amp; Vizard, 2011).&quot;, &quot;previouslyFormattedCitation&quot;: &quot;(Perham &amp; Vizard, 2011)&quot;, &quot;plainTextFormattedCitation&quot;: &quot;(Perham &amp; Vizard, 2011)&quot;}, &quot;schema&quot;: &quot;https://github.com/citation-style-language/schema/raw/master/csl-citation.json&quot;, &quot;citationItems&quot;: [{&quot;uris&quot;: [&quot;http://www.mendeley.com/documents/?uuid=bea94f48-e532-4829-8fe4-6c6f0e879664&quot;], &quot;itemData&quot;: {&quot;id&quot;: &quot;ITEM-1&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1&quot;}], &quot;properties&quot;: {&quot;noteIndex&quot;: 0}} RNDMP6E4psibF"/><text:span text:style-name="T132"> </text:span><text:span text:style-name="T143">Another study replicated th</text:span><text:span text:style-name="T144">e first</text:span><text:span text:style-name="T143"> result (b</text:span><text:span text:style-name="T139">oth liked </text:span><text:soft-page-break/><text:span text:style-name="T139">and disliked music produced worse performance than </text:span><text:span text:style-name="T143">silence),</text:span><text:span text:style-name="T139"> </text:span><text:span text:style-name="T140">but </text:span><text:span text:style-name="T143">in this study</text:span><text:span text:style-name="T139"> liked music </text:span><text:span text:style-name="T140">resulted in</text:span><text:span text:style-name="T139"> wors</text:span><text:span text:style-name="T140">e</text:span><text:span text:style-name="T139"> performance </text:span><text:span text:style-name="T140">than disliked music </text:span><text:reference-mark-start text:name="ADDIN CSL_CITATION {&quot;mendeley&quot;: {&quot;formattedCitation&quot;: &quot;(Perham &amp; Sykora, 2012)&quot;, &quot;previouslyFormattedCitation&quot;: &quot;(Perham &amp; Sykora, 2012)&quot;, &quot;plainTextFormattedCitation&quot;: &quot;(Perham &amp; Sykora, 2012)&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properties&quot;: {&quot;noteIndex&quot;: 0}} RND28lBAXSTs0"/><text:span text:style-name="T45">(Perham &amp; Sykora, 2012)</text:span><text:reference-mark-end text:name="ADDIN CSL_CITATION {&quot;mendeley&quot;: {&quot;formattedCitation&quot;: &quot;(Perham &amp; Sykora, 2012)&quot;, &quot;previouslyFormattedCitation&quot;: &quot;(Perham &amp; Sykora, 2012)&quot;, &quot;plainTextFormattedCitation&quot;: &quot;(Perham &amp; Sykora, 2012)&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properties&quot;: {&quot;noteIndex&quot;: 0}} RND28lBAXSTs0"/><text:span text:style-name="T140">⁠</text:span><text:span text:style-name="T139">. </text:span><text:span text:style-name="T136">The </text:span><text:span text:style-name="T46">conflicting results from these studies could be due to </text:span><text:span text:style-name="T52">how</text:span><text:span text:style-name="T46"> the music </text:span><text:span text:style-name="T52">used in each study was </text:span><text:span text:style-name="T46">chosen. In the 2011 study, participants provided their own </text:span><text:span text:style-name="T53">liked</text:span><text:span text:style-name="T46"> music, but in the 2012 study both liked and disliked songs were provided by the researcher. </text:span><text:span text:style-name="T52">T</text:span><text:span text:style-name="T46">he differences could be a result of </text:span><text:span text:style-name="T56">different</text:span><text:span text:style-name="T46"> </text:span><text:span text:style-name="T48">moods </text:span><text:span text:style-name="T59">or arousal levels</text:span><text:span text:style-name="T46"> induced </text:span><text:span text:style-name="T48">by </text:span><text:span text:style-name="T47">the songs </text:span><text:span text:style-name="T56">that were </text:span><text:span text:style-name="T47">chosen by the</text:span><text:span text:style-name="T48"> individual </text:span><text:span text:style-name="T52">and</text:span><text:span text:style-name="T47"> the songs chosen by the researcher</text:span><text:span text:style-name="T48">. </text:span><text:span text:style-name="T53">By choosing both of the songs, the researchers were able to ensure the largest difference between the liked and disliked music conditions </text:span><text:span text:style-name="T60">and therefor</text:span><text:span text:style-name="T62">e</text:span><text:span text:style-name="T60"> the largest difference in arousal level</text:span><text:span text:style-name="T62">s</text:span><text:span text:style-name="T53">. </text:span></text:p>
      <text:p text:style-name="P34"><text:span text:style-name="T61">The studies reviewed above indicate that m</text:span><text:span text:style-name="T53">usic preference does have an effect on cognitive task performance, but it seems that the effect </text:span><text:span text:style-name="T54">is largely dependent on the type of task.</text:span><text:span text:style-name="T49"> </text:span><text:span text:style-name="T50">For example, </text:span><text:span text:style-name="T49">serial recall is disrupted regardless of music preference </text:span><text:reference-mark-start text:name="ADDIN CSL_CITATION {&quot;mendeley&quot;: {&quot;formattedCitation&quot;: &quot;(Perham &amp; Sykora, 2012; Perham &amp; Vizard, 2011)&quot;, &quot;previouslyFormattedCitation&quot;: &quot;(Perham &amp; Sykora, 2012; Perham &amp; Vizard, 2011)&quot;, &quot;plainTextFormattedCitation&quot;: &quot;(Perham &amp; Sykora, 2012; Perham &amp; Vizard, 2011)&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uris&quot;: [&quot;http://www.mendeley.com/documents/?uuid=bea94f48-e532-4829-8fe4-6c6f0e879664&quot;], &quot;itemData&quot;: {&quot;id&quot;: &quot;ITEM-2&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2&quot;}], &quot;properties&quot;: {&quot;noteIndex&quot;: 0}} RNDFLnvmihwZl"/><text:span text:style-name="T49">(Perham &amp; Sykora, 2012; Perham &amp; Vizard, 2011)</text:span><text:reference-mark-end text:name="ADDIN CSL_CITATION {&quot;mendeley&quot;: {&quot;formattedCitation&quot;: &quot;(Perham &amp; Sykora, 2012; Perham &amp; Vizard, 2011)&quot;, &quot;previouslyFormattedCitation&quot;: &quot;(Perham &amp; Sykora, 2012; Perham &amp; Vizard, 2011)&quot;, &quot;plainTextFormattedCitation&quot;: &quot;(Perham &amp; Sykora, 2012; Perham &amp; Vizard, 2011)&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uris&quot;: [&quot;http://www.mendeley.com/documents/?uuid=bea94f48-e532-4829-8fe4-6c6f0e879664&quot;], &quot;itemData&quot;: {&quot;id&quot;: &quot;ITEM-2&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2&quot;}], &quot;properties&quot;: {&quot;noteIndex&quot;: 0}} RNDFLnvmihwZl"/><text:span text:style-name="T49">⁠, spatial rotation task performance improves with preferred music </text:span><text:reference-mark-start text:name="ADDIN CSL_CITATION {&quot;mendeley&quot;: {&quot;formattedCitation&quot;: &quot;(Perham &amp;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29CTDI2XIJ"/><text:span text:style-name="T49">(Perham &amp; Withey, 2012)</text:span><text:reference-mark-end text:name="ADDIN CSL_CITATION {&quot;mendeley&quot;: {&quot;formattedCitation&quot;: &quot;(Perham &amp;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29CTDI2XIJ"/><text:span text:style-name="T49">⁠, and reading comprehension is </text:span><text:span text:style-name="T59">disrupted</text:span><text:span text:style-name="T49"> by the presence of lyrics regardless of preference </text:span><text:reference-mark-start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0KY4GUpG0C"/><text:span text:style-name="T49">(Perham &amp; Currie, 2014)</text:span><text:reference-mark-end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0KY4GUpG0C"/><text:span text:style-name="T49">⁠. </text:span><text:span text:style-name="T61">Harnessing the different effects that music has</text:span><text:span text:style-name="T56"> </text:span><text:span text:style-name="T60">on</text:span><text:span text:style-name="T54"> different cognitive processes </text:span><text:span text:style-name="T61">may be useful for creating environments that assist performance on particular cognitive tasks</text:span><text:span text:style-name="T54">. For example, </text:span><text:span text:style-name="T55">people who prefer to perform spatial tasks while listening to music may benefi</text:span><text:span text:style-name="T59">t from an optimal arousal level induced by </text:span><text:span text:style-name="T54">preferred music </text:span><text:reference-mark-start text:name="ADDIN CSL_CITATION {&quot;mendeley&quot;: {&quot;formattedCitation&quot;: &quot;(Perham &amp;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DVMQRIUUs7"/><text:span text:style-name="T54">(Perham &amp; Withey, 2012)</text:span><text:reference-mark-end text:name="ADDIN CSL_CITATION {&quot;mendeley&quot;: {&quot;formattedCitation&quot;: &quot;(Perham &amp;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DVMQRIUUs7"/><text:span text:style-name="T54">⁠ </text:span><text:span text:style-name="T56">while students who listen to music while studying may find that music with lyrics worsens their ability to understand written materials </text:span><text:reference-mark-start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kv6JvY4BA9"/><text:span text:style-name="T56">(Perham &amp; Currie, 2014)</text:span><text:reference-mark-end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kv6JvY4BA9"/><text:span text:style-name="T56">⁠. </text:span><text:span text:style-name="T57">Applying these results to background music played in </text:span><text:span text:style-name="T58">real-world situations</text:span><text:span text:style-name="T57">, like factories where workers perform spatial tasks in assembly lines or student study spaces where written materials are prevalent, </text:span><text:span text:style-name="T58">may assist (or at least interfere less) </text:span><text:span text:style-name="T59">with</text:span><text:span text:style-name="T58"> task performance.</text:span></text:p>
      <text:p text:style-name="P13">Effect of <text:span text:style-name="T204">the Presence of </text:span>Speech</text:p>
      <text:p text:style-name="P36"><text:soft-page-break/><text:span text:style-name="T211">The presence of lyrics is an important part of how background music affects cognitive tasks. For example, as noted in the previous section, the presence of lyrics disrupted performance on a reading comprehension task regardless of music preference </text:span><text:reference-mark-start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9umzdBatmZ"/><text:span text:style-name="T73">(Perham &amp; Currie, 2014)</text:span><text:reference-mark-end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9umzdBatmZ"/><text:span text:style-name="T211">⁠. </text:span>Many of the early studies <text:span text:style-name="T150">assessing the effects of music on cognition</text:span> used <text:span text:style-name="T151">classical</text:span> <text:span text:style-name="T150">instrumental</text:span> <text:span text:style-name="T150">pieces that did not include lyrics</text:span> <text:reference-mark-start text:name="ADDIN CSL_CITATION {&quot;mendeley&quot;: {&quot;formattedCitation&quot;: &quot;(Freeburne &amp; Fleischer, 1952; Rauscher &amp; Shaw, 1998; Rauscher et al., 1993; Sogin, 1988)&quot;, &quot;previouslyFormattedCitation&quot;: &quot;(Freeburne &amp; Fleischer, 1952; Rauscher &amp; Shaw, 1998; Rauscher et al., 1993; Sogin, 1988)&quot;, &quot;plainTextFormattedCitation&quot;: &quot;(Freeburne &amp; Fleischer, 1952; Rauscher &amp; Shaw, 1998; Rauscher et al., 1993; Sogin, 1988)&quot;}, &quot;schema&quot;: &quot;https://github.com/citation-style-language/schema/raw/master/csl-citation.json&quot;, &quot;citationItems&quot;: [{&quot;uris&quot;: [&quot;http://www.mendeley.com/documents/?uuid=5e8d54d4-e8eb-4050-a013-261005338a61&quot;], &quot;itemData&quot;: {&quot;type&quot;: &quot;article-journal&quot;, &quot;volume&quot;: &quot;86&quot;, &quot;title&quot;: &quot;Key components of the Mozart effect&quot;, &quot;id&quot;: &quot;ITEM-1&quot;, &quot;issue&quot;: &quot;3&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container-title&quot;: &quot;Perceptual and Motor Skills&quot;, &quot;DOI&quot;: &quot;10.2466/pms.1998.86.3.835&quot;, &quot;issued&quot;: {&quot;date-parts&quot;: [[&quot;1998&quot;, &quot;6&quot;]]}, &quot;ISSN&quot;: &quot;0031-5125&quot;, &quot;page&quot;: &quot;835-841&quot;}, &quot;id&quot;: &quot;ITEM-1&quot;}, {&quot;uris&quot;: [&quot;http://www.mendeley.com/documents/?uuid=a60dfe14-0ca9-4266-b204-764ac081a264&quot;], &quot;itemData&quot;: {&quot;id&quot;: &quot;ITEM-2&quot;, &quot;issued&quot;: {&quot;date-parts&quot;: [[&quot;1952&quot;]]}, &quot;author&quot;: [{&quot;non-dropping-particle&quot;: &quot;&quot;, &quot;given&quot;: &quot;Cecil M.&quot;, &quot;dropping-particle&quot;: &quot;&quot;, &quot;parse-names&quot;: false, &quot;family&quot;: &quot;Freeburne&quot;, &quot;suffix&quot;: &quot;&quot;}, {&quot;non-dropping-particle&quot;: &quot;&quot;, &quot;given&quot;: &quot;Murray S.&quot;, &quot;dropping-particle&quot;: &quot;&quot;, &quot;parse-names&quot;: false, &quot;family&quot;: &quot;Fleischer&quot;, &quot;suffix&quot;: &quot;&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SSN&quot;: &quot;0022-0663&quot;, &quot;title&quot;: &quot;The effect of music distraction upon reading rate and comprehension.&quot;, &quot;volume&quot;: &quot;43&quot;, &quot;issue&quot;: &quot;2&quot;, &quot;container-title&quot;: &quot;Journal of Educational Psychology&quot;, &quot;DOI&quot;: &quot;10.1037/h0054219&quot;, &quot;page&quot;: &quot;101-109&quot;}, &quot;id&quot;: &quot;ITEM-2&quot;}, {&quot;uris&quot;: [&quot;http://www.mendeley.com/documents/?uuid=228a164f-7ce6-49be-8063-0aa758ae724b&quot;], &quot;itemData&quot;: {&quot;type&quot;: &quot;article-journal&quot;, &quot;volume&quot;: &quot;67&quot;, &quot;title&quot;: &quot;Effects of three different musical styles of background music on coding by college-age students&quot;, &quot;id&quot;: &quot;ITEM-3&quot;, &quot;issue&quot;: &quot;1&quot;, &quot;author&quot;: [{&quot;non-dropping-particle&quot;: &quot;&quot;, &quot;given&quot;: &quot;David W&quot;, &quot;dropping-particle&quot;: &quot;&quot;, &quot;parse-names&quot;: false, &quot;family&quot;: &quot;Sogin&quot;, &quot;suffix&quot;: &quot;&quot;}], &quot;container-title&quot;: &quot;Perceptual and Motor Skills&quot;, &quot;DOI&quot;: &quot;10.2466/pms.1988.67.1.275&quot;, &quot;issued&quot;: {&quot;date-parts&quot;: [[&quot;1988&quot;, &quot;8&quot;]]}, &quot;ISSN&quot;: &quot;0031-5125&quot;, &quot;page&quot;: &quot;275-280&quot;}, &quot;id&quot;: &quot;ITEM-3&quot;}, {&quot;uris&quot;: [&quot;http://www.mendeley.com/documents/?uuid=e91ed3ba-5f13-4254-bd68-3b43bf4341ec&quot;], &quot;itemData&quot;: {&quot;id&quot;: &quot;ITEM-4&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4&quot;}], &quot;properties&quot;: {&quot;noteIndex&quot;: 0}} RND1aTCiEfDUm"/><text:span text:style-name="T25">(Freeburne &amp; Fleischer, 1952; Rauscher &amp; Shaw, 1998; Rauscher et al., 1993; Sogin, 1988)</text:span><text:reference-mark-end text:name="ADDIN CSL_CITATION {&quot;mendeley&quot;: {&quot;formattedCitation&quot;: &quot;(Freeburne &amp; Fleischer, 1952; Rauscher &amp; Shaw, 1998; Rauscher et al., 1993; Sogin, 1988)&quot;, &quot;previouslyFormattedCitation&quot;: &quot;(Freeburne &amp; Fleischer, 1952; Rauscher &amp; Shaw, 1998; Rauscher et al., 1993; Sogin, 1988)&quot;, &quot;plainTextFormattedCitation&quot;: &quot;(Freeburne &amp; Fleischer, 1952; Rauscher &amp; Shaw, 1998; Rauscher et al., 1993; Sogin, 1988)&quot;}, &quot;schema&quot;: &quot;https://github.com/citation-style-language/schema/raw/master/csl-citation.json&quot;, &quot;citationItems&quot;: [{&quot;uris&quot;: [&quot;http://www.mendeley.com/documents/?uuid=5e8d54d4-e8eb-4050-a013-261005338a61&quot;], &quot;itemData&quot;: {&quot;type&quot;: &quot;article-journal&quot;, &quot;volume&quot;: &quot;86&quot;, &quot;title&quot;: &quot;Key components of the Mozart effect&quot;, &quot;id&quot;: &quot;ITEM-1&quot;, &quot;issue&quot;: &quot;3&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container-title&quot;: &quot;Perceptual and Motor Skills&quot;, &quot;DOI&quot;: &quot;10.2466/pms.1998.86.3.835&quot;, &quot;issued&quot;: {&quot;date-parts&quot;: [[&quot;1998&quot;, &quot;6&quot;]]}, &quot;ISSN&quot;: &quot;0031-5125&quot;, &quot;page&quot;: &quot;835-841&quot;}, &quot;id&quot;: &quot;ITEM-1&quot;}, {&quot;uris&quot;: [&quot;http://www.mendeley.com/documents/?uuid=a60dfe14-0ca9-4266-b204-764ac081a264&quot;], &quot;itemData&quot;: {&quot;id&quot;: &quot;ITEM-2&quot;, &quot;issued&quot;: {&quot;date-parts&quot;: [[&quot;1952&quot;]]}, &quot;author&quot;: [{&quot;non-dropping-particle&quot;: &quot;&quot;, &quot;given&quot;: &quot;Cecil M.&quot;, &quot;dropping-particle&quot;: &quot;&quot;, &quot;parse-names&quot;: false, &quot;family&quot;: &quot;Freeburne&quot;, &quot;suffix&quot;: &quot;&quot;}, {&quot;non-dropping-particle&quot;: &quot;&quot;, &quot;given&quot;: &quot;Murray S.&quot;, &quot;dropping-particle&quot;: &quot;&quot;, &quot;parse-names&quot;: false, &quot;family&quot;: &quot;Fleischer&quot;, &quot;suffix&quot;: &quot;&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SSN&quot;: &quot;0022-0663&quot;, &quot;title&quot;: &quot;The effect of music distraction upon reading rate and comprehension.&quot;, &quot;volume&quot;: &quot;43&quot;, &quot;issue&quot;: &quot;2&quot;, &quot;container-title&quot;: &quot;Journal of Educational Psychology&quot;, &quot;DOI&quot;: &quot;10.1037/h0054219&quot;, &quot;page&quot;: &quot;101-109&quot;}, &quot;id&quot;: &quot;ITEM-2&quot;}, {&quot;uris&quot;: [&quot;http://www.mendeley.com/documents/?uuid=228a164f-7ce6-49be-8063-0aa758ae724b&quot;], &quot;itemData&quot;: {&quot;type&quot;: &quot;article-journal&quot;, &quot;volume&quot;: &quot;67&quot;, &quot;title&quot;: &quot;Effects of three different musical styles of background music on coding by college-age students&quot;, &quot;id&quot;: &quot;ITEM-3&quot;, &quot;issue&quot;: &quot;1&quot;, &quot;author&quot;: [{&quot;non-dropping-particle&quot;: &quot;&quot;, &quot;given&quot;: &quot;David W&quot;, &quot;dropping-particle&quot;: &quot;&quot;, &quot;parse-names&quot;: false, &quot;family&quot;: &quot;Sogin&quot;, &quot;suffix&quot;: &quot;&quot;}], &quot;container-title&quot;: &quot;Perceptual and Motor Skills&quot;, &quot;DOI&quot;: &quot;10.2466/pms.1988.67.1.275&quot;, &quot;issued&quot;: {&quot;date-parts&quot;: [[&quot;1988&quot;, &quot;8&quot;]]}, &quot;ISSN&quot;: &quot;0031-5125&quot;, &quot;page&quot;: &quot;275-280&quot;}, &quot;id&quot;: &quot;ITEM-3&quot;}, {&quot;uris&quot;: [&quot;http://www.mendeley.com/documents/?uuid=e91ed3ba-5f13-4254-bd68-3b43bf4341ec&quot;], &quot;itemData&quot;: {&quot;id&quot;: &quot;ITEM-4&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4&quot;}], &quot;properties&quot;: {&quot;noteIndex&quot;: 0}} RND1aTCiEfDUm"/>⁠. I<text:span text:style-name="T152">n</text:span> <text:span text:style-name="T211">more recent studies</text:span>, participants listen<text:span text:style-name="T211">ed</text:span> to popular music where lyrics <text:span text:style-name="T211">were</text:span> present <text:span text:style-name="T150">while completing cognitive tasks </text:span><text:reference-mark-start text:name="ADDIN CSL_CITATION {&quot;mendeley&quot;: {&quot;formattedCitation&quot;: &quot;(Perham &amp; Currie, 2014; Perham &amp; Sykora, 2012; Perham &amp; Vizard, 2011)&quot;, &quot;previouslyFormattedCitation&quot;: &quot;(Perham &amp; Currie, 2014; Perham &amp; Sykora, 2012; Perham &amp; Vizard, 2011)&quot;, &quot;plainTextFormattedCitation&quot;: &quot;(Perham &amp; Currie, 2014; Perham &amp; Sykora, 2012; Perham &amp; Vizard, 2011)&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uris&quot;: [&quot;http://www.mendeley.com/documents/?uuid=bea94f48-e532-4829-8fe4-6c6f0e879664&quot;], &quot;itemData&quot;: {&quot;id&quot;: &quot;ITEM-2&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2&quot;}, {&quot;uris&quot;: [&quot;http://www.mendeley.com/documents/?uuid=519f6d17-e8c0-41ab-9c86-0928c5eb392e&quot;], &quot;itemData&quot;: {&quot;id&quot;: &quot;ITEM-3&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3&quot;}], &quot;properties&quot;: {&quot;noteIndex&quot;: 0}} RNDClkpXlPE1d"/><text:span text:style-name="T74">(Perham &amp; Currie, 2014; Perham &amp; Sykora, 2012; Perham &amp; Vizard, 2011)</text:span><text:reference-mark-end text:name="ADDIN CSL_CITATION {&quot;mendeley&quot;: {&quot;formattedCitation&quot;: &quot;(Perham &amp; Currie, 2014; Perham &amp; Sykora, 2012; Perham &amp; Vizard, 2011)&quot;, &quot;previouslyFormattedCitation&quot;: &quot;(Perham &amp; Currie, 2014; Perham &amp; Sykora, 2012; Perham &amp; Vizard, 2011)&quot;, &quot;plainTextFormattedCitation&quot;: &quot;(Perham &amp; Currie, 2014; Perham &amp; Sykora, 2012; Perham &amp; Vizard, 2011)&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uris&quot;: [&quot;http://www.mendeley.com/documents/?uuid=bea94f48-e532-4829-8fe4-6c6f0e879664&quot;], &quot;itemData&quot;: {&quot;id&quot;: &quot;ITEM-2&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2&quot;}, {&quot;uris&quot;: [&quot;http://www.mendeley.com/documents/?uuid=519f6d17-e8c0-41ab-9c86-0928c5eb392e&quot;], &quot;itemData&quot;: {&quot;id&quot;: &quot;ITEM-3&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3&quot;}], &quot;properties&quot;: {&quot;noteIndex&quot;: 0}} RNDClkpXlPE1d"/><text:span text:style-name="T150">⁠</text:span>. The difference in lyric presence may be contributing to the disparate results within the literature<text:span text:style-name="T153">. </text:span></text:p>
      <text:p text:style-name="P25"><text:span text:style-name="T154">A review by </text:span><text:reference-mark-start text:name="ADDIN CSL_CITATION {&quot;mendeley&quot;: {&quot;formattedCitation&quot;: &quot;(Banbury, Macken, Tremblay, &amp; Jones, 2001)&quot;, &quot;manualFormatting&quot;: &quot;Banbury, Macken, Tremblay, &amp; Jones (2001)&quot;, &quot;previouslyFormattedCitation&quot;: &quot;(Banbury, Macken, Tremblay, &amp; Jones, 2001)&quot;, &quot;plainTextFormattedCitation&quot;: &quot;(Banbury, Macken, Tremblay, &amp; Jones,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nfcKRrl0Pp"/><text:span text:style-name="T156">Banbury, Macken, Tremblay, &amp; Jones (2001)</text:span><text:reference-mark-end text:name="ADDIN CSL_CITATION {&quot;mendeley&quot;: {&quot;formattedCitation&quot;: &quot;(Banbury, Macken, Tremblay, &amp; Jones, 2001)&quot;, &quot;manualFormatting&quot;: &quot;Banbury, Macken, Tremblay, &amp; Jones (2001)&quot;, &quot;previouslyFormattedCitation&quot;: &quot;(Banbury, Macken, Tremblay, &amp; Jones, 2001)&quot;, &quot;plainTextFormattedCitation&quot;: &quot;(Banbury, Macken, Tremblay, &amp; Jones,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nfcKRrl0Pp"/><text:span text:style-name="T155">⁠ propose</text:span><text:span text:style-name="T154">s</text:span><text:span text:style-name="T155"> that t</text:span><text:span text:style-name="T158">he key factor in the </text:span><text:span text:style-name="T159">amount</text:span><text:span text:style-name="T158"> of distraction by sound</text:span><text:span text:style-name="T170"> </text:span><text:span text:style-name="T159">is</text:span><text:span text:style-name="T158"> the degree to which </text:span><text:span text:style-name="T160">both</text:span><text:span text:style-name="T158"> the task </text:span><text:span text:style-name="T160">and the sound </text:span><text:span text:style-name="T158">involve seriation. </text:span><text:span text:style-name="T172">Seriation refers to the </text:span><text:span text:style-name="T160">maintenance of </text:span><text:span text:style-name="T161">a serial</text:span><text:span text:style-name="T160"> order in memory.</text:span><text:span text:style-name="T158"> </text:span><text:span text:style-name="T173">Their</text:span><text:span text:style-name="T162"> hypothesis </text:span><text:span text:style-name="T173">proposes that the </text:span><text:span text:style-name="T174">ways the </text:span><text:span text:style-name="T173">brain perceptually organizes both the serial task and the serial auditory input</text:span><text:span text:style-name="T174"> are </text:span><text:span text:style-name="T175">very </text:span><text:span text:style-name="T174">similar and </text:span><text:span text:style-name="T175">therefore</text:span><text:span text:style-name="T174"> interfere with each other</text:span><text:span text:style-name="T173">. </text:span><text:span text:style-name="T163">When listening to music while performing a reading task, the reading is the first source of serial information </text:span><text:span text:style-name="T173">because word meanings need to be kept in order to make sense of a sentence and sentence meanings need to be kept in order to make sense of a story</text:span><text:span text:style-name="T163">.</text:span><text:span text:style-name="T173"> In the music,</text:span><text:span text:style-name="T170"> </text:span><text:span text:style-name="T173">c</text:span><text:span text:style-name="T160">hange</text:span><text:span text:style-name="T164">s</text:span><text:span text:style-name="T160"> in the ton</text:span><text:span text:style-name="T169">al </text:span><text:span text:style-name="T160">or rhythmic pattern </text:span><text:span text:style-name="T165">requires </text:span><text:span text:style-name="T164">organization</text:span><text:span text:style-name="T165"> of t</text:span><text:span text:style-name="T160">he order of the </text:span><text:span text:style-name="T164">auditory input </text:span><text:span text:style-name="T171">making t</text:span><text:span text:style-name="T170">he music</text:span><text:span text:style-name="T160"> the second source of </text:span><text:span text:style-name="T166">serial </text:span><text:span text:style-name="T160">information. </text:span><text:span text:style-name="T164">When the brain tries to organize information from both inputs at once, there is a breakdow</text:span><text:span text:style-name="T167">n in attention </text:span><text:span text:style-name="T171">and t</text:span><text:span text:style-name="T167">he participant performs poorly on the task. </text:span><text:span text:style-name="T168">T</text:span><text:span text:style-name="T160">o understand </text:span><text:span text:style-name="T171">how music affects </text:span><text:span text:style-name="T160">cognitive task </text:span><text:span text:style-name="T171">performance,</text:span><text:span text:style-name="T160"> the</text:span><text:span text:style-name="T159"> serial nature</text:span><text:span text:style-name="T160"> of the music </text:span><text:span text:style-name="T166">must be taken into account</text:span><text:span text:style-name="T165">. Listening to a song with l</text:span><text:span text:style-name="T160">yrics requires a person to hold previous words in memory</text:span><text:span text:style-name="T165"> </text:span><text:span text:style-name="T160">in order to understand the meaning </text:span><text:span text:style-name="T165">of </text:span><text:span text:style-name="T166">a</text:span><text:span text:style-name="T165"> phrase</text:span><text:span text:style-name="T160">. </text:span><text:span text:style-name="T175">The lyrics</text:span><text:span text:style-name="T165"> </text:span><text:span text:style-name="T168">add</text:span><text:span text:style-name="T165"> to the </text:span><text:span text:style-name="T171">serial nature of the music</text:span><text:span text:style-name="T165"> and, based on the interpretation by </text:span><text:reference-mark-start text:name="ADDIN CSL_CITATION {&quot;mendeley&quot;: {&quot;formattedCitation&quot;: &quot;(Banbury et al., 2001)&quot;, &quot;manualFormatting&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rSUJMawtPZ"/><text:span text:style-name="T157">Banbury et al. (2001)</text:span><text:reference-mark-end text:name="ADDIN CSL_CITATION {&quot;mendeley&quot;: {&quot;formattedCitation&quot;: &quot;(Banbury et al., 2001)&quot;, &quot;manualFormatting&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rSUJMawtPZ"/><text:span text:style-name="T165">⁠, increase the detrimental effects on a task requiring </text:span><text:span text:style-name="T168">serial processing</text:span><text:span text:style-name="T165">.</text:span></text:p>
      <text:p text:style-name="P26"><text:soft-page-break/><text:span text:style-name="T212">Previous studies have investigated the effects of background music on serial recall tasks. An e</text:span>arly stud<text:span text:style-name="T176">y</text:span> compared participants’ performance on an immediate serial recall of <text:span text:style-name="T212">a </text:span>visually presented <text:span text:style-name="T212">sequence of </text:span>digits while they listened to instrumental music, vocal music, pink noise, foreign language speech, or a silent control. <text:span text:style-name="T176">I</text:span>n the presence of <text:span text:style-name="T177">lyrics (in both vocal music and foreign language speech) participants recalled fewer digits than in the other conditions </text:span><text:reference-mark-start text:name="ADDIN CSL_CITATION {&quot;mendeley&quot;: {&quot;formattedCitation&quot;: &quot;(Salam\u00e9 &amp; Baddeley, 1989)&quot;, &quot;previouslyFormattedCitation&quot;: &quot;(Salam\u00e9 &amp; Baddeley, 1989)&quot;, &quot;plainTextFormattedCitation&quot;: &quot;(Salam\u00e9 &amp; Baddeley, 1989)&quot;}, &quot;schema&quot;: &quot;https://github.com/citation-style-language/schema/raw/master/csl-citation.json&quot;, &quot;citationItems&quot;: [{&quot;uris&quot;: [&quot;http://www.mendeley.com/documents/?uuid=2e8a1e9b-df85-4bb1-9d54-8546a1391bf2&quot;], &quot;itemData&quot;: {&quot;id&quot;: &quot;ITEM-1&quot;, &quot;issued&quot;: {&quot;date-parts&quot;: [[&quot;1989&quot;, &quot;2&quot;]]}, &quot;author&quot;: [{&quot;non-dropping-particle&quot;: &quot;&quot;, &quot;given&quot;: &quot;Pierre&quot;, &quot;dropping-particle&quot;: &quot;&quot;, &quot;parse-names&quot;: false, &quot;family&quot;: &quot;Salam\u00e9&quot;, &quot;suffix&quot;: &quot;&quot;}, {&quot;non-dropping-particle&quot;: &quot;&quot;, &quot;given&quot;: &quot;Alan&quot;, &quot;dropping-particle&quot;: &quot;&quot;, &quot;parse-names&quot;: false, &quot;family&quot;: &quot;Baddeley&quot;, &quot;suffix&quot;: &quot;&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SSN&quot;: &quot;0272-4987&quot;, &quot;title&quot;: &quot;Effects of background music on phonological short-term memory&quot;, &quot;volume&quot;: &quot;41&quot;, &quot;issue&quot;: &quot;1&quot;, &quot;container-title&quot;: &quot;The Quarterly Journal of Experimental Psychology Section A&quot;, &quot;DOI&quot;: &quot;10.1080/14640748908402355&quot;, &quot;ISBN&quot;: &quot;1464-0740 0272-4987&quot;, &quot;page&quot;: &quot;107-122&quot;}, &quot;id&quot;: &quot;ITEM-1&quot;}], &quot;properties&quot;: {&quot;noteIndex&quot;: 0}} RNDewRENXWhED"/><text:span text:style-name="T63">(Salamé &amp; Baddeley, 1989)</text:span><text:reference-mark-end text:name="ADDIN CSL_CITATION {&quot;mendeley&quot;: {&quot;formattedCitation&quot;: &quot;(Salam\u00e9 &amp; Baddeley, 1989)&quot;, &quot;previouslyFormattedCitation&quot;: &quot;(Salam\u00e9 &amp; Baddeley, 1989)&quot;, &quot;plainTextFormattedCitation&quot;: &quot;(Salam\u00e9 &amp; Baddeley, 1989)&quot;}, &quot;schema&quot;: &quot;https://github.com/citation-style-language/schema/raw/master/csl-citation.json&quot;, &quot;citationItems&quot;: [{&quot;uris&quot;: [&quot;http://www.mendeley.com/documents/?uuid=2e8a1e9b-df85-4bb1-9d54-8546a1391bf2&quot;], &quot;itemData&quot;: {&quot;id&quot;: &quot;ITEM-1&quot;, &quot;issued&quot;: {&quot;date-parts&quot;: [[&quot;1989&quot;, &quot;2&quot;]]}, &quot;author&quot;: [{&quot;non-dropping-particle&quot;: &quot;&quot;, &quot;given&quot;: &quot;Pierre&quot;, &quot;dropping-particle&quot;: &quot;&quot;, &quot;parse-names&quot;: false, &quot;family&quot;: &quot;Salam\u00e9&quot;, &quot;suffix&quot;: &quot;&quot;}, {&quot;non-dropping-particle&quot;: &quot;&quot;, &quot;given&quot;: &quot;Alan&quot;, &quot;dropping-particle&quot;: &quot;&quot;, &quot;parse-names&quot;: false, &quot;family&quot;: &quot;Baddeley&quot;, &quot;suffix&quot;: &quot;&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SSN&quot;: &quot;0272-4987&quot;, &quot;title&quot;: &quot;Effects of background music on phonological short-term memory&quot;, &quot;volume&quot;: &quot;41&quot;, &quot;issue&quot;: &quot;1&quot;, &quot;container-title&quot;: &quot;The Quarterly Journal of Experimental Psychology Section A&quot;, &quot;DOI&quot;: &quot;10.1080/14640748908402355&quot;, &quot;ISBN&quot;: &quot;1464-0740 0272-4987&quot;, &quot;page&quot;: &quot;107-122&quot;}, &quot;id&quot;: &quot;ITEM-1&quot;}], &quot;properties&quot;: {&quot;noteIndex&quot;: 0}} RNDewRENXWhED"/><text:span text:style-name="T177">⁠. According to the hypothesis of </text:span><text:reference-mark-start text:name="ADDIN CSL_CITATION {&quot;mendeley&quot;: {&quot;formattedCitation&quot;: &quot;(Banbury et al., 2001)&quot;, &quot;manualFormatting&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KO4p0YD24H"/><text:span text:style-name="T63">Banbury et al. (2001)</text:span><text:reference-mark-end text:name="ADDIN CSL_CITATION {&quot;mendeley&quot;: {&quot;formattedCitation&quot;: &quot;(Banbury et al., 2001)&quot;, &quot;manualFormatting&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KO4p0YD24H"/><text:span text:style-name="T177">⁠, the recall of fewer digits in the presence of lyrics is because vocal music and foreign language speech require the most seriation of the five conditions. The vocal music requires the order of the words to be kept in memory to understand what is being sung. In the case of the foreign language speech, while the words may not be held in memory in order to be understood, the rhythmic and tonal changes created by the sounds of the words are of a more serial nature than the other conditions. The disruption of digit recall using the presence of speech has been replicated </text:span><text:reference-mark-start text:name="ADDIN CSL_CITATION {&quot;mendeley&quot;: {&quo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quot;plainTextFormattedCitation&quot;: &quot;(Beaman &amp; Jones, 1997; Jones &amp; Macken, 1993; Kantner, 2009; Macken, Tremblay, Houghton, Nicholls, &amp; Jones, 2003)&quot;}, &quot;schema&quot;: &quot;https://github.com/citation-style-language/schema/raw/master/csl-citation.json&quot;, &quot;citationItems&quot;: [{&quot;uris&quot;: [&quot;http://www.mendeley.com/documents/?uuid=4f4f44bf-3729-4ded-87ef-5c8d290edab1&quot;], &quot;itemData&quot;: {&quot;id&quot;: &quot;ITEM-1&quot;, &quot;issued&quot;: {&quot;date-parts&quot;: [[&quot;1997&quot;]]}, &quot;author&quot;: [{&quot;non-dropping-particle&quot;: &quot;&quot;, &quot;given&quot;: &quot;C. Philip&quot;, &quot;dropping-particle&quot;: &quot;&quot;, &quot;parse-names&quot;: false, &quot;family&quot;: &quot;Beaman&quot;, &quot;suffix&quot;: &quot;&quot;}, {&quot;non-dropping-particle&quot;: &quot;&quot;, &quot;given&quot;: &quot;Dylan Marc&quot;, &quot;dropping-particle&quot;: &quot;&quot;, &quot;parse-names&quot;: false, &quot;family&quot;: &quot;Jones&quot;, &quot;suffix&quot;: &quot;&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type&quot;: &quot;article-journal&quot;, &quot;ISSN&quot;: &quot;1939-1285&quot;, &quot;title&quot;: &quot;Role of serial order in the irrelevant speech effect: Tests of the changing-state hypothesis.&quot;, &quot;volume&quot;: &quot;23&quot;, &quot;issue&quot;: &quot;2&quot;, &quot;container-title&quot;: &quot;Journal of Experimental Psychology: Learning, Memory, and Cognition&quot;, &quot;DOI&quot;: &quot;10.1037/0278-7393.23.2.459&quot;, &quot;ISBN&quot;: &quot;0278-7393 1939-1285&quot;, &quot;page&quot;: &quot;459-471&quot;}, &quot;id&quot;: &quot;ITEM-1&quot;}, {&quot;uris&quot;: [&quot;http://www.mendeley.com/documents/?uuid=4a5f7a51-5057-44f7-afa6-e815a15b1881&quot;], &quot;itemData&quot;: {&quot;type&quot;: &quot;article-journal&quot;, &quot;title&quot;: &quot;Studying with music: Is the irrelevant speech effect relevant?&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id&quot;: &quot;ITEM-2&quot;, &quot;issue&quot;: &quot;May&quot;, &quot;author&quot;: [{&quot;non-dropping-particle&quot;: &quot;&quot;, &quot;given&quot;: &quot;Justin&quot;, &quot;dropping-particle&quot;: &quot;&quot;, &quot;parse-names&quot;: false, &quot;family&quot;: &quot;Kantner&quot;, &quot;suffix&quot;: &quot;&quot;}], &quot;container-title&quot;: &quot;Applied Memory&quot;, &quot;ISBN&quot;: &quot;978-1-60692-143-2&quot;, &quot;issued&quot;: {&quot;date-parts&quot;: [[&quot;2009&quot;]]}, &quot;page&quot;: &quot;19-40&quot;}, &quot;id&quot;: &quot;ITEM-2&quot;}, {&quot;uris&quot;: [&quot;http://www.mendeley.com/documents/?uuid=76daa14c-2d10-43f5-b89e-03cf3228b045&quot;, &quot;http://www.mendeley.com/documents/?uuid=7e42e36d-0fc0-4eec-b241-797c1b321dc8&quot;], &quot;itemData&quot;: {&quot;id&quot;: &quot;ITEM-3&quot;, &quot;issued&quot;: {&quot;date-parts&quot;: [[&quot;1993&quot;]]}, &quot;author&quot;: [{&quot;non-dropping-particle&quot;: &quot;&quot;, &quot;given&quot;: &quot;Dylan M.&quot;, &quot;dropping-particle&quot;: &quot;&quot;, &quot;parse-names&quot;: false, &quot;family&quot;: &quot;Jones&quot;, &quot;suffix&quot;: &quot;&quot;}, {&quot;non-dropping-particle&quot;: &quot;&quot;, &quot;given&quot;: &quot;William J.&quot;, &quot;dropping-particle&quot;: &quot;&quot;, &quot;parse-names&quot;: false, &quot;family&quot;: &quot;Macken&quot;, &quot;suffix&quot;: &quot;&quot;}], &quot;type&quot;: &quot;article-journal&quot;, &quot;ISSN&quot;: &quot;0278-7393&quot;, &quot;title&quot;: &quot;Irrelevant tones produce an irrelevant speech effect: Implications for phonological coding in working memory.&quot;, &quot;volume&quot;: &quot;19&quot;, &quot;issue&quot;: &quot;2&quot;, &quot;container-title&quot;: &quot;Journal of Experimental Psychology: Learning, Memory, and Cognition&quot;, &quot;DOI&quot;: &quot;10.1037/0278-7393.19.2.369&quot;, &quot;note&quot;: &quot;NULL&quot;, &quot;page&quot;: &quot;369-381&quot;}, &quot;id&quot;: &quot;ITEM-3&quot;}, {&quot;uris&quot;: [&quot;http://www.mendeley.com/documents/?uuid=40593dff-0b2e-4b2e-a639-7c390ce76d63&quot;, &quot;http://www.mendeley.com/documents/?uuid=c7948447-07f4-449a-a38e-b2b8374965ff&quot;], &quot;itemData&quot;: {&quot;id&quot;: &quot;ITEM-4&quot;, &quot;issued&quot;: {&quot;date-parts&quot;: [[&quot;2003&quot;]]}, &quot;author&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Robert J&quot;, &quot;dropping-particle&quot;: &quot;&quot;, &quot;parse-names&quot;: false, &quot;family&quot;: &quot;Houghton&quot;, &quot;suffix&quot;: &quot;&quot;}, {&quot;non-dropping-particle&quot;: &quot;&quot;, &quot;given&quot;: &quot;Alastair P&quot;, &quot;dropping-particle&quot;: &quot;&quot;, &quot;parse-names&quot;: false, &quot;family&quot;: &quot;Nicholls&quot;, &quot;suffix&quot;: &quot;&quot;}, {&quot;non-dropping-particle&quot;: &quot;&quot;, &quot;given&quot;: &quot;Dylan M&quot;, &quot;dropping-particle&quot;: &quot;&quot;, &quot;parse-names&quot;: false, &quot;family&quot;: &quot;Jones&quot;, &quot;suffix&quot;: &quot;&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type&quot;: &quot;article-journal&quot;, &quot;ISSN&quot;: &quot;0096-1523&quot;, &quot;title&quot;: &quot;Does auditory streaming require attention? Evidence from attentional selectivity in short-term memory.&quot;, &quot;volume&quot;: &quot;29&quot;, &quot;issue&quot;: &quot;1&quot;, &quot;PMID&quot;: &quot;12669746&quot;, &quot;container-title&quot;: &quot;Journal of Experimental Psychology: Human Perception and Performance&quot;, &quot;DOI&quot;: &quot;10.1037/0096-1523.29.1.43&quot;, &quot;ISBN&quot;: &quot;0096-1523&quot;, &quot;note&quot;: &quot;NULL&quot;, &quot;page&quot;: &quot;43-51&quot;}, &quot;id&quot;: &quot;ITEM-4&quot;}], &quot;properties&quot;: {&quot;noteIndex&quot;: 0}} RNDQufpsiRGDJ"/><text:span text:style-name="T63">(Beaman &amp; Jones, 1997; Jones &amp; Macken, 1993; Kantner, 2009; Macken, Tremblay, Houghton, Nicholls, &amp; Jones, 2003)</text:span><text:reference-mark-end text:name="ADDIN CSL_CITATION {&quot;mendeley&quot;: {&quo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quot;plainTextFormattedCitation&quot;: &quot;(Beaman &amp; Jones, 1997; Jones &amp; Macken, 1993; Kantner, 2009; Macken, Tremblay, Houghton, Nicholls, &amp; Jones, 2003)&quot;}, &quot;schema&quot;: &quot;https://github.com/citation-style-language/schema/raw/master/csl-citation.json&quot;, &quot;citationItems&quot;: [{&quot;uris&quot;: [&quot;http://www.mendeley.com/documents/?uuid=4f4f44bf-3729-4ded-87ef-5c8d290edab1&quot;], &quot;itemData&quot;: {&quot;id&quot;: &quot;ITEM-1&quot;, &quot;issued&quot;: {&quot;date-parts&quot;: [[&quot;1997&quot;]]}, &quot;author&quot;: [{&quot;non-dropping-particle&quot;: &quot;&quot;, &quot;given&quot;: &quot;C. Philip&quot;, &quot;dropping-particle&quot;: &quot;&quot;, &quot;parse-names&quot;: false, &quot;family&quot;: &quot;Beaman&quot;, &quot;suffix&quot;: &quot;&quot;}, {&quot;non-dropping-particle&quot;: &quot;&quot;, &quot;given&quot;: &quot;Dylan Marc&quot;, &quot;dropping-particle&quot;: &quot;&quot;, &quot;parse-names&quot;: false, &quot;family&quot;: &quot;Jones&quot;, &quot;suffix&quot;: &quot;&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type&quot;: &quot;article-journal&quot;, &quot;ISSN&quot;: &quot;1939-1285&quot;, &quot;title&quot;: &quot;Role of serial order in the irrelevant speech effect: Tests of the changing-state hypothesis.&quot;, &quot;volume&quot;: &quot;23&quot;, &quot;issue&quot;: &quot;2&quot;, &quot;container-title&quot;: &quot;Journal of Experimental Psychology: Learning, Memory, and Cognition&quot;, &quot;DOI&quot;: &quot;10.1037/0278-7393.23.2.459&quot;, &quot;ISBN&quot;: &quot;0278-7393 1939-1285&quot;, &quot;page&quot;: &quot;459-471&quot;}, &quot;id&quot;: &quot;ITEM-1&quot;}, {&quot;uris&quot;: [&quot;http://www.mendeley.com/documents/?uuid=4a5f7a51-5057-44f7-afa6-e815a15b1881&quot;], &quot;itemData&quot;: {&quot;type&quot;: &quot;article-journal&quot;, &quot;title&quot;: &quot;Studying with music: Is the irrelevant speech effect relevant?&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id&quot;: &quot;ITEM-2&quot;, &quot;issue&quot;: &quot;May&quot;, &quot;author&quot;: [{&quot;non-dropping-particle&quot;: &quot;&quot;, &quot;given&quot;: &quot;Justin&quot;, &quot;dropping-particle&quot;: &quot;&quot;, &quot;parse-names&quot;: false, &quot;family&quot;: &quot;Kantner&quot;, &quot;suffix&quot;: &quot;&quot;}], &quot;container-title&quot;: &quot;Applied Memory&quot;, &quot;ISBN&quot;: &quot;978-1-60692-143-2&quot;, &quot;issued&quot;: {&quot;date-parts&quot;: [[&quot;2009&quot;]]}, &quot;page&quot;: &quot;19-40&quot;}, &quot;id&quot;: &quot;ITEM-2&quot;}, {&quot;uris&quot;: [&quot;http://www.mendeley.com/documents/?uuid=76daa14c-2d10-43f5-b89e-03cf3228b045&quot;, &quot;http://www.mendeley.com/documents/?uuid=7e42e36d-0fc0-4eec-b241-797c1b321dc8&quot;], &quot;itemData&quot;: {&quot;id&quot;: &quot;ITEM-3&quot;, &quot;issued&quot;: {&quot;date-parts&quot;: [[&quot;1993&quot;]]}, &quot;author&quot;: [{&quot;non-dropping-particle&quot;: &quot;&quot;, &quot;given&quot;: &quot;Dylan M.&quot;, &quot;dropping-particle&quot;: &quot;&quot;, &quot;parse-names&quot;: false, &quot;family&quot;: &quot;Jones&quot;, &quot;suffix&quot;: &quot;&quot;}, {&quot;non-dropping-particle&quot;: &quot;&quot;, &quot;given&quot;: &quot;William J.&quot;, &quot;dropping-particle&quot;: &quot;&quot;, &quot;parse-names&quot;: false, &quot;family&quot;: &quot;Macken&quot;, &quot;suffix&quot;: &quot;&quot;}], &quot;type&quot;: &quot;article-journal&quot;, &quot;ISSN&quot;: &quot;0278-7393&quot;, &quot;title&quot;: &quot;Irrelevant tones produce an irrelevant speech effect: Implications for phonological coding in working memory.&quot;, &quot;volume&quot;: &quot;19&quot;, &quot;issue&quot;: &quot;2&quot;, &quot;container-title&quot;: &quot;Journal of Experimental Psychology: Learning, Memory, and Cognition&quot;, &quot;DOI&quot;: &quot;10.1037/0278-7393.19.2.369&quot;, &quot;note&quot;: &quot;NULL&quot;, &quot;page&quot;: &quot;369-381&quot;}, &quot;id&quot;: &quot;ITEM-3&quot;}, {&quot;uris&quot;: [&quot;http://www.mendeley.com/documents/?uuid=40593dff-0b2e-4b2e-a639-7c390ce76d63&quot;, &quot;http://www.mendeley.com/documents/?uuid=c7948447-07f4-449a-a38e-b2b8374965ff&quot;], &quot;itemData&quot;: {&quot;id&quot;: &quot;ITEM-4&quot;, &quot;issued&quot;: {&quot;date-parts&quot;: [[&quot;2003&quot;]]}, &quot;author&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Robert J&quot;, &quot;dropping-particle&quot;: &quot;&quot;, &quot;parse-names&quot;: false, &quot;family&quot;: &quot;Houghton&quot;, &quot;suffix&quot;: &quot;&quot;}, {&quot;non-dropping-particle&quot;: &quot;&quot;, &quot;given&quot;: &quot;Alastair P&quot;, &quot;dropping-particle&quot;: &quot;&quot;, &quot;parse-names&quot;: false, &quot;family&quot;: &quot;Nicholls&quot;, &quot;suffix&quot;: &quot;&quot;}, {&quot;non-dropping-particle&quot;: &quot;&quot;, &quot;given&quot;: &quot;Dylan M&quot;, &quot;dropping-particle&quot;: &quot;&quot;, &quot;parse-names&quot;: false, &quot;family&quot;: &quot;Jones&quot;, &quot;suffix&quot;: &quot;&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type&quot;: &quot;article-journal&quot;, &quot;ISSN&quot;: &quot;0096-1523&quot;, &quot;title&quot;: &quot;Does auditory streaming require attention? Evidence from attentional selectivity in short-term memory.&quot;, &quot;volume&quot;: &quot;29&quot;, &quot;issue&quot;: &quot;1&quot;, &quot;PMID&quot;: &quot;12669746&quot;, &quot;container-title&quot;: &quot;Journal of Experimental Psychology: Human Perception and Performance&quot;, &quot;DOI&quot;: &quot;10.1037/0096-1523.29.1.43&quot;, &quot;ISBN&quot;: &quot;0096-1523&quot;, &quot;note&quot;: &quot;NULL&quot;, &quot;page&quot;: &quot;43-51&quot;}, &quot;id&quot;: &quot;ITEM-4&quot;}], &quot;properties&quot;: {&quot;noteIndex&quot;: 0}} RNDQufpsiRGDJ"/><text:span text:style-name="T177">⁠. </text:span></text:p>
      <text:p text:style-name="P27"><text:span text:style-name="T177">In 1990, </text:span><text:reference-mark-start text:name="ADDIN CSL_CITATION {&quot;mendeley&quot;: {&quot;formattedCitation&quot;: &quot;(Jones, Miles, &amp; Page, 1990)&quot;, &quot;manualFormatting&quot;: &quot;Jones, Miles, &amp; Page&quot;, &quot;previouslyFormattedCitation&quot;: &quot;(Jones, Miles, &amp; Page, 1990)&quot;, &quot;plainTextFormattedCitation&quot;: &quot;(Jones, Miles, &amp; Page, 1990)&quot;}, &quot;schema&quot;: &quot;https://github.com/citation-style-language/schema/raw/master/csl-citation.json&quot;, &quot;citationItems&quot;: [{&quot;uris&quot;: [&quot;http://www.mendeley.com/documents/?uuid=15ed9aa0-65f8-4fbb-81ad-723ec62bd645&quot;], &quot;itemData&quot;: {&quot;type&quot;: &quot;article-journal&quot;, &quot;volume&quot;: &quot;4&quot;, &quot;title&quot;: &quot;Disruption of proofreading by irrelevant speech: Effects of attention, arousal or memory?&quot;, &quot;id&quot;: &quot;ITEM-1&quot;, &quot;issue&quot;: &quot;2&quot;, &quot;author&quot;: [{&quot;non-dropping-particle&quot;: &quot;&quot;, &quot;given&quot;: &quot;Dylan M.&quot;, &quot;dropping-particle&quot;: &quot;&quot;, &quot;parse-names&quot;: false, &quot;family&quot;: &quot;Jones&quot;, &quot;suffix&quot;: &quot;&quot;}, {&quot;non-dropping-particle&quot;: &quot;&quot;, &quot;given&quot;: &quot;Christopher&quot;, &quot;dropping-particle&quot;: &quot;&quot;, &quot;parse-names&quot;: false, &quot;family&quot;: &quot;Miles&quot;, &quot;suffix&quot;: &quot;&quot;}, {&quot;non-dropping-particle&quot;: &quot;&quot;, &quot;given&quot;: &quot;Jean&quot;, &quot;dropping-particle&quot;: &quot;&quot;, &quot;parse-names&quot;: false, &quot;family&quot;: &quot;Page&quot;, &quot;suffix&quot;: &quot;&quot;}], &quot;container-title&quot;: &quot;Applied Cognitive Psychology&quot;, &quot;DOI&quot;: &quot;10.1002/acp.2350040203&quot;, &quot;issued&quot;: {&quot;date-parts&quot;: [[&quot;1990&quot;, &quot;3&quot;]]}, &quot;ISSN&quot;: &quot;08884080&quot;, &quot;page&quot;: &quot;89-108&quot;}, &quot;id&quot;: &quot;ITEM-1&quot;}], &quot;properties&quot;: {&quot;noteIndex&quot;: 0}} RNDCdMwfYrEcg"/><text:span text:style-name="T63">Jones, Miles, &amp; Page</text:span><text:reference-mark-end text:name="ADDIN CSL_CITATION {&quot;mendeley&quot;: {&quot;formattedCitation&quot;: &quot;(Jones, Miles, &amp; Page, 1990)&quot;, &quot;manualFormatting&quot;: &quot;Jones, Miles, &amp; Page&quot;, &quot;previouslyFormattedCitation&quot;: &quot;(Jones, Miles, &amp; Page, 1990)&quot;, &quot;plainTextFormattedCitation&quot;: &quot;(Jones, Miles, &amp; Page, 1990)&quot;}, &quot;schema&quot;: &quot;https://github.com/citation-style-language/schema/raw/master/csl-citation.json&quot;, &quot;citationItems&quot;: [{&quot;uris&quot;: [&quot;http://www.mendeley.com/documents/?uuid=15ed9aa0-65f8-4fbb-81ad-723ec62bd645&quot;], &quot;itemData&quot;: {&quot;type&quot;: &quot;article-journal&quot;, &quot;volume&quot;: &quot;4&quot;, &quot;title&quot;: &quot;Disruption of proofreading by irrelevant speech: Effects of attention, arousal or memory?&quot;, &quot;id&quot;: &quot;ITEM-1&quot;, &quot;issue&quot;: &quot;2&quot;, &quot;author&quot;: [{&quot;non-dropping-particle&quot;: &quot;&quot;, &quot;given&quot;: &quot;Dylan M.&quot;, &quot;dropping-particle&quot;: &quot;&quot;, &quot;parse-names&quot;: false, &quot;family&quot;: &quot;Jones&quot;, &quot;suffix&quot;: &quot;&quot;}, {&quot;non-dropping-particle&quot;: &quot;&quot;, &quot;given&quot;: &quot;Christopher&quot;, &quot;dropping-particle&quot;: &quot;&quot;, &quot;parse-names&quot;: false, &quot;family&quot;: &quot;Miles&quot;, &quot;suffix&quot;: &quot;&quot;}, {&quot;non-dropping-particle&quot;: &quot;&quot;, &quot;given&quot;: &quot;Jean&quot;, &quot;dropping-particle&quot;: &quot;&quot;, &quot;parse-names&quot;: false, &quot;family&quot;: &quot;Page&quot;, &quot;suffix&quot;: &quot;&quot;}], &quot;container-title&quot;: &quot;Applied Cognitive Psychology&quot;, &quot;DOI&quot;: &quot;10.1002/acp.2350040203&quot;, &quot;issued&quot;: {&quot;date-parts&quot;: [[&quot;1990&quot;, &quot;3&quot;]]}, &quot;ISSN&quot;: &quot;08884080&quot;, &quot;page&quot;: &quot;89-108&quot;}, &quot;id&quot;: &quot;ITEM-1&quot;}], &quot;properties&quot;: {&quot;noteIndex&quot;: 0}} RNDCdMwfYrEcg"/><text:span text:style-name="T177">⁠ also managed to disrupt digit recall in the presence of speech, but they made a distinction between the effect of irrelevant speech on a serial recall task and on proofreading, a task that involves reading comprehension. Like Salam</text:span><text:span text:style-name="T224">é</text:span><text:span text:style-name="T177"> and Baddeley (1989), they showed that serial recall is impaired by any speech-like sound, regardless of that speech being understood by the participant. Proofreading, however, was impaired only when the heard speech was meaningful (i.e. was understood by the participant). In a proofreading task, a participant must read, hold in memory, and manipulate the order and meaning of a series of words. Meaningful speech requires that the auditory input be processed serially and the words held in memory to extract meaning. When proofreading and listening to music with lyrics simultaneously, there may be competition between the words from the two sources causing impairment in performance on the proofreading task. </text:span><text:soft-page-break/><text:span text:style-name="T177">When the lyrics are not meaningful they are not held in memory and therefore do not compete with or impair performance. </text:span></text:p>
      <text:p text:style-name="P28">The research into how the presence of speech in music affects cognitive task performance indicates that the key component is the degree of seriation present in the music and required by the task. Whether in a serial recall task like digit recall or a reading comprehension task, the presence of irrelevant speech interferes with task performance. Future research should investigate methods of quantifying the degree of seriation in <text:span text:style-name="T213">music and cognitive tasks and determining at what levels of seriation the two compete to cause performance disruption.</text:span></text:p>
      <text:p text:style-name="P17">Effect of Music Training</text:p>
      <text:p text:style-name="P38"><text:span text:style-name="T178">Individual differences affect </text:span>how background music affects cognitive functioning. One of the most obvious differences is how music may affect people who have music training (musicians) and those who are not musically trained (non-musicians).<text:span text:style-name="T179"> Exploring how musicians and non-musicians process music as they listen may help understand why they perform differently on cognitive tasks in the presence of music.</text:span></text:p>
      <text:p text:style-name="P29"><text:span text:style-name="T179">The literature shows that if</text:span> music is going to have an impact on a particular cognitive task, <text:span text:style-name="T180">musicians will be more negatively affected than non-musicians. Non-musicians did better on a spatial-rotation task after listening to Mozart music while musicians were not affected by the music </text:span><text:reference-mark-start text:name="ADDIN CSL_CITATION {&quot;mendeley&quot;: {&quot;formattedCitation&quot;: &quot;(Aheadi, Dixon, &amp; Glover, 2010)&quot;, &quot;previouslyFormattedCitation&quot;: &quot;(Aheadi, Dixon, &amp; Glover, 2010)&quot;, &quot;plainTextFormattedCitation&quot;: &quot;(Aheadi, Dixon, &amp; Glover, 2010)&quot;}, &quot;schema&quot;: &quot;https://github.com/citation-style-language/schema/raw/master/csl-citation.json&quot;, &quot;citationItems&quot;: [{&quot;uris&quot;: [&quot;http://www.mendeley.com/documents/?uuid=d5c67354-9bcd-4bbc-b300-3fdf9332e72c&quot;], &quot;itemData&quot;: {&quot;id&quot;: &quot;ITEM-1&quot;, &quot;issued&quot;: {&quot;date-parts&quot;: [[&quot;2010&quot;]]}, &quot;author&quot;: [{&quot;non-dropping-particle&quot;: &quot;&quot;, &quot;given&quot;: &quot;A&quot;, &quot;dropping-particle&quot;: &quot;&quot;, &quot;parse-names&quot;: false, &quot;family&quot;: &quot;Aheadi&quot;, &quot;suffix&quot;: &quot;&quot;}, {&quot;non-dropping-particle&quot;: &quot;&quot;, &quot;given&quot;: &quot;P&quot;, &quot;dropping-particle&quot;: &quot;&quot;, &quot;parse-names&quot;: false, &quot;family&quot;: &quot;Dixon&quot;, &quot;suffix&quot;: &quot;&quot;}, {&quot;non-dropping-particle&quot;: &quot;&quot;, &quot;given&quot;: &quot;S&quot;, &quot;dropping-particle&quot;: &quot;&quot;, &quot;parse-names&quot;: false, &quot;family&quot;: &quot;Glover&quot;, &quot;suffix&quot;: &quot;&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type&quot;: &quot;article-journal&quot;, &quot;ISSN&quot;: &quot;0305-7356&quot;, &quot;title&quot;: &quot;A limiting feature of the Mozart effect: Listening enhances mental rotation abilities in non-musicians but not musicians&quot;, &quot;volume&quot;: &quot;38&quot;, &quot;issue&quot;: &quot;1&quot;, &quot;container-title&quot;: &quot;Psychology of Music&quot;, &quot;DOI&quot;: &quot;10.1177/0305735609336057&quot;, &quot;ISBN&quot;: &quot;0305-7356&quot;, &quot;page&quot;: &quot;107-117&quot;}, &quot;id&quot;: &quot;ITEM-1&quot;}], &quot;properties&quot;: {&quot;noteIndex&quot;: 0}} RNDA39GsNQyvO"/><text:span text:style-name="T64">(Aheadi, Dixon, &amp; Glover, 2010)</text:span><text:reference-mark-end text:name="ADDIN CSL_CITATION {&quot;mendeley&quot;: {&quot;formattedCitation&quot;: &quot;(Aheadi, Dixon, &amp; Glover, 2010)&quot;, &quot;previouslyFormattedCitation&quot;: &quot;(Aheadi, Dixon, &amp; Glover, 2010)&quot;, &quot;plainTextFormattedCitation&quot;: &quot;(Aheadi, Dixon, &amp; Glover, 2010)&quot;}, &quot;schema&quot;: &quot;https://github.com/citation-style-language/schema/raw/master/csl-citation.json&quot;, &quot;citationItems&quot;: [{&quot;uris&quot;: [&quot;http://www.mendeley.com/documents/?uuid=d5c67354-9bcd-4bbc-b300-3fdf9332e72c&quot;], &quot;itemData&quot;: {&quot;id&quot;: &quot;ITEM-1&quot;, &quot;issued&quot;: {&quot;date-parts&quot;: [[&quot;2010&quot;]]}, &quot;author&quot;: [{&quot;non-dropping-particle&quot;: &quot;&quot;, &quot;given&quot;: &quot;A&quot;, &quot;dropping-particle&quot;: &quot;&quot;, &quot;parse-names&quot;: false, &quot;family&quot;: &quot;Aheadi&quot;, &quot;suffix&quot;: &quot;&quot;}, {&quot;non-dropping-particle&quot;: &quot;&quot;, &quot;given&quot;: &quot;P&quot;, &quot;dropping-particle&quot;: &quot;&quot;, &quot;parse-names&quot;: false, &quot;family&quot;: &quot;Dixon&quot;, &quot;suffix&quot;: &quot;&quot;}, {&quot;non-dropping-particle&quot;: &quot;&quot;, &quot;given&quot;: &quot;S&quot;, &quot;dropping-particle&quot;: &quot;&quot;, &quot;parse-names&quot;: false, &quot;family&quot;: &quot;Glover&quot;, &quot;suffix&quot;: &quot;&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type&quot;: &quot;article-journal&quot;, &quot;ISSN&quot;: &quot;0305-7356&quot;, &quot;title&quot;: &quot;A limiting feature of the Mozart effect: Listening enhances mental rotation abilities in non-musicians but not musicians&quot;, &quot;volume&quot;: &quot;38&quot;, &quot;issue&quot;: &quot;1&quot;, &quot;container-title&quot;: &quot;Psychology of Music&quot;, &quot;DOI&quot;: &quot;10.1177/0305735609336057&quot;, &quot;ISBN&quot;: &quot;0305-7356&quot;, &quot;page&quot;: &quot;107-117&quot;}, &quot;id&quot;: &quot;ITEM-1&quot;}], &quot;properties&quot;: {&quot;noteIndex&quot;: 0}} RNDA39GsNQyvO"/><text:span text:style-name="T180">⁠. Non-musicians also did better than musicians on a language comprehension task when listening to classical music </text:span><text:reference-mark-start text:name="ADDIN CSL_CITATION {&quot;mendeley&quot;: {&quot;formattedCitation&quot;: &quot;(Patston &amp; Tippett, 2011)&quot;, &quot;manualFormatting&quot;: &quot;Patston and Tippett (2011)&quot;, &quot;previouslyFormattedCitation&quot;: &quot;(Patston &amp; Tippett, 2011)&quot;, &quot;plainTextFormattedCitation&quot;: &quot;(Patston &amp; Tippett, 2011)&quot;}, &quot;schema&quot;: &quot;https://github.com/citation-style-language/schema/raw/master/csl-citation.json&quot;, &quot;citationItems&quot;: [{&quot;uris&quot;: [&quot;http://www.mendeley.com/documents/?uuid=90709e96-9b35-4592-8008-a14b99f35bad&quot;], &quot;itemData&quot;: {&quot;id&quot;: &quot;ITEM-1&quot;, &quot;issued&quot;: {&quot;date-parts&quot;: [[&quot;2011&quot;, &quot;12&quot;]]}, &quot;author&quot;: [{&quot;non-dropping-particle&quot;: &quot;&quot;, &quot;given&quot;: &quot;Lucy L. M.&quot;, &quot;dropping-particle&quot;: &quot;&quot;, &quot;parse-names&quot;: false, &quot;family&quot;: &quot;Patston&quot;, &quot;suffix&quot;: &quot;&quot;}, {&quot;non-dropping-particle&quot;: &quot;&quot;, &quot;given&quot;: &quot;Lynette J.&quot;, &quot;dropping-particle&quot;: &quot;&quot;, &quot;parse-names&quot;: false, &quot;family&quot;: &quot;Tippett&quot;, &quot;suffix&quot;: &quot;&quot;}], &quot;type&quot;: &quot;article-journal&quot;, &quot;ISSN&quot;: &quot;07307829&quot;, &quot;title&quot;: &quot;The Effect of Background Music on Cognitive Performance in Musicians and Nonmusicians&quot;, &quot;volume&quot;: &quot;29&quot;, &quot;issue&quot;: &quot;2&quot;, &quot;container-title&quot;: &quot;Music Perception: An Interdisciplinary Journal&quot;, &quot;DOI&quot;: &quot;10.1525/mp.2011.29.2.173&quot;, &quot;ISBN&quot;: &quot;0520057295&quot;, &quot;page&quot;: &quot;173-183&quot;}, &quot;id&quot;: &quot;ITEM-1&quot;}], &quot;properties&quot;: {&quot;noteIndex&quot;: 0}} RNDmSaF5V9xr2"/><text:span text:style-name="T64">Patston and Tippett (2011)</text:span><text:reference-mark-end text:name="ADDIN CSL_CITATION {&quot;mendeley&quot;: {&quot;formattedCitation&quot;: &quot;(Patston &amp; Tippett, 2011)&quot;, &quot;manualFormatting&quot;: &quot;Patston and Tippett (2011)&quot;, &quot;previouslyFormattedCitation&quot;: &quot;(Patston &amp; Tippett, 2011)&quot;, &quot;plainTextFormattedCitation&quot;: &quot;(Patston &amp; Tippett, 2011)&quot;}, &quot;schema&quot;: &quot;https://github.com/citation-style-language/schema/raw/master/csl-citation.json&quot;, &quot;citationItems&quot;: [{&quot;uris&quot;: [&quot;http://www.mendeley.com/documents/?uuid=90709e96-9b35-4592-8008-a14b99f35bad&quot;], &quot;itemData&quot;: {&quot;id&quot;: &quot;ITEM-1&quot;, &quot;issued&quot;: {&quot;date-parts&quot;: [[&quot;2011&quot;, &quot;12&quot;]]}, &quot;author&quot;: [{&quot;non-dropping-particle&quot;: &quot;&quot;, &quot;given&quot;: &quot;Lucy L. M.&quot;, &quot;dropping-particle&quot;: &quot;&quot;, &quot;parse-names&quot;: false, &quot;family&quot;: &quot;Patston&quot;, &quot;suffix&quot;: &quot;&quot;}, {&quot;non-dropping-particle&quot;: &quot;&quot;, &quot;given&quot;: &quot;Lynette J.&quot;, &quot;dropping-particle&quot;: &quot;&quot;, &quot;parse-names&quot;: false, &quot;family&quot;: &quot;Tippett&quot;, &quot;suffix&quot;: &quot;&quot;}], &quot;type&quot;: &quot;article-journal&quot;, &quot;ISSN&quot;: &quot;07307829&quot;, &quot;title&quot;: &quot;The Effect of Background Music on Cognitive Performance in Musicians and Nonmusicians&quot;, &quot;volume&quot;: &quot;29&quot;, &quot;issue&quot;: &quot;2&quot;, &quot;container-title&quot;: &quot;Music Perception: An Interdisciplinary Journal&quot;, &quot;DOI&quot;: &quot;10.1525/mp.2011.29.2.173&quot;, &quot;ISBN&quot;: &quot;0520057295&quot;, &quot;page&quot;: &quot;173-183&quot;}, &quot;id&quot;: &quot;ITEM-1&quot;}], &quot;properties&quot;: {&quot;noteIndex&quot;: 0}} RNDmSaF5V9xr2"/><text:span text:style-name="T180">⁠. </text:span><text:reference-mark-start text:name="ADDIN CSL_CITATION {&quot;mendeley&quot;: {&quot;formattedCitation&quot;: &quot;(Yang, McClelland, &amp; Furnham, 2016)&quot;, &quot;manualFormatting&quot;: &quot;Yang, et al (2016)&quot;, &quot;previouslyFormattedCitation&quot;: &quot;(Yang, McClelland, &amp; Furnham, 2016)&quot;, &quot;plainTextFormattedCitation&quot;: &quot;(Yang, McClelland, &amp; Furnham, 2016)&quot;}, &quot;schema&quot;: &quot;https://github.com/citation-style-language/schema/raw/master/csl-citation.json&quot;, &quot;citationItems&quot;: [{&quot;uris&quot;: [&quot;http://www.mendeley.com/documents/?uuid=aee03297-3c8e-44ca-bb60-fbd39c318854&quot;], &quot;itemData&quot;: {&quot;id&quot;: &quot;ITEM-1&quot;, &quot;issued&quot;: {&quot;date-parts&quot;: [[&quot;2016&quot;, &quot;9&quot;, &quot;1&quot;]]}, &quot;author&quot;: [{&quot;non-dropping-particle&quot;: &quot;&quot;, &quot;given&quot;: &quot;J.&quot;, &quot;dropping-particle&quot;: &quot;&quot;, &quot;parse-names&quot;: false, &quot;family&quot;: &quot;Yang&quot;, &quot;suffix&quot;: &quot;&quot;}, {&quot;non-dropping-particle&quot;: &quot;&quot;, &quot;given&quot;: &quot;A.&quot;, &quot;dropping-particle&quot;: &quot;&quot;, &quot;parse-names&quot;: false, &quot;family&quot;: &quot;McClelland&quot;, &quot;suffix&quot;: &quot;&quot;}, {&quot;non-dropping-particle&quot;: &quot;&quot;, &quot;given&quot;: &quot;A.&quot;, &quot;dropping-particle&quot;: &quot;&quot;, &quot;parse-names&quot;: false, &quot;family&quot;: &quot;Furnham&quot;, &quot;suffix&quot;: &quot;&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SSN&quot;: &quot;0305-7356&quot;, &quot;title&quot;: &quot;The effect of background music on the cognitive performance of musicians: A pilot study&quot;, &quot;volume&quot;: &quot;44&quot;, &quot;issue&quot;: &quot;5&quot;, &quot;container-title&quot;: &quot;Psychology of Music&quot;, &quot;DOI&quot;: &quot;10.1177/0305735615592265&quot;, &quot;ISBN&quot;: &quot;1532-8759&quot;, &quot;note&quot;: &quot;NULL&quot;, &quot;page&quot;: &quot;1202-1208&quot;}, &quot;id&quot;: &quot;ITEM-1&quot;}], &quot;properties&quot;: {&quot;noteIndex&quot;: 0}} RNDFXsdef8ljt"/><text:span text:style-name="T64">Yang, et al (2016)</text:span><text:reference-mark-end text:name="ADDIN CSL_CITATION {&quot;mendeley&quot;: {&quot;formattedCitation&quot;: &quot;(Yang, McClelland, &amp; Furnham, 2016)&quot;, &quot;manualFormatting&quot;: &quot;Yang, et al (2016)&quot;, &quot;previouslyFormattedCitation&quot;: &quot;(Yang, McClelland, &amp; Furnham, 2016)&quot;, &quot;plainTextFormattedCitation&quot;: &quot;(Yang, McClelland, &amp; Furnham, 2016)&quot;}, &quot;schema&quot;: &quot;https://github.com/citation-style-language/schema/raw/master/csl-citation.json&quot;, &quot;citationItems&quot;: [{&quot;uris&quot;: [&quot;http://www.mendeley.com/documents/?uuid=aee03297-3c8e-44ca-bb60-fbd39c318854&quot;], &quot;itemData&quot;: {&quot;id&quot;: &quot;ITEM-1&quot;, &quot;issued&quot;: {&quot;date-parts&quot;: [[&quot;2016&quot;, &quot;9&quot;, &quot;1&quot;]]}, &quot;author&quot;: [{&quot;non-dropping-particle&quot;: &quot;&quot;, &quot;given&quot;: &quot;J.&quot;, &quot;dropping-particle&quot;: &quot;&quot;, &quot;parse-names&quot;: false, &quot;family&quot;: &quot;Yang&quot;, &quot;suffix&quot;: &quot;&quot;}, {&quot;non-dropping-particle&quot;: &quot;&quot;, &quot;given&quot;: &quot;A.&quot;, &quot;dropping-particle&quot;: &quot;&quot;, &quot;parse-names&quot;: false, &quot;family&quot;: &quot;McClelland&quot;, &quot;suffix&quot;: &quot;&quot;}, {&quot;non-dropping-particle&quot;: &quot;&quot;, &quot;given&quot;: &quot;A.&quot;, &quot;dropping-particle&quot;: &quot;&quot;, &quot;parse-names&quot;: false, &quot;family&quot;: &quot;Furnham&quot;, &quot;suffix&quot;: &quot;&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SSN&quot;: &quot;0305-7356&quot;, &quot;title&quot;: &quot;The effect of background music on the cognitive performance of musicians: A pilot study&quot;, &quot;volume&quot;: &quot;44&quot;, &quot;issue&quot;: &quot;5&quot;, &quot;container-title&quot;: &quot;Psychology of Music&quot;, &quot;DOI&quot;: &quot;10.1177/0305735615592265&quot;, &quot;ISBN&quot;: &quot;1532-8759&quot;, &quot;note&quot;: &quot;NULL&quot;, &quot;page&quot;: &quot;1202-1208&quot;}, &quot;id&quot;: &quot;ITEM-1&quot;}], &quot;properties&quot;: {&quot;noteIndex&quot;: 0}} RNDFXsdef8ljt"/><text:span text:style-name="T180">⁠ explored the differences in how musicians and non-musicians are affected further and investigated whether training type and music type interacted to affect cognitive performance. They found that a musician’s performance was most affected on three cognitive tasks (arithmetic, verbal fluency, problem solving) when they listened to music featuring the instrument on which they were trained compared to when </text:span><text:soft-page-break/><text:span text:style-name="T180">they listened to music involving other instruments. Despite the research comparing task performance of musicians and non-musicians, there are no studies that investigate what it is about musical training that causes these task performance differences to occur. </text:span></text:p>
      <text:p text:style-name="P22">As discussed previously, the hypothesis for why the serial nature of language interferes with tasks that require serial processing <text:span text:style-name="T214">is a result of how the</text:span> brain <text:span text:style-name="T214">organizes incoming information from multiple sources.</text:span> Something similar may be occurring in the case of musicians <text:span text:style-name="T181">and background music</text:span>. Musicians spend years learning <text:span text:style-name="T181">to recognize</text:span> the intricate details of <text:span text:style-name="T181">a piece of </text:span>music. <text:span text:style-name="T181">In music, different notes have different roles similar to how, in language, words play specific roles in a sentence (verbs, adjectives, etc.). With training, a musician can not only detect features of the music an untrained listener would not hear, but a trained musician also understands how the structure of a series of notes are assembled to produce a piece of music. To a musician, the music may be a type of language requiring</text:span> serial processing <text:span text:style-name="T182">where previous musical information must be kept in memory to make sense of incoming information</text:span>. <text:span text:style-name="T181">This interpretation</text:span> fit<text:span text:style-name="T181">s</text:span> with the hypothesis that it is the serial nature of the irrelevant sound that is important for producing negative effects on cognitive tasks <text:reference-mark-start text:name="ADDIN CSL_CITATION {&quot;mendeley&quot;: {&quot;formattedCitation&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OVkJXSPmlh"/><text:span text:style-name="T25">(Banbury et al., 2001)</text:span><text:reference-mark-end text:name="ADDIN CSL_CITATION {&quot;mendeley&quot;: {&quot;formattedCitation&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OVkJXSPmlh"/>⁠. Non-musicians, who are not trained to listen and understand <text:span text:style-name="T183">the structure the music,</text:span> process the music holistically <text:reference-mark-start text:name="ADDIN CSL_CITATION {&quot;mendeley&quot;: {&quot;formattedCitation&quot;: &quot;(Bever &amp; Chiarello, 2016)&quot;, &quot;previouslyFormattedCitation&quot;: &quot;(Bever &amp; Chiarello, 2016)&quot;, &quot;plainTextFormattedCitation&quot;: &quot;(Bever &amp; Chiarello, 2016)&quot;}, &quot;schema&quot;: &quot;https://github.com/citation-style-language/schema/raw/master/csl-citation.json&quot;, &quot;citationItems&quot;: [{&quot;uris&quot;: [&quot;http://www.mendeley.com/documents/?uuid=5db27922-dfdc-4e35-b05c-42b20e8fa872&quot;], &quot;itemData&quot;: {&quot;volume&quot;: &quot;185&quot;, &quot;title&quot;: &quot;Cerebral Dominance in Musicians and Nonmusicians&quot;, &quot;id&quot;: &quot;ITEM-1&quot;, &quot;issue&quot;: &quot;4150&quot;, &quot;issued&quot;: {&quot;date-parts&quot;: [[&quot;2016&quot;]]}, &quot;container-title&quot;: &quot;American Association for the Advancement of Science&quot;, &quot;author&quot;: [{&quot;non-dropping-particle&quot;: &quot;&quot;, &quot;given&quot;: &quot;Thomas G&quot;, &quot;dropping-particle&quot;: &quot;&quot;, &quot;parse-names&quot;: false, &quot;family&quot;: &quot;Bever&quot;, &quot;suffix&quot;: &quot;&quot;}, {&quot;non-dropping-particle&quot;: &quot;&quot;, &quot;given&quot;: &quot;Robert J&quot;, &quot;dropping-particle&quot;: &quot;&quot;, &quot;parse-names&quot;: false, &quot;family&quot;: &quot;Chiarello&quot;, &quot;suffix&quot;: &quot;&quot;}], &quot;type&quot;: &quot;article-journal&quot;, &quot;page&quot;: &quot;537-539&quot;}, &quot;id&quot;: &quot;ITEM-1&quot;}], &quot;properties&quot;: {&quot;noteIndex&quot;: 0}} RNDeg164famUn"/><text:span text:style-name="T25">(Bever &amp; Chiarello, 2016)</text:span><text:reference-mark-end text:name="ADDIN CSL_CITATION {&quot;mendeley&quot;: {&quot;formattedCitation&quot;: &quot;(Bever &amp; Chiarello, 2016)&quot;, &quot;previouslyFormattedCitation&quot;: &quot;(Bever &amp; Chiarello, 2016)&quot;, &quot;plainTextFormattedCitation&quot;: &quot;(Bever &amp; Chiarello, 2016)&quot;}, &quot;schema&quot;: &quot;https://github.com/citation-style-language/schema/raw/master/csl-citation.json&quot;, &quot;citationItems&quot;: [{&quot;uris&quot;: [&quot;http://www.mendeley.com/documents/?uuid=5db27922-dfdc-4e35-b05c-42b20e8fa872&quot;], &quot;itemData&quot;: {&quot;volume&quot;: &quot;185&quot;, &quot;title&quot;: &quot;Cerebral Dominance in Musicians and Nonmusicians&quot;, &quot;id&quot;: &quot;ITEM-1&quot;, &quot;issue&quot;: &quot;4150&quot;, &quot;issued&quot;: {&quot;date-parts&quot;: [[&quot;2016&quot;]]}, &quot;container-title&quot;: &quot;American Association for the Advancement of Science&quot;, &quot;author&quot;: [{&quot;non-dropping-particle&quot;: &quot;&quot;, &quot;given&quot;: &quot;Thomas G&quot;, &quot;dropping-particle&quot;: &quot;&quot;, &quot;parse-names&quot;: false, &quot;family&quot;: &quot;Bever&quot;, &quot;suffix&quot;: &quot;&quot;}, {&quot;non-dropping-particle&quot;: &quot;&quot;, &quot;given&quot;: &quot;Robert J&quot;, &quot;dropping-particle&quot;: &quot;&quot;, &quot;parse-names&quot;: false, &quot;family&quot;: &quot;Chiarello&quot;, &quot;suffix&quot;: &quot;&quot;}], &quot;type&quot;: &quot;article-journal&quot;, &quot;page&quot;: &quot;537-539&quot;}, &quot;id&quot;: &quot;ITEM-1&quot;}], &quot;properties&quot;: {&quot;noteIndex&quot;: 0}} RNDeg164famUn"/>⁠ and are therefore not as affected by <text:span text:style-name="T183">the serial nature of music when concurrently performing a task.</text:span></text:p>
      <text:p text:style-name="P23">Another way to explain the differences between musicians and non-musicians is through the <text:span text:style-name="T184">s</text:span>chema <text:span text:style-name="T184">t</text:span>heory of <text:span text:style-name="T184">l</text:span>earning. The term schema was first introduced by <text:reference-mark-start text:name="ADDIN CSL_CITATION {&quot;mendeley&quot;: {&quot;formattedCitation&quot;: &quot;(Piaget, 1952)&quot;, &quot;manualFormatting&quot;: &quot;Piaget (1953)&quot;, &quot;previouslyFormattedCitation&quot;: &quot;(Piaget, 1952)&quot;, &quot;plainTextFormattedCitation&quot;: &quot;(Piaget, 1952)&quot;}, &quot;schema&quot;: &quot;https://github.com/citation-style-language/schema/raw/master/csl-citation.json&quot;, &quot;citationItems&quot;: [{&quot;uris&quot;: [&quot;http://www.mendeley.com/documents/?uuid=fa3fe697-5b61-451a-bf15-f80e3f84bc9a&quot;, &quot;http://www.mendeley.com/documents/?uuid=778c3502-8d0d-4360-83a9-850243c186a9&quot;], &quot;itemData&quot;: {&quot;id&quot;: &quot;ITEM-1&quot;, &quot;issued&quot;: {&quot;date-parts&quot;: [[&quot;1952&quot;]]}, &quot;author&quot;: [{&quot;non-dropping-particle&quot;: &quot;&quot;, &quot;given&quot;: &quot;Jean&quot;, &quot;dropping-particle&quot;: &quot;&quot;, &quot;parse-names&quot;: false, &quot;family&quot;: &quot;Piaget&quot;, &quot;suffix&quot;: &quot;&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type&quot;: &quot;article-journal&quot;, &quot;ISSN&quot;: &quot;0095-8891&quot;, &quot;title&quot;: &quot;The origins of intelligence in children.&quot;, &quot;volume&quot;: &quot;17&quot;, &quot;issue&quot;: &quot;6&quot;, &quot;PMID&quot;: &quot;2161&quot;, &quot;container-title&quot;: &quot;Journal of Consulting Psychology&quot;, &quot;DOI&quot;: &quot;10.1037/h0051916&quot;, &quot;ISBN&quot;: &quot;9780393002027&quot;, &quot;page&quot;: &quot;467-467&quot;}, &quot;id&quot;: &quot;ITEM-1&quot;}], &quot;properties&quot;: {&quot;noteIndex&quot;: 0}} RNDoybBkDpHT1"/><text:span text:style-name="T25">Piaget (1953)</text:span><text:reference-mark-end text:name="ADDIN CSL_CITATION {&quot;mendeley&quot;: {&quot;formattedCitation&quot;: &quot;(Piaget, 1952)&quot;, &quot;manualFormatting&quot;: &quot;Piaget (1953)&quot;, &quot;previouslyFormattedCitation&quot;: &quot;(Piaget, 1952)&quot;, &quot;plainTextFormattedCitation&quot;: &quot;(Piaget, 1952)&quot;}, &quot;schema&quot;: &quot;https://github.com/citation-style-language/schema/raw/master/csl-citation.json&quot;, &quot;citationItems&quot;: [{&quot;uris&quot;: [&quot;http://www.mendeley.com/documents/?uuid=fa3fe697-5b61-451a-bf15-f80e3f84bc9a&quot;, &quot;http://www.mendeley.com/documents/?uuid=778c3502-8d0d-4360-83a9-850243c186a9&quot;], &quot;itemData&quot;: {&quot;id&quot;: &quot;ITEM-1&quot;, &quot;issued&quot;: {&quot;date-parts&quot;: [[&quot;1952&quot;]]}, &quot;author&quot;: [{&quot;non-dropping-particle&quot;: &quot;&quot;, &quot;given&quot;: &quot;Jean&quot;, &quot;dropping-particle&quot;: &quot;&quot;, &quot;parse-names&quot;: false, &quot;family&quot;: &quot;Piaget&quot;, &quot;suffix&quot;: &quot;&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type&quot;: &quot;article-journal&quot;, &quot;ISSN&quot;: &quot;0095-8891&quot;, &quot;title&quot;: &quot;The origins of intelligence in children.&quot;, &quot;volume&quot;: &quot;17&quot;, &quot;issue&quot;: &quot;6&quot;, &quot;PMID&quot;: &quot;2161&quot;, &quot;container-title&quot;: &quot;Journal of Consulting Psychology&quot;, &quot;DOI&quot;: &quot;10.1037/h0051916&quot;, &quot;ISBN&quot;: &quot;9780393002027&quot;, &quot;page&quot;: &quot;467-467&quot;}, &quot;id&quot;: &quot;ITEM-1&quot;}], &quot;properties&quot;: {&quot;noteIndex&quot;: 0}} RNDoybBkDpHT1"/>⁠ and refers to <text:span text:style-name="T185">a method of organizing knowledge about the world around us</text:span>. <text:span text:style-name="T186">Schemas make processing of incoming information more efficient by indexing the relationships between elements and creating connections between the processes required to understand those relationships. The more we are exposed to a stimulus, the stronger the connections and the more efficient the schemas become. Schemas are </text:span><text:soft-page-break/><text:span text:style-name="T186">automatically invoked to process and understand incoming stimuli </text:span><text:reference-mark-start text:name="ADDIN CSL_CITATION {&quot;mendeley&quot;: {&quot;formattedCitation&quot;: &quot;(Anderson, 1984a)&quot;, &quot;previouslyFormattedCitation&quot;: &quot;(Anderson, 1984a)&quot;, &quot;plainTextFormattedCitation&quot;: &quot;(Anderson, 1984a)&quot;}, &quot;schema&quot;: &quot;https://github.com/citation-style-language/schema/raw/master/csl-citation.json&quot;, &quot;citationItems&quot;: [{&quot;uris&quot;: [&quot;http://www.mendeley.com/documents/?uuid=e4f7971d-271a-480e-a067-e3a12ee9e3f5&quot;, &quot;http://www.mendeley.com/documents/?uuid=32a22fcf-6a91-4fbd-b773-56fc59900433&quot;], &quot;itemData&quot;: {&quot;title&quot;: &quot;Role of the reader\u2019s schema in comprehension, learning, and memory&quot;, &quot;id&quot;: &quot;ITEM-1&quot;, &quot;author&quot;: [{&quot;non-dropping-particle&quot;: &quot;&quot;, &quot;given&quot;: &quot;Richard C&quot;, &quot;dropping-particle&quot;: &quot;&quot;, &quot;parse-names&quot;: false, &quot;family&quot;: &quot;Anderson&quot;, &quot;suffix&quot;: &quot;&quot;}], &quot;issued&quot;: {&quot;date-parts&quot;: [[&quot;1984&quot;]]}, &quot;container-title&quot;: &quot;Learning to read in American schools: Basal readers and content texts&quot;, &quot;volume&quot;: &quot;29&quot;, &quot;type&quot;: &quot;article-journal&quot;, &quot;page&quot;: &quot;243-257&quot;, &quot;publisher&quot;: &quot;Erlbaum Hillsdale, NJ&quot;}, &quot;id&quot;: &quot;ITEM-1&quot;}], &quot;properties&quot;: {&quot;noteIndex&quot;: 0}} RNDkzKjZ6rdA7"/><text:span text:style-name="T65">(Anderson, 1984a)</text:span><text:reference-mark-end text:name="ADDIN CSL_CITATION {&quot;mendeley&quot;: {&quot;formattedCitation&quot;: &quot;(Anderson, 1984a)&quot;, &quot;previouslyFormattedCitation&quot;: &quot;(Anderson, 1984a)&quot;, &quot;plainTextFormattedCitation&quot;: &quot;(Anderson, 1984a)&quot;}, &quot;schema&quot;: &quot;https://github.com/citation-style-language/schema/raw/master/csl-citation.json&quot;, &quot;citationItems&quot;: [{&quot;uris&quot;: [&quot;http://www.mendeley.com/documents/?uuid=e4f7971d-271a-480e-a067-e3a12ee9e3f5&quot;, &quot;http://www.mendeley.com/documents/?uuid=32a22fcf-6a91-4fbd-b773-56fc59900433&quot;], &quot;itemData&quot;: {&quot;title&quot;: &quot;Role of the reader\u2019s schema in comprehension, learning, and memory&quot;, &quot;id&quot;: &quot;ITEM-1&quot;, &quot;author&quot;: [{&quot;non-dropping-particle&quot;: &quot;&quot;, &quot;given&quot;: &quot;Richard C&quot;, &quot;dropping-particle&quot;: &quot;&quot;, &quot;parse-names&quot;: false, &quot;family&quot;: &quot;Anderson&quot;, &quot;suffix&quot;: &quot;&quot;}], &quot;issued&quot;: {&quot;date-parts&quot;: [[&quot;1984&quot;]]}, &quot;container-title&quot;: &quot;Learning to read in American schools: Basal readers and content texts&quot;, &quot;volume&quot;: &quot;29&quot;, &quot;type&quot;: &quot;article-journal&quot;, &quot;page&quot;: &quot;243-257&quot;, &quot;publisher&quot;: &quot;Erlbaum Hillsdale, NJ&quot;}, &quot;id&quot;: &quot;ITEM-1&quot;}], &quot;properties&quot;: {&quot;noteIndex&quot;: 0}} RNDkzKjZ6rdA7"/><text:span text:style-name="T186">⁠. Schema theory, when applied to reading words, involves simultaneous analysis at many different levels: from a phoneme, to syntax, to overall interpretation of a phrase, to following the overarching story </text:span><text:reference-mark-start text:name="ADDIN CSL_CITATION {&quot;mendeley&quot;: {&quot;formattedCitation&quot;: &quot;(Anderson, 1984b)&quot;, &quot;previouslyFormattedCitation&quot;: &quot;(Anderson, 1984b)&quot;, &quot;plainTextFormattedCitation&quot;: &quot;(Anderson, 1984b)&quot;}, &quot;schema&quot;: &quot;https://github.com/citation-style-language/schema/raw/master/csl-citation.json&quot;, &quot;citationItems&quot;: [{&quot;uris&quot;: [&quot;http://www.mendeley.com/documents/?uuid=32a22fcf-6a91-4fbd-b773-56fc59900433&quot;], &quot;itemData&quot;: {&quot;title&quot;: &quot;Role of the reader\u2019s schema in comprehension, learning, and memory&quot;, &quot;id&quot;: &quot;ITEM-1&quot;, &quot;author&quot;: [{&quot;non-dropping-particle&quot;: &quot;&quot;, &quot;given&quot;: &quot;Richard C&quot;, &quot;dropping-particle&quot;: &quot;&quot;, &quot;parse-names&quot;: false, &quot;family&quot;: &quot;Anderson&quot;, &quot;suffix&quot;: &quot;&quot;}], &quot;issued&quot;: {&quot;date-parts&quot;: [[&quot;1984&quot;]]}, &quot;container-title&quot;: &quot;Learning to read in American schools: Basal readers and content texts&quot;, &quot;volume&quot;: &quot;29&quot;, &quot;type&quot;: &quot;article-journal&quot;, &quot;note&quot;: &quot;NULL&quot;, &quot;page&quot;: &quot;243-257&quot;, &quot;publisher&quot;: &quot;Erlbaum Hillsdale, NJ&quot;}, &quot;id&quot;: &quot;ITEM-1&quot;}], &quot;properties&quot;: {&quot;noteIndex&quot;: 0}} RNDqSCYNnkmRp"/><text:span text:style-name="T65">(Anderson, 1984b)</text:span><text:reference-mark-end text:name="ADDIN CSL_CITATION {&quot;mendeley&quot;: {&quot;formattedCitation&quot;: &quot;(Anderson, 1984b)&quot;, &quot;previouslyFormattedCitation&quot;: &quot;(Anderson, 1984b)&quot;, &quot;plainTextFormattedCitation&quot;: &quot;(Anderson, 1984b)&quot;}, &quot;schema&quot;: &quot;https://github.com/citation-style-language/schema/raw/master/csl-citation.json&quot;, &quot;citationItems&quot;: [{&quot;uris&quot;: [&quot;http://www.mendeley.com/documents/?uuid=32a22fcf-6a91-4fbd-b773-56fc59900433&quot;], &quot;itemData&quot;: {&quot;title&quot;: &quot;Role of the reader\u2019s schema in comprehension, learning, and memory&quot;, &quot;id&quot;: &quot;ITEM-1&quot;, &quot;author&quot;: [{&quot;non-dropping-particle&quot;: &quot;&quot;, &quot;given&quot;: &quot;Richard C&quot;, &quot;dropping-particle&quot;: &quot;&quot;, &quot;parse-names&quot;: false, &quot;family&quot;: &quot;Anderson&quot;, &quot;suffix&quot;: &quot;&quot;}], &quot;issued&quot;: {&quot;date-parts&quot;: [[&quot;1984&quot;]]}, &quot;container-title&quot;: &quot;Learning to read in American schools: Basal readers and content texts&quot;, &quot;volume&quot;: &quot;29&quot;, &quot;type&quot;: &quot;article-journal&quot;, &quot;note&quot;: &quot;NULL&quot;, &quot;page&quot;: &quot;243-257&quot;, &quot;publisher&quot;: &quot;Erlbaum Hillsdale, NJ&quot;}, &quot;id&quot;: &quot;ITEM-1&quot;}], &quot;properties&quot;: {&quot;noteIndex&quot;: 0}} RNDqSCYNnkmRp"/><text:span text:style-name="T186">. Music, like a story, contains many different levels of information: rhythm, timbre, tone semantics, dynamics, etc </text:span><text:reference-mark-start text:name="ADDIN CSL_CITATION {&quot;mendeley&quot;: {&quot;formattedCitation&quot;: &quot;(Leman, 2012)&quot;, &quot;previouslyFormattedCitation&quot;: &quot;(Leman, 2012)&quot;, &quot;plainTextFormattedCitation&quot;: &quot;(Leman, 2012)&quot;}, &quot;schema&quot;: &quot;https://github.com/citation-style-language/schema/raw/master/csl-citation.json&quot;, &quot;citationItems&quot;: [{&quot;uris&quot;: [&quot;http://www.mendeley.com/documents/?uuid=9d84ed40-953c-4eea-9779-27e78ac2997e&quot;], &quot;itemData&quot;: {&quot;number-of-pages&quot;: &quot;61-70&quot;, &quot;title&quot;: &quot;Music and schema theory: Cognitive foundations of systematic musicology&quot;, &quot;id&quot;: &quot;ITEM-1&quot;, &quot;author&quot;: [{&quot;non-dropping-particle&quot;: &quot;&quot;, &quot;given&quot;: &quot;Marc&quot;, &quot;dropping-particle&quot;: &quot;&quot;, &quot;parse-names&quot;: false, &quot;family&quot;: &quot;Leman&quot;, &quot;suffix&quot;: &quot;&quot;}], &quot;issued&quot;: {&quot;date-parts&quot;: [[&quot;2012&quot;]]}, &quot;volume&quot;: &quot;31&quot;, &quot;ISBN&quot;: &quot;3642852130&quot;, &quot;type&quot;: &quot;book&quot;, &quot;note&quot;: &quot;NULL&quot;, &quot;publisher&quot;: &quot;Springer Science &amp; Business Media&quot;}, &quot;id&quot;: &quot;ITEM-1&quot;}], &quot;properties&quot;: {&quot;noteIndex&quot;: 0}} RNDewyoDGnrY7"/><text:span text:style-name="T65">(Leman, 2012)</text:span><text:reference-mark-end text:name="ADDIN CSL_CITATION {&quot;mendeley&quot;: {&quot;formattedCitation&quot;: &quot;(Leman, 2012)&quot;, &quot;previouslyFormattedCitation&quot;: &quot;(Leman, 2012)&quot;, &quot;plainTextFormattedCitation&quot;: &quot;(Leman, 2012)&quot;}, &quot;schema&quot;: &quot;https://github.com/citation-style-language/schema/raw/master/csl-citation.json&quot;, &quot;citationItems&quot;: [{&quot;uris&quot;: [&quot;http://www.mendeley.com/documents/?uuid=9d84ed40-953c-4eea-9779-27e78ac2997e&quot;], &quot;itemData&quot;: {&quot;number-of-pages&quot;: &quot;61-70&quot;, &quot;title&quot;: &quot;Music and schema theory: Cognitive foundations of systematic musicology&quot;, &quot;id&quot;: &quot;ITEM-1&quot;, &quot;author&quot;: [{&quot;non-dropping-particle&quot;: &quot;&quot;, &quot;given&quot;: &quot;Marc&quot;, &quot;dropping-particle&quot;: &quot;&quot;, &quot;parse-names&quot;: false, &quot;family&quot;: &quot;Leman&quot;, &quot;suffix&quot;: &quot;&quot;}], &quot;issued&quot;: {&quot;date-parts&quot;: [[&quot;2012&quot;]]}, &quot;volume&quot;: &quot;31&quot;, &quot;ISBN&quot;: &quot;3642852130&quot;, &quot;type&quot;: &quot;book&quot;, &quot;note&quot;: &quot;NULL&quot;, &quot;publisher&quot;: &quot;Springer Science &amp; Business Media&quot;}, &quot;id&quot;: &quot;ITEM-1&quot;}], &quot;properties&quot;: {&quot;noteIndex&quot;: 0}} RNDewyoDGnrY7"/><text:span text:style-name="T186">⁠. Musicians are trained to listen and process music in a way that allows them to understand this information. Their schemas for processing music are efficient and well-formed, especially the schemas for the music of their primary instrument. </text:span></text:p>
      <text:p text:style-name="P24"><text:span text:style-name="T209">The similarity between the cognitive processes involved in music listening and a task like reading may be the reason that musicians are more affected by background music during cognitively demanding tasks. Due </text:span><text:span text:style-name="T186">to the similarity between the structure of written language and a music piece, the cognitive processes used to understand the music (working memory, short term memory, contextual comprehension etc.) may be similar in nature to those used during reading </text:span><text:reference-mark-start text:name="ADDIN CSL_CITATION {&quot;mendeley&quot;: {&quot;formattedCitation&quot;: &quot;(Baddeley, Logie, Nimmo-Smith, &amp; Brereton, 1985; Stanovich, 1982a, 1982b)&quot;, &quot;previouslyFormattedCitation&quot;: &quot;(Baddeley, Logie, Nimmo-Smith, &amp; Brereton, 1985; Stanovich, 1982a, 1982b)&quot;, &quot;plainTextFormattedCitation&quot;: &quot;(Baddeley, Logie, Nimmo-Smith, &amp; Brereton, 1985; Stanovich, 1982a, 1982b)&quot;}, &quot;schema&quot;: &quot;https://github.com/citation-style-language/schema/raw/master/csl-citation.json&quot;, &quot;citationItems&quot;: [{&quot;uris&quot;: [&quot;http://www.mendeley.com/documents/?uuid=56965fa4-f881-4ed3-b959-33c77662af75&quot;], &quot;itemData&quot;: {&quot;id&quot;: &quot;ITEM-1&quot;, &quot;issued&quot;: {&quot;date-parts&quot;: [[&quot;1982&quot;, &quot;10&quot;, &quot;1&quot;]]}, &quot;author&quot;: [{&quot;non-dropping-particle&quot;: &quot;&quot;, &quot;given&quot;: &quot;K. E.&quot;, &quot;dropping-particle&quot;: &quot;&quot;, &quot;parse-names&quot;: false, &quot;family&quot;: &quot;Stanovich&quot;, &quot;suffix&quot;: &quot;&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SSN&quot;: &quot;0022-2194&quot;, &quot;title&quot;: &quot;Individual Differences in the Cognitive Processes of Reading: I. Word Decoding&quot;, &quot;volume&quot;: &quot;15&quot;, &quot;issue&quot;: &quot;8&quot;, &quot;container-title&quot;: &quot;Journal of Learning Disabilities&quot;, &quot;DOI&quot;: &quot;10.1177/002221948201500809&quot;, &quot;ISBN&quot;: &quot;00222194&quot;, &quot;note&quot;: &quot;NULL&quot;, &quot;page&quot;: &quot;485-493&quot;}, &quot;id&quot;: &quot;ITEM-1&quot;}, {&quot;uris&quot;: [&quot;http://www.mendeley.com/documents/?uuid=e409a59c-9d45-4be0-bd98-2e005e4a0f51&quot;], &quot;itemData&quot;: {&quot;id&quot;: &quot;ITEM-2&quot;, &quot;issued&quot;: {&quot;date-parts&quot;: [[&quot;1982&quot;]]}, &quot;author&quot;: [{&quot;non-dropping-particle&quot;: &quot;&quot;, &quot;given&quot;: &quot;K. E.&quot;, &quot;dropping-particle&quot;: &quot;&quot;, &quot;parse-names&quot;: false, &quot;family&quot;: &quot;Stanovich&quot;, &quot;suffix&quot;: &quot;&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SSN&quot;: &quot;0022-2194&quot;, &quot;title&quot;: &quot;Individual differences in the cognitive processes of reading: II. Text-level processes&quot;, &quot;volume&quot;: &quot;15&quot;, &quot;issue&quot;: &quot;9&quot;, &quot;container-title&quot;: &quot;Journal of Learning Disabilities&quot;, &quot;DOI&quot;: &quot;10.1177/002221948201500908&quot;, &quot;ISBN&quot;: &quot;00222194&quot;, &quot;note&quot;: &quot;NULL&quot;, &quot;page&quot;: &quot;549-554&quot;}, &quot;id&quot;: &quot;ITEM-2&quot;}, {&quot;uris&quot;: [&quot;http://www.mendeley.com/documents/?uuid=0ba559d6-35d2-4b85-a325-c4bc7c17968b&quot;], &quot;itemData&quot;: {&quot;id&quot;: &quot;ITEM-3&quot;, &quot;issued&quot;: {&quot;date-parts&quot;: [[&quot;1985&quot;, &quot;2&quot;]]}, &quot;author&quot;: [{&quot;non-dropping-particle&quot;: &quot;&quot;, &quot;given&quot;: &quot;Alan&quot;, &quot;dropping-particle&quot;: &quot;&quot;, &quot;parse-names&quot;: false, &quot;family&quot;: &quot;Baddeley&quot;, &quot;suffix&quot;: &quot;&quot;}, {&quot;non-dropping-particle&quot;: &quot;&quot;, &quot;given&quot;: &quot;Robert&quot;, &quot;dropping-particle&quot;: &quot;&quot;, &quot;parse-names&quot;: false, &quot;family&quot;: &quot;Logie&quot;, &quot;suffix&quot;: &quot;&quot;}, {&quot;non-dropping-particle&quot;: &quot;&quot;, &quot;given&quot;: &quot;Ian&quot;, &quot;dropping-particle&quot;: &quot;&quot;, &quot;parse-names&quot;: false, &quot;family&quot;: &quot;Nimmo-Smith&quot;, &quot;suffix&quot;: &quot;&quot;}, {&quot;non-dropping-particle&quot;: &quot;&quot;, &quot;given&quot;: &quot;Neil&quot;, &quot;dropping-particle&quot;: &quot;&quot;, &quot;parse-names&quot;: false, &quot;family&quot;: &quot;Brereton&quot;, &quot;suffix&quot;: &quot;&quot;}], &quot;type&quot;: &quot;article-journal&quot;, &quot;ISSN&quot;: &quot;0749596X&quot;, &quot;title&quot;: &quot;Components of fluent reading&quot;, &quot;volume&quot;: &quot;24&quot;, &quot;issue&quot;: &quot;1&quot;, &quot;container-title&quot;: &quot;Journal of Memory and Language&quot;, &quot;DOI&quot;: &quot;10.1016/0749-596X(85)90019-1&quot;, &quot;note&quot;: &quot;NULL&quot;, &quot;page&quot;: &quot;119-131&quot;}, &quot;id&quot;: &quot;ITEM-3&quot;}], &quot;properties&quot;: {&quot;noteIndex&quot;: 0}} RNDr9wtbaL6u1"/><text:span text:style-name="T65">(Baddeley, Logie, Nimmo-Smith, &amp; Brereton, 1985; Stanovich, 1982a, 1982b)</text:span><text:reference-mark-end text:name="ADDIN CSL_CITATION {&quot;mendeley&quot;: {&quot;formattedCitation&quot;: &quot;(Baddeley, Logie, Nimmo-Smith, &amp; Brereton, 1985; Stanovich, 1982a, 1982b)&quot;, &quot;previouslyFormattedCitation&quot;: &quot;(Baddeley, Logie, Nimmo-Smith, &amp; Brereton, 1985; Stanovich, 1982a, 1982b)&quot;, &quot;plainTextFormattedCitation&quot;: &quot;(Baddeley, Logie, Nimmo-Smith, &amp; Brereton, 1985; Stanovich, 1982a, 1982b)&quot;}, &quot;schema&quot;: &quot;https://github.com/citation-style-language/schema/raw/master/csl-citation.json&quot;, &quot;citationItems&quot;: [{&quot;uris&quot;: [&quot;http://www.mendeley.com/documents/?uuid=56965fa4-f881-4ed3-b959-33c77662af75&quot;], &quot;itemData&quot;: {&quot;id&quot;: &quot;ITEM-1&quot;, &quot;issued&quot;: {&quot;date-parts&quot;: [[&quot;1982&quot;, &quot;10&quot;, &quot;1&quot;]]}, &quot;author&quot;: [{&quot;non-dropping-particle&quot;: &quot;&quot;, &quot;given&quot;: &quot;K. E.&quot;, &quot;dropping-particle&quot;: &quot;&quot;, &quot;parse-names&quot;: false, &quot;family&quot;: &quot;Stanovich&quot;, &quot;suffix&quot;: &quot;&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SSN&quot;: &quot;0022-2194&quot;, &quot;title&quot;: &quot;Individual Differences in the Cognitive Processes of Reading: I. Word Decoding&quot;, &quot;volume&quot;: &quot;15&quot;, &quot;issue&quot;: &quot;8&quot;, &quot;container-title&quot;: &quot;Journal of Learning Disabilities&quot;, &quot;DOI&quot;: &quot;10.1177/002221948201500809&quot;, &quot;ISBN&quot;: &quot;00222194&quot;, &quot;note&quot;: &quot;NULL&quot;, &quot;page&quot;: &quot;485-493&quot;}, &quot;id&quot;: &quot;ITEM-1&quot;}, {&quot;uris&quot;: [&quot;http://www.mendeley.com/documents/?uuid=e409a59c-9d45-4be0-bd98-2e005e4a0f51&quot;], &quot;itemData&quot;: {&quot;id&quot;: &quot;ITEM-2&quot;, &quot;issued&quot;: {&quot;date-parts&quot;: [[&quot;1982&quot;]]}, &quot;author&quot;: [{&quot;non-dropping-particle&quot;: &quot;&quot;, &quot;given&quot;: &quot;K. E.&quot;, &quot;dropping-particle&quot;: &quot;&quot;, &quot;parse-names&quot;: false, &quot;family&quot;: &quot;Stanovich&quot;, &quot;suffix&quot;: &quot;&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SSN&quot;: &quot;0022-2194&quot;, &quot;title&quot;: &quot;Individual differences in the cognitive processes of reading: II. Text-level processes&quot;, &quot;volume&quot;: &quot;15&quot;, &quot;issue&quot;: &quot;9&quot;, &quot;container-title&quot;: &quot;Journal of Learning Disabilities&quot;, &quot;DOI&quot;: &quot;10.1177/002221948201500908&quot;, &quot;ISBN&quot;: &quot;00222194&quot;, &quot;note&quot;: &quot;NULL&quot;, &quot;page&quot;: &quot;549-554&quot;}, &quot;id&quot;: &quot;ITEM-2&quot;}, {&quot;uris&quot;: [&quot;http://www.mendeley.com/documents/?uuid=0ba559d6-35d2-4b85-a325-c4bc7c17968b&quot;], &quot;itemData&quot;: {&quot;id&quot;: &quot;ITEM-3&quot;, &quot;issued&quot;: {&quot;date-parts&quot;: [[&quot;1985&quot;, &quot;2&quot;]]}, &quot;author&quot;: [{&quot;non-dropping-particle&quot;: &quot;&quot;, &quot;given&quot;: &quot;Alan&quot;, &quot;dropping-particle&quot;: &quot;&quot;, &quot;parse-names&quot;: false, &quot;family&quot;: &quot;Baddeley&quot;, &quot;suffix&quot;: &quot;&quot;}, {&quot;non-dropping-particle&quot;: &quot;&quot;, &quot;given&quot;: &quot;Robert&quot;, &quot;dropping-particle&quot;: &quot;&quot;, &quot;parse-names&quot;: false, &quot;family&quot;: &quot;Logie&quot;, &quot;suffix&quot;: &quot;&quot;}, {&quot;non-dropping-particle&quot;: &quot;&quot;, &quot;given&quot;: &quot;Ian&quot;, &quot;dropping-particle&quot;: &quot;&quot;, &quot;parse-names&quot;: false, &quot;family&quot;: &quot;Nimmo-Smith&quot;, &quot;suffix&quot;: &quot;&quot;}, {&quot;non-dropping-particle&quot;: &quot;&quot;, &quot;given&quot;: &quot;Neil&quot;, &quot;dropping-particle&quot;: &quot;&quot;, &quot;parse-names&quot;: false, &quot;family&quot;: &quot;Brereton&quot;, &quot;suffix&quot;: &quot;&quot;}], &quot;type&quot;: &quot;article-journal&quot;, &quot;ISSN&quot;: &quot;0749596X&quot;, &quot;title&quot;: &quot;Components of fluent reading&quot;, &quot;volume&quot;: &quot;24&quot;, &quot;issue&quot;: &quot;1&quot;, &quot;container-title&quot;: &quot;Journal of Memory and Language&quot;, &quot;DOI&quot;: &quot;10.1016/0749-596X(85)90019-1&quot;, &quot;note&quot;: &quot;NULL&quot;, &quot;page&quot;: &quot;119-131&quot;}, &quot;id&quot;: &quot;ITEM-3&quot;}], &quot;properties&quot;: {&quot;noteIndex&quot;: 0}} RNDr9wtbaL6u1"/><text:span text:style-name="T186">⁠. <text:s/>A musician’s schemas for music listening and for task completion are in conflict and this interference may affect performance. Non-musicians, who do not have such strong schemas for processing music, do not have as much overlap between their schemas and perform better on the task. When the background music features the musician’s primary instrument, the schema for the music is stronger because of the length of time spent training on the instrument resulting in further task performance decreases </text:span><text:reference-mark-start text:name="ADDIN CSL_CITATION {&quot;mendeley&quot;: {&quot;formattedCitation&quot;: &quot;(Yang et al., 2016)&quot;, &quot;previouslyFormattedCitation&quot;: &quot;(Yang et al., 2016)&quot;, &quot;plainTextFormattedCitation&quot;: &quot;(Yang et al., 2016)&quot;}, &quot;schema&quot;: &quot;https://github.com/citation-style-language/schema/raw/master/csl-citation.json&quot;, &quot;citationItems&quot;: [{&quot;uris&quot;: [&quot;http://www.mendeley.com/documents/?uuid=aee03297-3c8e-44ca-bb60-fbd39c318854&quot;], &quot;itemData&quot;: {&quot;id&quot;: &quot;ITEM-1&quot;, &quot;issued&quot;: {&quot;date-parts&quot;: [[&quot;2016&quot;, &quot;9&quot;, &quot;1&quot;]]}, &quot;author&quot;: [{&quot;non-dropping-particle&quot;: &quot;&quot;, &quot;given&quot;: &quot;J.&quot;, &quot;dropping-particle&quot;: &quot;&quot;, &quot;parse-names&quot;: false, &quot;family&quot;: &quot;Yang&quot;, &quot;suffix&quot;: &quot;&quot;}, {&quot;non-dropping-particle&quot;: &quot;&quot;, &quot;given&quot;: &quot;A.&quot;, &quot;dropping-particle&quot;: &quot;&quot;, &quot;parse-names&quot;: false, &quot;family&quot;: &quot;McClelland&quot;, &quot;suffix&quot;: &quot;&quot;}, {&quot;non-dropping-particle&quot;: &quot;&quot;, &quot;given&quot;: &quot;A.&quot;, &quot;dropping-particle&quot;: &quot;&quot;, &quot;parse-names&quot;: false, &quot;family&quot;: &quot;Furnham&quot;, &quot;suffix&quot;: &quot;&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SSN&quot;: &quot;0305-7356&quot;, &quot;title&quot;: &quot;The effect of background music on the cognitive performance of musicians: A pilot study&quot;, &quot;volume&quot;: &quot;44&quot;, &quot;issue&quot;: &quot;5&quot;, &quot;container-title&quot;: &quot;Psychology of Music&quot;, &quot;DOI&quot;: &quot;10.1177/0305735615592265&quot;, &quot;ISBN&quot;: &quot;1532-8759&quot;, &quot;note&quot;: &quot;NULL&quot;, &quot;page&quot;: &quot;1202-1208&quot;}, &quot;id&quot;: &quot;ITEM-1&quot;}], &quot;properties&quot;: {&quot;noteIndex&quot;: 0}} RNDi2yTCxVziq"/><text:span text:style-name="T65">(Yang et al., 2016)</text:span><text:reference-mark-end text:name="ADDIN CSL_CITATION {&quot;mendeley&quot;: {&quot;formattedCitation&quot;: &quot;(Yang et al., 2016)&quot;, &quot;previouslyFormattedCitation&quot;: &quot;(Yang et al., 2016)&quot;, &quot;plainTextFormattedCitation&quot;: &quot;(Yang et al., 2016)&quot;}, &quot;schema&quot;: &quot;https://github.com/citation-style-language/schema/raw/master/csl-citation.json&quot;, &quot;citationItems&quot;: [{&quot;uris&quot;: [&quot;http://www.mendeley.com/documents/?uuid=aee03297-3c8e-44ca-bb60-fbd39c318854&quot;], &quot;itemData&quot;: {&quot;id&quot;: &quot;ITEM-1&quot;, &quot;issued&quot;: {&quot;date-parts&quot;: [[&quot;2016&quot;, &quot;9&quot;, &quot;1&quot;]]}, &quot;author&quot;: [{&quot;non-dropping-particle&quot;: &quot;&quot;, &quot;given&quot;: &quot;J.&quot;, &quot;dropping-particle&quot;: &quot;&quot;, &quot;parse-names&quot;: false, &quot;family&quot;: &quot;Yang&quot;, &quot;suffix&quot;: &quot;&quot;}, {&quot;non-dropping-particle&quot;: &quot;&quot;, &quot;given&quot;: &quot;A.&quot;, &quot;dropping-particle&quot;: &quot;&quot;, &quot;parse-names&quot;: false, &quot;family&quot;: &quot;McClelland&quot;, &quot;suffix&quot;: &quot;&quot;}, {&quot;non-dropping-particle&quot;: &quot;&quot;, &quot;given&quot;: &quot;A.&quot;, &quot;dropping-particle&quot;: &quot;&quot;, &quot;parse-names&quot;: false, &quot;family&quot;: &quot;Furnham&quot;, &quot;suffix&quot;: &quot;&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SSN&quot;: &quot;0305-7356&quot;, &quot;title&quot;: &quot;The effect of background music on the cognitive performance of musicians: A pilot study&quot;, &quot;volume&quot;: &quot;44&quot;, &quot;issue&quot;: &quot;5&quot;, &quot;container-title&quot;: &quot;Psychology of Music&quot;, &quot;DOI&quot;: &quot;10.1177/0305735615592265&quot;, &quot;ISBN&quot;: &quot;1532-8759&quot;, &quot;note&quot;: &quot;NULL&quot;, &quot;page&quot;: &quot;1202-1208&quot;}, &quot;id&quot;: &quot;ITEM-1&quot;}], &quot;properties&quot;: {&quot;noteIndex&quot;: 0}} RNDi2yTCxVziq"/><text:span text:style-name="T186">⁠. The theory of competing schemas likely explains why musicians are more affected by background music than non-musicians. </text:span></text:p>
      <text:p text:style-name="P30">The difference in how musician<text:span text:style-name="T215">s and non-musicians</text:span> proces<text:span text:style-name="T215">s music may be responsible for why they are affected differently by background music when performing a task. Musicians spend years learning to understand the inherent structures in music. It is possible that musicians process music like a language increasing the amount of seriation involved in music listening. When presented with a task </text:span><text:soft-page-break/><text:span text:style-name="T215">requiring serial processing, the competition between the two serial inputs (music and task) result in poorer task performance. Another reason why musicians may be affected differently than non-musicians by background music has to do with the strength of their schemas for music listening. Schema theory states that the strength of a person’s schema for a stimulus increases with exposure. As a result of their training, musicians have stronger schemas to music than non-musicians. When there is overlap between the schema for music listening and for task performance, musicians are more affected than non-musicians resulting in poorer task performance. </text:span></text:p>
      <text:p text:style-name="P14"><text:span text:style-name="T205">Effect of </text:span>Age </text:p>
      <text:p text:style-name="P37"><text:span text:style-name="T187">Much of the research on music’s effects on cognitive abilities has been done in young adults and whether these effects transfer to other age groups is not clear. A few studies have begun to explore these effects in both younger and older populations. In</text:span> <text:span text:style-name="T187">school-aged children, research shows that</text:span> calming music le<text:span text:style-name="T206">a</text:span>d<text:span text:style-name="T206">s</text:span> to better performance on arithmetic and memory tasks in 10 and 11 year olds <text:reference-mark-start text:name="ADDIN CSL_CITATION {&quot;mendeley&quot;: {&quot;formattedCitation&quot;: &quot;(Hallam, Price, &amp; Katsarou, 2002)&quot;, &quot;previouslyFormattedCitation&quot;: &quot;(Hallam, Price, &amp; Katsarou, 2002)&quot;, &quot;plainTextFormattedCitation&quot;: &quot;(Hallam, Price, &amp; Katsarou, 2002)&quot;}, &quot;schema&quot;: &quot;https://github.com/citation-style-language/schema/raw/master/csl-citation.json&quot;, &quot;citationItems&quot;: [{&quot;uris&quot;: [&quot;http://www.mendeley.com/documents/?uuid=75e478ac-3f89-406d-9d5e-6a46ae063ac9&quot;], &quot;itemData&quot;: {&quot;id&quot;: &quot;ITEM-1&quot;, &quot;issued&quot;: {&quot;date-parts&quot;: [[&quot;2002&quot;, &quot;6&quot;]]}, &quot;author&quot;: [{&quot;non-dropping-particle&quot;: &quot;&quot;, &quot;given&quot;: &quot;Susan&quot;, &quot;dropping-particle&quot;: &quot;&quot;, &quot;parse-names&quot;: false, &quot;family&quot;: &quot;Hallam&quot;, &quot;suffix&quot;: &quot;&quot;}, {&quot;non-dropping-particle&quot;: &quot;&quot;, &quot;given&quot;: &quot;John&quot;, &quot;dropping-particle&quot;: &quot;&quot;, &quot;parse-names&quot;: false, &quot;family&quot;: &quot;Price&quot;, &quot;suffix&quot;: &quot;&quot;}, {&quot;non-dropping-particle&quot;: &quot;&quot;, &quot;given&quot;: &quot;Georgia&quot;, &quot;dropping-particle&quot;: &quot;&quot;, &quot;parse-names&quot;: false, &quot;family&quot;: &quot;Katsarou&quot;, &quot;suffix&quot;: &quot;&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type&quot;: &quot;article-journal&quot;, &quot;ISSN&quot;: &quot;0305-5698&quot;, &quot;title&quot;: &quot;The Effects of Background Music on Primary School Pupils' Task Performance&quot;, &quot;volume&quot;: &quot;28&quot;, &quot;issue&quot;: &quot;2&quot;, &quot;container-title&quot;: &quot;Educational Studies&quot;, &quot;DOI&quot;: &quot;10.1080/03055690220124551&quot;, &quot;page&quot;: &quot;111-122&quot;}, &quot;id&quot;: &quot;ITEM-1&quot;}], &quot;properties&quot;: {&quot;noteIndex&quot;: 0}} RNDk981M2pwL0"/><text:span text:style-name="T25">(Hallam, Price, &amp; Katsarou, 2002)</text:span><text:reference-mark-end text:name="ADDIN CSL_CITATION {&quot;mendeley&quot;: {&quot;formattedCitation&quot;: &quot;(Hallam, Price, &amp; Katsarou, 2002)&quot;, &quot;previouslyFormattedCitation&quot;: &quot;(Hallam, Price, &amp; Katsarou, 2002)&quot;, &quot;plainTextFormattedCitation&quot;: &quot;(Hallam, Price, &amp; Katsarou, 2002)&quot;}, &quot;schema&quot;: &quot;https://github.com/citation-style-language/schema/raw/master/csl-citation.json&quot;, &quot;citationItems&quot;: [{&quot;uris&quot;: [&quot;http://www.mendeley.com/documents/?uuid=75e478ac-3f89-406d-9d5e-6a46ae063ac9&quot;], &quot;itemData&quot;: {&quot;id&quot;: &quot;ITEM-1&quot;, &quot;issued&quot;: {&quot;date-parts&quot;: [[&quot;2002&quot;, &quot;6&quot;]]}, &quot;author&quot;: [{&quot;non-dropping-particle&quot;: &quot;&quot;, &quot;given&quot;: &quot;Susan&quot;, &quot;dropping-particle&quot;: &quot;&quot;, &quot;parse-names&quot;: false, &quot;family&quot;: &quot;Hallam&quot;, &quot;suffix&quot;: &quot;&quot;}, {&quot;non-dropping-particle&quot;: &quot;&quot;, &quot;given&quot;: &quot;John&quot;, &quot;dropping-particle&quot;: &quot;&quot;, &quot;parse-names&quot;: false, &quot;family&quot;: &quot;Price&quot;, &quot;suffix&quot;: &quot;&quot;}, {&quot;non-dropping-particle&quot;: &quot;&quot;, &quot;given&quot;: &quot;Georgia&quot;, &quot;dropping-particle&quot;: &quot;&quot;, &quot;parse-names&quot;: false, &quot;family&quot;: &quot;Katsarou&quot;, &quot;suffix&quot;: &quot;&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type&quot;: &quot;article-journal&quot;, &quot;ISSN&quot;: &quot;0305-5698&quot;, &quot;title&quot;: &quot;The Effects of Background Music on Primary School Pupils' Task Performance&quot;, &quot;volume&quot;: &quot;28&quot;, &quot;issue&quot;: &quot;2&quot;, &quot;container-title&quot;: &quot;Educational Studies&quot;, &quot;DOI&quot;: &quot;10.1080/03055690220124551&quot;, &quot;page&quot;: &quot;111-122&quot;}, &quot;id&quot;: &quot;ITEM-1&quot;}], &quot;properties&quot;: {&quot;noteIndex&quot;: 0}} RNDk981M2pwL0"/>⁠ and <text:span text:style-name="T202">children</text:span> who listened to <text:span text:style-name="T188">familiar and enjoyable</text:span> music <text:span text:style-name="T207">have</text:span> better spatial abilities <text:reference-mark-start text:name="ADDIN CSL_CITATION {&quot;mendeley&quot;: {&quot;formattedCitation&quot;: &quot;(Schellenberg &amp; Hallam, 2005)&quot;, &quot;previouslyFormattedCitation&quot;: &quot;(Schellenberg &amp; Hallam, 2005)&quot;, &quot;plainTextFormattedCitation&quot;: &quot;(Schellenberg &amp; Hallam, 2005)&quot;}, &quot;schema&quot;: &quot;https://github.com/citation-style-language/schema/raw/master/csl-citation.json&quot;, &quot;citationItems&quot;: [{&quot;uris&quot;: [&quot;http://www.mendeley.com/documents/?uuid=0dbd31af-2876-49d4-bd78-3b165500ed15&quot;], &quot;itemData&quot;: {&quot;id&quot;: &quot;ITEM-1&quot;, &quot;issued&quot;: {&quot;date-parts&quot;: [[&quot;2005&quot;]]}, &quot;author&quot;: [{&quot;non-dropping-particle&quot;: &quot;&quot;, &quot;given&quot;: &quot;E. Glenn&quot;, &quot;dropping-particle&quot;: &quot;&quot;, &quot;parse-names&quot;: false, &quot;family&quot;: &quot;Schellenberg&quot;, &quot;suffix&quot;: &quot;&quot;}, {&quot;non-dropping-particle&quot;: &quot;&quot;, &quot;given&quot;: &quot;Susan&quot;, &quot;dropping-particle&quot;: &quot;&quot;, &quot;parse-names&quot;: false, &quot;family&quot;: &quot;Hallam&quot;, &quot;suffix&quot;: &quo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type&quot;: &quot;article-journal&quot;, &quot;title&quot;: &quot;Music listening and cognitive abilities in 10 and 11 year-olds: The Blur effect&quot;, &quot;volume&quot;: &quot;1060&quot;, &quot;issue&quot;: &quot;The Neurosciences and Music II: From Perception to Performance&quot;, &quot;container-title&quot;: &quot;Neurosciences and Music Ii From Perception to Performance&quot;, &quot;DOI&quot;: &quot;10.1196/annals.1360.013&quot;, &quot;note&quot;: &quot;NULL&quot;, &quot;page&quot;: &quot;202-209&quot;}, &quot;id&quot;: &quot;ITEM-1&quot;}], &quot;properties&quot;: {&quot;noteIndex&quot;: 0}} RNDVmwz4OOEJv"/><text:span text:style-name="T25">(Schellenberg &amp; Hallam, 2005)</text:span><text:reference-mark-end text:name="ADDIN CSL_CITATION {&quot;mendeley&quot;: {&quot;formattedCitation&quot;: &quot;(Schellenberg &amp; Hallam, 2005)&quot;, &quot;previouslyFormattedCitation&quot;: &quot;(Schellenberg &amp; Hallam, 2005)&quot;, &quot;plainTextFormattedCitation&quot;: &quot;(Schellenberg &amp; Hallam, 2005)&quot;}, &quot;schema&quot;: &quot;https://github.com/citation-style-language/schema/raw/master/csl-citation.json&quot;, &quot;citationItems&quot;: [{&quot;uris&quot;: [&quot;http://www.mendeley.com/documents/?uuid=0dbd31af-2876-49d4-bd78-3b165500ed15&quot;], &quot;itemData&quot;: {&quot;id&quot;: &quot;ITEM-1&quot;, &quot;issued&quot;: {&quot;date-parts&quot;: [[&quot;2005&quot;]]}, &quot;author&quot;: [{&quot;non-dropping-particle&quot;: &quot;&quot;, &quot;given&quot;: &quot;E. Glenn&quot;, &quot;dropping-particle&quot;: &quot;&quot;, &quot;parse-names&quot;: false, &quot;family&quot;: &quot;Schellenberg&quot;, &quot;suffix&quot;: &quot;&quot;}, {&quot;non-dropping-particle&quot;: &quot;&quot;, &quot;given&quot;: &quot;Susan&quot;, &quot;dropping-particle&quot;: &quot;&quot;, &quot;parse-names&quot;: false, &quot;family&quot;: &quot;Hallam&quot;, &quot;suffix&quot;: &quo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type&quot;: &quot;article-journal&quot;, &quot;title&quot;: &quot;Music listening and cognitive abilities in 10 and 11 year-olds: The Blur effect&quot;, &quot;volume&quot;: &quot;1060&quot;, &quot;issue&quot;: &quot;The Neurosciences and Music II: From Perception to Performance&quot;, &quot;container-title&quot;: &quot;Neurosciences and Music Ii From Perception to Performance&quot;, &quot;DOI&quot;: &quot;10.1196/annals.1360.013&quot;, &quot;note&quot;: &quot;NULL&quot;, &quot;page&quot;: &quot;202-209&quot;}, &quot;id&quot;: &quot;ITEM-1&quot;}], &quot;properties&quot;: {&quot;noteIndex&quot;: 0}} RNDVmwz4OOEJv"/>⁠ and <text:span text:style-name="T207">are</text:span> more creative <text:reference-mark-start text:name="ADDIN CSL_CITATION {&quot;mendeley&quot;: {&quot;formattedCitation&quot;: &quot;(Schellenberg, Nakata, Hunter, &amp; Tamoto, 2007)&quot;, &quot;previouslyFormattedCitation&quot;: &quot;(Schellenberg, Nakata, Hunter, &amp; Tamoto, 2007)&quot;, &quot;plainTextFormattedCitation&quot;: &quot;(Schellenberg, Nakata, Hunter, &amp; Tamoto, 2007)&quot;}, &quot;schema&quot;: &quot;https://github.com/citation-style-language/schema/raw/master/csl-citation.json&quot;, &quot;citationItems&quot;: [{&quot;uris&quot;: [&quot;http://www.mendeley.com/documents/?uuid=5776d73e-1b19-422f-969d-c98b42e1eaac&quot;], &quot;itemData&quot;: {&quot;id&quot;: &quot;ITEM-1&quot;, &quot;issued&quot;: {&quot;date-parts&quot;: [[&quot;2007&quot;]]}, &quot;author&quot;: [{&quot;non-dropping-particle&quot;: &quot;&quot;, &quot;given&quot;: &quot;E. Glenn&quot;, &quot;dropping-particle&quot;: &quot;&quot;, &quot;parse-names&quot;: false, &quot;family&quot;: &quot;Schellenberg&quot;, &quot;suffix&quot;: &quot;&quot;}, {&quot;non-dropping-particle&quot;: &quot;&quot;, &quot;given&quot;: &quot;Takayuki&quot;, &quot;dropping-particle&quot;: &quot;&quot;, &quot;parse-names&quot;: false, &quot;family&quot;: &quot;Nakata&quot;, &quot;suffix&quot;: &quot;&quot;}, {&quot;non-dropping-particle&quot;: &quot;&quot;, &quot;given&quot;: &quot;Patrick G.&quot;, &quot;dropping-particle&quot;: &quot;&quot;, &quot;parse-names&quot;: false, &quot;family&quot;: &quot;Hunter&quot;, &quot;suffix&quot;: &quot;&quot;}, {&quot;non-dropping-particle&quot;: &quot;&quot;, &quot;given&quot;: &quot;Sachiko&quot;, &quot;dropping-particle&quot;: &quot;&quot;, &quot;parse-names&quot;: false, &quot;family&quot;: &quot;Tamoto&quot;, &quot;suffix&quot;: &quot;&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type&quot;: &quot;article-journal&quot;, &quot;ISSN&quot;: &quot;0305-7356&quot;, &quot;title&quot;: &quot;Exposure to music and cognitive performance: tests of children and adults&quot;, &quot;volume&quot;: &quot;35&quot;, &quot;issue&quot;: &quot;1&quot;, &quot;PMID&quot;: &quot;25246403&quot;, &quot;container-title&quot;: &quot;Psychology of Music&quot;, &quot;DOI&quot;: &quot;10.1177/0305735607068885&quot;, &quot;ISBN&quot;: &quot;0305735607068&quot;, &quot;page&quot;: &quot;5-19&quot;}, &quot;id&quot;: &quot;ITEM-1&quot;}], &quot;properties&quot;: {&quot;noteIndex&quot;: 0}} RNDNIU2jgyoCN"/><text:span text:style-name="T25">(Schellenberg, Nakata, Hunter, &amp; Tamoto, 2007)</text:span><text:reference-mark-end text:name="ADDIN CSL_CITATION {&quot;mendeley&quot;: {&quot;formattedCitation&quot;: &quot;(Schellenberg, Nakata, Hunter, &amp; Tamoto, 2007)&quot;, &quot;previouslyFormattedCitation&quot;: &quot;(Schellenberg, Nakata, Hunter, &amp; Tamoto, 2007)&quot;, &quot;plainTextFormattedCitation&quot;: &quot;(Schellenberg, Nakata, Hunter, &amp; Tamoto, 2007)&quot;}, &quot;schema&quot;: &quot;https://github.com/citation-style-language/schema/raw/master/csl-citation.json&quot;, &quot;citationItems&quot;: [{&quot;uris&quot;: [&quot;http://www.mendeley.com/documents/?uuid=5776d73e-1b19-422f-969d-c98b42e1eaac&quot;], &quot;itemData&quot;: {&quot;id&quot;: &quot;ITEM-1&quot;, &quot;issued&quot;: {&quot;date-parts&quot;: [[&quot;2007&quot;]]}, &quot;author&quot;: [{&quot;non-dropping-particle&quot;: &quot;&quot;, &quot;given&quot;: &quot;E. Glenn&quot;, &quot;dropping-particle&quot;: &quot;&quot;, &quot;parse-names&quot;: false, &quot;family&quot;: &quot;Schellenberg&quot;, &quot;suffix&quot;: &quot;&quot;}, {&quot;non-dropping-particle&quot;: &quot;&quot;, &quot;given&quot;: &quot;Takayuki&quot;, &quot;dropping-particle&quot;: &quot;&quot;, &quot;parse-names&quot;: false, &quot;family&quot;: &quot;Nakata&quot;, &quot;suffix&quot;: &quot;&quot;}, {&quot;non-dropping-particle&quot;: &quot;&quot;, &quot;given&quot;: &quot;Patrick G.&quot;, &quot;dropping-particle&quot;: &quot;&quot;, &quot;parse-names&quot;: false, &quot;family&quot;: &quot;Hunter&quot;, &quot;suffix&quot;: &quot;&quot;}, {&quot;non-dropping-particle&quot;: &quot;&quot;, &quot;given&quot;: &quot;Sachiko&quot;, &quot;dropping-particle&quot;: &quot;&quot;, &quot;parse-names&quot;: false, &quot;family&quot;: &quot;Tamoto&quot;, &quot;suffix&quot;: &quot;&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type&quot;: &quot;article-journal&quot;, &quot;ISSN&quot;: &quot;0305-7356&quot;, &quot;title&quot;: &quot;Exposure to music and cognitive performance: tests of children and adults&quot;, &quot;volume&quot;: &quot;35&quot;, &quot;issue&quot;: &quot;1&quot;, &quot;PMID&quot;: &quot;25246403&quot;, &quot;container-title&quot;: &quot;Psychology of Music&quot;, &quot;DOI&quot;: &quot;10.1177/0305735607068885&quot;, &quot;ISBN&quot;: &quot;0305735607068&quot;, &quot;page&quot;: &quot;5-19&quot;}, &quot;id&quot;: &quot;ITEM-1&quot;}], &quot;properties&quot;: {&quot;noteIndex&quot;: 0}} RNDNIU2jgyoCN"/>⁠ <text:span text:style-name="T189">than after listening to unfamiliar music</text:span>. <text:span text:style-name="T189">In this case, creativity was measured by having adults rate the creativity of the child’s drawings created immediately after music listening. As of yet, there are no studies that have investigated children’s creativity during music listening.</text:span></text:p>
      <text:p text:style-name="P31"><text:span text:style-name="T216">Background music can also affect the cognitive abilities of older adults. A recent meta-analysis indicated that background music has a negative effect on reading abilities and memory, but a positive effect on emotions </text:span><text:reference-mark-start text:name="ADDIN CSL_CITATION {&quot;mendeley&quot;: {&quot;formattedCitation&quot;: &quot;(K\u00e4mpfe, Sedlmeier, &amp; Renkewitz, 2011)&quot;, &quot;previouslyFormattedCitation&quot;: &quot;(K\u00e4mpfe, Sedlmeier, &amp; Renkewitz, 2011)&quot;, &quot;plainTextFormattedCitation&quot;: &quot;(K\u00e4mpfe, Sedlmeier, &amp; Renkewitz, 2011)&quot;}, &quot;schema&quot;: &quot;https://github.com/citation-style-language/schema/raw/master/csl-citation.json&quot;, &quot;citationItems&quot;: [{&quot;uris&quot;: [&quot;http://www.mendeley.com/documents/?uuid=b1517007-41fe-4ac5-8d4e-1cbc3342f2e0&quot;], &quot;itemData&quot;: {&quot;id&quot;: &quot;ITEM-1&quot;, &quot;issued&quot;: {&quot;date-parts&quot;: [[&quot;2011&quot;]]}, &quot;author&quot;: [{&quot;non-dropping-particle&quot;: &quot;&quot;, &quot;given&quot;: &quot;J.&quot;, &quot;dropping-particle&quot;: &quot;&quot;, &quot;parse-names&quot;: false, &quot;family&quot;: &quot;K\u00e4mpfe&quot;, &quot;suffix&quot;: &quot;&quot;}, {&quot;non-dropping-particle&quot;: &quot;&quot;, &quot;given&quot;: &quot;P.&quot;, &quot;dropping-particle&quot;: &quot;&quot;, &quot;parse-names&quot;: false, &quot;family&quot;: &quot;Sedlmeier&quot;, &quot;suffix&quot;: &quot;&quot;}, {&quot;non-dropping-particle&quot;: &quot;&quot;, &quot;given&quot;: &quot;F.&quot;, &quot;dropping-particle&quot;: &quot;&quot;, &quot;parse-names&quot;: false, &quot;family&quot;: &quot;Renkewitz&quot;, &quot;suffix&quot;: &quot;&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type&quot;: &quot;article-journal&quot;, &quot;ISSN&quot;: &quot;0305-7356&quot;, &quot;title&quot;: &quot;The impact of background music on adult listeners: A meta-analysis&quot;, &quot;volume&quot;: &quot;39&quot;, &quot;issue&quot;: &quot;4&quot;, &quot;container-title&quot;: &quot;Psychology of Music&quot;, &quot;DOI&quot;: &quot;10.1177/0305735610376261&quot;, &quot;ISBN&quot;: &quot;0305-7356&quot;, &quot;page&quot;: &quot;424-448&quot;}, &quot;id&quot;: &quot;ITEM-1&quot;}], &quot;properties&quot;: {&quot;noteIndex&quot;: 0}} RNDdNfxScDRxi"/><text:span text:style-name="T66">(Kämpfe, Sedlmeier, &amp; Renkewitz, 2011)</text:span><text:reference-mark-end text:name="ADDIN CSL_CITATION {&quot;mendeley&quot;: {&quot;formattedCitation&quot;: &quot;(K\u00e4mpfe, Sedlmeier, &amp; Renkewitz, 2011)&quot;, &quot;previouslyFormattedCitation&quot;: &quot;(K\u00e4mpfe, Sedlmeier, &amp; Renkewitz, 2011)&quot;, &quot;plainTextFormattedCitation&quot;: &quot;(K\u00e4mpfe, Sedlmeier, &amp; Renkewitz, 2011)&quot;}, &quot;schema&quot;: &quot;https://github.com/citation-style-language/schema/raw/master/csl-citation.json&quot;, &quot;citationItems&quot;: [{&quot;uris&quot;: [&quot;http://www.mendeley.com/documents/?uuid=b1517007-41fe-4ac5-8d4e-1cbc3342f2e0&quot;], &quot;itemData&quot;: {&quot;id&quot;: &quot;ITEM-1&quot;, &quot;issued&quot;: {&quot;date-parts&quot;: [[&quot;2011&quot;]]}, &quot;author&quot;: [{&quot;non-dropping-particle&quot;: &quot;&quot;, &quot;given&quot;: &quot;J.&quot;, &quot;dropping-particle&quot;: &quot;&quot;, &quot;parse-names&quot;: false, &quot;family&quot;: &quot;K\u00e4mpfe&quot;, &quot;suffix&quot;: &quot;&quot;}, {&quot;non-dropping-particle&quot;: &quot;&quot;, &quot;given&quot;: &quot;P.&quot;, &quot;dropping-particle&quot;: &quot;&quot;, &quot;parse-names&quot;: false, &quot;family&quot;: &quot;Sedlmeier&quot;, &quot;suffix&quot;: &quot;&quot;}, {&quot;non-dropping-particle&quot;: &quot;&quot;, &quot;given&quot;: &quot;F.&quot;, &quot;dropping-particle&quot;: &quot;&quot;, &quot;parse-names&quot;: false, &quot;family&quot;: &quot;Renkewitz&quot;, &quot;suffix&quot;: &quot;&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type&quot;: &quot;article-journal&quot;, &quot;ISSN&quot;: &quot;0305-7356&quot;, &quot;title&quot;: &quot;The impact of background music on adult listeners: A meta-analysis&quot;, &quot;volume&quot;: &quot;39&quot;, &quot;issue&quot;: &quot;4&quot;, &quot;container-title&quot;: &quot;Psychology of Music&quot;, &quot;DOI&quot;: &quot;10.1177/0305735610376261&quot;, &quot;ISBN&quot;: &quot;0305-7356&quot;, &quot;page&quot;: &quot;424-448&quot;}, &quot;id&quot;: &quot;ITEM-1&quot;}], &quot;properties&quot;: {&quot;noteIndex&quot;: 0}} RNDdNfxScDRxi"/><text:span text:style-name="T216">⁠. It is not clear what aspects of the music was responsible for the emotional effects as the studies included in the meta-analysis did not control for musical characteristics that could be triggering the emotional reaction (e.g. tempo or dynamics). The positive emotional effect has implications for improving the quality of life in older adults therefore </text:span><text:soft-page-break/><text:span text:style-name="T216">future studies should aim to understand what aspects of music can be manipulated for the best outcomes in these individuals. Another cognitive aspect that is important to quality of life is the ability to maintain attention on a task. Category fluency, the ability to generate a list of items within a category, is a task that relies on attentional mechanisms and has been shown to be enhanced by background music in older adults </text:span><text:reference-mark-start text:name="ADDIN CSL_CITATION {&quot;mendeley&quot;: {&quot;formattedCitation&quot;: &quot;(Thompson, Moulin, Hayre, &amp; Jones, 2005)&quot;, &quot;manualFormatting&quot;: &quot;(Thompson, Moulin, Hayre, &amp; Jones, 2005)&quot;, &quot;previouslyFormattedCitation&quot;: &quot;(Thompson, Moulin, Hayre, &amp; Jones, 2005)&quot;, &quot;plainTextFormattedCitation&quot;: &quot;(Thompson, Moulin, Hayre, &amp; Jones, 2005)&quot;}, &quot;schema&quot;: &quot;https://github.com/citation-style-language/schema/raw/master/csl-citation.json&quot;, &quot;citationItems&quot;: [{&quot;uris&quot;: [&quot;http://www.mendeley.com/documents/?uuid=7d569f59-0b1b-44c7-a1f3-c2d6a85653be&quot;, &quot;http://www.mendeley.com/documents/?uuid=17175cfa-c8a1-4888-9ff9-6e84262dc83a&quot;], &quot;itemData&quot;: {&quot;id&quot;: &quot;ITEM-1&quot;, &quot;issued&quot;: {&quot;date-parts&quot;: [[&quot;2005&quot;, &quot;1&quot;]]}, &quot;author&quot;: [{&quot;non-dropping-particle&quot;: &quot;&quot;, &quot;given&quot;: &quot;RG&quot;, &quot;dropping-particle&quot;: &quot;&quot;, &quot;parse-names&quot;: false, &quot;family&quot;: &quot;Thompson&quot;, &quot;suffix&quot;: &quot;&quot;}, {&quot;non-dropping-particle&quot;: &quot;&quot;, &quot;given&quot;: &quot;C. J. A.&quot;, &quot;dropping-particle&quot;: &quot;&quot;, &quot;parse-names&quot;: false, &quot;family&quot;: &quot;Moulin&quot;, &quot;suffix&quot;: &quot;&quot;}, {&quot;non-dropping-particle&quot;: &quot;&quot;, &quot;given&quot;: &quot;S.&quot;, &quot;dropping-particle&quot;: &quot;&quot;, &quot;parse-names&quot;: false, &quot;family&quot;: &quot;Hayre&quot;, &quot;suffix&quot;: &quot;&quot;}, {&quot;non-dropping-particle&quot;: &quot;&quot;, &quot;given&quot;: &quot;R. W.&quot;, &quot;dropping-particle&quot;: &quot;&quot;, &quot;parse-names&quot;: false, &quot;family&quot;: &quot;Jones&quot;, &quot;suffix&quot;: &quot;&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type&quot;: &quot;article-journal&quot;, &quot;ISSN&quot;: &quot;0361-073X&quot;, &quot;title&quot;: &quot;Music Enhances Category Fluency In Healthy Older Adults And Alzheimer's Disease Patients&quot;, &quot;volume&quot;: &quot;31&quot;, &quot;issue&quot;: &quot;1&quot;, &quot;container-title&quot;: &quot;Experimental Aging Research&quot;, &quot;DOI&quot;: &quot;10.1080/03610730590882819&quot;, &quot;page&quot;: &quot;91-99&quot;}, &quot;id&quot;: &quot;ITEM-1&quot;}], &quot;properties&quot;: {&quot;noteIndex&quot;: 0}} RNDAe2ML7pUB8"/><text:span text:style-name="T66">(Thompson, Moulin, Hayre, &amp; Jones, 2005)</text:span><text:reference-mark-end text:name="ADDIN CSL_CITATION {&quot;mendeley&quot;: {&quot;formattedCitation&quot;: &quot;(Thompson, Moulin, Hayre, &amp; Jones, 2005)&quot;, &quot;manualFormatting&quot;: &quot;(Thompson, Moulin, Hayre, &amp; Jones, 2005)&quot;, &quot;previouslyFormattedCitation&quot;: &quot;(Thompson, Moulin, Hayre, &amp; Jones, 2005)&quot;, &quot;plainTextFormattedCitation&quot;: &quot;(Thompson, Moulin, Hayre, &amp; Jones, 2005)&quot;}, &quot;schema&quot;: &quot;https://github.com/citation-style-language/schema/raw/master/csl-citation.json&quot;, &quot;citationItems&quot;: [{&quot;uris&quot;: [&quot;http://www.mendeley.com/documents/?uuid=7d569f59-0b1b-44c7-a1f3-c2d6a85653be&quot;, &quot;http://www.mendeley.com/documents/?uuid=17175cfa-c8a1-4888-9ff9-6e84262dc83a&quot;], &quot;itemData&quot;: {&quot;id&quot;: &quot;ITEM-1&quot;, &quot;issued&quot;: {&quot;date-parts&quot;: [[&quot;2005&quot;, &quot;1&quot;]]}, &quot;author&quot;: [{&quot;non-dropping-particle&quot;: &quot;&quot;, &quot;given&quot;: &quot;RG&quot;, &quot;dropping-particle&quot;: &quot;&quot;, &quot;parse-names&quot;: false, &quot;family&quot;: &quot;Thompson&quot;, &quot;suffix&quot;: &quot;&quot;}, {&quot;non-dropping-particle&quot;: &quot;&quot;, &quot;given&quot;: &quot;C. J. A.&quot;, &quot;dropping-particle&quot;: &quot;&quot;, &quot;parse-names&quot;: false, &quot;family&quot;: &quot;Moulin&quot;, &quot;suffix&quot;: &quot;&quot;}, {&quot;non-dropping-particle&quot;: &quot;&quot;, &quot;given&quot;: &quot;S.&quot;, &quot;dropping-particle&quot;: &quot;&quot;, &quot;parse-names&quot;: false, &quot;family&quot;: &quot;Hayre&quot;, &quot;suffix&quot;: &quot;&quot;}, {&quot;non-dropping-particle&quot;: &quot;&quot;, &quot;given&quot;: &quot;R. W.&quot;, &quot;dropping-particle&quot;: &quot;&quot;, &quot;parse-names&quot;: false, &quot;family&quot;: &quot;Jones&quot;, &quot;suffix&quot;: &quot;&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type&quot;: &quot;article-journal&quot;, &quot;ISSN&quot;: &quot;0361-073X&quot;, &quot;title&quot;: &quot;Music Enhances Category Fluency In Healthy Older Adults And Alzheimer's Disease Patients&quot;, &quot;volume&quot;: &quot;31&quot;, &quot;issue&quot;: &quot;1&quot;, &quot;container-title&quot;: &quot;Experimental Aging Research&quot;, &quot;DOI&quot;: &quot;10.1080/03610730590882819&quot;, &quot;page&quot;: &quot;91-99&quot;}, &quot;id&quot;: &quot;ITEM-1&quot;}], &quot;properties&quot;: {&quot;noteIndex&quot;: 0}} RNDAe2ML7pUB8"/><text:span text:style-name="T216">⁠. Increasing attention has therapeutic benefits for older adults who may be losing some of their cognitive capacities as they age. Since the 2011 meta-analysis, studies have continued to explore the effects of background music in older adults. Background classical music (without lyrics) was shown to have a positive effect on working memory </text:span><text:reference-mark-start text:name="ADDIN CSL_CITATION {&quot;mendeley&quot;: {&quot;formattedCitation&quot;: &quot;(Mammarella, Fairfield, &amp; Cornoldi, 2013)&quot;, &quot;previouslyFormattedCitation&quot;: &quot;(Mammarella, Fairfield, &amp; Cornoldi, 2013)&quot;, &quot;plainTextFormattedCitation&quot;: &quot;(Mammarella, Fairfield, &amp; Cornoldi, 2013)&quot;}, &quot;schema&quot;: &quot;https://github.com/citation-style-language/schema/raw/master/csl-citation.json&quot;, &quot;citationItems&quot;: [{&quot;uris&quot;: [&quot;http://www.mendeley.com/documents/?uuid=da5064fa-0049-47d3-9c5d-c1b47961c50a&quot;], &quot;itemData&quot;: {&quot;id&quot;: &quot;ITEM-1&quot;, &quot;issued&quot;: {&quot;date-parts&quot;: [[&quot;2013&quot;]]}, &quot;author&quot;: [{&quot;non-dropping-particle&quot;: &quot;&quot;, &quot;given&quot;: &quot;Nicola&quot;, &quot;dropping-particle&quot;: &quot;&quot;, &quot;parse-names&quot;: false, &quot;family&quot;: &quot;Mammarella&quot;, &quot;suffix&quot;: &quot;&quot;}, {&quot;non-dropping-particle&quot;: &quot;&quot;, &quot;given&quot;: &quot;Beth&quot;, &quot;dropping-particle&quot;: &quot;&quot;, &quot;parse-names&quot;: false, &quot;family&quot;: &quot;Fairfield&quot;, &quot;suffix&quot;: &quot;&quot;}, {&quot;non-dropping-particle&quot;: &quot;&quot;, &quot;given&quot;: &quot;Cesare&quot;, &quot;dropping-particle&quot;: &quot;&quot;, &quot;parse-names&quot;: false, &quot;family&quot;: &quot;Cornoldi&quot;, &quot;suffix&quot;: &quot;&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type&quot;: &quot;article-journal&quot;, &quot;ISSN&quot;: &quot;1594-0667, 1720-8319&quot;, &quot;title&quot;: &quot;Does music enhance cognitive performance in healthy older adults? The Vivaldi effect&quot;, &quot;volume&quot;: &quot;19&quot;, &quot;issue&quot;: &quot;5&quot;, &quot;PMID&quot;: &quot;18007118&quot;, &quot;container-title&quot;: &quot;Aging Clinical and Experimental Research&quot;, &quot;DOI&quot;: &quot;10.1007/BF03324720&quot;, &quot;ISBN&quot;: &quot;1594-0667 (Print)&quot;, &quot;page&quot;: &quot;394-399&quot;}, &quot;id&quot;: &quot;ITEM-1&quot;}], &quot;properties&quot;: {&quot;noteIndex&quot;: 0}} RNDl8irkYNrRJ"/><text:span text:style-name="T67">(Mammarella, Fairfield, &amp; Cornoldi, 2013)</text:span><text:reference-mark-end text:name="ADDIN CSL_CITATION {&quot;mendeley&quot;: {&quot;formattedCitation&quot;: &quot;(Mammarella, Fairfield, &amp; Cornoldi, 2013)&quot;, &quot;previouslyFormattedCitation&quot;: &quot;(Mammarella, Fairfield, &amp; Cornoldi, 2013)&quot;, &quot;plainTextFormattedCitation&quot;: &quot;(Mammarella, Fairfield, &amp; Cornoldi, 2013)&quot;}, &quot;schema&quot;: &quot;https://github.com/citation-style-language/schema/raw/master/csl-citation.json&quot;, &quot;citationItems&quot;: [{&quot;uris&quot;: [&quot;http://www.mendeley.com/documents/?uuid=da5064fa-0049-47d3-9c5d-c1b47961c50a&quot;], &quot;itemData&quot;: {&quot;id&quot;: &quot;ITEM-1&quot;, &quot;issued&quot;: {&quot;date-parts&quot;: [[&quot;2013&quot;]]}, &quot;author&quot;: [{&quot;non-dropping-particle&quot;: &quot;&quot;, &quot;given&quot;: &quot;Nicola&quot;, &quot;dropping-particle&quot;: &quot;&quot;, &quot;parse-names&quot;: false, &quot;family&quot;: &quot;Mammarella&quot;, &quot;suffix&quot;: &quot;&quot;}, {&quot;non-dropping-particle&quot;: &quot;&quot;, &quot;given&quot;: &quot;Beth&quot;, &quot;dropping-particle&quot;: &quot;&quot;, &quot;parse-names&quot;: false, &quot;family&quot;: &quot;Fairfield&quot;, &quot;suffix&quot;: &quot;&quot;}, {&quot;non-dropping-particle&quot;: &quot;&quot;, &quot;given&quot;: &quot;Cesare&quot;, &quot;dropping-particle&quot;: &quot;&quot;, &quot;parse-names&quot;: false, &quot;family&quot;: &quot;Cornoldi&quot;, &quot;suffix&quot;: &quot;&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type&quot;: &quot;article-journal&quot;, &quot;ISSN&quot;: &quot;1594-0667, 1720-8319&quot;, &quot;title&quot;: &quot;Does music enhance cognitive performance in healthy older adults? The Vivaldi effect&quot;, &quot;volume&quot;: &quot;19&quot;, &quot;issue&quot;: &quot;5&quot;, &quot;PMID&quot;: &quot;18007118&quot;, &quot;container-title&quot;: &quot;Aging Clinical and Experimental Research&quot;, &quot;DOI&quot;: &quot;10.1007/BF03324720&quot;, &quot;ISBN&quot;: &quot;1594-0667 (Print)&quot;, &quot;page&quot;: &quot;394-399&quot;}, &quot;id&quot;: &quot;ITEM-1&quot;}], &quot;properties&quot;: {&quot;noteIndex&quot;: 0}} RNDl8irkYNrRJ"/><text:span text:style-name="T216">⁠, processing speed, and episodic and semantic memories abilities in this population </text:span><text:reference-mark-start text:name="ADDIN CSL_CITATION {&quot;mendeley&quot;: {&quot;formattedCitation&quot;: &quot;(Bottiroli, Rosi, Russo, Vecchi, &amp; Cavallini, 2014)&quot;, &quot;previouslyFormattedCitation&quot;: &quot;(Bottiroli, Rosi, Russo, Vecchi, &amp; Cavallini, 2014)&quot;, &quot;plainTextFormattedCitation&quot;: &quot;(Bottiroli, Rosi, Russo, Vecchi, &amp; Cavallini, 2014)&quot;}, &quot;schema&quot;: &quot;https://github.com/citation-style-language/schema/raw/master/csl-citation.json&quot;, &quot;citationItems&quot;: [{&quot;uris&quot;: [&quot;http://www.mendeley.com/documents/?uuid=fe5af78d-4a22-48cd-9044-1b85192d4cab&quot;], &quot;itemData&quot;: {&quot;id&quot;: &quot;ITEM-1&quot;, &quot;issued&quot;: {&quot;date-parts&quot;: [[&quot;2014&quot;]]}, &quot;author&quot;: [{&quot;non-dropping-particle&quot;: &quot;&quot;, &quot;given&quot;: &quot;Sara&quot;, &quot;dropping-particle&quot;: &quot;&quot;, &quot;parse-names&quot;: false, &quot;family&quot;: &quot;Bottiroli&quot;, &quot;suffix&quot;: &quot;&quot;}, {&quot;non-dropping-particle&quot;: &quot;&quot;, &quot;given&quot;: &quot;Alessia&quot;, &quot;dropping-particle&quot;: &quot;&quot;, &quot;parse-names&quot;: false, &quot;family&quot;: &quot;Rosi&quot;, &quot;suffix&quot;: &quot;&quot;}, {&quot;non-dropping-particle&quot;: &quot;&quot;, &quot;given&quot;: &quot;Riccardo&quot;, &quot;dropping-particle&quot;: &quot;&quot;, &quot;parse-names&quot;: false, &quot;family&quot;: &quot;Russo&quot;, &quot;suffix&quot;: &quot;&quot;}, {&quot;non-dropping-particle&quot;: &quot;&quot;, &quot;given&quot;: &quot;Tomaso&quot;, &quot;dropping-particle&quot;: &quot;&quot;, &quot;parse-names&quot;: false, &quot;family&quot;: &quot;Vecchi&quot;, &quot;suffix&quot;: &quot;&quot;}, {&quot;non-dropping-particle&quot;: &quot;&quot;, &quot;given&quot;: &quot;Elena&quot;, &quot;dropping-particle&quot;: &quot;&quot;, &quot;parse-names&quot;: false, &quot;family&quot;: &quot;Cavallini&quot;, &quot;suffix&quot;: &quot;&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type&quot;: &quot;article-journal&quot;, &quot;ISSN&quot;: &quot;16634365&quot;, &quot;title&quot;: &quot;The cognitive effects of listening to background music on older adults: Processing speed improves with upbeat music, while memory seems to benefit from both upbeat and downbeat music&quot;, &quot;volume&quot;: &quot;6&quot;, &quot;issue&quot;: &quot;Oct&quot;, &quot;PMID&quot;: &quot;25360112&quot;, &quot;container-title&quot;: &quot;Frontiers in Aging Neuroscience&quot;, &quot;DOI&quot;: &quot;10.3389/fnagi.2014.00284&quot;, &quot;ISBN&quot;: &quot;1663-4365&quot;, &quot;page&quot;: &quot;1-7&quot;}, &quot;id&quot;: &quot;ITEM-1&quot;}], &quot;properties&quot;: {&quot;noteIndex&quot;: 0}} RNDjLgecdpk4X"/><text:span text:style-name="T66">(Bottiroli, Rosi, Russo, Vecchi, &amp; Cavallini, 2014)</text:span><text:reference-mark-end text:name="ADDIN CSL_CITATION {&quot;mendeley&quot;: {&quot;formattedCitation&quot;: &quot;(Bottiroli, Rosi, Russo, Vecchi, &amp; Cavallini, 2014)&quot;, &quot;previouslyFormattedCitation&quot;: &quot;(Bottiroli, Rosi, Russo, Vecchi, &amp; Cavallini, 2014)&quot;, &quot;plainTextFormattedCitation&quot;: &quot;(Bottiroli, Rosi, Russo, Vecchi, &amp; Cavallini, 2014)&quot;}, &quot;schema&quot;: &quot;https://github.com/citation-style-language/schema/raw/master/csl-citation.json&quot;, &quot;citationItems&quot;: [{&quot;uris&quot;: [&quot;http://www.mendeley.com/documents/?uuid=fe5af78d-4a22-48cd-9044-1b85192d4cab&quot;], &quot;itemData&quot;: {&quot;id&quot;: &quot;ITEM-1&quot;, &quot;issued&quot;: {&quot;date-parts&quot;: [[&quot;2014&quot;]]}, &quot;author&quot;: [{&quot;non-dropping-particle&quot;: &quot;&quot;, &quot;given&quot;: &quot;Sara&quot;, &quot;dropping-particle&quot;: &quot;&quot;, &quot;parse-names&quot;: false, &quot;family&quot;: &quot;Bottiroli&quot;, &quot;suffix&quot;: &quot;&quot;}, {&quot;non-dropping-particle&quot;: &quot;&quot;, &quot;given&quot;: &quot;Alessia&quot;, &quot;dropping-particle&quot;: &quot;&quot;, &quot;parse-names&quot;: false, &quot;family&quot;: &quot;Rosi&quot;, &quot;suffix&quot;: &quot;&quot;}, {&quot;non-dropping-particle&quot;: &quot;&quot;, &quot;given&quot;: &quot;Riccardo&quot;, &quot;dropping-particle&quot;: &quot;&quot;, &quot;parse-names&quot;: false, &quot;family&quot;: &quot;Russo&quot;, &quot;suffix&quot;: &quot;&quot;}, {&quot;non-dropping-particle&quot;: &quot;&quot;, &quot;given&quot;: &quot;Tomaso&quot;, &quot;dropping-particle&quot;: &quot;&quot;, &quot;parse-names&quot;: false, &quot;family&quot;: &quot;Vecchi&quot;, &quot;suffix&quot;: &quot;&quot;}, {&quot;non-dropping-particle&quot;: &quot;&quot;, &quot;given&quot;: &quot;Elena&quot;, &quot;dropping-particle&quot;: &quot;&quot;, &quot;parse-names&quot;: false, &quot;family&quot;: &quot;Cavallini&quot;, &quot;suffix&quot;: &quot;&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type&quot;: &quot;article-journal&quot;, &quot;ISSN&quot;: &quot;16634365&quot;, &quot;title&quot;: &quot;The cognitive effects of listening to background music on older adults: Processing speed improves with upbeat music, while memory seems to benefit from both upbeat and downbeat music&quot;, &quot;volume&quot;: &quot;6&quot;, &quot;issue&quot;: &quot;Oct&quot;, &quot;PMID&quot;: &quot;25360112&quot;, &quot;container-title&quot;: &quot;Frontiers in Aging Neuroscience&quot;, &quot;DOI&quot;: &quot;10.3389/fnagi.2014.00284&quot;, &quot;ISBN&quot;: &quot;1663-4365&quot;, &quot;page&quot;: &quot;1-7&quot;}, &quot;id&quot;: &quot;ITEM-1&quot;}], &quot;properties&quot;: {&quot;noteIndex&quot;: 0}} RNDjLgecdpk4X"/><text:span text:style-name="T216">⁠. Music listening has also been shown to alter perceptions about quality of life </text:span><text:reference-mark-start text:name="ADDIN CSL_CITATION {&quot;mendeley&quot;: {&quot;formattedCitation&quot;: &quot;(Coffman, 2002)&quot;, &quot;previouslyFormattedCitation&quot;: &quot;(Coffman, 2002)&quot;, &quot;plainTextFormattedCitation&quot;: &quot;(Coffman, 2002)&quot;}, &quot;schema&quot;: &quot;https://github.com/citation-style-language/schema/raw/master/csl-citation.json&quot;, &quot;citationItems&quot;: [{&quot;uris&quot;: [&quot;http://www.mendeley.com/documents/?uuid=d88fd2c6-afa1-4916-a619-1a713e403737&quot;, &quot;http://www.mendeley.com/documents/?uuid=b3b9b468-920e-47c5-9e70-1d9a962c6c94&quot;], &quot;itemData&quot;: {&quot;id&quot;: &quot;ITEM-1&quot;, &quot;issued&quot;: {&quot;date-parts&quot;: [[&quot;2002&quot;]]}, &quot;author&quot;: [{&quot;non-dropping-particle&quot;: &quot;&quot;, &quot;given&quot;: &quot;D.D.&quot;, &quot;dropping-particle&quot;: &quot;&quot;, &quot;parse-names&quot;: false, &quot;family&quot;: &quot;Coffman&quot;, &quot;suffix&quot;: &quot;&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type&quot;: &quot;article-journal&quot;, &quot;ISSN&quot;: &quot;2162-1535&quot;, &quot;title&quot;: &quot;Music and quality of life in older adults&quot;, &quot;volume&quot;: &quot;18&quot;, &quot;issue&quot;: &quot;1-2&quot;, &quot;container-title&quot;: &quot;Psychomusicology&quot;, &quot;DOI&quot;: &quot;http://dx.doi.org/10.1037/h0094050&quot;, &quot;ISBN&quot;: &quot;2162-1535(Electronic);0275-3987(Print)&quot;, &quot;page&quot;: &quot;76-88&quot;}, &quot;id&quot;: &quot;ITEM-1&quot;}], &quot;properties&quot;: {&quot;noteIndex&quot;: 0}} RNDIodIl3SQtO"/><text:span text:style-name="T68">(Coffman, 2002)</text:span><text:reference-mark-end text:name="ADDIN CSL_CITATION {&quot;mendeley&quot;: {&quot;formattedCitation&quot;: &quot;(Coffman, 2002)&quot;, &quot;previouslyFormattedCitation&quot;: &quot;(Coffman, 2002)&quot;, &quot;plainTextFormattedCitation&quot;: &quot;(Coffman, 2002)&quot;}, &quot;schema&quot;: &quot;https://github.com/citation-style-language/schema/raw/master/csl-citation.json&quot;, &quot;citationItems&quot;: [{&quot;uris&quot;: [&quot;http://www.mendeley.com/documents/?uuid=d88fd2c6-afa1-4916-a619-1a713e403737&quot;, &quot;http://www.mendeley.com/documents/?uuid=b3b9b468-920e-47c5-9e70-1d9a962c6c94&quot;], &quot;itemData&quot;: {&quot;id&quot;: &quot;ITEM-1&quot;, &quot;issued&quot;: {&quot;date-parts&quot;: [[&quot;2002&quot;]]}, &quot;author&quot;: [{&quot;non-dropping-particle&quot;: &quot;&quot;, &quot;given&quot;: &quot;D.D.&quot;, &quot;dropping-particle&quot;: &quot;&quot;, &quot;parse-names&quot;: false, &quot;family&quot;: &quot;Coffman&quot;, &quot;suffix&quot;: &quot;&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type&quot;: &quot;article-journal&quot;, &quot;ISSN&quot;: &quot;2162-1535&quot;, &quot;title&quot;: &quot;Music and quality of life in older adults&quot;, &quot;volume&quot;: &quot;18&quot;, &quot;issue&quot;: &quot;1-2&quot;, &quot;container-title&quot;: &quot;Psychomusicology&quot;, &quot;DOI&quot;: &quot;http://dx.doi.org/10.1037/h0094050&quot;, &quot;ISBN&quot;: &quot;2162-1535(Electronic);0275-3987(Print)&quot;, &quot;page&quot;: &quot;76-88&quot;}, &quot;id&quot;: &quot;ITEM-1&quot;}], &quot;properties&quot;: {&quot;noteIndex&quot;: 0}} RNDIodIl3SQtO"/><text:span text:style-name="T216">⁠, so further understanding the effect of music on the cognitive abilities of older adults may have potential therapeutic implications.</text:span></text:p>
      <text:p text:style-name="P32">Research on the effects of background music on cognitive abilities has been investigated largely in young adults. The effects are less studied in other age groups but are equally as important to understand <text:span text:style-name="T223">and may assist in creating cognitively supportive environments</text:span>. In a classroom setting, the effects of calming music may help reduce anxieties that children have regarding subjects <text:span text:style-name="T217">like mathematics </text:span><text:reference-mark-start text:name="ADDIN CSL_CITATION {&quot;mendeley&quot;: {&quot;formattedCitation&quot;: &quot;(Ramirez, Gunderson, &amp; Levine, 2012)&quot;, &quot;previouslyFormattedCitation&quot;: &quot;(Ramirez, Gunderson, &amp; Levine, 2012)&quot;, &quot;plainTextFormattedCitation&quot;: &quot;(Ramirez, Gunderson, &amp; Levine, 2012)&quot;}, &quot;schema&quot;: &quot;https://github.com/citation-style-language/schema/raw/master/csl-citation.json&quot;, &quot;citationItems&quot;: [{&quot;uris&quot;: [&quot;http://www.mendeley.com/documents/?uuid=b19c99e4-74c2-4e1c-aa9f-eab9e0f010a8&quot;], &quot;itemData&quot;: {&quot;id&quot;: &quot;ITEM-1&quot;, &quot;issued&quot;: {&quot;date-parts&quot;: [[&quot;2012&quot;]]}, &quot;author&quot;: [{&quot;non-dropping-particle&quot;: &quot;&quot;, &quot;given&quot;: &quot;Gerardo&quot;, &quot;dropping-particle&quot;: &quot;&quot;, &quot;parse-names&quot;: false, &quot;family&quot;: &quot;Ramirez&quot;, &quot;suffix&quot;: &quot;&quot;}, {&quot;non-dropping-particle&quot;: &quot;&quot;, &quot;given&quot;: &quot;EA&quot;, &quot;dropping-particle&quot;: &quot;&quot;, &quot;parse-names&quot;: false, &quot;family&quot;: &quot;Gunderson&quot;, &quot;suffix&quot;: &quot;&quot;}, {&quot;non-dropping-particle&quot;: &quot;&quot;, &quot;given&quot;: &quot;SC&quot;, &quot;dropping-particle&quot;: &quot;&quot;, &quot;parse-names&quot;: false, &quot;family&quot;: &quot;Levine&quot;, &quot;suffix&quot;: &quot;&quot;}], &quot;abstract&quot;: &quot;Although math anxiety is associated with poor mathematical knowledge and low course grades (Ashcraft &amp; Krause, 2007), research establishing a connection between math anxiety and math achievement has generally been conducted with young adults, ignoring the emergence of math anxiety in young children. In the current study, we explored whether math anxiety relates to young children's math achievement. One hundred and fifty-four first and second grade children (69 boys, 85 girls) were given a measure of math achievement as well as working memory (WM). Several days later, children's math anxiety was assessed using a newly developed scale. Paralleling work with adults (Beilock, 2008), we found a negative relation between math anxiety and math achievement for children who were higher but not lower in working memory. High working memory individuals tend to rely on WM-intensive solution strategies, and these strategies are likely disrupted when WM capacity is co-opted by math anxiety. We argue that early identification and treatment of math anxieties is important because these early anxieties may snowball and eventually lead students with the highest potential (i.e., those with higher WM) to avoid math courses and math-related career choices.&quot;, &quot;type&quot;: &quot;article-journal&quot;, &quot;ISSN&quot;: &quot;1524-8372&quot;, &quot;title&quot;: &quot;Math Anxiety, Working Memory and Math Achievement in Early Elementary School&quot;, &quot;volume&quot;: &quot;8372&quot;, &quot;issue&quot;: &quot;May&quot;, &quot;container-title&quot;: &quot;Journal of Cognition and Development&quot;, &quot;DOI&quot;: &quot;10.1080/15248372.2012.664593&quot;, &quot;ISBN&quot;: &quot;1524-8372&quot;, &quot;page&quot;: &quot;1-34&quot;}, &quot;id&quot;: &quot;ITEM-1&quot;}], &quot;properties&quot;: {&quot;noteIndex&quot;: 0}} RNDkunJzOs9vz"/><text:span text:style-name="T75">(Ramirez, Gunderson, &amp; Levine, 2012)</text:span><text:reference-mark-end text:name="ADDIN CSL_CITATION {&quot;mendeley&quot;: {&quot;formattedCitation&quot;: &quot;(Ramirez, Gunderson, &amp; Levine, 2012)&quot;, &quot;previouslyFormattedCitation&quot;: &quot;(Ramirez, Gunderson, &amp; Levine, 2012)&quot;, &quot;plainTextFormattedCitation&quot;: &quot;(Ramirez, Gunderson, &amp; Levine, 2012)&quot;}, &quot;schema&quot;: &quot;https://github.com/citation-style-language/schema/raw/master/csl-citation.json&quot;, &quot;citationItems&quot;: [{&quot;uris&quot;: [&quot;http://www.mendeley.com/documents/?uuid=b19c99e4-74c2-4e1c-aa9f-eab9e0f010a8&quot;], &quot;itemData&quot;: {&quot;id&quot;: &quot;ITEM-1&quot;, &quot;issued&quot;: {&quot;date-parts&quot;: [[&quot;2012&quot;]]}, &quot;author&quot;: [{&quot;non-dropping-particle&quot;: &quot;&quot;, &quot;given&quot;: &quot;Gerardo&quot;, &quot;dropping-particle&quot;: &quot;&quot;, &quot;parse-names&quot;: false, &quot;family&quot;: &quot;Ramirez&quot;, &quot;suffix&quot;: &quot;&quot;}, {&quot;non-dropping-particle&quot;: &quot;&quot;, &quot;given&quot;: &quot;EA&quot;, &quot;dropping-particle&quot;: &quot;&quot;, &quot;parse-names&quot;: false, &quot;family&quot;: &quot;Gunderson&quot;, &quot;suffix&quot;: &quot;&quot;}, {&quot;non-dropping-particle&quot;: &quot;&quot;, &quot;given&quot;: &quot;SC&quot;, &quot;dropping-particle&quot;: &quot;&quot;, &quot;parse-names&quot;: false, &quot;family&quot;: &quot;Levine&quot;, &quot;suffix&quot;: &quot;&quot;}], &quot;abstract&quot;: &quot;Although math anxiety is associated with poor mathematical knowledge and low course grades (Ashcraft &amp; Krause, 2007), research establishing a connection between math anxiety and math achievement has generally been conducted with young adults, ignoring the emergence of math anxiety in young children. In the current study, we explored whether math anxiety relates to young children's math achievement. One hundred and fifty-four first and second grade children (69 boys, 85 girls) were given a measure of math achievement as well as working memory (WM). Several days later, children's math anxiety was assessed using a newly developed scale. Paralleling work with adults (Beilock, 2008), we found a negative relation between math anxiety and math achievement for children who were higher but not lower in working memory. High working memory individuals tend to rely on WM-intensive solution strategies, and these strategies are likely disrupted when WM capacity is co-opted by math anxiety. We argue that early identification and treatment of math anxieties is important because these early anxieties may snowball and eventually lead students with the highest potential (i.e., those with higher WM) to avoid math courses and math-related career choices.&quot;, &quot;type&quot;: &quot;article-journal&quot;, &quot;ISSN&quot;: &quot;1524-8372&quot;, &quot;title&quot;: &quot;Math Anxiety, Working Memory and Math Achievement in Early Elementary School&quot;, &quot;volume&quot;: &quot;8372&quot;, &quot;issue&quot;: &quot;May&quot;, &quot;container-title&quot;: &quot;Journal of Cognition and Development&quot;, &quot;DOI&quot;: &quot;10.1080/15248372.2012.664593&quot;, &quot;ISBN&quot;: &quot;1524-8372&quot;, &quot;page&quot;: &quot;1-34&quot;}, &quot;id&quot;: &quot;ITEM-1&quot;}], &quot;properties&quot;: {&quot;noteIndex&quot;: 0}} RNDkunJzOs9vz"/><text:span text:style-name="T217">⁠ and help them succeed academically. In older adults, classical music may increase quality of life and help support some cognitive functions such as attention, and working memory. Further research into the effects of different types of music on cognitive abilities in children and older adults is required. </text:span></text:p>
      <text:p text:style-name="P15">Using Electroencephalograph<text:span text:style-name="T24">y</text:span></text:p>
      <text:p text:style-name="P8"><text:soft-page-break/>All of the <text:span text:style-name="T188">research</text:span> <text:span text:style-name="T202">studies </text:span>discussed up to this point have used behavioural measures to <text:span text:style-name="T190">investigate</text:span> the effects of music on cognition. <text:span text:style-name="T190">Recently, s</text:span>ome researchers have begun to us<text:span text:style-name="T24">e</text:span> electroencephalography (EEG) <text:span text:style-name="T188">to understand</text:span> the neural basis <text:span text:style-name="T191">of the effects of background music on cognitive functions</text:span>. <text:span text:style-name="T218">Using imaging techniques to explore this topic offers a unique view on the mechanisms through which cognitive processes are affected by background music. </text:span></text:p>
      <text:p text:style-name="P3"><text:span text:style-name="T188">When exploring how background music affects cognitive performance using EEG, it is important to keep in mind the results of EEG studies that have explored cognitive performance without the presence of music. In 1999, </text:span><text:reference-mark-start text:name="ADDIN CSL_CITATION {&quot;mendeley&quot;: {&quot;formattedCitation&quot;: &quot;(Klimesch, 1999)&quot;, &quot;manualFormatting&quot;: &quot;Klimesch&quot;, &quot;previouslyFormattedCitation&quot;: &quot;(Klimesch, 1999)&quot;, &quot;plainTextFormattedCitation&quot;: &quot;(Klimesch, 1999)&quot;}, &quot;schema&quot;: &quot;https://github.com/citation-style-language/schema/raw/master/csl-citation.json&quot;, &quot;citationItems&quot;: [{&quot;uris&quot;: [&quot;http://www.mendeley.com/documents/?uuid=f820daa7-0dee-4cf2-8beb-f31f5840d66e&quot;], &quot;itemData&quot;: {&quot;id&quot;: &quot;ITEM-1&quot;, &quot;issued&quot;: {&quot;date-parts&quot;: [[&quot;1999&quot;]]}, &quot;author&quot;: [{&quot;non-dropping-particle&quot;: &quot;&quot;, &quot;given&quot;: &quot;Wolfgang&quot;, &quot;dropping-particle&quot;: &quot;&quot;, &quot;parse-names&quot;: false, &quot;family&quot;: &quot;Klimesch&quot;, &quot;suffix&quot;: &quot;&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ISSN&quot;: &quot;01650173&quot;, &quot;title&quot;: &quot;EEG alpha and theta oscillations reflect cognitive and memory performance: A review and analysis&quot;, &quot;volume&quot;: &quot;29&quot;, &quot;issue&quot;: &quot;2-3&quot;, &quot;PMID&quot;: &quot;10209231&quot;, &quot;container-title&quot;: &quot;Brain Research Reviews&quot;, &quot;DOI&quot;: &quot;10.1016/S0165-0173(98)00056-3&quot;, &quot;ISBN&quot;: &quot;0165-0173&quot;, &quot;note&quot;: &quot;NULL&quot;, &quot;page&quot;: &quot;169-195&quot;}, &quot;id&quot;: &quot;ITEM-1&quot;}], &quot;properties&quot;: {&quot;noteIndex&quot;: 0}} RNDgED2CiY0I8"/><text:span text:style-name="T69">Klimesch</text:span><text:reference-mark-end text:name="ADDIN CSL_CITATION {&quot;mendeley&quot;: {&quot;formattedCitation&quot;: &quot;(Klimesch, 1999)&quot;, &quot;manualFormatting&quot;: &quot;Klimesch&quot;, &quot;previouslyFormattedCitation&quot;: &quot;(Klimesch, 1999)&quot;, &quot;plainTextFormattedCitation&quot;: &quot;(Klimesch, 1999)&quot;}, &quot;schema&quot;: &quot;https://github.com/citation-style-language/schema/raw/master/csl-citation.json&quot;, &quot;citationItems&quot;: [{&quot;uris&quot;: [&quot;http://www.mendeley.com/documents/?uuid=f820daa7-0dee-4cf2-8beb-f31f5840d66e&quot;], &quot;itemData&quot;: {&quot;id&quot;: &quot;ITEM-1&quot;, &quot;issued&quot;: {&quot;date-parts&quot;: [[&quot;1999&quot;]]}, &quot;author&quot;: [{&quot;non-dropping-particle&quot;: &quot;&quot;, &quot;given&quot;: &quot;Wolfgang&quot;, &quot;dropping-particle&quot;: &quot;&quot;, &quot;parse-names&quot;: false, &quot;family&quot;: &quot;Klimesch&quot;, &quot;suffix&quot;: &quot;&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ISSN&quot;: &quot;01650173&quot;, &quot;title&quot;: &quot;EEG alpha and theta oscillations reflect cognitive and memory performance: A review and analysis&quot;, &quot;volume&quot;: &quot;29&quot;, &quot;issue&quot;: &quot;2-3&quot;, &quot;PMID&quot;: &quot;10209231&quot;, &quot;container-title&quot;: &quot;Brain Research Reviews&quot;, &quot;DOI&quot;: &quot;10.1016/S0165-0173(98)00056-3&quot;, &quot;ISBN&quot;: &quot;0165-0173&quot;, &quot;note&quot;: &quot;NULL&quot;, &quot;page&quot;: &quot;169-195&quot;}, &quot;id&quot;: &quot;ITEM-1&quot;}], &quot;properties&quot;: {&quot;noteIndex&quot;: 0}} RNDgED2CiY0I8"/><text:span text:style-name="T188">⁠ wrote a review paper summarizing how EEG signal frequencies are related to different cognitive processes. His main findings showed that good working memory performance relates to changes in EEG alpha (7.5-12.5 Hz) and theta (4-7.5 Hz) frequencies on two scales: tonic (long-term or over the life-time) and phasic (short-term or event-related). Alpha power is generally thought of as an index of attention with large alpha power being an indicator of cortical “idling”. When external task load increases, alpha power decreases </text:span><text:reference-mark-start text:name="ADDIN CSL_CITATION {&quot;mendeley&quot;: {&quot;formattedCitation&quot;: &quot;(Ward, 2003)&quot;, &quot;previouslyFormattedCitation&quot;: &quot;(Ward, 2003)&quot;, &quot;plainTextFormattedCitation&quot;: &quot;(Ward, 2003)&quot;}, &quot;schema&quot;: &quot;https://github.com/citation-style-language/schema/raw/master/csl-citation.json&quot;, &quot;citationItems&quot;: [{&quot;uris&quot;: [&quot;http://www.mendeley.com/documents/?uuid=fa8b6c7f-5572-424a-911f-724d4ba5ce10&quot;], &quot;itemData&quot;: {&quot;id&quot;: &quot;ITEM-1&quot;, &quot;issued&quot;: {&quot;date-parts&quot;: [[&quot;2003&quot;]]}, &quot;author&quot;: [{&quot;non-dropping-particle&quot;: &quot;&quot;, &quot;given&quot;: &quot;Lawrence M.&quot;, &quot;dropping-particle&quot;: &quot;&quot;, &quot;parse-names&quot;: false, &quot;family&quot;: &quot;Ward&quot;, &quot;suffix&quot;: &quot;&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type&quot;: &quot;article-journal&quot;, &quot;ISSN&quot;: &quot;13646613&quot;, &quot;title&quot;: &quot;Synchronous neural oscillations and cognitive processes&quot;, &quot;volume&quot;: &quot;7&quot;, &quot;issue&quot;: &quot;12&quot;, &quot;PMID&quot;: &quot;14643372&quot;, &quot;container-title&quot;: &quot;Trends in Cognitive Sciences&quot;, &quot;DOI&quot;: &quot;10.1016/j.tics.2003.10.012&quot;, &quot;ISBN&quot;: &quot;1364-6613 (Print)\\r1364-6613 (Linking)&quot;, &quot;note&quot;: &quot;NULL&quot;, &quot;page&quot;: &quot;553-559&quot;}, &quot;id&quot;: &quot;ITEM-1&quot;}], &quot;properties&quot;: {&quot;noteIndex&quot;: 0}} RNDLRJYPwephD"/><text:span text:style-name="T69">(Ward, 2003)</text:span><text:reference-mark-end text:name="ADDIN CSL_CITATION {&quot;mendeley&quot;: {&quot;formattedCitation&quot;: &quot;(Ward, 2003)&quot;, &quot;previouslyFormattedCitation&quot;: &quot;(Ward, 2003)&quot;, &quot;plainTextFormattedCitation&quot;: &quot;(Ward, 2003)&quot;}, &quot;schema&quot;: &quot;https://github.com/citation-style-language/schema/raw/master/csl-citation.json&quot;, &quot;citationItems&quot;: [{&quot;uris&quot;: [&quot;http://www.mendeley.com/documents/?uuid=fa8b6c7f-5572-424a-911f-724d4ba5ce10&quot;], &quot;itemData&quot;: {&quot;id&quot;: &quot;ITEM-1&quot;, &quot;issued&quot;: {&quot;date-parts&quot;: [[&quot;2003&quot;]]}, &quot;author&quot;: [{&quot;non-dropping-particle&quot;: &quot;&quot;, &quot;given&quot;: &quot;Lawrence M.&quot;, &quot;dropping-particle&quot;: &quot;&quot;, &quot;parse-names&quot;: false, &quot;family&quot;: &quot;Ward&quot;, &quot;suffix&quot;: &quot;&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type&quot;: &quot;article-journal&quot;, &quot;ISSN&quot;: &quot;13646613&quot;, &quot;title&quot;: &quot;Synchronous neural oscillations and cognitive processes&quot;, &quot;volume&quot;: &quot;7&quot;, &quot;issue&quot;: &quot;12&quot;, &quot;PMID&quot;: &quot;14643372&quot;, &quot;container-title&quot;: &quot;Trends in Cognitive Sciences&quot;, &quot;DOI&quot;: &quot;10.1016/j.tics.2003.10.012&quot;, &quot;ISBN&quot;: &quot;1364-6613 (Print)\\r1364-6613 (Linking)&quot;, &quot;note&quot;: &quot;NULL&quot;, &quot;page&quot;: &quot;553-559&quot;}, &quot;id&quot;: &quot;ITEM-1&quot;}], &quot;properties&quot;: {&quot;noteIndex&quot;: 0}} RNDLRJYPwephD"/><text:span text:style-name="T188">⁠. At the tonic level, Klimesch describes good working memory performance as being related to an increase in alpha power and a decrease in theta power. For example, alpha power increases and theta power decreases with age into adulthood as working memory abilities increase. The reverse is true as a person ages into the late lifespan and working memory abilities decrease. In contrast, at the phasic level a large decrease in alpha, but increase in theta power, is related to good cognitive performance. Others have found similar relationships between the alpha and theta bands of the EEG signal and abilities to focus and sustain attention </text:span><text:reference-mark-start text:name="ADDIN CSL_CITATION {&quot;mendeley&quot;: {&quot;formattedCitation&quot;: &quot;(Gevins &amp; Smith, 2000)&quot;, &quot;previouslyFormattedCitation&quot;: &quot;(Gevins &amp; Smith, 2000)&quot;, &quot;plainTextFormattedCitation&quot;: &quot;(Gevins &amp; Smith, 2000)&quot;}, &quot;schema&quot;: &quot;https://github.com/citation-style-language/schema/raw/master/csl-citation.json&quot;, &quot;citationItems&quot;: [{&quot;uris&quot;: [&quot;http://www.mendeley.com/documents/?uuid=341fa914-a5a9-4b09-a1a3-60cafb1aec6e&quot;], &quot;itemData&quot;: {&quot;id&quot;: &quot;ITEM-1&quot;, &quot;issued&quot;: {&quot;date-parts&quot;: [[&quot;2000&quot;, &quot;9&quot;, &quot;1&quot;]]}, &quot;author&quot;: [{&quot;non-dropping-particle&quot;: &quot;&quot;, &quot;given&quot;: &quot;A&quot;, &quot;dropping-particle&quot;: &quot;&quot;, &quot;parse-names&quot;: false, &quot;family&quot;: &quot;Gevins&quot;, &quot;suffix&quot;: &quot;&quot;}, {&quot;non-dropping-particle&quot;: &quot;&quot;, &quot;given&quot;: &quot;Michael E&quot;, &quot;dropping-particle&quot;: &quot;&quot;, &quot;parse-names&quot;: false, &quot;family&quot;: &quot;Smith&quot;, &quot;suffix&quot;: &quot;&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ISSN&quot;: &quot;14602199&quot;, &quot;title&quot;: &quot;Neurophysiological Measures of Working Memory and Individual Differences in Cognitive Ability and Cognitive Style&quot;, &quot;volume&quot;: &quot;10&quot;, &quot;issue&quot;: &quot;9&quot;, &quot;PMID&quot;: &quot;10982744&quot;, &quot;container-title&quot;: &quot;Cerebral Cortex&quot;, &quot;DOI&quot;: &quot;10.1093/cercor/10.9.829&quot;, &quot;ISBN&quot;: &quot;1047-3211 (Print)&quot;, &quot;page&quot;: &quot;829-839&quot;}, &quot;id&quot;: &quot;ITEM-1&quot;}], &quot;properties&quot;: {&quot;noteIndex&quot;: 0}} RNDwCY4LpOuaR"/><text:span text:style-name="T69">(Gevins &amp; Smith, 2000)</text:span><text:reference-mark-end text:name="ADDIN CSL_CITATION {&quot;mendeley&quot;: {&quot;formattedCitation&quot;: &quot;(Gevins &amp; Smith, 2000)&quot;, &quot;previouslyFormattedCitation&quot;: &quot;(Gevins &amp; Smith, 2000)&quot;, &quot;plainTextFormattedCitation&quot;: &quot;(Gevins &amp; Smith, 2000)&quot;}, &quot;schema&quot;: &quot;https://github.com/citation-style-language/schema/raw/master/csl-citation.json&quot;, &quot;citationItems&quot;: [{&quot;uris&quot;: [&quot;http://www.mendeley.com/documents/?uuid=341fa914-a5a9-4b09-a1a3-60cafb1aec6e&quot;], &quot;itemData&quot;: {&quot;id&quot;: &quot;ITEM-1&quot;, &quot;issued&quot;: {&quot;date-parts&quot;: [[&quot;2000&quot;, &quot;9&quot;, &quot;1&quot;]]}, &quot;author&quot;: [{&quot;non-dropping-particle&quot;: &quot;&quot;, &quot;given&quot;: &quot;A&quot;, &quot;dropping-particle&quot;: &quot;&quot;, &quot;parse-names&quot;: false, &quot;family&quot;: &quot;Gevins&quot;, &quot;suffix&quot;: &quot;&quot;}, {&quot;non-dropping-particle&quot;: &quot;&quot;, &quot;given&quot;: &quot;Michael E&quot;, &quot;dropping-particle&quot;: &quot;&quot;, &quot;parse-names&quot;: false, &quot;family&quot;: &quot;Smith&quot;, &quot;suffix&quot;: &quot;&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ISSN&quot;: &quot;14602199&quot;, &quot;title&quot;: &quot;Neurophysiological Measures of Working Memory and Individual Differences in Cognitive Ability and Cognitive Style&quot;, &quot;volume&quot;: &quot;10&quot;, &quot;issue&quot;: &quot;9&quot;, &quot;PMID&quot;: &quot;10982744&quot;, &quot;container-title&quot;: &quot;Cerebral Cortex&quot;, &quot;DOI&quot;: &quot;10.1093/cercor/10.9.829&quot;, &quot;ISBN&quot;: &quot;1047-3211 (Print)&quot;, &quot;page&quot;: &quot;829-839&quot;}, &quot;id&quot;: &quot;ITEM-1&quot;}], &quot;properties&quot;: {&quot;noteIndex&quot;: 0}} RNDwCY4LpOuaR"/><text:span text:style-name="T188">⁠. Observing changes in the EEG frequency bands offers a glimpse into the brain’s mechanisms for cognitive task performance. </text:span></text:p>
      <text:p text:style-name="P6"><text:span text:style-name="T196">Different types of changes in the EEG frequency bands can be measured. </text:span><text:span text:style-name="T192">Some studies </text:span><text:span text:style-name="T197">quantify</text:span><text:span text:style-name="T192"> overall power, a measure of the amount of activity </text:span><text:span text:style-name="T194">within a certain frequency band</text:span><text:span text:style-name="T192"> in the EEG </text:span><text:soft-page-break/><text:span text:style-name="T192">signal, while others use techniques called event related desynchronization (ERD) or event related synchronization (ERS). </text:span><text:span text:style-name="T195">ERD/ERS</text:span><text:span text:style-name="T192"> are a measure of </text:span><text:span text:style-name="T195">changes in the amount of power in a frequency band over time and are an indication of </text:span><text:span text:style-name="T192">how synchronous neural activity is as a result of an external stimulus compared to a baseline </text:span><text:reference-mark-start text:name="ADDIN CSL_CITATION {&quot;mendeley&quot;: {&quot;formattedCitation&quot;: &quot;(Pfurtscheller &amp; Lopes da Silva, 1999)&quot;, &quot;previouslyFormattedCitation&quot;: &quot;(Pfurtscheller &amp; Lopes da Silva, 1999)&quot;, &quot;plainTextFormattedCitation&quot;: &quot;(Pfurtscheller &amp; Lopes da Silva, 1999)&quot;}, &quot;schema&quot;: &quot;https://github.com/citation-style-language/schema/raw/master/csl-citation.json&quot;, &quot;citationItems&quot;: [{&quot;uris&quot;: [&quot;http://www.mendeley.com/documents/?uuid=f7e8aade-4e0f-4429-b690-9b02df3a4667&quot;], &quot;itemData&quot;: {&quot;id&quot;: &quot;ITEM-1&quot;, &quot;issued&quot;: {&quot;date-parts&quot;: [[&quot;1999&quot;]]}, &quot;author&quot;: [{&quot;non-dropping-particle&quot;: &quot;&quot;, &quot;given&quot;: &quot;G&quot;, &quot;dropping-particle&quot;: &quot;&quot;, &quot;parse-names&quot;: false, &quot;family&quot;: &quot;Pfurtscheller&quot;, &quot;suffix&quot;: &quot;&quot;}, {&quot;non-dropping-particle&quot;: &quot;&quot;, &quot;given&quot;: &quot;F H&quot;, &quot;dropping-particle&quot;: &quot;&quot;, &quot;parse-names&quot;: false, &quot;family&quot;: &quot;Lopes da Silva&quot;, &quot;suffix&quot;: &quot;&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type&quot;: &quot;article-journal&quot;, &quot;ISSN&quot;: &quot;1388-2457&quot;, &quot;title&quot;: &quot;Event-related EEG / MEG synchronization and desynchronization : basic principles&quot;, &quot;volume&quot;: &quot;110&quot;, &quot;PMID&quot;: &quot;10576479&quot;, &quot;container-title&quot;: &quot;Clinical Neurophysiology&quot;, &quot;DOI&quot;: &quot;10.1016/S1388-2457(99)00141-8&quot;, &quot;ISBN&quot;: &quot;1388-2457 (Print)\\r1388-2457 (Linking)&quot;, &quot;page&quot;: &quot;1842-1857&quot;}, &quot;id&quot;: &quot;ITEM-1&quot;}], &quot;properties&quot;: {&quot;noteIndex&quot;: 0}} RNDU8NEfrrA6f"/><text:span text:style-name="T72">(Pfurtscheller &amp; Lopes da Silva, 1999)</text:span><text:reference-mark-end text:name="ADDIN CSL_CITATION {&quot;mendeley&quot;: {&quot;formattedCitation&quot;: &quot;(Pfurtscheller &amp; Lopes da Silva, 1999)&quot;, &quot;previouslyFormattedCitation&quot;: &quot;(Pfurtscheller &amp; Lopes da Silva, 1999)&quot;, &quot;plainTextFormattedCitation&quot;: &quot;(Pfurtscheller &amp; Lopes da Silva, 1999)&quot;}, &quot;schema&quot;: &quot;https://github.com/citation-style-language/schema/raw/master/csl-citation.json&quot;, &quot;citationItems&quot;: [{&quot;uris&quot;: [&quot;http://www.mendeley.com/documents/?uuid=f7e8aade-4e0f-4429-b690-9b02df3a4667&quot;], &quot;itemData&quot;: {&quot;id&quot;: &quot;ITEM-1&quot;, &quot;issued&quot;: {&quot;date-parts&quot;: [[&quot;1999&quot;]]}, &quot;author&quot;: [{&quot;non-dropping-particle&quot;: &quot;&quot;, &quot;given&quot;: &quot;G&quot;, &quot;dropping-particle&quot;: &quot;&quot;, &quot;parse-names&quot;: false, &quot;family&quot;: &quot;Pfurtscheller&quot;, &quot;suffix&quot;: &quot;&quot;}, {&quot;non-dropping-particle&quot;: &quot;&quot;, &quot;given&quot;: &quot;F H&quot;, &quot;dropping-particle&quot;: &quot;&quot;, &quot;parse-names&quot;: false, &quot;family&quot;: &quot;Lopes da Silva&quot;, &quot;suffix&quot;: &quot;&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type&quot;: &quot;article-journal&quot;, &quot;ISSN&quot;: &quot;1388-2457&quot;, &quot;title&quot;: &quot;Event-related EEG / MEG synchronization and desynchronization : basic principles&quot;, &quot;volume&quot;: &quot;110&quot;, &quot;PMID&quot;: &quot;10576479&quot;, &quot;container-title&quot;: &quot;Clinical Neurophysiology&quot;, &quot;DOI&quot;: &quot;10.1016/S1388-2457(99)00141-8&quot;, &quot;ISBN&quot;: &quot;1388-2457 (Print)\\r1388-2457 (Linking)&quot;, &quot;page&quot;: &quot;1842-1857&quot;}, &quot;id&quot;: &quot;ITEM-1&quot;}], &quot;properties&quot;: {&quot;noteIndex&quot;: 0}} RNDU8NEfrrA6f"/><text:span text:style-name="T192">⁠. An increase in ERS indicates that neurons have </text:span><text:span text:style-name="T193">responded to an external stimulus and</text:span><text:span text:style-name="T192"> become more synchronized in their firing compared to a baseline period. </text:span></text:p>
      <text:p text:style-name="P2">The changes seen in the EEG frequency bands can be related both to a participant’s performance on a cognitive task and to changes that occur while listening to music. Researchers have used this ability to explore neural <text:span text:style-name="T198">activity responsible for</text:span> the ‘Mozart effect’. <text:span text:style-name="T199">These studies have shown that there is an increase in alpha power in the participants’ EEG signal after listening </text:span>to a Mozart piece <text:reference-mark-start text:name="ADDIN CSL_CITATION {&quot;mendeley&quot;: {&quot;formattedCitation&quot;: &quot;(Petsche, Linder, Rappelsberger, &amp; Gruber, 1988; Verrusio et al., 2015)&quot;, &quot;previouslyFormattedCitation&quot;: &quot;(Petsche, Linder, Rappelsberger, &amp; Gruber, 1988; Verrusio et al., 2015)&quot;, &quot;plainTextFormattedCitation&quot;: &quot;(Petsche, Linder, Rappelsberger, &amp; Gruber, 1988; Verrusio et al., 2015)&quot;}, &quot;schema&quot;: &quot;https://github.com/citation-style-language/schema/raw/master/csl-citation.json&quot;, &quot;citationItems&quot;: [{&quot;uris&quot;: [&quot;http://www.mendeley.com/documents/?uuid=31e922f2-9f20-409d-ad2d-31d6bf0e948f&quot;], &quot;itemData&quot;: {&quot;id&quot;: &quot;ITEM-1&quot;, &quot;issued&quot;: {&quot;date-parts&quot;: [[&quot;2015&quot;]]}, &quot;author&quot;: [{&quot;non-dropping-particle&quot;: &quot;&quot;, &quot;given&quot;: &quot;Walter&quot;, &quot;dropping-particle&quot;: &quot;&quot;, &quot;parse-names&quot;: false, &quot;family&quot;: &quot;Verrusio&quot;, &quot;suffix&quot;: &quot;&quot;}, {&quot;non-dropping-particle&quot;: &quot;&quot;, &quot;given&quot;: &quot;Evaristo&quot;, &quot;dropping-particle&quot;: &quot;&quot;, &quot;parse-names&quot;: false, &quot;family&quot;: &quot;Ettorre&quot;, &quot;suffix&quot;: &quot;&quot;}, {&quot;non-dropping-particle&quot;: &quot;&quot;, &quot;given&quot;: &quot;Edoardo&quot;, &quot;dropping-particle&quot;: &quot;&quot;, &quot;parse-names&quot;: false, &quot;family&quot;: &quot;Vicenzini&quot;, &quot;suffix&quot;: &quot;&quot;}, {&quot;non-dropping-particle&quot;: &quot;&quot;, &quot;given&quot;: &quot;Nicola&quot;, &quot;dropping-particle&quot;: &quot;&quot;, &quot;parse-names&quot;: false, &quot;family&quot;: &quot;Vanacore&quot;, &quot;suffix&quot;: &quot;&quot;}, {&quot;non-dropping-particle&quot;: &quot;&quot;, &quot;given&quot;: &quot;Mauro&quot;, &quot;dropping-particle&quot;: &quot;&quot;, &quot;parse-names&quot;: false, &quot;family&quot;: &quot;Cacciafesta&quot;, &quot;suffix&quot;: &quot;&quot;}, {&quot;non-dropping-particle&quot;: &quot;&quot;, &quot;given&quot;: &quot;Oriano&quot;, &quot;dropping-particle&quot;: &quot;&quot;, &quot;parse-names&quot;: false, &quot;family&quot;: &quot;Mecarelli&quot;, &quot;suffix&quot;: &quot;&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type&quot;: &quot;article-journal&quot;, &quot;ISSN&quot;: &quot;10902376&quot;, &quot;title&quot;: &quot;The Mozart Effect: A quantitative EEG study&quot;, &quot;volume&quot;: &quot;35&quot;, &quot;publisher&quot;: &quot;Elsevier Inc.&quot;, &quot;PMID&quot;: &quot;26036835&quot;, &quot;container-title&quot;: &quot;Consciousness and Cognition&quot;, &quot;DOI&quot;: &quot;10.1016/j.concog.2015.05.005&quot;, &quot;ISBN&quot;: &quot;1053-8100&quot;, &quot;page&quot;: &quot;150-155&quot;}, &quot;id&quot;: &quot;ITEM-1&quot;}, {&quot;uris&quot;: [&quot;http://www.mendeley.com/documents/?uuid=455cdb53-75ee-489c-9d38-dcf2a9e753ad&quot;], &quot;itemData&quot;: {&quot;id&quot;: &quot;ITEM-2&quot;, &quot;issued&quot;: {&quot;date-parts&quot;: [[&quot;1988&quot;, &quot;12&quot;]]}, &quot;author&quot;: [{&quot;non-dropping-particle&quot;: &quot;&quot;, &quot;given&quot;: &quot;H.&quot;, &quot;dropping-particle&quot;: &quot;&quot;, &quot;parse-names&quot;: false, &quot;family&quot;: &quot;Petsche&quot;, &quot;suffix&quot;: &quot;&quot;}, {&quot;non-dropping-particle&quot;: &quot;&quot;, &quot;given&quot;: &quot;K.&quot;, &quot;dropping-particle&quot;: &quot;&quot;, &quot;parse-names&quot;: false, &quot;family&quot;: &quot;Linder&quot;, &quot;suffix&quot;: &quot;&quot;}, {&quot;non-dropping-particle&quot;: &quot;&quot;, &quot;given&quot;: &quot;P.&quot;, &quot;dropping-particle&quot;: &quot;&quot;, &quot;parse-names&quot;: false, &quot;family&quot;: &quot;Rappelsberger&quot;, &quot;suffix&quot;: &quot;&quot;}, {&quot;non-dropping-particle&quot;: &quot;&quot;, &quot;given&quot;: &quot;G.&quot;, &quot;dropping-particle&quot;: &quot;&quot;, &quot;parse-names&quot;: false, &quot;family&quot;: &quot;Gruber&quot;, &quot;suffix&quot;: &quot;&quot;}], &quot;type&quot;: &quot;article-journal&quot;, &quot;ISSN&quot;: &quot;07307829&quot;, &quot;title&quot;: &quot;The EEG: An Adequate Method to Concretize Brain Processes Elicited by Music&quot;, &quot;volume&quot;: &quot;6&quot;, &quot;issue&quot;: &quot;2&quot;, &quot;container-title&quot;: &quot;Music Perception: An Interdisciplinary Journal&quot;, &quot;DOI&quot;: &quot;10.2307/40285422&quot;, &quot;note&quot;: &quot;NULL&quot;, &quot;page&quot;: &quot;133-159&quot;}, &quot;id&quot;: &quot;ITEM-2&quot;}], &quot;properties&quot;: {&quot;noteIndex&quot;: 0}} RNDdnNrEH4FpQ"/><text:span text:style-name="T25">(Petsche, Linder, Rappelsberger, &amp; Gruber, 1988; Verrusio et al., 2015)</text:span><text:reference-mark-end text:name="ADDIN CSL_CITATION {&quot;mendeley&quot;: {&quot;formattedCitation&quot;: &quot;(Petsche, Linder, Rappelsberger, &amp; Gruber, 1988; Verrusio et al., 2015)&quot;, &quot;previouslyFormattedCitation&quot;: &quot;(Petsche, Linder, Rappelsberger, &amp; Gruber, 1988; Verrusio et al., 2015)&quot;, &quot;plainTextFormattedCitation&quot;: &quot;(Petsche, Linder, Rappelsberger, &amp; Gruber, 1988; Verrusio et al., 2015)&quot;}, &quot;schema&quot;: &quot;https://github.com/citation-style-language/schema/raw/master/csl-citation.json&quot;, &quot;citationItems&quot;: [{&quot;uris&quot;: [&quot;http://www.mendeley.com/documents/?uuid=31e922f2-9f20-409d-ad2d-31d6bf0e948f&quot;], &quot;itemData&quot;: {&quot;id&quot;: &quot;ITEM-1&quot;, &quot;issued&quot;: {&quot;date-parts&quot;: [[&quot;2015&quot;]]}, &quot;author&quot;: [{&quot;non-dropping-particle&quot;: &quot;&quot;, &quot;given&quot;: &quot;Walter&quot;, &quot;dropping-particle&quot;: &quot;&quot;, &quot;parse-names&quot;: false, &quot;family&quot;: &quot;Verrusio&quot;, &quot;suffix&quot;: &quot;&quot;}, {&quot;non-dropping-particle&quot;: &quot;&quot;, &quot;given&quot;: &quot;Evaristo&quot;, &quot;dropping-particle&quot;: &quot;&quot;, &quot;parse-names&quot;: false, &quot;family&quot;: &quot;Ettorre&quot;, &quot;suffix&quot;: &quot;&quot;}, {&quot;non-dropping-particle&quot;: &quot;&quot;, &quot;given&quot;: &quot;Edoardo&quot;, &quot;dropping-particle&quot;: &quot;&quot;, &quot;parse-names&quot;: false, &quot;family&quot;: &quot;Vicenzini&quot;, &quot;suffix&quot;: &quot;&quot;}, {&quot;non-dropping-particle&quot;: &quot;&quot;, &quot;given&quot;: &quot;Nicola&quot;, &quot;dropping-particle&quot;: &quot;&quot;, &quot;parse-names&quot;: false, &quot;family&quot;: &quot;Vanacore&quot;, &quot;suffix&quot;: &quot;&quot;}, {&quot;non-dropping-particle&quot;: &quot;&quot;, &quot;given&quot;: &quot;Mauro&quot;, &quot;dropping-particle&quot;: &quot;&quot;, &quot;parse-names&quot;: false, &quot;family&quot;: &quot;Cacciafesta&quot;, &quot;suffix&quot;: &quot;&quot;}, {&quot;non-dropping-particle&quot;: &quot;&quot;, &quot;given&quot;: &quot;Oriano&quot;, &quot;dropping-particle&quot;: &quot;&quot;, &quot;parse-names&quot;: false, &quot;family&quot;: &quot;Mecarelli&quot;, &quot;suffix&quot;: &quot;&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type&quot;: &quot;article-journal&quot;, &quot;ISSN&quot;: &quot;10902376&quot;, &quot;title&quot;: &quot;The Mozart Effect: A quantitative EEG study&quot;, &quot;volume&quot;: &quot;35&quot;, &quot;publisher&quot;: &quot;Elsevier Inc.&quot;, &quot;PMID&quot;: &quot;26036835&quot;, &quot;container-title&quot;: &quot;Consciousness and Cognition&quot;, &quot;DOI&quot;: &quot;10.1016/j.concog.2015.05.005&quot;, &quot;ISBN&quot;: &quot;1053-8100&quot;, &quot;page&quot;: &quot;150-155&quot;}, &quot;id&quot;: &quot;ITEM-1&quot;}, {&quot;uris&quot;: [&quot;http://www.mendeley.com/documents/?uuid=455cdb53-75ee-489c-9d38-dcf2a9e753ad&quot;], &quot;itemData&quot;: {&quot;id&quot;: &quot;ITEM-2&quot;, &quot;issued&quot;: {&quot;date-parts&quot;: [[&quot;1988&quot;, &quot;12&quot;]]}, &quot;author&quot;: [{&quot;non-dropping-particle&quot;: &quot;&quot;, &quot;given&quot;: &quot;H.&quot;, &quot;dropping-particle&quot;: &quot;&quot;, &quot;parse-names&quot;: false, &quot;family&quot;: &quot;Petsche&quot;, &quot;suffix&quot;: &quot;&quot;}, {&quot;non-dropping-particle&quot;: &quot;&quot;, &quot;given&quot;: &quot;K.&quot;, &quot;dropping-particle&quot;: &quot;&quot;, &quot;parse-names&quot;: false, &quot;family&quot;: &quot;Linder&quot;, &quot;suffix&quot;: &quot;&quot;}, {&quot;non-dropping-particle&quot;: &quot;&quot;, &quot;given&quot;: &quot;P.&quot;, &quot;dropping-particle&quot;: &quot;&quot;, &quot;parse-names&quot;: false, &quot;family&quot;: &quot;Rappelsberger&quot;, &quot;suffix&quot;: &quot;&quot;}, {&quot;non-dropping-particle&quot;: &quot;&quot;, &quot;given&quot;: &quot;G.&quot;, &quot;dropping-particle&quot;: &quot;&quot;, &quot;parse-names&quot;: false, &quot;family&quot;: &quot;Gruber&quot;, &quot;suffix&quot;: &quot;&quot;}], &quot;type&quot;: &quot;article-journal&quot;, &quot;ISSN&quot;: &quot;07307829&quot;, &quot;title&quot;: &quot;The EEG: An Adequate Method to Concretize Brain Processes Elicited by Music&quot;, &quot;volume&quot;: &quot;6&quot;, &quot;issue&quot;: &quot;2&quot;, &quot;container-title&quot;: &quot;Music Perception: An Interdisciplinary Journal&quot;, &quot;DOI&quot;: &quot;10.2307/40285422&quot;, &quot;note&quot;: &quot;NULL&quot;, &quot;page&quot;: &quot;133-159&quot;}, &quot;id&quot;: &quot;ITEM-2&quot;}], &quot;properties&quot;: {&quot;noteIndex&quot;: 0}} RNDdnNrEH4FpQ"/>⁠. <text:span text:style-name="T199">Alpha ERS also increases after listening to Mozart music </text:span><text:reference-mark-start text:name="ADDIN CSL_CITATION {&quot;mendeley&quot;: {&quot;formattedCitation&quot;: &quot;(Jau\u0161ovec &amp; Habe, 2003)&quot;, &quot;previouslyFormattedCitation&quot;: &quot;(Jau\u0161ovec &amp; Habe, 2003)&quot;, &quot;plainTextFormattedCitation&quot;: &quot;(Jau\u0161ovec &amp; Habe, 2003)&quot;}, &quot;schema&quot;: &quot;https://github.com/citation-style-language/schema/raw/master/csl-citation.json&quot;, &quot;citationItems&quot;: [{&quot;uris&quot;: [&quot;http://www.mendeley.com/documents/?uuid=66ff538f-c7c5-4dcf-9c2c-4db0c69c20a5&quot;], &quot;itemData&quot;: {&quot;id&quot;: &quot;ITEM-1&quot;, &quot;issued&quot;: {&quot;date-parts&quot;: [[&quot;2003&quot;]]}, &quot;author&quot;: [{&quot;non-dropping-particle&quot;: &quot;&quot;, &quot;given&quot;: &quot;Norbert&quot;, &quot;dropping-particle&quot;: &quot;&quot;, &quot;parse-names&quot;: false, &quot;family&quot;: &quot;Jau\u0161ovec&quot;, &quot;suffix&quot;: &quot;&quot;}, {&quot;non-dropping-particle&quot;: &quot;&quot;, &quot;given&quot;: &quot;Katarina&quot;, &quot;dropping-particle&quot;: &quot;&quot;, &quot;parse-names&quot;: false, &quot;family&quot;: &quot;Habe&quot;, &quot;suffix&quot;: &quot;&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type&quot;: &quot;article-journal&quot;, &quot;ISSN&quot;: &quot;08960267&quot;, &quot;title&quot;: &quot;The \&quot;Mozart Effect\&quot;: An Electroencephalographic Analysis Employing the Methods of Induced Event-Related Desynchronization/ Synchronization and Event-Related Coherence&quot;, &quot;volume&quot;: &quot;16&quot;, &quot;issue&quot;: &quot;2&quot;, &quot;PMID&quot;: &quot;14977200&quot;, &quot;container-title&quot;: &quot;Brain Topography&quot;, &quot;DOI&quot;: &quot;10.1023/B:BRAT.0000006331.10425.4b&quot;, &quot;ISBN&quot;: &quot;0896-0267 (Print)&quot;, &quot;page&quot;: &quot;73-84&quot;}, &quot;id&quot;: &quot;ITEM-1&quot;}], &quot;properties&quot;: {&quot;noteIndex&quot;: 0}} RNDhHEIYKKP8J"/><text:span text:style-name="T70">(Jaušovec &amp; Habe, 2003)</text:span><text:reference-mark-end text:name="ADDIN CSL_CITATION {&quot;mendeley&quot;: {&quot;formattedCitation&quot;: &quot;(Jau\u0161ovec &amp; Habe, 2003)&quot;, &quot;previouslyFormattedCitation&quot;: &quot;(Jau\u0161ovec &amp; Habe, 2003)&quot;, &quot;plainTextFormattedCitation&quot;: &quot;(Jau\u0161ovec &amp; Habe, 2003)&quot;}, &quot;schema&quot;: &quot;https://github.com/citation-style-language/schema/raw/master/csl-citation.json&quot;, &quot;citationItems&quot;: [{&quot;uris&quot;: [&quot;http://www.mendeley.com/documents/?uuid=66ff538f-c7c5-4dcf-9c2c-4db0c69c20a5&quot;], &quot;itemData&quot;: {&quot;id&quot;: &quot;ITEM-1&quot;, &quot;issued&quot;: {&quot;date-parts&quot;: [[&quot;2003&quot;]]}, &quot;author&quot;: [{&quot;non-dropping-particle&quot;: &quot;&quot;, &quot;given&quot;: &quot;Norbert&quot;, &quot;dropping-particle&quot;: &quot;&quot;, &quot;parse-names&quot;: false, &quot;family&quot;: &quot;Jau\u0161ovec&quot;, &quot;suffix&quot;: &quot;&quot;}, {&quot;non-dropping-particle&quot;: &quot;&quot;, &quot;given&quot;: &quot;Katarina&quot;, &quot;dropping-particle&quot;: &quot;&quot;, &quot;parse-names&quot;: false, &quot;family&quot;: &quot;Habe&quot;, &quot;suffix&quot;: &quot;&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type&quot;: &quot;article-journal&quot;, &quot;ISSN&quot;: &quot;08960267&quot;, &quot;title&quot;: &quot;The \&quot;Mozart Effect\&quot;: An Electroencephalographic Analysis Employing the Methods of Induced Event-Related Desynchronization/ Synchronization and Event-Related Coherence&quot;, &quot;volume&quot;: &quot;16&quot;, &quot;issue&quot;: &quot;2&quot;, &quot;PMID&quot;: &quot;14977200&quot;, &quot;container-title&quot;: &quot;Brain Topography&quot;, &quot;DOI&quot;: &quot;10.1023/B:BRAT.0000006331.10425.4b&quot;, &quot;ISBN&quot;: &quot;0896-0267 (Print)&quot;, &quot;page&quot;: &quot;73-84&quot;}, &quot;id&quot;: &quot;ITEM-1&quot;}], &quot;properties&quot;: {&quot;noteIndex&quot;: 0}} RNDhHEIYKKP8J"/><text:span text:style-name="T199">⁠, and</text:span> this <text:span text:style-name="T219">increase has been shown to </text:span>coincide<text:span text:style-name="T199"> </text:span>with an increase in performance on spatial rotation tasks but a decrease in performance on numerical tasks <text:reference-mark-start text:name="ADDIN CSL_CITATION {&quot;mendeley&quot;: {&quot;formattedCitation&quot;: &quot;(Jau\u0161ovec &amp; Habe, 2005)&quot;, &quot;previouslyFormattedCitation&quot;: &quot;(Jau\u0161ovec &amp; Habe, 2005)&quot;, &quot;plainTextFormattedCitation&quot;: &quot;(Jau\u0161ovec &amp; Habe, 2005)&quot;}, &quot;schema&quot;: &quot;https://github.com/citation-style-language/schema/raw/master/csl-citation.json&quot;, &quot;citationItems&quot;: [{&quot;uris&quot;: [&quot;http://www.mendeley.com/documents/?uuid=abdd0705-f285-4a6b-bcbb-d92af46cc874&quot;], &quot;itemData&quot;: {&quot;id&quot;: &quot;ITEM-1&quot;, &quot;issued&quot;: {&quot;date-parts&quot;: [[&quot;2005&quot;]]}, &quot;author&quot;: [{&quot;non-dropping-particle&quot;: &quot;&quot;, &quot;given&quot;: &quot;Norbert&quot;, &quot;dropping-particle&quot;: &quot;&quot;, &quot;parse-names&quot;: false, &quot;family&quot;: &quot;Jau\u0161ovec&quot;, &quot;suffix&quot;: &quot;&quot;}, {&quot;non-dropping-particle&quot;: &quot;&quot;, &quot;given&quot;: &quot;Katarina&quot;, &quot;dropping-particle&quot;: &quot;&quot;, &quot;parse-names&quot;: false, &quot;family&quot;: &quot;Habe&quot;, &quot;suffix&quot;: &quot;&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type&quot;: &quot;article-journal&quot;, &quot;ISSN&quot;: &quot;08960267&quot;, &quot;title&quot;: &quot;The influence of Mozart's sonata K. 448 on brain activity during the performance of spatial rotation and numerical tasks&quot;, &quot;volume&quot;: &quot;17&quot;, &quot;issue&quot;: &quot;4&quot;, &quot;PMID&quot;: &quot;16110771&quot;, &quot;container-title&quot;: &quot;Brain Topography&quot;, &quot;DOI&quot;: &quot;10.1007/s10548-005-6030-4&quot;, &quot;ISBN&quot;: &quot;0896-0267 (Print)&quot;, &quot;page&quot;: &quot;207-218&quot;}, &quot;id&quot;: &quot;ITEM-1&quot;}], &quot;properties&quot;: {&quot;noteIndex&quot;: 0}} RNDGJwxtzTTQD"/><text:span text:style-name="T25">(Jaušovec &amp; Habe, 2005)</text:span><text:reference-mark-end text:name="ADDIN CSL_CITATION {&quot;mendeley&quot;: {&quot;formattedCitation&quot;: &quot;(Jau\u0161ovec &amp; Habe, 2005)&quot;, &quot;previouslyFormattedCitation&quot;: &quot;(Jau\u0161ovec &amp; Habe, 2005)&quot;, &quot;plainTextFormattedCitation&quot;: &quot;(Jau\u0161ovec &amp; Habe, 2005)&quot;}, &quot;schema&quot;: &quot;https://github.com/citation-style-language/schema/raw/master/csl-citation.json&quot;, &quot;citationItems&quot;: [{&quot;uris&quot;: [&quot;http://www.mendeley.com/documents/?uuid=abdd0705-f285-4a6b-bcbb-d92af46cc874&quot;], &quot;itemData&quot;: {&quot;id&quot;: &quot;ITEM-1&quot;, &quot;issued&quot;: {&quot;date-parts&quot;: [[&quot;2005&quot;]]}, &quot;author&quot;: [{&quot;non-dropping-particle&quot;: &quot;&quot;, &quot;given&quot;: &quot;Norbert&quot;, &quot;dropping-particle&quot;: &quot;&quot;, &quot;parse-names&quot;: false, &quot;family&quot;: &quot;Jau\u0161ovec&quot;, &quot;suffix&quot;: &quot;&quot;}, {&quot;non-dropping-particle&quot;: &quot;&quot;, &quot;given&quot;: &quot;Katarina&quot;, &quot;dropping-particle&quot;: &quot;&quot;, &quot;parse-names&quot;: false, &quot;family&quot;: &quot;Habe&quot;, &quot;suffix&quot;: &quot;&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type&quot;: &quot;article-journal&quot;, &quot;ISSN&quot;: &quot;08960267&quot;, &quot;title&quot;: &quot;The influence of Mozart's sonata K. 448 on brain activity during the performance of spatial rotation and numerical tasks&quot;, &quot;volume&quot;: &quot;17&quot;, &quot;issue&quot;: &quot;4&quot;, &quot;PMID&quot;: &quot;16110771&quot;, &quot;container-title&quot;: &quot;Brain Topography&quot;, &quot;DOI&quot;: &quot;10.1007/s10548-005-6030-4&quot;, &quot;ISBN&quot;: &quot;0896-0267 (Print)&quot;, &quot;page&quot;: &quot;207-218&quot;}, &quot;id&quot;: &quot;ITEM-1&quot;}], &quot;properties&quot;: {&quot;noteIndex&quot;: 0}} RNDGJwxtzTTQD"/>⁠. <text:span text:style-name="T219">This increase in performance may indicate that the changes in alpha power induced by the music are interacting with the rate of neural oscillations that naturally occur when performing cognitively demanding tasks. In the case of spatial rotation tasks, the music may be enhancing the same frequencies. The frequency enhancement may make it easier to perform the task causing an increase in performance. However, the cognitive processes involved during numerical tasks may create oscillatory frequencies at a different rate and the alpha increase induced by the music may be interfering with these oscillations and decreasing performance. For music to have a positive effect on cognitive task performance, it may be necessary for the music to produce neural oscillations at the same frequencies as those that occur during performance of the task. Future studies may want to </text:span><text:soft-page-break/><text:span text:style-name="T219">investigate, and quantify, the frequencies of neural oscillations that occur during different cognitive tasks. </text:span></text:p>
      <text:p text:style-name="P4"><text:span text:style-name="T220">Synthesizing the results of EEG studies on cognitive tasks with and without the presence of music may provide some clues as to the mechanisms through which background music affects cognitive performance. I</text:span>f cognition studies have found that good cognitive performance is associated with a decrease in alpha power, but music causes an increase in alpha power, then this <text:span text:style-name="T220">difference</text:span> may be a potential mechanism for music’s detrimental effects on certain cognitive tasks. For a task to be completed, alpha power may need to be at a<text:span text:style-name="T222">n</text:span> optimal level. The amount of alpha power available may depend on a number of factors like the age of the participant <text:reference-mark-start text:name="ADDIN CSL_CITATION {&quot;mendeley&quot;: {&quot;formattedCitation&quot;: &quot;(Klimesch, 1999)&quot;, &quot;previouslyFormattedCitation&quot;: &quot;(Klimesch, 1999)&quot;, &quot;plainTextFormattedCitation&quot;: &quot;(Klimesch, 1999)&quot;}, &quot;schema&quot;: &quot;https://github.com/citation-style-language/schema/raw/master/csl-citation.json&quot;, &quot;citationItems&quot;: [{&quot;uris&quot;: [&quot;http://www.mendeley.com/documents/?uuid=f820daa7-0dee-4cf2-8beb-f31f5840d66e&quot;], &quot;itemData&quot;: {&quot;id&quot;: &quot;ITEM-1&quot;, &quot;issued&quot;: {&quot;date-parts&quot;: [[&quot;1999&quot;]]}, &quot;author&quot;: [{&quot;non-dropping-particle&quot;: &quot;&quot;, &quot;given&quot;: &quot;Wolfgang&quot;, &quot;dropping-particle&quot;: &quot;&quot;, &quot;parse-names&quot;: false, &quot;family&quot;: &quot;Klimesch&quot;, &quot;suffix&quot;: &quot;&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ISSN&quot;: &quot;01650173&quot;, &quot;title&quot;: &quot;EEG alpha and theta oscillations reflect cognitive and memory performance: A review and analysis&quot;, &quot;volume&quot;: &quot;29&quot;, &quot;issue&quot;: &quot;2-3&quot;, &quot;PMID&quot;: &quot;10209231&quot;, &quot;container-title&quot;: &quot;Brain Research Reviews&quot;, &quot;DOI&quot;: &quot;10.1016/S0165-0173(98)00056-3&quot;, &quot;ISBN&quot;: &quot;0165-0173&quot;, &quot;note&quot;: &quot;NULL&quot;, &quot;page&quot;: &quot;169-195&quot;}, &quot;id&quot;: &quot;ITEM-1&quot;}], &quot;properties&quot;: {&quot;noteIndex&quot;: 0}} RNDxVFO1VnavG"/><text:span text:style-name="T25">(Klimesch, 1999)</text:span><text:reference-mark-end text:name="ADDIN CSL_CITATION {&quot;mendeley&quot;: {&quot;formattedCitation&quot;: &quot;(Klimesch, 1999)&quot;, &quot;previouslyFormattedCitation&quot;: &quot;(Klimesch, 1999)&quot;, &quot;plainTextFormattedCitation&quot;: &quot;(Klimesch, 1999)&quot;}, &quot;schema&quot;: &quot;https://github.com/citation-style-language/schema/raw/master/csl-citation.json&quot;, &quot;citationItems&quot;: [{&quot;uris&quot;: [&quot;http://www.mendeley.com/documents/?uuid=f820daa7-0dee-4cf2-8beb-f31f5840d66e&quot;], &quot;itemData&quot;: {&quot;id&quot;: &quot;ITEM-1&quot;, &quot;issued&quot;: {&quot;date-parts&quot;: [[&quot;1999&quot;]]}, &quot;author&quot;: [{&quot;non-dropping-particle&quot;: &quot;&quot;, &quot;given&quot;: &quot;Wolfgang&quot;, &quot;dropping-particle&quot;: &quot;&quot;, &quot;parse-names&quot;: false, &quot;family&quot;: &quot;Klimesch&quot;, &quot;suffix&quot;: &quot;&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ISSN&quot;: &quot;01650173&quot;, &quot;title&quot;: &quot;EEG alpha and theta oscillations reflect cognitive and memory performance: A review and analysis&quot;, &quot;volume&quot;: &quot;29&quot;, &quot;issue&quot;: &quot;2-3&quot;, &quot;PMID&quot;: &quot;10209231&quot;, &quot;container-title&quot;: &quot;Brain Research Reviews&quot;, &quot;DOI&quot;: &quot;10.1016/S0165-0173(98)00056-3&quot;, &quot;ISBN&quot;: &quot;0165-0173&quot;, &quot;note&quot;: &quot;NULL&quot;, &quot;page&quot;: &quot;169-195&quot;}, &quot;id&quot;: &quot;ITEM-1&quot;}], &quot;properties&quot;: {&quot;noteIndex&quot;: 0}} RNDxVFO1VnavG"/>⁠, the amount of attention required to complete the task <text:reference-mark-start text:name="ADDIN CSL_CITATION {&quot;mendeley&quot;: {&quot;formattedCitation&quot;: &quot;(Gevins &amp; Smith, 2000; Klimesch, Doppelmayr, Russegger, Pachinger, &amp; Schwaiger, 1998)&quot;, &quot;previouslyFormattedCitation&quot;: &quot;(Gevins &amp; Smith, 2000; Klimesch, Doppelmayr, Russegger, Pachinger, &amp; Schwaiger, 1998)&quot;, &quot;plainTextFormattedCitation&quot;: &quot;(Gevins &amp; Smith, 2000; Klimesch, Doppelmayr, Russegger, Pachinger, &amp; Schwaiger, 1998)&quot;}, &quot;schema&quot;: &quot;https://github.com/citation-style-language/schema/raw/master/csl-citation.json&quot;, &quot;citationItems&quot;: [{&quot;uris&quot;: [&quot;http://www.mendeley.com/documents/?uuid=d4edca07-274e-4c71-b60a-8c1a3010e63b&quot;], &quot;itemData&quot;: {&quot;id&quot;: &quot;ITEM-1&quot;, &quot;issued&quot;: {&quot;date-parts&quot;: [[&quot;1998&quot;]]}, &quot;author&quot;: [{&quot;non-dropping-particle&quot;: &quot;&quot;, &quot;given&quot;: &quot;Wolfgang&quot;, &quot;dropping-particle&quot;: &quot;&quot;, &quot;parse-names&quot;: false, &quot;family&quot;: &quot;Klimesch&quot;, &quot;suffix&quot;: &quot;&quot;}, {&quot;non-dropping-particle&quot;: &quot;&quot;, &quot;given&quot;: &quot;M.&quot;, &quot;dropping-particle&quot;: &quot;&quot;, &quot;parse-names&quot;: false, &quot;family&quot;: &quot;Doppelmayr&quot;, &quot;suffix&quot;: &quot;&quot;}, {&quot;non-dropping-particle&quot;: &quot;&quot;, &quot;given&quot;: &quot;H.&quot;, &quot;dropping-particle&quot;: &quot;&quot;, &quot;parse-names&quot;: false, &quot;family&quot;: &quot;Russegger&quot;, &quot;suffix&quot;: &quot;&quot;}, {&quot;non-dropping-particle&quot;: &quot;&quot;, &quot;given&quot;: &quot;T.&quot;, &quot;dropping-particle&quot;: &quot;&quot;, &quot;parse-names&quot;: false, &quot;family&quot;: &quot;Pachinger&quot;, &quot;suffix&quot;: &quot;&quot;}, {&quot;non-dropping-particle&quot;: &quot;&quot;, &quot;given&quot;: &quot;J.&quot;, &quot;dropping-particle&quot;: &quot;&quot;, &quot;parse-names&quot;: false, &quot;family&quot;: &quot;Schwaiger&quot;, &quot;suffix&quot;: &quot;&quot;}], &quot;abstract&quot;: &quot;Induced alpha power (in a lower, intermediate and upper band) which is deprived from evoked electroencephalograph (EEG) activity was analyzed in an oddball task in which a warning signal (WS) preceded a target or non-target. The lower band, reflecting phasic alertness, desynchronizes only in response to the WS and target. The intermediate band, reflecting expectancy, desynchronizes about 1 s before a target or non-target appears. Upper alpha desynchronizes only after a target is presented and, thus, reflects the performance of the task which was to count the targets. Thus, only slower alpha frequencies reflect attentional demands such as alertness and expectancy.&quot;, &quot;type&quot;: &quot;article-journal&quot;, &quot;ISSN&quot;: &quot;03043940&quot;, &quot;title&quot;: &quot;Induced alpha band power changes in the human EEG and attention&quot;, &quot;volume&quot;: &quot;244&quot;, &quot;issue&quot;: &quot;2&quot;, &quot;PMID&quot;: &quot;9572588&quot;, &quot;container-title&quot;: &quot;Neuroscience Letters&quot;, &quot;DOI&quot;: &quot;10.1016/S0304-3940(98)00122-0&quot;, &quot;ISBN&quot;: &quot;0304-3940 (Print)\\r0304-3940 (Linking)&quot;, &quot;page&quot;: &quot;73-76&quot;}, &quot;id&quot;: &quot;ITEM-1&quot;}, {&quot;uris&quot;: [&quot;http://www.mendeley.com/documents/?uuid=341fa914-a5a9-4b09-a1a3-60cafb1aec6e&quot;], &quot;itemData&quot;: {&quot;id&quot;: &quot;ITEM-2&quot;, &quot;issued&quot;: {&quot;date-parts&quot;: [[&quot;2000&quot;, &quot;9&quot;, &quot;1&quot;]]}, &quot;author&quot;: [{&quot;non-dropping-particle&quot;: &quot;&quot;, &quot;given&quot;: &quot;A&quot;, &quot;dropping-particle&quot;: &quot;&quot;, &quot;parse-names&quot;: false, &quot;family&quot;: &quot;Gevins&quot;, &quot;suffix&quot;: &quot;&quot;}, {&quot;non-dropping-particle&quot;: &quot;&quot;, &quot;given&quot;: &quot;Michael E&quot;, &quot;dropping-particle&quot;: &quot;&quot;, &quot;parse-names&quot;: false, &quot;family&quot;: &quot;Smith&quot;, &quot;suffix&quot;: &quot;&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ISSN&quot;: &quot;14602199&quot;, &quot;title&quot;: &quot;Neurophysiological Measures of Working Memory and Individual Differences in Cognitive Ability and Cognitive Style&quot;, &quot;volume&quot;: &quot;10&quot;, &quot;issue&quot;: &quot;9&quot;, &quot;PMID&quot;: &quot;10982744&quot;, &quot;container-title&quot;: &quot;Cerebral Cortex&quot;, &quot;DOI&quot;: &quot;10.1093/cercor/10.9.829&quot;, &quot;ISBN&quot;: &quot;1047-3211 (Print)&quot;, &quot;page&quot;: &quot;829-839&quot;}, &quot;id&quot;: &quot;ITEM-2&quot;}], &quot;properties&quot;: {&quot;noteIndex&quot;: 0}} RNDAFqdCmorUx"/><text:span text:style-name="T25">(Gevins &amp; Smith, 2000; Klimesch, Doppelmayr, Russegger, Pachinger, &amp; Schwaiger, 1998)</text:span><text:reference-mark-end text:name="ADDIN CSL_CITATION {&quot;mendeley&quot;: {&quot;formattedCitation&quot;: &quot;(Gevins &amp; Smith, 2000; Klimesch, Doppelmayr, Russegger, Pachinger, &amp; Schwaiger, 1998)&quot;, &quot;previouslyFormattedCitation&quot;: &quot;(Gevins &amp; Smith, 2000; Klimesch, Doppelmayr, Russegger, Pachinger, &amp; Schwaiger, 1998)&quot;, &quot;plainTextFormattedCitation&quot;: &quot;(Gevins &amp; Smith, 2000; Klimesch, Doppelmayr, Russegger, Pachinger, &amp; Schwaiger, 1998)&quot;}, &quot;schema&quot;: &quot;https://github.com/citation-style-language/schema/raw/master/csl-citation.json&quot;, &quot;citationItems&quot;: [{&quot;uris&quot;: [&quot;http://www.mendeley.com/documents/?uuid=d4edca07-274e-4c71-b60a-8c1a3010e63b&quot;], &quot;itemData&quot;: {&quot;id&quot;: &quot;ITEM-1&quot;, &quot;issued&quot;: {&quot;date-parts&quot;: [[&quot;1998&quot;]]}, &quot;author&quot;: [{&quot;non-dropping-particle&quot;: &quot;&quot;, &quot;given&quot;: &quot;Wolfgang&quot;, &quot;dropping-particle&quot;: &quot;&quot;, &quot;parse-names&quot;: false, &quot;family&quot;: &quot;Klimesch&quot;, &quot;suffix&quot;: &quot;&quot;}, {&quot;non-dropping-particle&quot;: &quot;&quot;, &quot;given&quot;: &quot;M.&quot;, &quot;dropping-particle&quot;: &quot;&quot;, &quot;parse-names&quot;: false, &quot;family&quot;: &quot;Doppelmayr&quot;, &quot;suffix&quot;: &quot;&quot;}, {&quot;non-dropping-particle&quot;: &quot;&quot;, &quot;given&quot;: &quot;H.&quot;, &quot;dropping-particle&quot;: &quot;&quot;, &quot;parse-names&quot;: false, &quot;family&quot;: &quot;Russegger&quot;, &quot;suffix&quot;: &quot;&quot;}, {&quot;non-dropping-particle&quot;: &quot;&quot;, &quot;given&quot;: &quot;T.&quot;, &quot;dropping-particle&quot;: &quot;&quot;, &quot;parse-names&quot;: false, &quot;family&quot;: &quot;Pachinger&quot;, &quot;suffix&quot;: &quot;&quot;}, {&quot;non-dropping-particle&quot;: &quot;&quot;, &quot;given&quot;: &quot;J.&quot;, &quot;dropping-particle&quot;: &quot;&quot;, &quot;parse-names&quot;: false, &quot;family&quot;: &quot;Schwaiger&quot;, &quot;suffix&quot;: &quot;&quot;}], &quot;abstract&quot;: &quot;Induced alpha power (in a lower, intermediate and upper band) which is deprived from evoked electroencephalograph (EEG) activity was analyzed in an oddball task in which a warning signal (WS) preceded a target or non-target. The lower band, reflecting phasic alertness, desynchronizes only in response to the WS and target. The intermediate band, reflecting expectancy, desynchronizes about 1 s before a target or non-target appears. Upper alpha desynchronizes only after a target is presented and, thus, reflects the performance of the task which was to count the targets. Thus, only slower alpha frequencies reflect attentional demands such as alertness and expectancy.&quot;, &quot;type&quot;: &quot;article-journal&quot;, &quot;ISSN&quot;: &quot;03043940&quot;, &quot;title&quot;: &quot;Induced alpha band power changes in the human EEG and attention&quot;, &quot;volume&quot;: &quot;244&quot;, &quot;issue&quot;: &quot;2&quot;, &quot;PMID&quot;: &quot;9572588&quot;, &quot;container-title&quot;: &quot;Neuroscience Letters&quot;, &quot;DOI&quot;: &quot;10.1016/S0304-3940(98)00122-0&quot;, &quot;ISBN&quot;: &quot;0304-3940 (Print)\\r0304-3940 (Linking)&quot;, &quot;page&quot;: &quot;73-76&quot;}, &quot;id&quot;: &quot;ITEM-1&quot;}, {&quot;uris&quot;: [&quot;http://www.mendeley.com/documents/?uuid=341fa914-a5a9-4b09-a1a3-60cafb1aec6e&quot;], &quot;itemData&quot;: {&quot;id&quot;: &quot;ITEM-2&quot;, &quot;issued&quot;: {&quot;date-parts&quot;: [[&quot;2000&quot;, &quot;9&quot;, &quot;1&quot;]]}, &quot;author&quot;: [{&quot;non-dropping-particle&quot;: &quot;&quot;, &quot;given&quot;: &quot;A&quot;, &quot;dropping-particle&quot;: &quot;&quot;, &quot;parse-names&quot;: false, &quot;family&quot;: &quot;Gevins&quot;, &quot;suffix&quot;: &quot;&quot;}, {&quot;non-dropping-particle&quot;: &quot;&quot;, &quot;given&quot;: &quot;Michael E&quot;, &quot;dropping-particle&quot;: &quot;&quot;, &quot;parse-names&quot;: false, &quot;family&quot;: &quot;Smith&quot;, &quot;suffix&quot;: &quot;&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ISSN&quot;: &quot;14602199&quot;, &quot;title&quot;: &quot;Neurophysiological Measures of Working Memory and Individual Differences in Cognitive Ability and Cognitive Style&quot;, &quot;volume&quot;: &quot;10&quot;, &quot;issue&quot;: &quot;9&quot;, &quot;PMID&quot;: &quot;10982744&quot;, &quot;container-title&quot;: &quot;Cerebral Cortex&quot;, &quot;DOI&quot;: &quot;10.1093/cercor/10.9.829&quot;, &quot;ISBN&quot;: &quot;1047-3211 (Print)&quot;, &quot;page&quot;: &quot;829-839&quot;}, &quot;id&quot;: &quot;ITEM-2&quot;}], &quot;properties&quot;: {&quot;noteIndex&quot;: 0}} RNDAFqdCmorUx"/>⁠, and the type of music being listened to <text:reference-mark-start text:name="ADDIN CSL_CITATION {&quot;mendeley&quot;: {&quot;formattedCitation&quot;: &quot;(Iwaki, Hayashi, &amp; Hori, 1997)&quot;, &quot;previouslyFormattedCitation&quot;: &quot;(Iwaki, Hayashi, &amp; Hori, 1997)&quot;, &quot;plainTextFormattedCitation&quot;: &quot;(Iwaki, Hayashi, &amp; Hori, 1997)&quot;}, &quot;schema&quot;: &quot;https://github.com/citation-style-language/schema/raw/master/csl-citation.json&quot;, &quot;citationItems&quot;: [{&quot;uris&quot;: [&quot;http://www.mendeley.com/documents/?uuid=e4eb87b6-864d-4f9b-bfea-c1a16ea5bbf4&quot;], &quot;itemData&quot;: {&quot;volume&quot;: &quot;84&quot;, &quot;title&quot;: &quot;Changes in Alpha Band Eeg Activity in the Frontal Area after Stimulation with Music of Different Affective Content&quot;, &quot;id&quot;: &quot;ITEM-1&quot;, &quot;issue&quot;: &quot;2&quot;, &quot;issued&quot;: {&quot;date-parts&quot;: [[&quot;1997&quot;]]}, &quot;container-title&quot;: &quot;Perceptual and Motor Skills&quot;, &quot;author&quot;: [{&quot;non-dropping-particle&quot;: &quot;&quot;, &quot;given&quot;: &quot;Tatsuya&quot;, &quot;dropping-particle&quot;: &quot;&quot;, &quot;parse-names&quot;: false, &quot;family&quot;: &quot;Iwaki&quot;, &quot;suffix&quot;: &quot;&quot;}, {&quot;non-dropping-particle&quot;: &quot;&quot;, &quot;given&quot;: &quot;Mitsuo&quot;, &quot;dropping-particle&quot;: &quot;&quot;, &quot;parse-names&quot;: false, &quot;family&quot;: &quot;Hayashi&quot;, &quot;suffix&quot;: &quot;&quot;}, {&quot;non-dropping-particle&quot;: &quot;&quot;, &quot;given&quot;: &quot;Tadao&quot;, &quot;dropping-particle&quot;: &quot;&quot;, &quot;parse-names&quot;: false, &quot;family&quot;: &quot;Hori&quot;, &quot;suffix&quot;: &quot;&quot;}], &quot;type&quot;: &quot;article-journal&quot;}, &quot;id&quot;: &quot;ITEM-1&quot;}], &quot;properties&quot;: {&quot;noteIndex&quot;: 0}} RNDUrX9Gc23RE"/><text:span text:style-name="T25">(Iwaki, Hayashi, &amp; Hori, 1997)</text:span><text:reference-mark-end text:name="ADDIN CSL_CITATION {&quot;mendeley&quot;: {&quot;formattedCitation&quot;: &quot;(Iwaki, Hayashi, &amp; Hori, 1997)&quot;, &quot;previouslyFormattedCitation&quot;: &quot;(Iwaki, Hayashi, &amp; Hori, 1997)&quot;, &quot;plainTextFormattedCitation&quot;: &quot;(Iwaki, Hayashi, &amp; Hori, 1997)&quot;}, &quot;schema&quot;: &quot;https://github.com/citation-style-language/schema/raw/master/csl-citation.json&quot;, &quot;citationItems&quot;: [{&quot;uris&quot;: [&quot;http://www.mendeley.com/documents/?uuid=e4eb87b6-864d-4f9b-bfea-c1a16ea5bbf4&quot;], &quot;itemData&quot;: {&quot;volume&quot;: &quot;84&quot;, &quot;title&quot;: &quot;Changes in Alpha Band Eeg Activity in the Frontal Area after Stimulation with Music of Different Affective Content&quot;, &quot;id&quot;: &quot;ITEM-1&quot;, &quot;issue&quot;: &quot;2&quot;, &quot;issued&quot;: {&quot;date-parts&quot;: [[&quot;1997&quot;]]}, &quot;container-title&quot;: &quot;Perceptual and Motor Skills&quot;, &quot;author&quot;: [{&quot;non-dropping-particle&quot;: &quot;&quot;, &quot;given&quot;: &quot;Tatsuya&quot;, &quot;dropping-particle&quot;: &quot;&quot;, &quot;parse-names&quot;: false, &quot;family&quot;: &quot;Iwaki&quot;, &quot;suffix&quot;: &quot;&quot;}, {&quot;non-dropping-particle&quot;: &quot;&quot;, &quot;given&quot;: &quot;Mitsuo&quot;, &quot;dropping-particle&quot;: &quot;&quot;, &quot;parse-names&quot;: false, &quot;family&quot;: &quot;Hayashi&quot;, &quot;suffix&quot;: &quot;&quot;}, {&quot;non-dropping-particle&quot;: &quot;&quot;, &quot;given&quot;: &quot;Tadao&quot;, &quot;dropping-particle&quot;: &quot;&quot;, &quot;parse-names&quot;: false, &quot;family&quot;: &quot;Hori&quot;, &quot;suffix&quot;: &quot;&quot;}], &quot;type&quot;: &quot;article-journal&quot;}, &quot;id&quot;: &quot;ITEM-1&quot;}], &quot;properties&quot;: {&quot;noteIndex&quot;: 0}} RNDUrX9Gc23RE"/>⁠. All of these factors affect alpha levels in different ways and music may positively or negatively <text:span text:style-name="T200">interact with</text:span> the alpha power levels. <text:span text:style-name="T222">Future research may uncover how specific music characteristics and different cognitive tasks affect neural oscillations. Understanding how music and tasks affect the EEG signal will allow for fine-tuning of optimal environments that support cognitive functioning with music. </text:span></text:p>
      <text:p text:style-name="P4"><text:span text:style-name="T221">A new way of looking at the effects of background music on cognitive processes is with the use of EEG. Studies have shown that cognitive tasks and music affect EEG signals in different ways. The overall power within a frequency band or the frequency of the oscillations may change as a result of either a task or the music listened to. If the changes induced by the task and the music are in competition (for example, increases in power or synchrony in different frequencies) then task performance may be negatively affected. If the task and the music induce the same changes (for example, both cause increased alpha power), then task performance may be positively affected. EEG frequencies can also be affected by other factors such as age, attention required, and music type. All of </text:span><text:soft-page-break/><text:span text:style-name="T221">these interacting factors may by the reason that music has such a </text:span>wide range of effects on different people during different cognitive tasks. Experiments designed to take all of these factors into account may be able to specifically identify the relationship between alpha activity, background music, and cognitive tasks. </text:p>
      <text:p text:style-name="P16">Conclusion</text:p>
      <text:p text:style-name="P7"><text:span text:style-name="T6">This </text:span><text:span text:style-name="T16">paper</text:span><text:span text:style-name="T6"> complements the review by </text:span><text:reference-mark-start text:name="ADDIN CSL_CITATION {&quot;mendeley&quot;: {&quot;formattedCitation&quot;: &quot;(Schellenberg &amp; Weiss, 2013)&quot;, &quot;manualFormatting&quot;: &quot;Schellenberg and Weiss (2013)&quot;, &quot;previouslyFormattedCitation&quot;: &quot;(Schellenberg &amp; Weiss, 2013)&quot;, &quot;plainTextFormattedCitation&quot;: &quot;(Schellenberg &amp; Weiss, 2013)&quot;}, &quot;schema&quot;: &quot;https://github.com/citation-style-language/schema/raw/master/csl-citation.json&quot;, &quot;citationItems&quot;: [{&quot;uris&quot;: [&quot;http://www.mendeley.com/documents/?uuid=af223491-b6d2-4368-9157-647adaf744f8&quot;], &quot;itemData&quot;: {&quot;number-of-pages&quot;: &quot;499-550&quot;, &quot;id&quot;: &quot;ITEM-1&quot;, &quot;issued&quot;: {&quot;date-parts&quot;: [[&quot;2013&quot;]]}, &quot;author&quot;: [{&quot;non-dropping-particle&quot;: &quot;&quot;, &quot;given&quot;: &quot;E. Glenn&quot;, &quot;dropping-particle&quot;: &quot;&quot;, &quot;parse-names&quot;: false, &quot;family&quot;: &quot;Schellenberg&quot;, &quot;suffix&quot;: &quot;&quot;}, {&quot;non-dropping-particle&quot;: &quot;&quot;, &quot;given&quot;: &quot;Michael W.&quot;, &quot;dropping-particle&quot;: &quot;&quot;, &quot;parse-names&quot;: false, &quot;family&quot;: &quot;Weiss&quot;, &quot;suffix&quot;: &quot;&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SSN&quot;: &quot;0963-7214&quot;, &quot;title&quot;: &quot;Music and Cognitive Abilities&quot;, &quot;issue&quot;: &quot;September 2016&quot;, &quot;container-title&quot;: &quot;The Psychology of Music (Third Edition)&quot;, &quot;DOI&quot;: &quot;10.1016/B978-0-12-381460-9.00012-2&quot;, &quot;ISBN&quot;: &quot;9780123814609&quot;, &quot;note&quot;: &quot;NULL&quot;}, &quot;id&quot;: &quot;ITEM-1&quot;}], &quot;properties&quot;: {&quot;noteIndex&quot;: 0}} RNDlyYNJsnkA1"/><text:span text:style-name="T71">Schellenberg and Weiss (2013)</text:span><text:reference-mark-end text:name="ADDIN CSL_CITATION {&quot;mendeley&quot;: {&quot;formattedCitation&quot;: &quot;(Schellenberg &amp; Weiss, 2013)&quot;, &quot;manualFormatting&quot;: &quot;Schellenberg and Weiss (2013)&quot;, &quot;previouslyFormattedCitation&quot;: &quot;(Schellenberg &amp; Weiss, 2013)&quot;, &quot;plainTextFormattedCitation&quot;: &quot;(Schellenberg &amp; Weiss, 2013)&quot;}, &quot;schema&quot;: &quot;https://github.com/citation-style-language/schema/raw/master/csl-citation.json&quot;, &quot;citationItems&quot;: [{&quot;uris&quot;: [&quot;http://www.mendeley.com/documents/?uuid=af223491-b6d2-4368-9157-647adaf744f8&quot;], &quot;itemData&quot;: {&quot;number-of-pages&quot;: &quot;499-550&quot;, &quot;id&quot;: &quot;ITEM-1&quot;, &quot;issued&quot;: {&quot;date-parts&quot;: [[&quot;2013&quot;]]}, &quot;author&quot;: [{&quot;non-dropping-particle&quot;: &quot;&quot;, &quot;given&quot;: &quot;E. Glenn&quot;, &quot;dropping-particle&quot;: &quot;&quot;, &quot;parse-names&quot;: false, &quot;family&quot;: &quot;Schellenberg&quot;, &quot;suffix&quot;: &quot;&quot;}, {&quot;non-dropping-particle&quot;: &quot;&quot;, &quot;given&quot;: &quot;Michael W.&quot;, &quot;dropping-particle&quot;: &quot;&quot;, &quot;parse-names&quot;: false, &quot;family&quot;: &quot;Weiss&quot;, &quot;suffix&quot;: &quot;&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SSN&quot;: &quot;0963-7214&quot;, &quot;title&quot;: &quot;Music and Cognitive Abilities&quot;, &quot;issue&quot;: &quot;September 2016&quot;, &quot;container-title&quot;: &quot;The Psychology of Music (Third Edition)&quot;, &quot;DOI&quot;: &quot;10.1016/B978-0-12-381460-9.00012-2&quot;, &quot;ISBN&quot;: &quot;9780123814609&quot;, &quot;note&quot;: &quot;NULL&quot;}, &quot;id&quot;: &quot;ITEM-1&quot;}], &quot;properties&quot;: {&quot;noteIndex&quot;: 0}} RNDlyYNJsnkA1"/><text:span text:style-name="T6">⁠, filling in some of the relevant and new areas of research not discussed in 2013. There is little dispute that b</text:span><text:span text:style-name="T7">ackground music has an effect on performing cognitive tasks. </text:span><text:span text:style-name="T8">However, t</text:span><text:span text:style-name="T7">he</text:span><text:span text:style-name="T8">se</text:span><text:span text:style-name="T7"> effects are mediated by the musical </text:span><text:span text:style-name="T9">background</text:span><text:span text:style-name="T7"> and age of the listener, the </text:span><text:span text:style-name="T10">type of</text:span><text:span text:style-name="T7"> task, and the </text:span><text:span text:style-name="T10">composition</text:span><text:span text:style-name="T7"> of </text:span><text:span text:style-name="T10">the</text:span><text:span text:style-name="T7"> music.</text:span><text:span text:style-name="T2"> In this review, I have presented </text:span><text:span text:style-name="T21">three</text:span><text:span text:style-name="T2"> hypotheses regarding why these differences in task performance may occur. First, the serial nature of both the task and the sound </text:span><text:span text:style-name="T11">may</text:span><text:span text:style-name="T2"> compete for serial processing power. Second, the </text:span><text:span text:style-name="T14">listener’s</text:span><text:span text:style-name="T2"> schemas that are invoked for processing the task and the music </text:span><text:span text:style-name="T12">may be similar.</text:span><text:span text:style-name="T11"> </text:span><text:span text:style-name="T14">T</text:span><text:span text:style-name="T2">his overlap creates competition that results in poorer performance on the cognitive task. </text:span><text:span text:style-name="T22">Third</text:span><text:span text:style-name="T21">, the music and the task may be differently affecting neural frequency oscillations. When the effects on the neural oscillations are the same, cognitive task performance may be supported. When the effects on the neural oscillations are different, cognitive task performance may be negatively affected. </text:span></text:p>
      <text:p text:style-name="P5"><text:span text:style-name="T14">Both ‘music’ and ‘cognitive functioning’ are all-encompassing terms that describe complex and multi-faceted concepts. Many characteristics of music can be manipulated and, as discussed here, they exert different effects on different components of cognition.</text:span><text:span text:style-name="T13"> </text:span><text:span text:style-name="T18">The results reviewed in this paper make it clear that </text:span><text:span text:style-name="T3">future research towards uncovering</text:span><text:span text:style-name="T15"> </text:span><text:span text:style-name="T18">the </text:span><text:span text:style-name="T15">fine</text:span><text:span text:style-name="T21">ly</text:span><text:span text:style-name="T15">-grained effects </text:span><text:span text:style-name="T18">of music on cognition</text:span><text:span text:style-name="T17"> </text:span><text:span text:style-name="T3">will </text:span><text:span text:style-name="T18">need to</text:span><text:span text:style-name="T3"> tak</text:span><text:span text:style-name="T18">e</text:span><text:span text:style-name="T3"> mood and arousal, </text:span><text:span text:style-name="T4">individual differences of age and musical background, </text:span><text:span text:style-name="T3">the composition of the music, and the </text:span><text:span text:style-name="T20">mental processes</text:span><text:span text:style-name="T3"> required to complete a task into account. </text:span><text:span text:style-name="T18">O</text:span><text:span text:style-name="T3">ptima</text:span><text:span text:style-name="T18">l</text:span><text:span text:style-name="T3">l</text:span><text:span text:style-name="T18">y</text:span><text:span text:style-name="T3"> </text:span><text:soft-page-break/><text:span text:style-name="T3">combin</text:span><text:span text:style-name="T18">ing</text:span><text:span text:style-name="T3"> </text:span><text:span text:style-name="T18">these</text:span><text:span text:style-name="T3"> factors </text:span><text:span text:style-name="T18">may create </text:span><text:span text:style-name="T19">personalized</text:span><text:span text:style-name="T18"> environment</text:span><text:span text:style-name="T19">s</text:span><text:span text:style-name="T18"> in which </text:span><text:span text:style-name="T5">background music </text:span><text:span text:style-name="T19">could</text:span><text:span text:style-name="T18"> support </text:span><text:span text:style-name="T19">cognitive task performance. </text:span></text:p>
      <text:p text:style-name="P18"><text:span text:style-name="T19">B</text:span><text:span text:style-name="T1">ibliography</text:span></text:p>
      <text:section text:style-name="Sect1" text:name="ADDIN Mendeley Bibliography CSL_BIBLIOGRAPHY  RNDihACnANXob">
        <text:p text:style-name="P40">Aheadi, A., Dixon, P., &amp; Glover, S. (2010). A limiting feature of the Mozart effect: Listening enhances mental rotation abilities in non-musicians but not musicians. <text:span text:style-name="T122">Psychology of Music</text:span>, <text:span text:style-name="T122">38</text:span>(1), 107–117. https://doi.org/10.1177/0305735609336057</text:p>
        <text:p text:style-name="P40">Anderson, R. C. (1984a). Role of the reader’s schema in comprehension, learning, and memory. <text:span text:style-name="T122">Learning to Read in American Schools: Basal Readers and Content Texts</text:span>, <text:span text:style-name="T122">29</text:span>, 243–257.</text:p>
        <text:p text:style-name="P40">Anderson, R. C. (1984b). Role of the reader’s schema in comprehension, learning, and memory. <text:span text:style-name="T122">Learning to Read in American Schools: Basal Readers and Content Texts</text:span>, <text:span text:style-name="T122">29</text:span>, 243–257.</text:p>
        <text:p text:style-name="P40">Areni, C. S., &amp; Kim, D. (1993). The influence of background music on shopping behavior: Classical versus top-forty music in a wine store. In L. McAlister &amp; M. L. Rothschild (Eds.), <text:span text:style-name="T122">Advances in Consumer Research</text:span> (pp. 336–340). Provo, UT : Association for Consumer Research.</text:p>
        <text:p text:style-name="P40">Baddeley, A., Logie, R., Nimmo-Smith, I., &amp; Brereton, N. (1985). Components of fluent reading. <text:span text:style-name="T122">Journal of Memory and Language</text:span>, <text:span text:style-name="T122">24</text:span>(1), 119–131. https://doi.org/10.1016/0749-596X(85)90019-1</text:p>
        <text:p text:style-name="P40">Banbury, S. P., Macken, W. J., Tremblay, S., &amp; Jones, D. M. (2001). Auditory distraction and short-term memory: Phenomena and Practical Implications. <text:span text:style-name="T122">Human Factors: The Journal of the Human Factors and Ergonomics Society</text:span>, <text:span text:style-name="T122">43</text:span>(1), 12–29. https://doi.org/10.1518/001872001775992462</text:p>
        <text:p text:style-name="P40">Beaman, C. P., &amp; Jones, D. M. (1997). Role of serial order in the irrelevant speech effect: Tests of the changing-state hypothesis. <text:span text:style-name="T122">Journal of Experimental Psychology: Learning, Memory, and Cognition</text:span>, <text:span text:style-name="T122">23</text:span>(2), 459–471. https://doi.org/10.1037/0278-7393.23.2.459</text:p>
        <text:p text:style-name="P40">Bever, T. G., &amp; Chiarello, R. J. (2016). Cerebral Dominance in Musicians and Nonmusicians. <text:span text:style-name="T122">American Association for the Advancement of Science</text:span>, <text:span text:style-name="T122">185</text:span>(4150), 537–539. Retrieved from http://www.jstor.org/stable/1738305</text:p>
        <text:p text:style-name="P40">Birch, J. (2015, October). How to Raise a Cultured Baby. <text:span text:style-name="T122">New Parent</text:span>. Retrieved from www.babyeinstein.com</text:p>
        <text:p text:style-name="P40">Bottiroli, S., Rosi, A., Russo, R., Vecchi, T., &amp; Cavallini, E. (2014). The cognitive effects of listening to background music on older adults: Processing speed improves with upbeat music, while memory seems to benefit from both upbeat and downbeat music. <text:span text:style-name="T122">Frontiers in Aging Neuroscience</text:span>, <text:span text:style-name="T122">6</text:span>(Oct), 1–7. https://doi.org/10.3389/fnagi.2014.00284</text:p>
        <text:p text:style-name="P40">Brodsky, W. (2002). The effects of music tempo on simulated driving performance and vehicular control. <text:span text:style-name="T122">Transportation Research. Part F, Traffic Psychology and Behaviour</text:span>, <text:span text:style-name="T122">4</text:span>(4), 219–241. https://doi.org/10.1016/S1369-8478(01)00025-0</text:p>
        <text:p text:style-name="P40"><text:soft-page-break/>Brodsky, W. (2013). Background music as a risk factor for distraction among young-novice drivers. <text:span text:style-name="T122">Accident Analysis and Prevention</text:span>, <text:span text:style-name="T122">59</text:span>, 382–393. https://doi.org/10.1016/j.aap.2013.06.022</text:p>
        <text:p text:style-name="P40">Coffman, D. D. (2002). Music and quality of life in older adults. <text:span text:style-name="T122">Psychomusicology</text:span>, <text:span text:style-name="T122">18</text:span>(1–2), 76–88. https://doi.org/http://dx.doi.org/10.1037/h0094050</text:p>
        <text:p text:style-name="P40">Donovan, R. J., &amp; Rossiter, J. R. (1994). Store Atmosphere and Purchasing Behavior. <text:span text:style-name="T122">Journal of Retailing</text:span>, <text:span text:style-name="T122">70</text:span>(3), 283–294. https://doi.org/10.1016/0022-4359(94)90037-X</text:p>
        <text:p text:style-name="P40">Freeburne, C. M., &amp; Fleischer, M. S. (1952). The effect of music distraction upon reading rate and comprehension. <text:span text:style-name="T122">Journal of Educational Psychology</text:span>, <text:span text:style-name="T122">43</text:span>(2), 101–109. https://doi.org/10.1037/h0054219</text:p>
        <text:p text:style-name="P40">Gevins, A., &amp; Smith, M. E. (2000). Neurophysiological Measures of Working Memory and Individual Differences in Cognitive Ability and Cognitive Style. <text:span text:style-name="T122">Cerebral Cortex</text:span>, <text:span text:style-name="T122">10</text:span>(9), 829–839. https://doi.org/10.1093/cercor/10.9.829</text:p>
        <text:p text:style-name="P40">Hallam, S., Price, J., &amp; Katsarou, G. (2002). The Effects of Background Music on Primary School Pupils’ Task Performance. <text:span text:style-name="T122">Educational Studies</text:span>, <text:span text:style-name="T122">28</text:span>(2), 111–122. https://doi.org/10.1080/03055690220124551</text:p>
        <text:p text:style-name="P40">Husain, G., Thompson, W. F., &amp; Schellenberg, E. G. (2002). Effects of Musical Tempo and Mode on Arousal, Mood, and Spatial Abilities. <text:span text:style-name="T122">Music Perception: An Interdisciplinary Journal</text:span>, <text:span text:style-name="T122">20</text:span>(2), 151–171.</text:p>
        <text:p text:style-name="P40">Iwaki, T., Hayashi, M., &amp; Hori, T. (1997). Changes in Alpha Band Eeg Activity in the Frontal Area after Stimulation with Music of Different Affective Content. <text:span text:style-name="T122">Perceptual and Motor Skills</text:span>, <text:span text:style-name="T122">84</text:span>(2).</text:p>
        <text:p text:style-name="P40">Jaušovec, N., &amp; Habe, K. (2003). The “Mozart Effect”: An Electroencephalographic Analysis Employing the Methods of Induced Event-Related Desynchronization/ Synchronization and Event-Related Coherence. <text:span text:style-name="T122">Brain Topography</text:span>, <text:span text:style-name="T122">16</text:span>(2), 73–84. https://doi.org/10.1023/B:BRAT.0000006331.10425.4b</text:p>
        <text:p text:style-name="P40">Jaušovec, N., &amp; Habe, K. (2005). The influence of Mozart’s sonata K. 448 on brain activity during the performance of spatial rotation and numerical tasks. <text:span text:style-name="T122">Brain Topography</text:span>, <text:span text:style-name="T122">17</text:span>(4), 207–218. https://doi.org/10.1007/s10548-005-6030-4</text:p>
        <text:p text:style-name="P40">Jones, D. M., &amp; Macken, W. J. (1993). Irrelevant tones produce an irrelevant speech effect: Implications for phonological coding in working memory. <text:span text:style-name="T122">Journal of Experimental Psychology: Learning, Memory, and Cognition</text:span>, <text:span text:style-name="T122">19</text:span>(2), 369–381. https://doi.org/10.1037/0278-7393.19.2.369</text:p>
        <text:p text:style-name="P40">Jones, D. M., Miles, C., &amp; Page, J. (1990). Disruption of proofreading by irrelevant speech: Effects of attention, arousal or memory? <text:span text:style-name="T122">Applied Cognitive Psychology</text:span>, <text:span text:style-name="T122">4</text:span>(2), 89–108. https://doi.org/10.1002/acp.2350040203</text:p>
        <text:p text:style-name="P40"><text:soft-page-break/>Juslin, P. N., &amp; Västfjäll, D. (2008). Emotional responses to music: The need to consider underlying mechanisms. <text:span text:style-name="T122">The Behavioral and Brain Sciences</text:span>, <text:span text:style-name="T122">31</text:span>(5), 559. https://doi.org/10.1017/S0140525X08005293</text:p>
        <text:p text:style-name="P40">Kämpfe, J., Sedlmeier, P., &amp; Renkewitz, F. (2011). The impact of background music on adult listeners: A meta-analysis. <text:span text:style-name="T122">Psychology of Music</text:span>, <text:span text:style-name="T122">39</text:span>(4), 424–448. https://doi.org/10.1177/0305735610376261</text:p>
        <text:p text:style-name="P40">Kantner, J. (2009). Studying with music: Is the irrelevant speech effect relevant? <text:span text:style-name="T122">Applied Memory</text:span>, (May), 19–40.</text:p>
        <text:p text:style-name="P40">Klimesch, W. (1999). EEG alpha and theta oscillations reflect cognitive and memory performance: A review and analysis. <text:span text:style-name="T122">Brain Research Reviews</text:span>, <text:span text:style-name="T122">29</text:span>(2–3), 169–195. https://doi.org/10.1016/S0165-0173(98)00056-3</text:p>
        <text:p text:style-name="P40">Klimesch, W., Doppelmayr, M., Russegger, H., Pachinger, T., &amp; Schwaiger, J. (1998). Induced alpha band power changes in the human EEG and attention. <text:span text:style-name="T122">Neuroscience Letters</text:span>, <text:span text:style-name="T122">244</text:span>(2), 73–76. https://doi.org/10.1016/S0304-3940(98)00122-0</text:p>
        <text:p text:style-name="P40">Konz, S., &amp; Mcdougal, D. (1968). The Effect of Background Music on the Control Activity of an Automobile Driver. <text:span text:style-name="T122">Human Factors</text:span>, <text:span text:style-name="T122">10</text:span>(3), 233–243. https://doi.org/10.1177/001872086801000305</text:p>
        <text:p text:style-name="P40">Leman, M. (2012). <text:span text:style-name="T122">Music and schema theory: Cognitive foundations of systematic musicology</text:span> (Vol. 31). Springer Science &amp; Business Media.</text:p>
        <text:p text:style-name="P40">Lonsdale, A. J., &amp; North, A. C. (2011). Why do we listen to music? A uses and gratifications analysis. <text:span text:style-name="T122">The British Journal of Psychology</text:span>, <text:span text:style-name="T122">102</text:span>(1), 108–134. https://doi.org/10.1348/000712610X506831</text:p>
        <text:p text:style-name="P40">Macken, W. J., Tremblay, S., Houghton, R. J., Nicholls, A. P., &amp; Jones, D. M. (2003). Does auditory streaming require attention? Evidence from attentional selectivity in short-term memory. <text:span text:style-name="T122">Journal of Experimental Psychology: Human Perception and Performance</text:span>, <text:span text:style-name="T122">29</text:span>(1), 43–51. https://doi.org/10.1037/0096-1523.29.1.43</text:p>
        <text:p text:style-name="P40">Mammarella, N., Fairfield, B., &amp; Cornoldi, C. (2013). Does music enhance cognitive performance in healthy older adults? The Vivaldi effect. <text:span text:style-name="T122">Aging Clinical and Experimental Research</text:span>, <text:span text:style-name="T122">19</text:span>(5), 394–399. https://doi.org/10.1007/BF03324720</text:p>
        <text:p text:style-name="P40">Nantais, K. M., &amp; Schellenberg, E. G. (1999). The Mozart Effect: An Artifact of Preference. <text:span text:style-name="T122">Psychological Science</text:span>, <text:span text:style-name="T122">10</text:span>(4), 370–373. https://doi.org/10.1111/1467-9280.00170</text:p>
        <text:p text:style-name="P40">North, A. C. (1998). The Effect of Music on Atmosphere and Purchase Intentions in a Cafeteria1. <text:span text:style-name="T122">Journal of Applied Social Psychology</text:span>, <text:span text:style-name="T122">28</text:span>(24), 2254–2273. https://doi.org/10.1111/j.1559-1816.1998.tb01370.x</text:p>
        <text:p text:style-name="P40"><text:soft-page-break/>North, A. C. (1999). The influence of in-store music on wine selections. <text:span text:style-name="T122">Journal of Applied Psychology</text:span>, <text:span text:style-name="T122">84</text:span>(2), 271–276. https://doi.org/10.1037/0021-9010.84.2.271</text:p>
        <text:p text:style-name="P40">Patston, L. L. M., &amp; Tippett, L. J. (2011). The Effect of Background Music on Cognitive Performance in Musicians and Nonmusicians. <text:span text:style-name="T122">Music Perception: An Interdisciplinary Journal</text:span>, <text:span text:style-name="T122">29</text:span>(2), 173–183. https://doi.org/10.1525/mp.2011.29.2.173</text:p>
        <text:p text:style-name="P40">Perham, N., &amp; Currie, H. (2014). Does listening to preferred music improve reading comprehension performance? <text:span text:style-name="T122">Applied Cognitive Psychology</text:span>, <text:span text:style-name="T122">28</text:span>(2), 279–284. https://doi.org/10.1002/acp.2994</text:p>
        <text:p text:style-name="P40">Perham, N., &amp; Sykora, M. (2012). Disliked Music can be Better for Performance than Liked Music. <text:span text:style-name="T122">Applied Cognitive Psychology</text:span>, <text:span text:style-name="T122">26</text:span>(4), 550–555. https://doi.org/10.1002/acp.2826</text:p>
        <text:p text:style-name="P40">Perham, N., &amp; Vizard, J. (2011). Can preference for background music mediate the irrelevant sound effect? <text:span text:style-name="T122">Applied Cognitive Psychology</text:span>, <text:span text:style-name="T122">25</text:span>(4), 625–631. https://doi.org/10.1002/acp.1731</text:p>
        <text:p text:style-name="P40">Perham, N., &amp; Withey, T. (2012). Liked Music Increases Spatial Rotation Performance Regardless of Tempo. <text:span text:style-name="T122">Current Psychology</text:span>, <text:span text:style-name="T122">31</text:span>(2), 168–181. https://doi.org/10.1007/s12144-012-9141-6</text:p>
        <text:p text:style-name="P40">Petsche, H., Linder, K., Rappelsberger, P., &amp; Gruber, G. (1988). The EEG: An Adequate Method to Concretize Brain Processes Elicited by Music. <text:span text:style-name="T122">Music Perception: An Interdisciplinary Journal</text:span>, <text:span text:style-name="T122">6</text:span>(2), 133–159. https://doi.org/10.2307/40285422</text:p>
        <text:p text:style-name="P40">Pfurtscheller, G., &amp; Lopes da Silva, F. H. (1999). Event-related EEG / MEG synchronization and desynchronization : basic principles. <text:span text:style-name="T122">Clinical Neurophysiology</text:span>, <text:span text:style-name="T122">110</text:span>, 1842–1857. https://doi.org/10.1016/S1388-2457(99)00141-8</text:p>
        <text:p text:style-name="P40">Piaget, J. (1952). The origins of intelligence in children. <text:span text:style-name="T122">Journal of Consulting Psychology</text:span>, <text:span text:style-name="T122">17</text:span>(6), 467–467. https://doi.org/10.1037/h0051916</text:p>
        <text:p text:style-name="P40">Ramirez, G., Gunderson, E., &amp; Levine, S. (2012). Math Anxiety, Working Memory and Math Achievement in Early Elementary School. <text:span text:style-name="T122">Journal of Cognition and Development</text:span>, <text:span text:style-name="T122">8372</text:span>(May), 1–34. https://doi.org/10.1080/15248372.2012.664593</text:p>
        <text:p text:style-name="P40">Rauscher, F. H., &amp; Shaw, G. L. (1998). Key components of the Mozart effect. <text:span text:style-name="T122">Perceptual and Motor Skills</text:span>, <text:span text:style-name="T122">86</text:span>(3), 835–841. https://doi.org/10.2466/pms.1998.86.3.835</text:p>
        <text:p text:style-name="P40">Rauscher, F. H., Shaw, G. L., &amp; Ky, K. N. (1993). Music and spatial task performance. <text:span text:style-name="T122">Nature</text:span>, <text:span text:style-name="T122">365</text:span>(6447), 611. https://doi.org/10.1038/365611a0</text:p>
        <text:p text:style-name="P40">Rumelhart, D. E. (1978). <text:span text:style-name="T122">Schemata: The building blocks of cognition</text:span>. Center for Human Information Processing, University of California, San Diego San Diego, CA.</text:p>
        <text:p text:style-name="P40">Salamé, P., &amp; Baddeley, A. (1989). Effects of background music on phonological short-term memory. <text:span text:style-name="T122">The Quarterly Journal of Experimental Psychology Section A</text:span>, <text:span text:style-name="T122">41</text:span>(1), 107–122. https://doi.org/10.1080/14640748908402355</text:p>
        <text:p text:style-name="P40"><text:soft-page-break/>Schellenberg, E. G., &amp; Hallam, S. (2005). Music listening and cognitive abilities in 10 and 11 year-olds: The Blur effect. <text:span text:style-name="T122">Neurosciences and Music Ii From Perception to Performance</text:span>, <text:span text:style-name="T122">1060</text:span>(The Neurosciences and Music II: From Perception to Performance), 202–209. https://doi.org/10.1196/annals.1360.013</text:p>
        <text:p text:style-name="P40">Schellenberg, E. G., Nakata, T., Hunter, P. G., &amp; Tamoto, S. (2007). Exposure to music and cognitive performance: tests of children and adults. <text:span text:style-name="T122">Psychology of Music</text:span>, <text:span text:style-name="T122">35</text:span>(1), 5–19. https://doi.org/10.1177/0305735607068885</text:p>
        <text:p text:style-name="P40">Schellenberg, E. G., &amp; Weiss, M. W. (2013). <text:span text:style-name="T122">Music and Cognitive Abilities</text:span>. <text:span text:style-name="T122">The Psychology of Music (Third Edition)</text:span>. https://doi.org/10.1016/B978-0-12-381460-9.00012-2</text:p>
        <text:p text:style-name="P40"><text:span text:style-name="T122">Share of Ear</text:span>. (2014). <text:span text:style-name="T225">Edison Research.</text:span></text:p>
        <text:p text:style-name="P40">Sloboda, J. A. (1992). Empirical studies of emotional response to music.</text:p>
        <text:p text:style-name="P40">Sogin, D. W. (1988). Effects of three different musical styles of background music on coding by college-age students. <text:span text:style-name="T122">Perceptual and Motor Skills</text:span>, <text:span text:style-name="T122">67</text:span>(1), 275–280. https://doi.org/10.2466/pms.1988.67.1.275</text:p>
        <text:p text:style-name="P40">Stanovich, K. E. (1982a). Individual Differences in the Cognitive Processes of Reading: I. Word Decoding. <text:span text:style-name="T122">Journal of Learning Disabilities</text:span>, <text:span text:style-name="T122">15</text:span>(8), 485–493. https://doi.org/10.1177/002221948201500809</text:p>
        <text:p text:style-name="P40">Stanovich, K. E. (1982b). Individual differences in the cognitive processes of reading: II. Text-level processes. <text:span text:style-name="T122">Journal of Learning Disabilities</text:span>, <text:span text:style-name="T122">15</text:span>(9), 549–554. https://doi.org/10.1177/002221948201500908</text:p>
        <text:p text:style-name="P40">Thompson, R., Moulin, C. J. A., Hayre, S., &amp; Jones, R. W. (2005). Music Enhances Category Fluency In Healthy Older Adults And Alzheimer’s Disease Patients. <text:span text:style-name="T122">Experimental Aging Research</text:span>, <text:span text:style-name="T122">31</text:span>(1), 91–99. https://doi.org/10.1080/03610730590882819</text:p>
        <text:p text:style-name="P40">Thompson, W. F., Schellenberg, E. G., &amp; Husain, G. (2001). Arousal, Mood, and The Mozart Effect. <text:span text:style-name="T122">Psychological Science</text:span>, <text:span text:style-name="T122">12</text:span>(3), 248–251. https://doi.org/10.1111/1467-9280.00345</text:p>
        <text:p text:style-name="P40">Verrusio, W., Ettorre, E., Vicenzini, E., Vanacore, N., Cacciafesta, M., &amp; Mecarelli, O. (2015). The Mozart Effect: A quantitative EEG study. <text:span text:style-name="T122">Consciousness and Cognition</text:span>, <text:span text:style-name="T122">35</text:span>, 150–155. https://doi.org/10.1016/j.concog.2015.05.005</text:p>
        <text:p text:style-name="P40">Ward, L. M. (2003). Synchronous neural oscillations and cognitive processes. <text:span text:style-name="T122">Trends in Cognitive Sciences</text:span>, <text:span text:style-name="T122">7</text:span>(12), 553–559. https://doi.org/10.1016/j.tics.2003.10.012</text:p>
        <text:p text:style-name="P41">Yang, J., McClelland, A., &amp; Furnham, A. (2016). The effect of background music on the cognitive performance of musicians: A pilot study. <text:span text:style-name="T122">Psychology of Music</text:span>, <text:span text:style-name="T122">44</text:span>(5), 1202–1208. https://doi.org/10.1177/030573561559226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Lucida Sans1" svg:font-family="'Lucida 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19T09:49:51.907048000</meta:creation-date>
    <dc:date>2017-05-14T21:30:37.404124000</dc:date>
    <dc:creator>A Sternin</dc:creator>
    <meta:editing-duration>PT8H20M9S</meta:editing-duration>
    <meta:editing-cycles>78</meta:editing-cycles>
    <meta:generator>LibreOffice/5.2.6.2$MacOSX_X86_64 LibreOffice_project/a3100ed2409ebf1c212f5048fbe377c281438fdc</meta:generator>
    <meta:document-statistic meta:table-count="0" meta:image-count="0" meta:object-count="0" meta:page-count="23" meta:paragraph-count="105" meta:word-count="6980" meta:character-count="47048" meta:non-whitespace-character-count="40219"/>
    <meta:user-defined meta:name="Mendeley Citation Style_1">http://csl.mendeley.com/styles/29242231/apa</meta:user-defined>
    <meta:user-defined meta:name="Mendeley Document_1">True</meta:user-defined>
    <meta:user-defined meta:name="Mendeley Unique User Id_1">2228961c-4287-3a75-9135-250a27461674</meta:user-defined>
  </office:meta>
</office:document-meta>
</file>